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" style:master-page-name="MP0" style:family="paragraph">
      <style:paragraph-properties fo:break-before="page" fo:text-indent="0.1972in"/>
    </style:style>
    <style:style style:name="P2" style:parent-style-name="p" style:family="paragraph">
      <style:paragraph-properties fo:text-indent="0.1972in"/>
    </style:style>
    <style:style style:name="P3" style:parent-style-name="p" style:family="paragraph">
      <style:paragraph-properties fo:text-indent="0.1972in"/>
    </style:style>
    <style:style style:name="P4" style:parent-style-name="p" style:family="paragraph">
      <style:paragraph-properties fo:text-indent="0.1972in"/>
    </style:style>
    <style:style style:name="P5" style:parent-style-name="p" style:family="paragraph">
      <style:paragraph-properties fo:text-indent="0.1972in"/>
    </style:style>
    <style:style style:name="P6" style:parent-style-name="p" style:family="paragraph">
      <style:paragraph-properties fo:text-indent="0.1972in"/>
    </style:style>
    <style:style style:name="T8" style:parent-style-name="Policepardéfaut" style:family="text">
      <style:text-properties/>
    </style:style>
    <style:style style:name="P7" style:parent-style-name="p" style:family="paragraph">
      <style:paragraph-properties fo:text-indent="0in">
        <style:drop-cap style:length="1" style:lines="3"/>
      </style:paragraph-properties>
    </style:style>
    <style:style style:name="T10" style:parent-style-name="Policepardéfaut" style:family="text">
      <style:text-properties/>
    </style:style>
    <style:style style:name="P9" style:parent-style-name="p" style:family="paragraph">
      <style:paragraph-properties fo:text-indent="0in">
        <style:drop-cap style:length="1" style:lines="3"/>
      </style:paragraph-properties>
    </style:style>
    <style:style style:name="T11" style:parent-style-name="Policepardéfaut" style:family="text">
      <style:text-properties style:text-position="super 66.6%"/>
    </style:style>
    <style:style style:name="T12" style:parent-style-name="Policepardéfaut" style:family="text">
      <style:text-properties style:text-position="super 66.6%"/>
    </style:style>
    <style:style style:name="T14" style:parent-style-name="Policepardéfaut" style:family="text">
      <style:text-properties/>
    </style:style>
    <style:style style:name="P13" style:parent-style-name="p" style:family="paragraph">
      <style:paragraph-properties fo:text-indent="0in">
        <style:drop-cap style:length="1" style:lines="3"/>
      </style:paragraph-properties>
    </style:style>
    <style:style style:name="T16" style:parent-style-name="Policepardéfaut" style:family="text">
      <style:text-properties/>
    </style:style>
    <style:style style:name="P15" style:parent-style-name="p" style:family="paragraph">
      <style:paragraph-properties fo:text-indent="0in">
        <style:drop-cap style:length="1" style:lines="3"/>
      </style:paragraph-properties>
    </style:style>
    <style:style style:name="T18" style:parent-style-name="Policepardéfaut" style:family="text">
      <style:text-properties/>
    </style:style>
    <style:style style:name="P17" style:parent-style-name="p" style:family="paragraph">
      <style:paragraph-properties fo:text-indent="0in">
        <style:drop-cap style:length="1" style:lines="3"/>
      </style:paragraph-properties>
    </style:style>
    <style:style style:name="T19" style:parent-style-name="Policepardéfaut" style:family="text">
      <style:text-properties style:text-position="super 66.6%"/>
    </style:style>
    <style:style style:name="T21" style:parent-style-name="Policepardéfaut" style:family="text">
      <style:text-properties/>
    </style:style>
    <style:style style:name="P20" style:parent-style-name="p" style:family="paragraph">
      <style:paragraph-properties fo:text-indent="0in">
        <style:drop-cap style:length="1" style:lines="3"/>
      </style:paragraph-properties>
    </style:style>
    <style:style style:name="T22" style:parent-style-name="Policepardéfaut" style:family="text">
      <style:text-properties style:text-position="super 66.6%"/>
    </style:style>
    <style:style style:name="T23" style:parent-style-name="Policepardéfaut" style:family="text">
      <style:text-properties style:text-position="super 66.6%"/>
    </style:style>
    <style:style style:name="T24" style:parent-style-name="Policepardéfaut" style:family="text">
      <style:text-properties style:text-position="super 66.6%"/>
    </style:style>
    <style:style style:name="T26" style:parent-style-name="Policepardéfaut" style:family="text">
      <style:text-properties/>
    </style:style>
    <style:style style:name="P25" style:parent-style-name="p" style:family="paragraph">
      <style:paragraph-properties fo:text-indent="0in">
        <style:drop-cap style:length="1" style:lines="3"/>
      </style:paragraph-properties>
    </style:style>
    <style:style style:name="T28" style:parent-style-name="Policepardéfaut" style:family="text">
      <style:text-properties/>
    </style:style>
    <style:style style:name="P27" style:parent-style-name="p" style:family="paragraph">
      <style:paragraph-properties fo:text-indent="0in">
        <style:drop-cap style:length="1" style:lines="3"/>
      </style:paragraph-properties>
    </style:style>
    <style:style style:name="T30" style:parent-style-name="Policepardéfaut" style:family="text">
      <style:text-properties/>
    </style:style>
    <style:style style:name="P29" style:parent-style-name="p" style:family="paragraph">
      <style:paragraph-properties fo:text-indent="0in">
        <style:drop-cap style:length="1" style:lines="3"/>
      </style:paragraph-properties>
    </style:style>
    <style:style style:name="T32" style:parent-style-name="Policepardéfaut" style:family="text">
      <style:text-properties/>
    </style:style>
    <style:style style:name="P31" style:parent-style-name="p" style:family="paragraph">
      <style:paragraph-properties fo:text-indent="0in">
        <style:drop-cap style:length="1" style:lines="3"/>
      </style:paragraph-properties>
    </style:style>
    <style:style style:name="T34" style:parent-style-name="Policepardéfaut" style:family="text">
      <style:text-properties/>
    </style:style>
    <style:style style:name="P33" style:parent-style-name="p" style:family="paragraph">
      <style:paragraph-properties fo:text-indent="0in">
        <style:drop-cap style:length="1" style:lines="3"/>
      </style:paragraph-properties>
    </style:style>
    <style:style style:name="T35" style:parent-style-name="Policepardéfaut" style:family="text">
      <style:text-properties style:text-position="super 66.6%"/>
    </style:style>
    <style:style style:name="T36" style:parent-style-name="Policepardéfaut" style:family="text">
      <style:text-properties style:text-position="super 66.6%"/>
    </style:style>
    <style:style style:name="T37" style:parent-style-name="Policepardéfaut" style:family="text">
      <style:text-properties style:text-position="super 66.6%"/>
    </style:style>
    <style:style style:name="T38" style:parent-style-name="Policepardéfaut" style:family="text">
      <style:text-properties style:text-position="super 66.6%"/>
    </style:style>
    <style:style style:name="T39" style:parent-style-name="Policepardéfaut" style:family="text">
      <style:text-properties style:text-position="super 66.6%"/>
    </style:style>
    <style:style style:name="T41" style:parent-style-name="Policepardéfaut" style:family="text">
      <style:text-properties/>
    </style:style>
    <style:style style:name="P40" style:parent-style-name="p" style:family="paragraph">
      <style:paragraph-properties fo:text-indent="0in">
        <style:drop-cap style:length="1" style:lines="3"/>
      </style:paragraph-properties>
    </style:style>
    <style:style style:name="T43" style:parent-style-name="Policepardéfaut" style:family="text">
      <style:text-properties/>
    </style:style>
    <style:style style:name="P42" style:parent-style-name="p" style:family="paragraph">
      <style:paragraph-properties fo:text-indent="0in">
        <style:drop-cap style:length="1" style:lines="3"/>
      </style:paragraph-properties>
    </style:style>
    <style:style style:name="T45" style:parent-style-name="Policepardéfaut" style:family="text">
      <style:text-properties/>
    </style:style>
    <style:style style:name="P44" style:parent-style-name="p" style:family="paragraph">
      <style:paragraph-properties fo:text-indent="0in">
        <style:drop-cap style:length="1" style:lines="3"/>
      </style:paragraph-properties>
    </style:style>
    <style:style style:name="T46" style:parent-style-name="Policepardéfaut" style:family="text">
      <style:text-properties style:text-position="super 66.6%"/>
    </style:style>
    <style:style style:name="P47" style:parent-style-name="p" style:family="paragraph">
      <style:paragraph-properties fo:text-indent="0in"/>
    </style:style>
    <style:style style:name="T49" style:parent-style-name="Policepardéfaut" style:family="text">
      <style:text-properties/>
    </style:style>
    <style:style style:name="P48" style:parent-style-name="p" style:family="paragraph">
      <style:paragraph-properties fo:text-indent="0in">
        <style:drop-cap style:length="1" style:lines="3"/>
      </style:paragraph-properties>
    </style:style>
    <style:style style:name="T50" style:parent-style-name="Policepardéfaut" style:family="text">
      <style:text-properties style:text-position="super 66.6%"/>
    </style:style>
    <style:style style:name="T51" style:parent-style-name="Policepardéfaut" style:family="text">
      <style:text-properties style:text-position="super 66.6%"/>
    </style:style>
    <style:style style:name="T53" style:parent-style-name="Policepardéfaut" style:family="text">
      <style:text-properties/>
    </style:style>
    <style:style style:name="P52" style:parent-style-name="p" style:family="paragraph">
      <style:paragraph-properties fo:text-indent="0in">
        <style:drop-cap style:length="1" style:lines="3"/>
      </style:paragraph-properties>
    </style:style>
    <style:style style:name="T55" style:parent-style-name="Policepardéfaut" style:family="text">
      <style:text-properties/>
    </style:style>
    <style:style style:name="P54" style:parent-style-name="p" style:family="paragraph">
      <style:paragraph-properties fo:text-indent="0in">
        <style:drop-cap style:length="1" style:lines="3"/>
      </style:paragraph-properties>
    </style:style>
    <style:style style:name="T57" style:parent-style-name="Policepardéfaut" style:family="text">
      <style:text-properties/>
    </style:style>
    <style:style style:name="P56" style:parent-style-name="p" style:family="paragraph">
      <style:paragraph-properties fo:text-indent="0in">
        <style:drop-cap style:length="1" style:lines="3"/>
      </style:paragraph-properties>
    </style:style>
    <style:style style:name="T58" style:parent-style-name="Policepardéfaut" style:family="text">
      <style:text-properties style:text-position="super 66.6%"/>
    </style:style>
    <style:style style:name="T59" style:parent-style-name="Policepardéfaut" style:family="text">
      <style:text-properties style:text-position="super 66.6%"/>
    </style:style>
    <style:style style:name="T61" style:parent-style-name="Policepardéfaut" style:family="text">
      <style:text-properties/>
    </style:style>
    <style:style style:name="P60" style:parent-style-name="p" style:family="paragraph">
      <style:paragraph-properties fo:text-indent="0in">
        <style:drop-cap style:length="1" style:lines="3"/>
      </style:paragraph-properties>
    </style:style>
    <style:style style:name="P62" style:parent-style-name="p" style:family="paragraph">
      <style:paragraph-properties fo:text-indent="0in"/>
    </style:style>
    <style:style style:name="T63" style:parent-style-name="Policepardéfaut" style:family="text">
      <style:text-properties style:text-position="super 66.6%"/>
    </style:style>
    <style:style style:name="T64" style:parent-style-name="Policepardéfaut" style:family="text">
      <style:text-properties style:text-position="super 66.6%"/>
    </style:style>
    <style:style style:name="T66" style:parent-style-name="Policepardéfaut" style:family="text">
      <style:text-properties/>
    </style:style>
    <style:style style:name="P65" style:parent-style-name="p" style:family="paragraph">
      <style:paragraph-properties fo:text-indent="0in">
        <style:drop-cap style:length="1" style:lines="3"/>
      </style:paragraph-properties>
    </style:style>
    <style:style style:name="P67" style:parent-style-name="p" style:family="paragraph">
      <style:paragraph-properties fo:text-indent="0in"/>
    </style:style>
    <style:style style:name="T69" style:parent-style-name="Policepardéfaut" style:family="text">
      <style:text-properties/>
    </style:style>
    <style:style style:name="P68" style:parent-style-name="p" style:family="paragraph">
      <style:paragraph-properties fo:text-indent="0in">
        <style:drop-cap style:length="1" style:lines="3"/>
      </style:paragraph-properties>
    </style:style>
    <style:style style:name="T70" style:parent-style-name="Policepardéfaut" style:family="text">
      <style:text-properties style:text-position="super 66.6%"/>
    </style:style>
    <style:style style:name="T72" style:parent-style-name="Policepardéfaut" style:family="text">
      <style:text-properties/>
    </style:style>
    <style:style style:name="P71" style:parent-style-name="p" style:family="paragraph">
      <style:paragraph-properties fo:text-indent="0in">
        <style:drop-cap style:length="1" style:lines="3"/>
      </style:paragraph-properties>
    </style:style>
    <style:style style:name="T73" style:parent-style-name="Policepardéfaut" style:family="text">
      <style:text-properties style:text-position="super 66.6%"/>
    </style:style>
    <style:style style:name="T74" style:parent-style-name="Policepardéfaut" style:family="text">
      <style:text-properties style:font-name="Times New Roman" fo:font-size="12pt" style:font-size-asian="12pt" style:font-size-complex="12pt"/>
    </style:style>
    <style:style style:name="T76" style:parent-style-name="Policepardéfaut" style:family="text">
      <style:text-properties/>
    </style:style>
    <style:style style:name="P75" style:parent-style-name="p" style:family="paragraph">
      <style:paragraph-properties fo:text-indent="0in">
        <style:drop-cap style:length="1" style:lines="3"/>
      </style:paragraph-properties>
    </style:style>
    <style:style style:name="T77" style:parent-style-name="Policepardéfaut" style:family="text">
      <style:text-properties style:text-position="super 66.6%"/>
    </style:style>
    <style:style style:name="T78" style:parent-style-name="Policepardéfaut" style:family="text">
      <style:text-properties style:text-position="super 66.6%"/>
    </style:style>
    <style:style style:name="T80" style:parent-style-name="Policepardéfaut" style:family="text">
      <style:text-properties/>
    </style:style>
    <style:style style:name="P79" style:parent-style-name="p" style:family="paragraph">
      <style:paragraph-properties fo:text-indent="0in">
        <style:drop-cap style:length="1" style:lines="3"/>
      </style:paragraph-properties>
    </style:style>
    <style:style style:name="T81" style:parent-style-name="Policepardéfaut" style:family="text">
      <style:text-properties style:text-position="super 66.6%"/>
    </style:style>
    <style:style style:name="T82" style:parent-style-name="Policepardéfaut" style:family="text">
      <style:text-properties style:text-position="super 66.6%"/>
    </style:style>
    <style:style style:name="T83" style:parent-style-name="Policepardéfaut" style:family="text">
      <style:text-properties style:text-position="super 66.6%"/>
    </style:style>
    <style:style style:name="T84" style:parent-style-name="Policepardéfaut" style:family="text">
      <style:text-properties style:text-position="super 66.6%"/>
    </style:style>
    <style:style style:name="P85" style:parent-style-name="p" style:family="paragraph">
      <style:paragraph-properties fo:text-indent="0in"/>
    </style:style>
    <style:style style:name="T86" style:parent-style-name="Policepardéfaut" style:family="text">
      <style:text-properties style:text-position="super 66.6%"/>
    </style:style>
    <style:style style:name="T88" style:parent-style-name="Policepardéfaut" style:family="text">
      <style:text-properties/>
    </style:style>
    <style:style style:name="P87" style:parent-style-name="p" style:family="paragraph">
      <style:paragraph-properties fo:text-indent="0in">
        <style:drop-cap style:length="1" style:lines="3"/>
      </style:paragraph-properties>
    </style:style>
    <style:style style:name="T90" style:parent-style-name="Policepardéfaut" style:family="text">
      <style:text-properties/>
    </style:style>
    <style:style style:name="P89" style:parent-style-name="p" style:family="paragraph">
      <style:paragraph-properties fo:text-indent="0in">
        <style:drop-cap style:length="1" style:lines="3"/>
      </style:paragraph-properties>
    </style:style>
    <style:style style:name="T92" style:parent-style-name="Policepardéfaut" style:family="text">
      <style:text-properties/>
    </style:style>
    <style:style style:name="P91" style:parent-style-name="p" style:family="paragraph">
      <style:paragraph-properties fo:text-indent="0in">
        <style:drop-cap style:length="1" style:lines="3"/>
      </style:paragraph-properties>
    </style:style>
    <style:style style:name="T93" style:parent-style-name="Policepardéfaut" style:family="text">
      <style:text-properties style:text-position="super 66.6%"/>
    </style:style>
    <style:style style:name="T94" style:parent-style-name="Policepardéfaut" style:family="text">
      <style:text-properties style:text-position="super 66.6%"/>
    </style:style>
    <style:style style:name="P95" style:parent-style-name="p" style:family="paragraph">
      <style:paragraph-properties fo:text-indent="0in"/>
    </style:style>
    <style:style style:name="T97" style:parent-style-name="Policepardéfaut" style:family="text">
      <style:text-properties/>
    </style:style>
    <style:style style:name="P96" style:parent-style-name="p" style:family="paragraph">
      <style:paragraph-properties fo:text-indent="0in">
        <style:drop-cap style:length="1" style:lines="3"/>
      </style:paragraph-properties>
    </style:style>
    <style:style style:name="T99" style:parent-style-name="Policepardéfaut" style:family="text">
      <style:text-properties/>
    </style:style>
    <style:style style:name="P98" style:parent-style-name="p" style:family="paragraph">
      <style:paragraph-properties fo:text-indent="0in">
        <style:drop-cap style:length="1" style:lines="3"/>
      </style:paragraph-properties>
    </style:style>
    <style:style style:name="T101" style:parent-style-name="Policepardéfaut" style:family="text">
      <style:text-properties/>
    </style:style>
    <style:style style:name="P100" style:parent-style-name="p" style:family="paragraph">
      <style:paragraph-properties fo:text-indent="0in">
        <style:drop-cap style:length="1" style:lines="3"/>
      </style:paragraph-properties>
    </style:style>
    <style:style style:name="T102" style:parent-style-name="Policepardéfaut" style:family="text">
      <style:text-properties style:text-position="super 66.6%"/>
    </style:style>
    <style:style style:name="T104" style:parent-style-name="Policepardéfaut" style:family="text">
      <style:text-properties/>
    </style:style>
    <style:style style:name="P103" style:parent-style-name="p" style:family="paragraph">
      <style:paragraph-properties fo:text-indent="0in">
        <style:drop-cap style:length="1" style:lines="3"/>
      </style:paragraph-properties>
    </style:style>
    <style:style style:name="T105" style:parent-style-name="Policepardéfaut" style:family="text">
      <style:text-properties style:text-position="super 66.6%"/>
    </style:style>
    <style:style style:name="T106" style:parent-style-name="Policepardéfaut" style:family="text">
      <style:text-properties style:text-position="super 66.6%"/>
    </style:style>
    <style:style style:name="T108" style:parent-style-name="Policepardéfaut" style:family="text">
      <style:text-properties/>
    </style:style>
    <style:style style:name="P107" style:parent-style-name="p" style:family="paragraph">
      <style:paragraph-properties fo:text-indent="0in">
        <style:drop-cap style:length="1" style:lines="3"/>
      </style:paragraph-properties>
    </style:style>
    <style:style style:name="T109" style:parent-style-name="Policepardéfaut" style:family="text">
      <style:text-properties style:text-position="super 66.6%"/>
    </style:style>
    <style:style style:name="T111" style:parent-style-name="Policepardéfaut" style:family="text">
      <style:text-properties/>
    </style:style>
    <style:style style:name="P110" style:parent-style-name="p" style:family="paragraph">
      <style:paragraph-properties fo:text-indent="0in">
        <style:drop-cap style:length="1" style:lines="3"/>
      </style:paragraph-properties>
    </style:style>
    <style:style style:name="T112" style:parent-style-name="Policepardéfaut" style:family="text">
      <style:text-properties style:text-position="super 66.6%"/>
    </style:style>
    <style:style style:name="T113" style:parent-style-name="Policepardéfaut" style:family="text">
      <style:text-properties style:text-position="super 66.6%"/>
    </style:style>
    <style:style style:name="T115" style:parent-style-name="Policepardéfaut" style:family="text">
      <style:text-properties/>
    </style:style>
    <style:style style:name="P114" style:parent-style-name="p" style:family="paragraph">
      <style:paragraph-properties fo:text-indent="0in">
        <style:drop-cap style:length="1" style:lines="3"/>
      </style:paragraph-properties>
    </style:style>
    <style:style style:name="T116" style:parent-style-name="Policepardéfaut" style:family="text">
      <style:text-properties style:text-position="super 66.6%"/>
    </style:style>
    <style:style style:name="T117" style:parent-style-name="Policepardéfaut" style:family="text">
      <style:text-properties style:text-position="super 66.6%"/>
    </style:style>
    <style:style style:name="T118" style:parent-style-name="Policepardéfaut" style:family="text">
      <style:text-properties style:text-position="super 66.6%"/>
    </style:style>
    <style:style style:name="T119" style:parent-style-name="Policepardéfaut" style:family="text">
      <style:text-properties style:text-position="super 66.6%"/>
    </style:style>
    <style:style style:name="T121" style:parent-style-name="Policepardéfaut" style:family="text">
      <style:text-properties/>
    </style:style>
    <style:style style:name="P120" style:parent-style-name="p" style:family="paragraph">
      <style:paragraph-properties fo:text-indent="0in">
        <style:drop-cap style:length="1" style:lines="3"/>
      </style:paragraph-properties>
    </style:style>
    <style:style style:name="T123" style:parent-style-name="Policepardéfaut" style:family="text">
      <style:text-properties/>
    </style:style>
    <style:style style:name="P122" style:parent-style-name="p" style:family="paragraph">
      <style:paragraph-properties fo:text-indent="0in">
        <style:drop-cap style:length="1" style:lines="3"/>
      </style:paragraph-properties>
    </style:style>
    <style:style style:name="T124" style:parent-style-name="Policepardéfaut" style:family="text">
      <style:text-properties style:text-position="super 66.6%"/>
    </style:style>
    <style:style style:name="T125" style:parent-style-name="Policepardéfaut" style:family="text">
      <style:text-properties style:text-position="super 66.6%"/>
    </style:style>
    <style:style style:name="T126" style:parent-style-name="Policepardéfaut" style:family="text">
      <style:text-properties style:text-position="super 66.6%"/>
    </style:style>
    <style:style style:name="T128" style:parent-style-name="Policepardéfaut" style:family="text">
      <style:text-properties/>
    </style:style>
    <style:style style:name="P127" style:parent-style-name="p" style:family="paragraph">
      <style:paragraph-properties fo:text-indent="0in">
        <style:drop-cap style:length="1" style:lines="3"/>
      </style:paragraph-properties>
    </style:style>
    <style:style style:name="T130" style:parent-style-name="Policepardéfaut" style:family="text">
      <style:text-properties/>
    </style:style>
    <style:style style:name="P129" style:parent-style-name="p" style:family="paragraph">
      <style:paragraph-properties fo:text-indent="0in">
        <style:drop-cap style:length="1" style:lines="3"/>
      </style:paragraph-properties>
    </style:style>
    <style:style style:name="T132" style:parent-style-name="Policepardéfaut" style:family="text">
      <style:text-properties/>
    </style:style>
    <style:style style:name="P131" style:parent-style-name="p" style:family="paragraph">
      <style:paragraph-properties fo:text-indent="0in">
        <style:drop-cap style:length="1" style:lines="3"/>
      </style:paragraph-properties>
    </style:style>
    <style:style style:name="T134" style:parent-style-name="Policepardéfaut" style:family="text">
      <style:text-properties/>
    </style:style>
    <style:style style:name="P133" style:parent-style-name="p" style:family="paragraph">
      <style:paragraph-properties fo:text-indent="0in">
        <style:drop-cap style:length="1" style:lines="3"/>
      </style:paragraph-properties>
    </style:style>
    <style:style style:name="T136" style:parent-style-name="Policepardéfaut" style:family="text">
      <style:text-properties/>
    </style:style>
    <style:style style:name="P135" style:parent-style-name="p" style:family="paragraph">
      <style:paragraph-properties fo:text-indent="0in">
        <style:drop-cap style:length="1" style:lines="3"/>
      </style:paragraph-properties>
    </style:style>
    <style:style style:name="T138" style:parent-style-name="Policepardéfaut" style:family="text">
      <style:text-properties/>
    </style:style>
    <style:style style:name="P137" style:parent-style-name="p" style:family="paragraph">
      <style:paragraph-properties fo:text-indent="0in">
        <style:drop-cap style:length="1" style:lines="3"/>
      </style:paragraph-properties>
    </style:style>
    <style:style style:name="T140" style:parent-style-name="Policepardéfaut" style:family="text">
      <style:text-properties/>
    </style:style>
    <style:style style:name="P139" style:parent-style-name="p" style:family="paragraph">
      <style:paragraph-properties fo:text-indent="0in">
        <style:drop-cap style:length="1" style:lines="3"/>
      </style:paragraph-properties>
    </style:style>
    <style:style style:name="T142" style:parent-style-name="Policepardéfaut" style:family="text">
      <style:text-properties/>
    </style:style>
    <style:style style:name="P141" style:parent-style-name="p" style:family="paragraph">
      <style:paragraph-properties fo:text-indent="0in">
        <style:drop-cap style:length="1" style:lines="3"/>
      </style:paragraph-properties>
    </style:style>
    <style:style style:name="T144" style:parent-style-name="Policepardéfaut" style:family="text">
      <style:text-properties/>
    </style:style>
    <style:style style:name="P143" style:parent-style-name="p" style:family="paragraph">
      <style:paragraph-properties fo:text-indent="0in">
        <style:drop-cap style:length="1" style:lines="3"/>
      </style:paragraph-properties>
    </style:style>
    <style:style style:name="T146" style:parent-style-name="Policepardéfaut" style:family="text">
      <style:text-properties/>
    </style:style>
    <style:style style:name="P145" style:parent-style-name="p" style:family="paragraph">
      <style:paragraph-properties fo:text-indent="0in">
        <style:drop-cap style:length="1" style:lines="3"/>
      </style:paragraph-properties>
    </style:style>
    <style:style style:name="T148" style:parent-style-name="Policepardéfaut" style:family="text">
      <style:text-properties/>
    </style:style>
    <style:style style:name="P147" style:parent-style-name="p" style:family="paragraph">
      <style:paragraph-properties fo:text-indent="0in">
        <style:drop-cap style:length="1" style:lines="3"/>
      </style:paragraph-properties>
    </style:style>
    <style:style style:name="T150" style:parent-style-name="Policepardéfaut" style:family="text">
      <style:text-properties/>
    </style:style>
    <style:style style:name="P149" style:parent-style-name="p" style:family="paragraph">
      <style:paragraph-properties fo:text-indent="0in">
        <style:drop-cap style:length="1" style:lines="3"/>
      </style:paragraph-properties>
    </style:style>
    <style:style style:name="T152" style:parent-style-name="Policepardéfaut" style:family="text">
      <style:text-properties/>
    </style:style>
    <style:style style:name="P151" style:parent-style-name="p" style:family="paragraph">
      <style:paragraph-properties fo:text-indent="0in">
        <style:drop-cap style:length="1" style:lines="3"/>
      </style:paragraph-properties>
    </style:style>
    <style:style style:name="T154" style:parent-style-name="Policepardéfaut" style:family="text">
      <style:text-properties/>
    </style:style>
    <style:style style:name="P153" style:parent-style-name="p" style:family="paragraph">
      <style:paragraph-properties fo:text-indent="0in">
        <style:drop-cap style:length="1" style:lines="3"/>
      </style:paragraph-properties>
    </style:style>
    <style:style style:name="T156" style:parent-style-name="Policepardéfaut" style:family="text">
      <style:text-properties/>
    </style:style>
    <style:style style:name="P155" style:parent-style-name="p" style:family="paragraph">
      <style:paragraph-properties fo:text-indent="0in">
        <style:drop-cap style:length="1" style:lines="3"/>
      </style:paragraph-properties>
    </style:style>
    <style:style style:name="T158" style:parent-style-name="Policepardéfaut" style:family="text">
      <style:text-properties/>
    </style:style>
    <style:style style:name="P157" style:parent-style-name="p" style:family="paragraph">
      <style:paragraph-properties fo:text-indent="0in">
        <style:drop-cap style:length="1" style:lines="3"/>
      </style:paragraph-properties>
    </style:style>
    <style:style style:name="P159" style:parent-style-name="p" style:family="paragraph">
      <style:paragraph-properties fo:break-before="page" fo:text-indent="0in"/>
    </style:style>
    <style:style style:name="T160" style:parent-style-name="Policepardéfaut" style:family="text">
      <style:text-properties style:text-position="super 66.6%"/>
    </style:style>
    <style:style style:name="T162" style:parent-style-name="Policepardéfaut" style:family="text">
      <style:text-properties/>
    </style:style>
    <style:style style:name="P161" style:parent-style-name="p" style:family="paragraph">
      <style:paragraph-properties fo:text-indent="0in">
        <style:drop-cap style:length="1" style:lines="3"/>
      </style:paragraph-properties>
    </style:style>
    <style:style style:name="T164" style:parent-style-name="Policepardéfaut" style:family="text">
      <style:text-properties/>
    </style:style>
    <style:style style:name="P163" style:parent-style-name="p" style:family="paragraph">
      <style:paragraph-properties fo:text-indent="0in">
        <style:drop-cap style:length="1" style:lines="3"/>
      </style:paragraph-properties>
    </style:style>
    <style:style style:name="T166" style:parent-style-name="Policepardéfaut" style:family="text">
      <style:text-properties/>
    </style:style>
    <style:style style:name="P165" style:parent-style-name="p" style:family="paragraph">
      <style:paragraph-properties fo:text-indent="0in">
        <style:drop-cap style:length="1" style:lines="3"/>
      </style:paragraph-properties>
    </style:style>
    <style:style style:name="T168" style:parent-style-name="Policepardéfaut" style:family="text">
      <style:text-properties/>
    </style:style>
    <style:style style:name="P167" style:parent-style-name="p" style:family="paragraph">
      <style:paragraph-properties fo:text-indent="0in">
        <style:drop-cap style:length="1" style:lines="3"/>
      </style:paragraph-properties>
    </style:style>
    <style:style style:name="T169" style:parent-style-name="Policepardéfaut" style:family="text">
      <style:text-properties style:text-position="super 66.6%"/>
    </style:style>
    <style:style style:name="T170" style:parent-style-name="Policepardéfaut" style:family="text">
      <style:text-properties style:text-position="super 66.6%"/>
    </style:style>
    <style:style style:name="T172" style:parent-style-name="Policepardéfaut" style:family="text">
      <style:text-properties/>
    </style:style>
    <style:style style:name="P171" style:parent-style-name="p" style:family="paragraph">
      <style:paragraph-properties fo:text-indent="0in">
        <style:drop-cap style:length="1" style:lines="3"/>
      </style:paragraph-properties>
    </style:style>
    <style:style style:name="T173" style:parent-style-name="Policepardéfaut" style:family="text">
      <style:text-properties style:text-position="super 66.6%"/>
    </style:style>
    <style:style style:name="T175" style:parent-style-name="Policepardéfaut" style:family="text">
      <style:text-properties/>
    </style:style>
    <style:style style:name="P174" style:parent-style-name="p" style:family="paragraph">
      <style:paragraph-properties fo:text-indent="0in">
        <style:drop-cap style:length="1" style:lines="3"/>
      </style:paragraph-properties>
    </style:style>
    <style:style style:name="T176" style:parent-style-name="Policepardéfaut" style:family="text">
      <style:text-properties style:text-position="super 66.6%"/>
    </style:style>
    <style:style style:name="T178" style:parent-style-name="Policepardéfaut" style:family="text">
      <style:text-properties/>
    </style:style>
    <style:style style:name="P177" style:parent-style-name="p" style:family="paragraph">
      <style:paragraph-properties fo:text-indent="0in">
        <style:drop-cap style:length="1" style:lines="3"/>
      </style:paragraph-properties>
    </style:style>
    <style:style style:name="T179" style:parent-style-name="Policepardéfaut" style:family="text">
      <style:text-properties style:text-position="super 66.6%"/>
    </style:style>
    <style:style style:name="T181" style:parent-style-name="Policepardéfaut" style:family="text">
      <style:text-properties/>
    </style:style>
    <style:style style:name="P180" style:parent-style-name="p" style:family="paragraph">
      <style:paragraph-properties fo:text-indent="0in">
        <style:drop-cap style:length="1" style:lines="3"/>
      </style:paragraph-properties>
    </style:style>
    <style:style style:name="T183" style:parent-style-name="Policepardéfaut" style:family="text">
      <style:text-properties/>
    </style:style>
    <style:style style:name="P182" style:parent-style-name="p" style:family="paragraph">
      <style:paragraph-properties fo:text-indent="0in">
        <style:drop-cap style:length="1" style:lines="3"/>
      </style:paragraph-properties>
    </style:style>
    <style:style style:name="T185" style:parent-style-name="Policepardéfaut" style:family="text">
      <style:text-properties/>
    </style:style>
    <style:style style:name="P184" style:parent-style-name="p" style:family="paragraph">
      <style:paragraph-properties fo:text-indent="0in">
        <style:drop-cap style:length="1" style:lines="3"/>
      </style:paragraph-properties>
    </style:style>
    <style:style style:name="T187" style:parent-style-name="Policepardéfaut" style:family="text">
      <style:text-properties/>
    </style:style>
    <style:style style:name="P186" style:parent-style-name="p" style:family="paragraph">
      <style:paragraph-properties fo:text-indent="0in">
        <style:drop-cap style:length="1" style:lines="3"/>
      </style:paragraph-properties>
    </style:style>
    <style:style style:name="T189" style:parent-style-name="Policepardéfaut" style:family="text">
      <style:text-properties/>
    </style:style>
    <style:style style:name="P188" style:parent-style-name="p" style:family="paragraph">
      <style:paragraph-properties fo:text-indent="0in">
        <style:drop-cap style:length="1" style:lines="3"/>
      </style:paragraph-properties>
    </style:style>
    <style:style style:name="T190" style:parent-style-name="Policepardéfaut" style:family="text">
      <style:text-properties style:text-position="super 66.6%"/>
    </style:style>
    <style:style style:name="T191" style:parent-style-name="Policepardéfaut" style:family="text">
      <style:text-properties style:text-position="super 66.6%"/>
    </style:style>
    <style:style style:name="T193" style:parent-style-name="Policepardéfaut" style:family="text">
      <style:text-properties/>
    </style:style>
    <style:style style:name="P192" style:parent-style-name="p" style:family="paragraph">
      <style:paragraph-properties fo:text-indent="0in">
        <style:drop-cap style:length="1" style:lines="3"/>
      </style:paragraph-properties>
    </style:style>
    <style:style style:name="T194" style:parent-style-name="Policepardéfaut" style:family="text">
      <style:text-properties style:text-position="super 66.6%"/>
    </style:style>
    <style:style style:name="T195" style:parent-style-name="Policepardéfaut" style:family="text">
      <style:text-properties style:text-position="super 66.6%"/>
    </style:style>
    <style:style style:name="T196" style:parent-style-name="Policepardéfaut" style:family="text">
      <style:text-properties style:text-position="super 66.6%"/>
    </style:style>
    <style:style style:name="T198" style:parent-style-name="Policepardéfaut" style:family="text">
      <style:text-properties/>
    </style:style>
    <style:style style:name="P197" style:parent-style-name="p" style:family="paragraph">
      <style:paragraph-properties fo:text-indent="0in">
        <style:drop-cap style:length="1" style:lines="3"/>
      </style:paragraph-properties>
    </style:style>
    <style:style style:name="T200" style:parent-style-name="Policepardéfaut" style:family="text">
      <style:text-properties/>
    </style:style>
    <style:style style:name="P199" style:parent-style-name="p" style:family="paragraph">
      <style:paragraph-properties fo:text-indent="0in">
        <style:drop-cap style:length="1" style:lines="3"/>
      </style:paragraph-properties>
    </style:style>
    <style:style style:name="T201" style:parent-style-name="Policepardéfaut" style:family="text">
      <style:text-properties style:text-position="super 66.6%"/>
    </style:style>
    <style:style style:name="T203" style:parent-style-name="Policepardéfaut" style:family="text">
      <style:text-properties/>
    </style:style>
    <style:style style:name="P202" style:parent-style-name="p" style:family="paragraph">
      <style:paragraph-properties fo:text-indent="0in">
        <style:drop-cap style:length="1" style:lines="3"/>
      </style:paragraph-properties>
    </style:style>
    <style:style style:name="T204" style:parent-style-name="Policepardéfaut" style:family="text">
      <style:text-properties style:text-position="super 66.6%"/>
    </style:style>
    <style:style style:name="T206" style:parent-style-name="Policepardéfaut" style:family="text">
      <style:text-properties/>
    </style:style>
    <style:style style:name="P205" style:parent-style-name="p" style:family="paragraph">
      <style:paragraph-properties fo:text-indent="0in">
        <style:drop-cap style:length="1" style:lines="3"/>
      </style:paragraph-properties>
    </style:style>
    <style:style style:name="T207" style:parent-style-name="Policepardéfaut" style:family="text">
      <style:text-properties style:text-position="super 66.6%"/>
    </style:style>
    <style:style style:name="T209" style:parent-style-name="Policepardéfaut" style:family="text">
      <style:text-properties/>
    </style:style>
    <style:style style:name="P208" style:parent-style-name="p" style:family="paragraph">
      <style:paragraph-properties fo:text-indent="0in">
        <style:drop-cap style:length="1" style:lines="3"/>
      </style:paragraph-properties>
    </style:style>
    <style:style style:name="T211" style:parent-style-name="Policepardéfaut" style:family="text">
      <style:text-properties/>
    </style:style>
    <style:style style:name="P210" style:parent-style-name="p" style:family="paragraph">
      <style:paragraph-properties fo:text-indent="0in">
        <style:drop-cap style:length="1" style:lines="3"/>
      </style:paragraph-properties>
    </style:style>
    <style:style style:name="T213" style:parent-style-name="Policepardéfaut" style:family="text">
      <style:text-properties/>
    </style:style>
    <style:style style:name="P212" style:parent-style-name="p" style:family="paragraph">
      <style:paragraph-properties fo:text-indent="0in">
        <style:drop-cap style:length="1" style:lines="3"/>
      </style:paragraph-properties>
    </style:style>
    <style:style style:name="T215" style:parent-style-name="Policepardéfaut" style:family="text">
      <style:text-properties/>
    </style:style>
    <style:style style:name="P214" style:parent-style-name="p" style:family="paragraph">
      <style:paragraph-properties fo:text-indent="0in">
        <style:drop-cap style:length="1" style:lines="3"/>
      </style:paragraph-properties>
    </style:style>
    <style:style style:name="T217" style:parent-style-name="Policepardéfaut" style:family="text">
      <style:text-properties/>
    </style:style>
    <style:style style:name="P216" style:parent-style-name="p" style:family="paragraph">
      <style:paragraph-properties fo:text-indent="0in">
        <style:drop-cap style:length="1" style:lines="3"/>
      </style:paragraph-properties>
    </style:style>
    <style:style style:name="T219" style:parent-style-name="Policepardéfaut" style:family="text">
      <style:text-properties/>
    </style:style>
    <style:style style:name="P218" style:parent-style-name="p" style:family="paragraph">
      <style:paragraph-properties fo:text-indent="0in">
        <style:drop-cap style:length="1" style:lines="3"/>
      </style:paragraph-properties>
    </style:style>
    <style:style style:name="T221" style:parent-style-name="Policepardéfaut" style:family="text">
      <style:text-properties/>
    </style:style>
    <style:style style:name="P220" style:parent-style-name="p" style:family="paragraph">
      <style:paragraph-properties fo:text-indent="0in">
        <style:drop-cap style:length="1" style:lines="3"/>
      </style:paragraph-properties>
    </style:style>
    <style:style style:name="T222" style:parent-style-name="Policepardéfaut" style:family="text">
      <style:text-properties style:text-position="super 66.6%"/>
    </style:style>
    <style:style style:name="T223" style:parent-style-name="Policepardéfaut" style:family="text">
      <style:text-properties style:text-position="super 66.6%"/>
    </style:style>
    <style:style style:name="T225" style:parent-style-name="Policepardéfaut" style:family="text">
      <style:text-properties/>
    </style:style>
    <style:style style:name="P224" style:parent-style-name="p" style:family="paragraph">
      <style:paragraph-properties fo:text-indent="0in">
        <style:drop-cap style:length="1" style:lines="3"/>
      </style:paragraph-properties>
    </style:style>
    <style:style style:name="T226" style:parent-style-name="Policepardéfaut" style:family="text">
      <style:text-properties style:text-position="super 66.6%"/>
    </style:style>
    <style:style style:name="T228" style:parent-style-name="Policepardéfaut" style:family="text">
      <style:text-properties/>
    </style:style>
    <style:style style:name="P227" style:parent-style-name="p" style:family="paragraph">
      <style:paragraph-properties fo:text-indent="0in">
        <style:drop-cap style:length="1" style:lines="3"/>
      </style:paragraph-properties>
    </style:style>
    <style:style style:name="T230" style:parent-style-name="Policepardéfaut" style:family="text">
      <style:text-properties/>
    </style:style>
    <style:style style:name="P229" style:parent-style-name="p" style:family="paragraph">
      <style:paragraph-properties fo:text-indent="0in">
        <style:drop-cap style:length="1" style:lines="3"/>
      </style:paragraph-properties>
    </style:style>
    <style:style style:name="T231" style:parent-style-name="Policepardéfaut" style:family="text">
      <style:text-properties style:text-position="super 66.6%"/>
    </style:style>
    <style:style style:name="T232" style:parent-style-name="Policepardéfaut" style:family="text">
      <style:text-properties style:text-position="super 66.6%"/>
    </style:style>
    <style:style style:name="T233" style:parent-style-name="Policepardéfaut" style:family="text">
      <style:text-properties style:text-position="super 66.6%"/>
    </style:style>
    <style:style style:name="T235" style:parent-style-name="Policepardéfaut" style:family="text">
      <style:text-properties/>
    </style:style>
    <style:style style:name="P234" style:parent-style-name="p" style:family="paragraph">
      <style:paragraph-properties fo:text-indent="0in">
        <style:drop-cap style:length="1" style:lines="3"/>
      </style:paragraph-properties>
    </style:style>
    <style:style style:name="T237" style:parent-style-name="Policepardéfaut" style:family="text">
      <style:text-properties/>
    </style:style>
    <style:style style:name="P236" style:parent-style-name="p" style:family="paragraph">
      <style:paragraph-properties fo:text-indent="0in">
        <style:drop-cap style:length="1" style:lines="3"/>
      </style:paragraph-properties>
    </style:style>
    <style:style style:name="T238" style:parent-style-name="Policepardéfaut" style:family="text">
      <style:text-properties style:text-position="super 66.6%"/>
    </style:style>
    <style:style style:name="T240" style:parent-style-name="Policepardéfaut" style:family="text">
      <style:text-properties/>
    </style:style>
    <style:style style:name="P239" style:parent-style-name="p" style:family="paragraph">
      <style:paragraph-properties fo:text-indent="0in">
        <style:drop-cap style:length="1" style:lines="3"/>
      </style:paragraph-properties>
    </style:style>
    <style:style style:name="T242" style:parent-style-name="Policepardéfaut" style:family="text">
      <style:text-properties/>
    </style:style>
    <style:style style:name="P241" style:parent-style-name="p" style:family="paragraph">
      <style:paragraph-properties fo:text-indent="0in">
        <style:drop-cap style:length="1" style:lines="3"/>
      </style:paragraph-properties>
    </style:style>
    <style:style style:name="T243" style:parent-style-name="Policepardéfaut" style:family="text">
      <style:text-properties style:text-position="super 66.6%"/>
    </style:style>
    <style:style style:name="T244" style:parent-style-name="Policepardéfaut" style:family="text">
      <style:text-properties style:text-position="super 66.6%"/>
    </style:style>
    <style:style style:name="T245" style:parent-style-name="Policepardéfaut" style:family="text">
      <style:text-properties style:text-position="super 64.2%"/>
    </style:style>
    <style:style style:name="T247" style:parent-style-name="Policepardéfaut" style:family="text">
      <style:text-properties/>
    </style:style>
    <style:style style:name="P246" style:parent-style-name="p" style:family="paragraph">
      <style:paragraph-properties fo:text-indent="0in">
        <style:drop-cap style:length="1" style:lines="3"/>
      </style:paragraph-properties>
    </style:style>
    <style:style style:name="T249" style:parent-style-name="Policepardéfaut" style:family="text">
      <style:text-properties/>
    </style:style>
    <style:style style:name="P248" style:parent-style-name="p" style:family="paragraph">
      <style:paragraph-properties fo:text-indent="0in">
        <style:drop-cap style:length="1" style:lines="3"/>
      </style:paragraph-properties>
    </style:style>
    <style:style style:name="T251" style:parent-style-name="Policepardéfaut" style:family="text">
      <style:text-properties/>
    </style:style>
    <style:style style:name="P250" style:parent-style-name="p" style:family="paragraph">
      <style:paragraph-properties fo:text-indent="0in">
        <style:drop-cap style:length="1" style:lines="3"/>
      </style:paragraph-properties>
    </style:style>
    <style:style style:name="T253" style:parent-style-name="Policepardéfaut" style:family="text">
      <style:text-properties/>
    </style:style>
    <style:style style:name="P252" style:parent-style-name="p" style:family="paragraph">
      <style:paragraph-properties fo:text-indent="0in">
        <style:drop-cap style:length="1" style:lines="3"/>
      </style:paragraph-properties>
    </style:style>
    <style:style style:name="T255" style:parent-style-name="Policepardéfaut" style:family="text">
      <style:text-properties/>
    </style:style>
    <style:style style:name="P254" style:parent-style-name="p" style:family="paragraph">
      <style:paragraph-properties fo:text-indent="0in">
        <style:drop-cap style:length="1" style:lines="3"/>
      </style:paragraph-properties>
    </style:style>
    <style:style style:name="T257" style:parent-style-name="Policepardéfaut" style:family="text">
      <style:text-properties/>
    </style:style>
    <style:style style:name="P256" style:parent-style-name="p" style:family="paragraph">
      <style:paragraph-properties fo:text-indent="0in">
        <style:drop-cap style:length="1" style:lines="3"/>
      </style:paragraph-properties>
    </style:style>
    <style:style style:name="T258" style:parent-style-name="Policepardéfaut" style:family="text">
      <style:text-properties style:text-position="super 66.6%"/>
    </style:style>
    <style:style style:name="T260" style:parent-style-name="Policepardéfaut" style:family="text">
      <style:text-properties/>
    </style:style>
    <style:style style:name="P259" style:parent-style-name="p" style:family="paragraph">
      <style:paragraph-properties fo:text-indent="0in">
        <style:drop-cap style:length="1" style:lines="3"/>
      </style:paragraph-properties>
    </style:style>
    <style:style style:name="T262" style:parent-style-name="Policepardéfaut" style:family="text">
      <style:text-properties/>
    </style:style>
    <style:style style:name="P261" style:parent-style-name="p" style:family="paragraph">
      <style:paragraph-properties fo:text-indent="0in">
        <style:drop-cap style:length="1" style:lines="3"/>
      </style:paragraph-properties>
    </style:style>
    <style:style style:name="T263" style:parent-style-name="Policepardéfaut" style:family="text">
      <style:text-properties style:text-position="super 66.6%"/>
    </style:style>
    <style:style style:name="T265" style:parent-style-name="Policepardéfaut" style:family="text">
      <style:text-properties/>
    </style:style>
    <style:style style:name="P264" style:parent-style-name="p" style:family="paragraph">
      <style:paragraph-properties fo:text-indent="0in">
        <style:drop-cap style:length="1" style:lines="3"/>
      </style:paragraph-properties>
    </style:style>
    <style:style style:name="T267" style:parent-style-name="Policepardéfaut" style:family="text">
      <style:text-properties/>
    </style:style>
    <style:style style:name="P266" style:parent-style-name="p" style:family="paragraph">
      <style:paragraph-properties fo:text-indent="0in">
        <style:drop-cap style:length="1" style:lines="3"/>
      </style:paragraph-properties>
    </style:style>
    <style:style style:name="T268" style:parent-style-name="Policepardéfaut" style:family="text">
      <style:text-properties style:text-position="super 66.6%"/>
    </style:style>
    <style:style style:name="T270" style:parent-style-name="Policepardéfaut" style:family="text">
      <style:text-properties/>
    </style:style>
    <style:style style:name="P269" style:parent-style-name="p" style:family="paragraph">
      <style:paragraph-properties fo:text-indent="0in">
        <style:drop-cap style:length="1" style:lines="3"/>
      </style:paragraph-properties>
    </style:style>
    <style:style style:name="T271" style:parent-style-name="Policepardéfaut" style:family="text">
      <style:text-properties style:text-position="super 66.6%"/>
    </style:style>
    <style:style style:name="T273" style:parent-style-name="Policepardéfaut" style:family="text">
      <style:text-properties/>
    </style:style>
    <style:style style:name="P272" style:parent-style-name="p" style:family="paragraph">
      <style:paragraph-properties fo:text-indent="0in">
        <style:drop-cap style:length="1" style:lines="3"/>
      </style:paragraph-properties>
    </style:style>
    <style:style style:name="T274" style:parent-style-name="Policepardéfaut" style:family="text">
      <style:text-properties style:text-position="super 66.6%"/>
    </style:style>
    <style:style style:name="T275" style:parent-style-name="Policepardéfaut" style:family="text">
      <style:text-properties style:text-position="super 66.6%"/>
    </style:style>
    <style:style style:name="T276" style:parent-style-name="Policepardéfaut" style:family="text">
      <style:text-properties style:text-position="super 66.6%"/>
    </style:style>
    <style:style style:name="T278" style:parent-style-name="Policepardéfaut" style:family="text">
      <style:text-properties/>
    </style:style>
    <style:style style:name="P277" style:parent-style-name="p" style:family="paragraph">
      <style:paragraph-properties fo:text-indent="0in">
        <style:drop-cap style:length="1" style:lines="3"/>
      </style:paragraph-properties>
    </style:style>
    <style:style style:name="T279" style:parent-style-name="Policepardéfaut" style:family="text">
      <style:text-properties style:text-position="super 66.6%"/>
    </style:style>
    <style:style style:name="T280" style:parent-style-name="Policepardéfaut" style:family="text">
      <style:text-properties style:text-position="super 66.6%"/>
    </style:style>
    <style:style style:name="T281" style:parent-style-name="Policepardéfaut" style:family="text">
      <style:text-properties style:text-position="super 66.6%"/>
    </style:style>
    <style:style style:name="T283" style:parent-style-name="Policepardéfaut" style:family="text">
      <style:text-properties/>
    </style:style>
    <style:style style:name="P282" style:parent-style-name="p" style:family="paragraph">
      <style:paragraph-properties fo:text-indent="0in">
        <style:drop-cap style:length="1" style:lines="3"/>
      </style:paragraph-properties>
    </style:style>
    <style:style style:name="T284" style:parent-style-name="Policepardéfaut" style:family="text">
      <style:text-properties style:text-position="super 66.6%"/>
    </style:style>
    <style:style style:name="T285" style:parent-style-name="Policepardéfaut" style:family="text">
      <style:text-properties style:text-position="super 66.6%"/>
    </style:style>
    <style:style style:name="T286" style:parent-style-name="Policepardéfaut" style:family="text">
      <style:text-properties style:text-position="super 66.6%"/>
    </style:style>
    <style:style style:name="T288" style:parent-style-name="Policepardéfaut" style:family="text">
      <style:text-properties/>
    </style:style>
    <style:style style:name="P287" style:parent-style-name="p" style:family="paragraph">
      <style:paragraph-properties fo:text-indent="0in">
        <style:drop-cap style:length="1" style:lines="3"/>
      </style:paragraph-properties>
    </style:style>
    <style:style style:name="T290" style:parent-style-name="Policepardéfaut" style:family="text">
      <style:text-properties/>
    </style:style>
    <style:style style:name="P289" style:parent-style-name="p" style:family="paragraph">
      <style:paragraph-properties fo:text-indent="0in">
        <style:drop-cap style:length="1" style:lines="3"/>
      </style:paragraph-properties>
    </style:style>
    <style:style style:name="T291" style:parent-style-name="Policepardéfaut" style:family="text">
      <style:text-properties style:text-position="super 66.6%"/>
    </style:style>
    <style:style style:name="T292" style:parent-style-name="Policepardéfaut" style:family="text">
      <style:text-properties style:text-position="super 66.6%"/>
    </style:style>
    <style:style style:name="T294" style:parent-style-name="Policepardéfaut" style:family="text">
      <style:text-properties/>
    </style:style>
    <style:style style:name="P293" style:parent-style-name="p" style:family="paragraph">
      <style:paragraph-properties fo:text-indent="0in">
        <style:drop-cap style:length="1" style:lines="3"/>
      </style:paragraph-properties>
    </style:style>
    <style:style style:name="T295" style:parent-style-name="Policepardéfaut" style:family="text">
      <style:text-properties style:text-position="super 66.6%"/>
    </style:style>
    <style:style style:name="T296" style:parent-style-name="Policepardéfaut" style:family="text">
      <style:text-properties style:text-position="super 66.6%"/>
    </style:style>
    <style:style style:name="T298" style:parent-style-name="Policepardéfaut" style:family="text">
      <style:text-properties/>
    </style:style>
    <style:style style:name="P297" style:parent-style-name="p" style:family="paragraph">
      <style:paragraph-properties fo:text-indent="0in">
        <style:drop-cap style:length="1" style:lines="3"/>
      </style:paragraph-properties>
    </style:style>
    <style:style style:name="T299" style:parent-style-name="Policepardéfaut" style:family="text">
      <style:text-properties style:text-position="super 66.6%"/>
    </style:style>
    <style:style style:name="T300" style:parent-style-name="Policepardéfaut" style:family="text">
      <style:text-properties style:text-position="super 64.2%"/>
    </style:style>
    <style:style style:name="T302" style:parent-style-name="Policepardéfaut" style:family="text">
      <style:text-properties/>
    </style:style>
    <style:style style:name="P301" style:parent-style-name="p" style:family="paragraph">
      <style:paragraph-properties fo:text-indent="0in">
        <style:drop-cap style:length="1" style:lines="3"/>
      </style:paragraph-properties>
    </style:style>
    <style:style style:name="T304" style:parent-style-name="Policepardéfaut" style:family="text">
      <style:text-properties/>
    </style:style>
    <style:style style:name="P303" style:parent-style-name="p" style:family="paragraph">
      <style:paragraph-properties fo:text-indent="0in">
        <style:drop-cap style:length="1" style:lines="3"/>
      </style:paragraph-properties>
    </style:style>
    <style:style style:name="T306" style:parent-style-name="Policepardéfaut" style:family="text">
      <style:text-properties/>
    </style:style>
    <style:style style:name="P305" style:parent-style-name="p" style:family="paragraph">
      <style:paragraph-properties fo:text-indent="0in">
        <style:drop-cap style:length="1" style:lines="3"/>
      </style:paragraph-properties>
    </style:style>
    <style:style style:name="T307" style:parent-style-name="Policepardéfaut" style:family="text">
      <style:text-properties style:text-position="super 66.6%"/>
    </style:style>
    <style:style style:name="T308" style:parent-style-name="Policepardéfaut" style:family="text">
      <style:text-properties style:text-position="super 66.6%"/>
    </style:style>
    <style:style style:name="T309" style:parent-style-name="Policepardéfaut" style:family="text">
      <style:text-properties style:text-position="super 66.6%"/>
    </style:style>
    <style:style style:name="T310" style:parent-style-name="Policepardéfaut" style:family="text">
      <style:text-properties style:text-position="super 64.2%"/>
    </style:style>
    <style:style style:name="T311" style:parent-style-name="Policepardéfaut" style:family="text">
      <style:text-properties style:text-position="super 64.2%"/>
    </style:style>
    <style:style style:name="T313" style:parent-style-name="Policepardéfaut" style:family="text">
      <style:text-properties/>
    </style:style>
    <style:style style:name="P312" style:parent-style-name="p" style:family="paragraph">
      <style:paragraph-properties fo:text-indent="0in">
        <style:drop-cap style:length="1" style:lines="3"/>
      </style:paragraph-properties>
    </style:style>
    <style:style style:name="T314" style:parent-style-name="Policepardéfaut" style:family="text">
      <style:text-properties style:text-position="super 66.6%"/>
    </style:style>
    <style:style style:name="T315" style:parent-style-name="Policepardéfaut" style:family="text">
      <style:text-properties style:text-position="super 66.6%"/>
    </style:style>
    <style:style style:name="T316" style:parent-style-name="Policepardéfaut" style:family="text">
      <style:text-properties style:text-position="super 66.6%"/>
    </style:style>
    <style:style style:name="T317" style:parent-style-name="Policepardéfaut" style:family="text">
      <style:text-properties style:text-position="super 66.6%"/>
    </style:style>
    <style:style style:name="T318" style:parent-style-name="Policepardéfaut" style:family="text">
      <style:text-properties style:text-position="super 64.2%"/>
    </style:style>
    <style:style style:name="T320" style:parent-style-name="Policepardéfaut" style:family="text">
      <style:text-properties/>
    </style:style>
    <style:style style:name="P319" style:parent-style-name="p" style:family="paragraph">
      <style:paragraph-properties fo:text-indent="0in">
        <style:drop-cap style:length="1" style:lines="3"/>
      </style:paragraph-properties>
    </style:style>
    <style:style style:name="T322" style:parent-style-name="Policepardéfaut" style:family="text">
      <style:text-properties/>
    </style:style>
    <style:style style:name="P321" style:parent-style-name="p" style:family="paragraph">
      <style:paragraph-properties fo:text-indent="0in">
        <style:drop-cap style:length="1" style:lines="3"/>
      </style:paragraph-properties>
    </style:style>
    <style:style style:name="T323" style:parent-style-name="Policepardéfaut" style:family="text">
      <style:text-properties style:text-position="super 66.6%"/>
    </style:style>
    <style:style style:name="T325" style:parent-style-name="Policepardéfaut" style:family="text">
      <style:text-properties/>
    </style:style>
    <style:style style:name="P324" style:parent-style-name="p" style:family="paragraph">
      <style:paragraph-properties fo:text-indent="0in">
        <style:drop-cap style:length="1" style:lines="3"/>
      </style:paragraph-properties>
    </style:style>
    <style:style style:name="T327" style:parent-style-name="Policepardéfaut" style:family="text">
      <style:text-properties/>
    </style:style>
    <style:style style:name="P326" style:parent-style-name="p" style:family="paragraph">
      <style:paragraph-properties fo:text-indent="0in">
        <style:drop-cap style:length="1" style:lines="3"/>
      </style:paragraph-properties>
    </style:style>
    <style:style style:name="T329" style:parent-style-name="Policepardéfaut" style:family="text">
      <style:text-properties/>
    </style:style>
    <style:style style:name="P328" style:parent-style-name="p" style:family="paragraph">
      <style:paragraph-properties fo:text-indent="0in">
        <style:drop-cap style:length="1" style:lines="3"/>
      </style:paragraph-properties>
    </style:style>
    <style:style style:name="T330" style:parent-style-name="Policepardéfaut" style:family="text">
      <style:text-properties style:text-position="super 66.6%"/>
    </style:style>
    <style:style style:name="T332" style:parent-style-name="Policepardéfaut" style:family="text">
      <style:text-properties/>
    </style:style>
    <style:style style:name="P331" style:parent-style-name="p" style:family="paragraph">
      <style:paragraph-properties fo:text-indent="0in">
        <style:drop-cap style:length="1" style:lines="3"/>
      </style:paragraph-properties>
    </style:style>
    <style:style style:name="T333" style:parent-style-name="Policepardéfaut" style:family="text">
      <style:text-properties style:text-position="super 66.6%"/>
    </style:style>
    <style:style style:name="T335" style:parent-style-name="Policepardéfaut" style:family="text">
      <style:text-properties/>
    </style:style>
    <style:style style:name="P334" style:parent-style-name="p" style:family="paragraph">
      <style:paragraph-properties fo:text-indent="0in">
        <style:drop-cap style:length="1" style:lines="3"/>
      </style:paragraph-properties>
    </style:style>
    <style:style style:name="T337" style:parent-style-name="Policepardéfaut" style:family="text">
      <style:text-properties/>
    </style:style>
    <style:style style:name="P336" style:parent-style-name="p" style:family="paragraph">
      <style:paragraph-properties fo:text-indent="0in">
        <style:drop-cap style:length="1" style:lines="3"/>
      </style:paragraph-properties>
    </style:style>
    <style:style style:name="T338" style:parent-style-name="Policepardéfaut" style:family="text">
      <style:text-properties style:text-position="super 66.6%"/>
    </style:style>
    <style:style style:name="T339" style:parent-style-name="Policepardéfaut" style:family="text">
      <style:text-properties style:text-position="super 66.6%"/>
    </style:style>
    <style:style style:name="T341" style:parent-style-name="Policepardéfaut" style:family="text">
      <style:text-properties/>
    </style:style>
    <style:style style:name="P340" style:parent-style-name="p" style:family="paragraph">
      <style:paragraph-properties fo:text-indent="0in">
        <style:drop-cap style:length="1" style:lines="3"/>
      </style:paragraph-properties>
    </style:style>
    <style:style style:name="T342" style:parent-style-name="Policepardéfaut" style:family="text">
      <style:text-properties style:text-position="super 66.6%"/>
    </style:style>
    <style:style style:name="T344" style:parent-style-name="Policepardéfaut" style:family="text">
      <style:text-properties/>
    </style:style>
    <style:style style:name="P343" style:parent-style-name="p" style:family="paragraph">
      <style:paragraph-properties fo:text-indent="0in">
        <style:drop-cap style:length="1" style:lines="3"/>
      </style:paragraph-properties>
    </style:style>
    <style:style style:name="T346" style:parent-style-name="Policepardéfaut" style:family="text">
      <style:text-properties/>
    </style:style>
    <style:style style:name="P345" style:parent-style-name="p" style:family="paragraph">
      <style:paragraph-properties fo:text-indent="0in">
        <style:drop-cap style:length="1" style:lines="3"/>
      </style:paragraph-properties>
    </style:style>
    <style:style style:name="T348" style:parent-style-name="Policepardéfaut" style:family="text">
      <style:text-properties/>
    </style:style>
    <style:style style:name="P347" style:parent-style-name="p" style:family="paragraph">
      <style:paragraph-properties fo:text-indent="0in">
        <style:drop-cap style:length="1" style:lines="3"/>
      </style:paragraph-properties>
    </style:style>
    <style:style style:name="T349" style:parent-style-name="Policepardéfaut" style:family="text">
      <style:text-properties style:text-position="super 66.6%"/>
    </style:style>
    <style:style style:name="T350" style:parent-style-name="Policepardéfaut" style:family="text">
      <style:text-properties style:text-position="super 66.6%"/>
    </style:style>
    <style:style style:name="T352" style:parent-style-name="Policepardéfaut" style:family="text">
      <style:text-properties/>
    </style:style>
    <style:style style:name="P351" style:parent-style-name="p" style:family="paragraph">
      <style:paragraph-properties fo:text-indent="0in">
        <style:drop-cap style:length="1" style:lines="3"/>
      </style:paragraph-properties>
    </style:style>
    <style:style style:name="P353" style:parent-style-name="p" style:family="paragraph">
      <style:paragraph-properties>
        <style:tab-stops>
          <style:tab-stop style:type="left" style:position="2.5597in"/>
        </style:tab-stops>
      </style:paragraph-properties>
    </style:style>
    <style:style style:name="T355" style:parent-style-name="Policepardéfaut" style:family="text">
      <style:text-properties/>
    </style:style>
    <style:style style:name="P354" style:parent-style-name="p" style:family="paragraph">
      <style:paragraph-properties fo:text-indent="0in">
        <style:drop-cap style:length="1" style:lines="3"/>
      </style:paragraph-properties>
    </style:style>
    <style:style style:name="T356" style:parent-style-name="Policepardéfaut" style:family="text">
      <style:text-properties style:text-position="super 66.6%"/>
    </style:style>
  </office:automatic-styles>
  <office:body>
    <office:text text:use-soft-page-breaks="true">
      <text:p text:style-name="P1">title : S’ensuyvent les facecies de Poge translatees de latin en francoys qui traitent de plusieurs nouvelles choses moralles</text:p>
      <text:p text:style-name="P2">author : Le Pogge</text:p>
      <text:p text:style-name="P3">publisher : Sorbonne Université, LABEX<text:s/>OBVIL</text:p>
      <text:p text:style-name="P4">issued : 2019</text:p>
      <text:p text:style-name="P5">idno : http://http://obvil.sorbonne-universite.site/corpus/faceties/pogge_s-ensuyvent-les-facecies-de-poge_1512</text:p>
      <text:p text:style-name="p">source : Le Pogge, S’ensuyvent les facecies de Poge translatees de latin en francoys qui traitent de plusieurs nouvelles choses moralles, Paris, Veuve Jean Trepperel, 1512. Cote : Bibliothèque du château de Chantilly, Cabinet des livres, III-F-16.</text:p>
      <text:p text:style-name="P6">created : 1512</text:p>
      <text:p text:style-name="p"><text:span text:style-name="pb">[n.p.]</text:span></text:p>
      <text:p text:style-name="figure">&lt;ATTimage&gt;</text:p>
      <text:h text:style-name="Titre1" text:outline-level="1"><text:span text:style-name="pb">[n.p.]</text:span><text:line-break/>(ipdm) Le prolo<text:line-break/>gue du tr(a1)s<text:line-break/>lateur</text:h>
      <text:p text:style-name="figure">&lt;ATTimage&gt;</text:p>
      <text:p text:style-name="P7"><text:span text:style-name="T8">A</text:span>Dous tresctesti(e1) toy<text:line-break/>de fr(a1)ce charles buy(-)<text:line-break/>tiesme de ce n(o1) est pre(-)<text:line-break/>sente ce petit liure francois conte<text:line-break/>n(a1)t la substance des ditz ioyeulx<text:line-break/>et plais(a1)tes facecies (q1) autreffoys<text:line-break/>agrega (et) mist en liure le bien lite<text:line-break/>te (et) facecieux h(o1)me Poge floren(-)<text:line-break/>tin Duquel luite icelluy orateur<text:line-break/>vsa sel(o1) la matiere subgecte &lt;ATTcaractere&gt; ter<text:line-break/>mes latie fut eleg(a1)ment exquis (et)<text:line-break/>tethoriques. Mais pour cause (q1)<text:line-break/>telz termes a toutes gens ne sont<text:line-break/>pas co mmuns. Je simple dent u<text:line-break/>dement considerant que la matie(-)<text:line-break/>re est ioyeuse et recreatiue a (q2) bi(e1)<text:line-break/>la compzent (sol) effin que vous pri(-)<text:line-break/>cipallement qui selon commune(-)<text:line-break/>tenomme prenez plaisir (et) delecta(-)<text:line-break/>ti(o1) aux escriptures y puisses pas(-)<text:line-break/>ser aulcuneffois temps si vostre<text:line-break/>b(o1) plaisir est de lire ou escouter le<text:line-break/>contenu en ce present liure et aul(-)<text:line-break/>ttes gens de bien. Pareillement<text:line-break/>me suis ingere selon mon debille<text:line-break/>esperit et petite capacite a trans(-)<text:line-break/>later les parolles latines dudict<text:line-break/>poge et traictet en parolles fran(-)<text:line-break/>coises au mieulx que iay peu lin(-)<text:line-break/><text:soft-page-break/>tencion de luy ainsi que les parol<text:line-break/>les latines en touchent. Mais<text:line-break/>pourtant que les motz latis nof<text:line-break/>fencent pas tant les oreilles des<text:line-break/>auditeurs quelque ville chose (q2)lz<text:line-break/>denottent que sont les motz stan<text:line-break/>cois quant ilz touchent de choses<text:line-break/>vetecondieuses (sol) et especiallem(e1)t<text:line-break/>des otuutes de nature. Je ne ay<text:line-break/>point voulu ne c(o1)uenir les motz<text:line-break/>latins seullement en motz fran(-)<text:line-break/>cois et tendant francois pour la<text:line-break/>tin sans plus (sol) ains ay voulu ex(-)<text:line-break/>primer les sentences touchant ce<text:line-break/>cas en parolles couuertes non de(-)<text:line-break/>clarantes<text:s/>si vulgairement le s(e1)u<text:line-break/>litteral du latin. Par quoy les le(-)<text:line-break/>cteurs ou auditeurs de cestuy pre(-)<text:line-break/>sent leure ne doiuent imposet fau<text:line-break/>cete en la translati(o1) par tant que<text:line-break/>elle ne soit totallement faicte au<text:line-break/>sens litteral. Mais ien excuse lin<text:line-break/>tencion du Translateur qui non<text:line-break/>par arrog(a1)ce la ainsi faict mais<text:line-break/><text:span text:style-name="pb">[n.p.]</text:span><text:line-break/>esperant complaire a chascun en<text:line-break/>(e1)suiu(a1)t mesmement lexcusation<text:line-break/>dudit poge florentin principal ac<text:line-break/>teur du dessusoict liure qui se excu<text:line-break/>se de tant que pour son inten cion<text:line-break/>reputer vilz et infames a loccasi(-)<text:line-break/>on de la substance denotee y eulx<text:line-break/>aisi quil apertau commencement<text:line-break/>de son liure (sol) iequel commence ain<text:line-break/>si. Multos quidem. (et)c.</text:p>
      <text:p text:style-name="figure">&lt;ATTimage&gt;</text:p>
      <text:p text:style-name="P9"><text:span text:style-name="T10">P</text:span>our plus euidentem(e1)t c(o1)<text:line-break/>gnoistre la cause principal(-)<text:line-break/>le de cestuy petit liure ainsi com(-)<text:line-break/>mele bon lacteur en son proeme le<text:line-break/>tousche (sol) nous deuons nottet que<text:line-break/>page florentin fut vng ttes let(-)<text:line-break/>tre homme : et grant orateur (sol) Et<text:line-break/>plain de tresbelle eloquence lequel<text:line-break/>estoit natif du pays de florence (sol)<text:line-break/>pour les tres belles preminences<text:line-break/>et<text:s/>donc de grace quil auoit en luy<text:line-break/>fut appelle en court de comme la<text:line-break/>ou auecques plusieurs autres no<text:line-break/>tables clercz entre lesquelz il estoit<text:line-break/><text:soft-page-break/>fut faict vng edict que chascun di<text:line-break/>ceulx (sol) apportoyt tous les iours<text:line-break/>fust apres disnet ou souppet aus(-)<text:line-break/>cune chose<text:s/>ioveulx pour recteer l(e1)<text:line-break/>tendem(e1)t a(i1)sique la lettre le tou(-)<text:line-break/>che qui dict. Multos futuros esse<text:line-break/>arbitoz quias nosttas confabula<text:line-break/>tiones et cetera. Poge dit a ses c(o1)<text:line-break/>paignons ie presuppose (sol) arbitre<text:line-break/>iuge et croy plusie<text:span text:style-name="T11">r</text:span><text:s/>s estre au t(e1)ps<text:line-break/>aduenir qui reputeront noz pres(e1)<text:line-break/>tes consabullaitons estre choses<text:line-break/>legieres et mains dignes destre (p1)<text:line-break/>sentees deuant les hommes gra(-)<text:line-break/>uez sages et bien lettrez (et) pourt(a1)t<text:line-break/>que la substances dicelles est legie<text:line-break/>re. Du pour tant que la maniere<text:line-break/>de les netter et descripre ne proces<text:line-break/>dera pas de l(a1)gue si eloquente que<text:line-break/>ces gr(a1)sg(e1)s vouloroyent ouyz<text:line-break/>Et quoy il appert que poge flor(e1)<text:line-break/>tin ne fut pas seul intenteut defoi<text:line-break/>ctes facecies pourtant quil parle<text:line-break/>en plurier grant nombre : Et les<text:line-break/>appelle nostre en<text:s/>faisant son tres(-)<text:line-break/>bon propos lequel il excuse dis(a1)t<text:line-break/>ainsi. Quibus ego respondram.<text:line-break/>Mais sil estoit ainsi dest poge que<text:line-break/>les futurs comme dict est vueil(-)<text:line-break/>lent increpet ce present liure pour<text:line-break/>ste causes deffusdictes ie leur res(-)<text:line-break/>pondz que iay leu en plusieurs li(-)<text:line-break/>eux noz predecesseurs tressayges<text:line-break/>et plus grans hommes en scien(-)<text:line-break/>ces que nous ne sommes auoit ac<text:line-break/>quis grandes louenges et grans<text:line-break/>honneurs en prenant delectacion<text:line-break/>en lacecns narrations de fables<text:line-break/>(et) dictz ioyeulx garder tousiours<text:line-break/><text:span text:style-name="pb">[n.p.]</text:span><text:line-break/>honnestete (sol) (et) ne reputoyent pas y<text:line-break/>celles choses villes ne (i1)dignes de<text:line-break/>repreh(e1)sion (sol) mais de lou(e1)ge. Par<text:line-break/>quoy il me suffist prenoze si alle(-)<text:line-break/>guer les faictz diceux pour m(o1) ex<text:line-break/>cusation Et ce (q1) plus deshonneste<text:line-break/>pour moy ie repute (sol)<text:s/>cest le temps<text:line-break/>que’tay perdu en choses inutilles<text:line-break/>lequel eust mieulx vallu (q1) ie leus<text:line-break/>se employe a descripze curieuse(m1)t<text:line-break/><text:soft-page-break/>aucune chose ioyeuse selon linmi(-)<text:line-break/>tacion de noz saiges maistres pre<text:line-break/>decesseurs. Comme ainsi soit que<text:line-break/>le tableur de ce faire ne soyt<text:s/>point<text:line-break/>deshonneste (sol) Mais lont loue les sa<text:line-break/>ges et repute comme conuenable<text:line-break/>et necessaire aux gens de bien po<text:span text:style-name="T12">r</text:span><text:line-break/>tant premier que celuy qui ce fait<text:line-break/>cuite oysiuete. Et si donne cause<text:line-break/>aux lecteurs et auditeurs de sonli<text:line-break/>ute de leuitter. Et souuenteffois<text:line-break/>retourner leurs pensees de aulcu(-)<text:line-break/>nes mauluaises cogitaci(o1)s Auec<text:line-break/>ques ce il est vtille (sol) mesmes aux<text:line-break/>gens contemplatifz et studieux d<text:line-break/>recreer leur entendemens par aul<text:line-break/>cune maniere de ieux honnestes<text:line-break/>pour les ramener a hilarite (et) plai<text:line-break/>sance (sol) et par ainsi dit poge floren<text:line-break/>tin la maniere de son liure (sol) et res(-)<text:line-break/>pond a ceulx qui la vouldroyent<text:line-break/>blasmer. A(p1)sse epcuse la maniere<text:line-break/>de proceder en son liure touschant<text:line-break/>les parolles : et leloquence disant<text:line-break/>ainsi. Eloquenciam vero. (et)c. Je<text:line-break/>trouue dit poge chose moult diffi<text:line-break/>cille fors a celluy qui est bien cuti<text:line-break/>eux scauoit mettre grande tetho<text:line-break/>ticque (et) vser de haute eloqu(e1)te en<text:line-break/>parlant de petites choses (sol) comme<text:line-break/>de exprimer facecies en la forme<text:line-break/>ou ledit ioyeulx daultray a(i1)si c(o1)<text:line-break/>me il a este dit. Comme il soit ain<text:line-break/>si que plusieurs choses s(o1)t qui ne<text:line-break/>pourroient deuement ne plus aor<text:line-break/>neement estre racomptees qu(e1) la<text:line-break/>maniere que ceulx dont ilz proce(-)<text:line-break/>dent les racomptent. C(o1)bien que<text:line-break/>aulcuns vouldr(o1)t estimer que ie<text:line-break/>dye cecy pour excuser la coulpe de<text:line-break/>monentendement ausquelz ie me<text:line-break/>consens non voulant prendre ar(-)<text:line-break/>rogance enmoy de dire que mieux<text:line-break/>faire ne peussent (sol) mais les expor(-)<text:line-break/>te et suplie se mieux faite scaiuent<text:line-break/>qu’ilz le facent affin que di la lon<text:line-break/>gue latinee en nr(e1) vieil aage<text:s/>no(us)<text:line-break/>puissons aulcune chose acquerit<text:line-break/>Car en ce m(o1)streront ilz la beau(-)<text:line-break/>te de leur entendement (sol) (et) ne soient<text:line-break/><text:soft-page-break/>pas si rigoureux (i1)dicateurs que<text:line-break/>ilz veulent du tout blasmer (et) vi(-)<text:line-break/>tuperer nostre presente oeuute spe<text:line-break/>ciallement de moy qui lay escipt<text:line-break/>et en ay fait au mieulx que ien ay<text:line-break/>peu cat en ce que iay fait na point<text:line-break/>este pour offencer aulcun. Mays<text:line-break/>seullement pour passer le temps<text:line-break/>d(o1)ner a m(o1) esperit aulcune recrea<text:line-break/>tion. Ainsi fist poge le preambule<text:line-break/>de son liure puis commeca la nar<text:line-break/>ratiue ainsi comme il sensuit.</text:p>
      <text:h text:style-name="Titre1" text:outline-level="1">(ipdm) La (p1)miere facecie est d(u1)g<text:line-break/>poure pecheur qui loua et despitta<text:line-break/>dieu tout en vne heure (sol) (et) comm(e1)(-)<text:line-break/>ce en latin. Laietani. (et)c.</text:h>
      <text:p text:style-name="P13"><text:span text:style-name="T14">A</text:span>Insi que dit poge flo(-)<text:line-break/>rentin touteffoys es(p3)<text:line-break/>ties de l(o1)bardie au(p1)e<text:line-break/>sla(m1)r est vne petite ville n(o1)mes<text:line-break/><text:span text:style-name="pb">[n.p.]</text:span></text:p>
      <text:p text:style-name="figure">&lt;ATTimage&gt;</text:p>
      <text:p text:style-name="p">cayette en la(q1)lle ne demouroyent<text:line-break/>(q1) toutes poures gens (et) d(o1)t la pl(us)<text:line-break/>part nauoyent (q1) boire ne que men<text:line-break/>ger furs de ce quilz pouoyent gan<text:line-break/>gner et assembler en pescherie. Or<text:line-break/>est ainsi<text:s/>que entre eulx cayete ins<text:line-break/>fut vng nomme nauelet ieune h(o1)<text:line-break/>me (sol) lequel se maria a vne moult<text:line-break/>belle ieune fille qui se mist a tenir<text:line-break/>s(o1) petit mesnage (sol) (et) est assez vray<text:line-break/>semblable veu la grandeur lucra<text:line-break/>tiue dont il estoit quil nauoit pas<text:line-break/>de toutes monnoyes pour change<text:line-break/>tenir dont il nestoit pas fort ioy(-)<text:line-break/>eulx (et) nompas de merueilles : car<text:line-break/>g(e1)s s(a1)s argent sont a demy mors<text:line-break/>Dr est vray (q1) pour la petite pro(-)<text:line-break/>uision que ce poure ieune homme<text:line-break/>faisoit en la mais(o1) sa femme sou(-)<text:line-break/>uent le tourmentoit (et) tempestoyt<text:line-break/>et si luy donnoit grandes reprou(-)<text:line-break/>ches. Tellement que le poure com<text:line-break/>paignon c(o1)me tout desespere pro(-)<text:line-break/>posa de sen aller dess(us) la mer et de<text:line-break/>laisser sa f(e1)me en esperance de gai(-)<text:line-break/><text:soft-page-break/>gner (et) de ne retourner iamais en<text:line-break/>la maison ne au pays (sol) tant que il<text:line-break/>eust aucune chose conqueste. Et a<text:line-break/>doncques mist a point toutes ses<text:line-break/>bes(o1)gnes et fist toutes ses repara(-)<text:line-break/>tions aux nauires auecques au(-)<text:line-break/>cuns certains complices et com(-)<text:line-break/>paignons quil auoit. Partit da(-)<text:line-break/>uecques sa femme laquelle il lais(-)<text:line-break/>sa en vne poure maisonnette tou(-)<text:line-break/>te descouuerte (sol) ayant seullement<text:line-break/>vng petit lict (sol) dont la couuerture<text:line-break/>ne valloit comme riens. Et sen<text:line-break/>alla dessus mer la ou il y fut pres<text:line-break/>de cinq ans ou plus sans reuenir.<text:line-break/>Dr aduint que tantost apres que<text:line-break/>cedit gallant fut (p3)ty le filz sa me(-)<text:line-break/>re qui estoit tout de loisir voyant<text:line-break/>la beaulte de ceste poure ieune fem<text:line-break/>me que son mary par pourete (sol) a(-)<text:line-break/>uoit hab(a1)donnee vint a elle et lex<text:line-break/>horta par belles parolles (sol) dons et<text:line-break/>promesses<text:s/>quil luy fist tant quel(-)<text:line-break/>le se consentit faire sa voulente et<text:line-break/>mist en oubly la foy de mariage<text:line-break/>quelle auoit promise a son mary.<text:line-break/>Ainsi recouurit la poure femme<text:line-break/>pour son mary vng amy (sol) lequel<text:line-break/>la vestit plaisammen : (sol) et luy don<text:line-break/>na tre (sol) beaulict<text:s/>(et) belle couuerture<text:line-break/>Luy fist refaire la maison toute<text:line-break/>neufue. La nourrit et gouuerna<text:line-break/>tresbien Et qui pius est a laide de<text:line-break/>dieu et de ses voisins en successi(-)<text:line-break/>on de temps luy fist trois beaulx<text:line-break/>enfans (sol) lesquelz furent deuement<text:line-break/>esleuz et nourris tant<text:s/>(q2)lz estoyent<text:line-break/>ia tous gr(a1)s quant le mary de la<text:line-break/>mere (q2) estoit desia oublye<text:line-break/><text:span text:style-name="pb">[n.p.]</text:span><text:line-break/>retour(-)na lequel au bout de cinq ans ou<text:line-break/>enuiron arriua au port de la cite<text:line-break/>n(o1) pas tant chargie de biens quil<text:line-break/>auoit espoir quant il partit Apres<text:line-break/>que ce poure homme<text:s/>fut descendu<text:line-break/>sur terre il sen alla en sa maison<text:line-break/>la(q1)lle il vit toute reparee (sol) sa fem<text:line-break/>me bi(e1) vestue son lit couuert dune<text:line-break/>belle couuerture et son mesnaige<text:line-break/>tresbien en point. Quant cest h(o1)e<text:line-break/><text:soft-page-break/>vit cest estat a(i1)si que dit est il fut<text:line-break/>moult esbahy (et) demanda a sa fem<text:line-break/>me d(o1)t ce procedoit premier qui a<text:line-break/>noit este cause de refaire sa mais(o1)<text:line-break/>de la reuestir si bien qui luy auoyt<text:line-break/>bonne son beau lit sa belle couuer(-)<text:line-break/>ture Et generallem(e1)t d(o1)t estoy(e1)t<text:line-break/>procedez (et) venus tant de biens a<text:line-break/>la maison (q2)l ny auoit au deuant<text:line-break/>(q2)l partist A toutes les demandes<text:line-break/>que ce mary feist a ceste femme el(-)<text:line-break/>le ne resp(o1)dit autre chose sin(o1) (q1) la<text:line-break/>grace de dieu les luy auoit (et)uoyez<text:line-break/>et luy auoit ayde. Ad(o1)c(q1)s c(o1)men(-)<text:line-break/>ca le poure h(o1)e a louer dieu et luy<text:line-break/>rendre grace de t(a1)t de biens (q2)l luy<text:line-break/>auoit enuoyez Tantost apres ar(-)<text:line-break/>riua dedans la maison vng beau<text:line-break/>petit (e1)f(a1)t (e1)uir(o1) de laag : detroys<text:line-break/>ans qui se vint froter encontre la<text:line-break/>mere ainsi que la mere ladmonne(-)<text:line-break/>stoit. Lors le mary ce voy(a1)t tout<text:line-break/>esbahy commenca a demander (q2)<text:line-break/>estoit celuy enfant. Elle respondit<text:line-break/>quil estoit a eulx (sol) et le poure hom<text:line-break/>me tout estonne demanda dont il<text:line-break/>luy estoit venu que luy estant de(-)<text:line-break/>hors (et) en son absence elle eust con(-)<text:line-break/>ceu (et) enfante<text:s/>vng enfant. A ceste<text:line-break/>demande respondict la ieune fem(-)<text:line-break/>me que se auoit este la grace &lt;ATTcaractere&gt; bieu<text:line-break/>qui luy auoit enuoye A donc le po(-)<text:line-break/>ure homme comme tout hors du<text:line-break/>sens et enrage commenca a mau(-)<text:line-break/>greer (et) despiter dieu que tant soli(-)<text:line-break/>citement sestoit mesle de ses beson<text:line-break/>gnes et affaires quil ne luy suffi(-)<text:line-break/>soit pas de se mesler des affaires<text:line-break/>de la maison sans quil touchast a<text:line-break/>sa femme et luy enuoyer des En(-)<text:line-break/>fans Ainsi en peu dheure le poure<text:line-break/>homme loua maulgrea et despita<text:line-break/>dieu de son fait En ceste facecie est<text:line-break/>donne a entendre que il nest rien si<text:line-break/>subtil (et) malicieux que vne maul<text:line-break/>uaise femme Ri(e1) plus prompt ne<text:line-break/>moins honteux pour controuuer<text:line-break/>mensonges et excusations. Et a<text:line-break/>ceste cause quil nest h(o1)me siygno(-)<text:line-break/>rant qui aucuneffois ne c(o1)gnois(-)<text:line-break/><text:soft-page-break/>se ou appercoyue vne partie de sa<text:line-break/>malice et mensonge.</text:p>
      <text:h text:style-name="Titre1" text:outline-level="1">(ipdm) La seconde facecie est dung<text:line-break/>medecin qui garissoit les folz (sol) de(-)<text:line-break/>moniacles et enragez Et comm(e1)<text:line-break/>ce en latin Plures colo(q1)b(a1)tut. (et)c</text:h>
      <text:p text:style-name="figure">&lt;ATTimage&gt;</text:p>
      <text:p text:style-name="p"><text:span text:style-name="pb">[n.p.]</text:span></text:p>
      <text:p text:style-name="P15"><text:span text:style-name="T16">C</text:span>Omme nous voy<text:line-break/>ons en plusieurs li<text:line-break/>eux ilz sont aulcu(-)<text:line-break/>nes gens qui pren(-)<text:line-break/>n(e1)t leur felicite en<text:line-break/>chiens et oyseaulx<text:line-break/>pour aller chasser et passer temps<text:line-break/>Des(q1)lz plasieurs estoy(e1)t en la vil<text:line-break/>le de florence qui continuellement<text:line-break/>a(p1)s eulx menoyent chi(e1)s p(o1) chas<text:line-break/>ser. Et mesmement portoyent oy<text:line-break/>seaulx. Dont sen esbahissoy(e1)t be(-)<text:line-break/>aucoup les g(e1)s c(o1)m(u1)s Et telle(m1)t<text:line-break/>que souuenteffois en faisoyent co<text:line-break/>locutions demandans les vngs<text:line-break/>aux aultres comme ceulx la pre(-)<text:line-break/>noyent si grant plaisir en chiens (et)<text:line-break/>en oyseaulx. La<text:s/>fut vng nomme<text:line-break/>Paul natif de florence lequel res(-)<text:line-break/>pondit (q1) aultreffoys en la cite de<text:line-break/>Millan auoit este vng fol qui se<text:line-break/>mocquoit fort de ceulx qui les chi<text:line-break/>ens nourrissoyent (et) les oyseaulx<text:line-break/>portoyent. lors prierent aulcuns<text:line-break/>a cestuy. Paul qui leur racomp(-)<text:line-break/>tast la facecie et ioyeuse maniere<text:line-break/>comme celluy fol auoit farce les<text:line-break/>chasseurs Si comm(e1)ca paul a ra<text:line-break/>compter et dire que en la ville de<text:line-break/>millan y auoit vng medecin qui<text:line-break/>garissoit les folz : et les demonia(-)<text:line-break/>cles en vng certain temps que ilz<text:line-break/>lui estoi(e1)t aprouuez. Mais la ma<text:line-break/>niere de les guarirestoit telle. Ce(-)<text:line-break/>stuy Medecin auoit en sa maison<text:line-break/>vne grandeayre basse au meillieu<text:line-break/>d laquelle il auoit faict faire vng<text:line-break/>grant puis large (sol) Et parfond qui<text:line-break/>estoit plain deaue toute puante et<text:line-break/><text:soft-page-break/>infaicte(et) froide comme glace. Et<text:line-break/>quant on luy apportoit aulcunde<text:line-break/>moniacle le medecin regardoyt la<text:line-break/>qualite de sa malladie puis le fai(-)<text:line-break/>soit lyer dedans ce puis a vng pal<text:line-break/>qui la estoit. Sy que les vngs e(-)<text:line-break/>stoyent en leaue iusques aux ge(-)<text:line-break/>noux (sol) les autres iusques<text:s/>aux cuis<text:line-break/>ses ou plus hault aisi que le mede<text:line-break/>cin aduisoie et les faisoit laisser en<text:line-break/>peine et grant supplice. Tant que<text:line-break/>par vehem(e1)ce de la douleur quilz<text:line-break/>sentoyent leur melencollie se chan<text:line-break/>goit et sembloyent estre guarizor<text:line-break/>est aisi que entre ces demoniacles<text:line-break/>fut amene vng qui pour la gran<text:line-break/>deur &lt;ATTcaractere&gt; sa malladie fut mis en leau<text:line-break/>iusques au ventre et la fut telle(-)<text:line-break/>ment tourmente (p3) lespace de quin<text:line-break/>ze iours (q1) sa maladie cessa et puis<text:line-break/>par la comme sain en demandant<text:line-break/>au medecin quil luy pleust de sa<text:s/>v(o1)<text:line-break/>ne grace le faire mettre hors ce que<text:line-break/>se medecin accorda par ainsi (q1) cel(-)<text:line-break/>luy demoniacle ne sortiroit point<text:line-break/>de la salle ou estoit le puis sur pei(-)<text:line-break/>ne dy estre remis A ce faire saccor<text:line-break/>da le fol et de fait le sist craignant<text:line-break/>estre remis en leane.<text:s/>Si que par<text:line-break/>succession de temps le medecin luy<text:line-break/>eslargit sa prison tousiours depe(-)<text:line-break/>tit en petit. Et finablem(e1)t eut c(o1)<text:line-break/>gie daller iusques a lhuys de de(-)<text:line-break/>uant pourueu quil ne lipasseroyt<text:line-break/>point. Et ainsi le seist craignant<text:line-break/>tousiours leaue c(o1)me dict est. D(-)<text:line-break/>aduint que ainsi que ce poure sol<text:line-break/>et demoniacle estoit aupres de cest<text:line-break/>huys pour regarder les passans (sol)<text:line-break/>vng ieune homme m(o1)te sus vng<text:line-break/>chiuat portant vng aultour sus<text:line-break/><text:span text:style-name="pb">[n.p.]</text:span><text:line-break/>son poing et menant vne compai<text:line-break/>gnie de chiens allapisser. Lors le<text:line-break/>sol qui lapperceut comme tout es<text:line-break/>bahy c(o1)menca a lappeller (et) luy di<text:line-break/>re quil luy pleust de parler a luy.<text:line-break/>Adonc le ieune chasseur se appro(-)<text:line-break/>cha de luy et puis luy demanda (q2)l<text:line-break/>vouloit Et le fol luy dist (sol) beau si<text:line-break/><text:soft-page-break/>te ie te prie quil te plaise me dire (q1)<text:line-break/>cest sus quoy tu es monte que cest<text:line-break/>que tu maines aupres de toy (sol) et d<text:line-break/>quoy ilz seruent Adoncques respon<text:line-break/>dit le ieune chasseur (et) luy dist que<text:line-break/>ce surquoy il estoit m(o1)te estoit vn<text:line-break/>cheual (sol) et que ce quil portoit sur sa<text:line-break/>main estoit vng autour pour pr(e1)<text:line-break/>dre des cailles et des perdrix (sol) (et)aus<text:line-break/>si que ce que il menoit derriere luy<text:line-break/>estoyent chi(e1)s pour aller a la chas<text:line-break/>se et au gibier lors demanda le fol<text:line-break/>au chasseur combien valloit bien<text:line-break/>tout le gibier quil en scauroit pr(e1)<text:line-break/>dre en vng<text:s/>an. Le chasseur luy res(-)<text:line-break/>pondit que tout ne se monstreroyt<text:line-break/>pas a six escus quant ilz seroyent<text:line-break/>bien vendus. Ledit fol demanda<text:line-break/>de rechief combien coustoyent bi(e1)<text:line-break/>a nourrir ledict cheual (sol) et loyseau<text:line-break/>et les chiens auallan. Le chasseur<text:line-break/>respondit quil<text:s/>coustoyent plus de<text:line-break/>cinquante escus. D dist le fol m(o1)<text:line-break/>amy vaten (sol) Car par ma foy se le<text:line-break/>medecin vient et saiche ta follie il<text:line-break/>te bouttera dedans leaue auecques<text:line-break/>les aultres folz et enragez : et si ty<text:line-break/>mettra ius(q1)s au menton et plus a<text:line-break/>uant que tous les<text:s/>aultres ainsi : et<text:line-break/>comme le plus estourdy et enrage<text:line-break/>et demoniacle du monde Et pour<text:line-break/>ce vaten quil ne te voye. En ceste<text:line-break/>facecie si est donne a entendre que<text:line-break/>cest vne grande follye de nourrir<text:line-break/>cheuaulx (sol) chiens (sol) et oyseaulx qui<text:line-break/>coustent t(a1)t pour enauoir si peu d<text:line-break/>prouffit et que ce faire nest vtille<text:line-break/>ne conuenable (sol) sinon aucuneffois<text:line-break/>a princes (sol) gens nobles (sol) riches (et) bi(e1)<text:line-break/>fondez pour recreati(o1) et passe t(e1)ps</text:p>
      <text:h text:style-name="Titre1" text:outline-level="1">(ipdm) La tierce facecie est<text:line-break/>d(u1)g escolier paresseux<text:line-break/>et commence au<text:s/>latin<text:line-break/>Bonatiusadolesc(e1)s. (et)c.</text:h>
      <text:p text:style-name="P17"><text:span text:style-name="T18">E</text:span>n la cite de const(a1)ce sa(-)<text:line-break/>sembloyent plusieurs e(-)<text:line-break/>studians de diuer sespar<text:line-break/><text:soft-page-break/>ties pour le bonexercite<text:line-break/>qui y estoit. Et entre les autres es<text:line-break/>colliers qui la estoy(e1)t fut vng n(o1)<text:line-break/>me bonati(us) du pays de gascongne<text:line-break/>le(q1)l bonati(us) auoit de coust(u1)e de se<text:line-break/>endormir gr(a1)de matinee (et) ne estre<text:line-break/>pas des pl(us) dilig(e1)s au matifique<text:line-break/>ses c(o1)paign(o1)s qui to(us) les matins<text:line-break/>se leuoyent pour aller ouit les dis(-)<text:line-break/>putacions quon faisoit aux escol(-)<text:line-break/>les se esbahissoyent inuestigans et<text:line-break/>disans lung a lautre comme leur<text:line-break/>compaignon bonati(us) pouoit tant<text:line-break/>durer dedans le lict (sol) et quel plaisir<text:line-break/>il y prenoit. Tant parlerent entre<text:line-break/>eulx de cecy quilz conclurent dluy<text:line-break/>demander pourquoy il le faisoit.<text:line-break/>Si aller(e1)t enuiron le midy ded(a1)s<text:line-break/>sa chambre en laquelle il estoit en(-)<text:line-break/>cores couche en son lict : et luy de(-)<text:line-break/>mandant quelle ymagination il<text:line-break/>auoit : et que luy prouffitoit estre<text:line-break/>longuement couche Bonatius a(-)<text:line-break/>doncques respondit mes<text:line-break/><text:span text:style-name="pb">[n.p.]</text:span><text:line-break/>compai(-)gnons ie scay bien que<text:s/>vo(us) venez<text:line-break/>de veoir et ouir les disputations (et)<text:line-break/>que quant vous estes a vne dispu<text:line-break/>tacion especiallement quant il ya<text:line-break/>gr(a1)t cause de litige iamais vous<text:line-break/>neu partez t(a1)t que vous ayez veu<text:line-break/>assigner a la meilleure parti(et) la dif<text:line-break/>finitiue du proces. Drest ainsi de<text:line-break/>moy en ce lit ou vous me voyez.<text:line-break/>Je suis escoutant tous les iours<text:line-break/>disposition du litige de deux pties<text:line-break/>aduerses. Lestassauoir sollicitude<text:line-break/>et paresse qui to(us) les matins a m(o1)<text:line-break/>leuer se viennent presenter en ha(-)<text:line-break/>bit de femme et commencer vng<text:line-break/>proces. Lune cestassauoit solicitu<text:line-break/>de qui me admonneste de me leuer<text:line-break/>aller aux estudes comme vo(us) tra<text:line-break/>uailler mon corps (sol) et prendre de la<text:line-break/>peine beaucoup (sol) lautre : cestassa(-)<text:line-break/>uoir paresse dit de sa part quil fait<text:line-break/>grant froit que ie dois tenir mon<text:line-break/>corps en la challeur du lict (et) nom<text:line-break/>pas me aller esuanter Enceste con<text:line-break/>trouer se sont deu(a1)t moy ces deux<text:line-break/><text:soft-page-break/>femmes baillantes rais(o1)s c(o1)trai<text:line-break/>res lune a lautre Cestassauoit sol<text:line-break/>licitude qui veult que ie me lieue<text:line-break/>dict (sol) que a regnart endormy il ne<text:line-break/>chiet ti(e1)s en la gueulle (et) que se ie<text:line-break/>veulx auoit des biens (et) acquerir<text:line-break/>en ma ieunesse ce dequoy ie puisse<text:line-break/>viure enma vieillesse il me c(o1)ui(e1)t<text:line-break/>leuer matin (sol) coucher bi(e1) tard (sol) (e1)du<text:line-break/>rer fain (et) soif (sol) froit (et) chault (et) tra<text:line-break/>uailler mon corps sans cesser pa<text:line-break/>resse resp(o1)d tout au c(o1)traire dis(a1)t<text:line-break/>que ie suis ieune et tendre (et) que par<text:line-break/>me leuer trop mati et aller mettre<text:line-break/>mon corps au froit vne collicque<text:line-break/>passion me pourroit bl(e1) tost pren<text:line-break/>dre qui seroit cause de ma mort : et<text:line-break/>par tant que dois tousiours tenir<text:line-break/>mon corps seurement en la chale(-)<text:line-break/>du lit qui est naturelle Ainsi en ce(-)<text:line-break/>ste disputaci(o1) faicte tous lesio<text:span text:style-name="T19">r</text:span><text:s/>s<text:line-break/>deuant moy ie assiste comme iuge<text:line-break/>esgal autant fauorisant lune par<text:line-break/>tie de ce lit tant querir les voye<text:s/>da<text:line-break/>cord (et) que le litige soit finy En ce<text:line-break/>ste facecie est donne a entendre que<text:line-break/>vng homme vicieux quant il est<text:line-break/>reprins de son vice treuue excuses<text:line-break/>fondees en peche et soustient vou<text:line-break/>lentiers son erreur</text:p>
      <text:h text:style-name="Titre1" text:outline-level="1">(ipdm) Dung iuif qui se fist crestien(-)<text:line-break/>ner par le portacion daulcuns cre(-)<text:line-break/>stiens (sol) et commence. Judeum c(u1)<text:line-break/>multi. (et)c.</text:h>
      <text:p text:style-name="figure">&lt;ATTimage&gt;</text:p>
      <text:p text:style-name="P20"><text:span text:style-name="T21">U</text:span>Ng march(a1)t iuif estoit<text:line-break/>en la cite de romme qui<text:line-break/>a cause de sa marchan(-)<text:line-break/>dise il hantoyt fort auecques aul(-)<text:line-break/>cuns crestiens lesquelz le<text:line-break/><text:span text:style-name="pb">[n.p.]</text:span><text:line-break/>admon(-)nestoyent souuentessois de se con(-)<text:line-break/>uertir a la saincte foy de nostre sei<text:line-break/>gneur ihesucrist et renoncer sa pa(-)<text:line-break/>ganite. A laquelle chose ne se vou<text:line-break/>loit bonnement consentir lediuif<text:line-break/>pourtant que en ce faisant lesd cre<text:line-break/><text:soft-page-break/>stiens le admonnestoyent de d(o1)ner<text:line-break/>tous ses biens<text:s/>aux poures pour<text:line-break/>lamour de dieu et la sainctc esctip<text:line-break/>ture mettoit que pour vng denier<text:line-break/>quil donneroit a dieu en cent dou(-)<text:line-break/>bles le remuneroit Tant et telle(-)<text:line-break/>ment persuaderent les crestiens le<text:line-break/>dit iuis quil se fist batiser et distri(-)<text:line-break/>bua tous ses biens aux poures : et<text:line-break/>aux mendians si que il ne luy de(-)<text:line-break/>moura riens et fut le plus poure<text:line-break/>de tous cuidant que incontin(e1)t ce<text:line-break/>don sait et le baptesme receu dieu<text:line-break/>luy enuoyast la remuneration que<text:line-break/>les crestiens disoyent. Toutefois<text:line-break/>le cas fut tel que ce bit iuis (q2) tous<text:line-break/>ses biens auoit departiset ne trou<text:line-break/>uoit qui le (i1)uit ast a disner auec(q1)s<text:line-break/>soy fut contrainct de fain en telle<text:line-break/>maniere que force luy fut de sen<text:line-break/>aller boutter en vng hospital la<text:line-break/>ou il fut prins de maladie telle(m1)t<text:line-break/>que par les lieux secretz dembas<text:line-break/>il gettoit vne si grande effusion de<text:line-break/>sang que on le pouoit nulle(m1)t<text:line-break/>estancher et fut presque mort. Or<text:line-break/>aduint que en ceste malladie que ce<text:line-break/>poure homme enduroyt presque<text:line-break/>mort de fain encestuy hospital sai<text:line-break/>soit cent mille regretz de ses biens<text:line-break/>quilauoit donnez (sol) mauloissoyt et<text:line-break/>blasmoy(e1)c ceulx (q2) lauoyent auec<text:line-break/>ty de ce faire (et) luy donnoyent a en<text:line-break/>tendre que nostre seigneur. Jhesu<text:line-break/>crist le remuneroit a cent doubles<text:line-break/>desesperant de sa remuneration.<text:line-break/>Vng iour pour prendre et pour al<text:line-break/>ler au retraict se<text:s/>leua de son lict : et<text:line-break/>sen alla en vng preau assez presde<text:line-break/>lospital la ou pres sonessestion fai<text:line-break/>cte en cueillant des herbes po<text:span text:style-name="T22">r</text:span><text:s/>tor<text:line-break/>cher son derriere il trouua vng pe<text:line-break/>tit drappeau delin ou estoyent en(-)<text:line-break/>ueloppez plusieurs belles pierres<text:line-break/>precieuses dont il fut fait plus ri(-)<text:line-break/>che que par auant manda des me(-)<text:line-break/>decins (et) fut guary (sol) fist faire mai(-)<text:line-break/>son cri(u1)phante (et) vesquit plus op<text:line-break/>pulentement quil nauoit faict A(-)<text:line-break/>doncques les crestiens (q2) le veir(e1)t<text:line-break/><text:soft-page-break/>venir a si grande prosperite luy d<text:line-break/>manderent se ce quilz luy auoyent<text:line-break/>dit nestoit pas vray Et si dieu ne<text:line-break/>luy auoit pas donne le double des<text:line-break/>biens quil auoit dispersez aux po(-)<text:line-break/>ures A ce respondit que voirem(e1)t<text:line-break/>dieu les luy auoit enuoyez (sol) mais<text:line-break/>quil ne luy en scauroit aucun gre<text:line-break/>po<text:span text:style-name="T23">r</text:span><text:s/>ce quil auoit trop differe a luy<text:line-break/>enuoyer (et) luy auoit laisse endurer<text:line-break/>tant de mal que a peu quil nen e(-)<text:line-break/>stoit mort En ceste facecie est don<text:line-break/>ne a entendre que vng bien fait ne<text:line-break/>sera iamais trop tart ofere a vng<text:line-break/>homme ingrat car il est tousio<text:span text:style-name="T24">r</text:span>s<text:line-break/>perdu</text:p>
      <text:h text:style-name="Titre1" text:outline-level="1">(ipdm) Dung folhomme qui<text:line-break/>cuida que sa femme eust<text:line-break/>deux secretz de nature : et<text:line-break/>commence au latin. Bo<text:line-break/>mo e nosttis. (et)c.</text:h>
      <text:p text:style-name="p"><text:span text:style-name="pb">[n.p.]</text:span></text:p>
      <text:p text:style-name="P25"><text:span text:style-name="T26">E</text:span>N la cite de tomme fat<text:line-break/>vng sot lourdault ru(-)<text:line-break/>sticque et imbecille qui<text:line-break/>se maria a vne tre(sol)belle ieune fem<text:line-break/>me laquelle par aduenture auoyt<text:line-break/>laisse aller le chat au fourmaige.<text:line-break/>Touteffois quant vit la premie(-)<text:line-break/>re nuit de nopces ce lourdault icy<text:line-break/>qui estoit rude et villain mal ad(-)<text:line-break/>uenant et pour agreable au serui(-)<text:line-break/>ce des dames si ingera faire son de<text:line-break/>uoir enuers sa femme et si sotte(-)<text:line-break/>ment si<text:s/>porta quelle en fut saoul(-)<text:line-break/>lee des la premiere fois (et) luy tout<text:line-break/>na se dos en matt(a1)t le train berrie<text:line-break/>te au gir(o1)de s(o1) mary le(q1)l nestoyt<text:line-break/>pas encores assouuy delle mais a(-)<text:line-break/>voit toujours linstument foide<text:line-break/>tellement que par derriere il cohn(-)<text:line-break/>gneut sa femme a(i1)si quelle le per(-)<text:line-break/>mist.Lors le sot estourdy luy de(-)<text:line-break/>manda comme se pouoit faire et<text:line-break/>se elle auoyt deux natures pouce<text:line-break/>faire et elle luy respondit que ouy<text:line-break/>Or dist le b(o1) h(o1)me mamye il me<text:line-break/><text:soft-page-break/>souffira bien ce lun. Il fault ad(-)<text:line-break/>niser<text:s/>de lautre que nous feron Or<text:line-break/>estoit ceste femme couteleuse et fi(-)<text:line-break/>ne amoureuse du chappelain de la<text:line-break/>patolffe (et) fut bien joyense (sol) (et) qu(a1)t<text:line-break/>elle congneut la grant rudeffe et<text:line-break/>imbécillité de son mary proposan(-)<text:line-break/>te e, foy mesmes de le tromper (sol)<text:s/>si<text:line-break/>luy dist ainsi que ilz estoyent vne<text:line-break/>foys couchez ensemble Mon amy<text:line-break/>vous me distes autrefois que lu(-)<text:line-break/>de mes natures vo(us) souffiroyt<text:line-break/>pour vostre vsaige et que de lau(-)<text:line-break/>tre ess aduisasse qu(o1) en feroit. Jay<text:line-break/>aduise se cest vostre plaisir que de<text:line-break/>lune<text:s/>nous facion laumosne et (q1)<text:line-break/>la donnions a legsise au chappe(-)<text:line-break/>lain quiseta tout ioyeulx de sen<text:line-break/>sentir vrayem(e1)t dist le mary ma<text:line-break/>mye jen puis content Il fault m(a1)<text:line-break/>der messire ieh(a1) nostre chappellain<text:line-break/>que il viengne soupper avec ques<text:line-break/>nous et quon luy<text:s/>donne Lors fut<text:line-break/>la f(e1)me toute fiere qmui ne oublia<text:line-break/>pas m(a1)der messtre iehan a venir<text:line-break/>soupper avec ceulx lequel aduer ty<text:line-break/>du cas ne faillit pas et aporta vi<text:line-break/>et viande avondamment pour se<text:line-break/>stoyer son compete qui luy faisoie<text:line-break/>aumosne dune des natures &lt;ATTcaractere&gt; sa f(e1)<text:line-break/>me. Et firent grant chere a soup(-)<text:line-break/>per. Puis sen allerent coucher to(us)<text:line-break/>trois en vng lict si que la femme<text:line-break/>estoit entre deux laquelle se tour(-)<text:line-break/>na pl(us) voulentiers deuers le pre(-)<text:line-break/>stre que vers sa mary. Lors com<text:line-break/>menca messire iehan a<text:s/>besongner<text:line-break/>a sa part (sol) et le poure sot luy disoyt<text:line-break/>Mon compere messire iehan mon<text:line-break/>amy je vous prie ne touchez po(i1)t<text:line-break/>a ma part suffise vo(us) de la vostre<text:line-break/>Lors respondit le prestre que ia a<text:line-break/>dieu ne plaise (q1) dautre chose vout<text:line-break/>sist viure que des biens de leglise<text:line-break/>et que ce boien luy suffisoyt. Ainsi<text:line-break/>permist il mesch(a1)t sot le prestre li(-)<text:line-break/>berallement (et) sans c(o1)tredit se ser(-)<text:line-break/>uir de sa femme par laumosne que<text:line-break/>il auoit faicte a leglise. Ce que ne<text:line-break/>feroyent pas beaucoup de gens.</text:p>
      <text:soft-page-break/>
      <text:p text:style-name="p">(ipdm) En ceste facicie est donne a en(-)<text:line-break/>trendre que iamais h(o1)me nest bien<text:line-break/>assotte que par femme (et) quil nest<text:line-break/>tien que on ne puisse persuadet a<text:line-break/>vng sot.</text:p>
      <text:h text:style-name="Titre1" text:outline-level="1"><text:span text:style-name="pb">[n.p.]</text:span><text:line-break/>(ipdm) Dune femme (q2) fut amoureuse<text:line-break/>dung poure Et c(o1)mmence au lain<text:line-break/>yposctitarum genus pessimum. (et)c</text:h>
      <text:p text:style-name="figure">&lt;ATTimage&gt;</text:p>
      <text:p text:style-name="P27"><text:span text:style-name="T28">O</text:span>V temps que les<text:line-break/>disciples de Jesu(-)<text:line-break/>crist alloyent par<text:line-break/>le pays et auoyent<text:line-break/>de coustume de se<text:line-break/>aller seoit a lhuys<text:line-break/>des maisons sans riens demander<text:line-break/>mais la attendoyent quon leur<text:line-break/>donnast a viure. Vng poure hom<text:line-break/>me nomme paul querant sa vie<text:line-break/>en la maniere<text:s/>que dict est sen alla<text:line-break/>vets la maison dune femme qui<text:line-break/>estoit veufue a lhuys de laquelle<text:line-break/>il sassist sans riens dire. Et pour(-)<text:line-break/>tant que bel homme il estoyt ceste<text:line-break/>vefue fort le regardoit tellement<text:line-break/>que en son regard elle se eschauffa<text:line-break/>tant que surprinse fut de<text:s/>vouloir<text:line-break/>auoir sa compaignie mais pour(-)<text:line-break/>tant que la faulce vieille nosoyt<text:line-break/>pas descouurir son couraige en la<text:line-break/>fac(o1) des ypocrites (q2) est le pire g(e1)(-)<text:line-break/>re de gens (q2) est sur la terre elle pen<text:line-break/>sa la maniere comment elle pour<text:line-break/>roit executer sa voul(e1)te Si print<text:line-break/>de la viande et la donna audit po<text:line-break/>ure en luy disant que le lendemain<text:line-break/>il retournast vers elle Et (q1) pour<text:line-break/>lh(o1)neur de dieu elle luy donneroyt<text:line-break/>tres bien a de disner Le faite pmist le<text:line-break/>poure et de fait ne faillit pas a re(-)<text:line-break/>tourner a lheure (q1) le veufue luy<text:line-break/>auoit dit la(q1)lle le att(e1)doit a lhuis<text:line-break/>et si tost qu il fut venu elle fist en(-)<text:line-break/>trer pour le faire chauffer (sol) et luy<text:line-break/>b(o1)na tresbien a boire et a menger (sol)<text:line-break/>et le tint bien ayse en vne sienne<text:line-break/><text:soft-page-break/>ch(a1)bre bien secrette ou elle lauoyt<text:line-break/>bien enferme tousiours ay(a1)t loeil<text:line-break/>libidineux sur luy (sol) si (q1) a(p1)s son re(-)<text:line-break/>pas prins la veufue non h(o1)teuse<text:line-break/>luy faillit au col (sol) le c(o1)m(e1)ca a bai<text:line-break/>ser (et) iurer (q1) iamais de la ne parti(-)<text:line-break/>toit t(a1)t (q2)l eust faict sa voulente.<text:line-break/>Qu(a1)t le poure paul veit la mau<text:line-break/>uaise voulente de ceste veufue c(o1)<text:line-break/>tre laquelle il estriuoit et de tant (q1)<text:line-break/>il pouoit resistoit il luy dist (sol) dame<text:line-break/>regarde que cest (q1) tu veulx faire<text:line-break/>et le grant inconuenient en quoy<text:line-break/>ta veulx mettre toy et moy<text:s/>Si a(i1)<text:line-break/>si est que tu me vueilles laisser al<text:line-break/>ler s(a1)s faire ta voulente mauvai<text:line-break/>se ie men rapporte a toy (et) appelle<text:line-break/>dieu a tesmoing que ce nest point<text:line-break/>par moy mais a toy seulle en doit<text:line-break/>estre le peche. Or auoit ce maistre<text:line-break/>ypocrite desia la verge roide com<text:line-break/>me le cornet dung vacher (sol) et deist<text:line-break/>a la vesue en luy monstrant rien<text:line-break/>vela ceste mauldicte chair laquel<text:line-break/><text:span text:style-name="pb">[n.p.]</text:span><text:line-break/>le par ton attouchement et admo<text:line-break/>niti(o1) cest dzessee(sol)se tu veulx pren(-)<text:line-break/>dre et ten seruir ainsi quil appar(-)<text:line-break/>tient ie men rapporte a<text:s/>toy (sol) mais<text:line-break/>en effect le peche nen demourera<text:line-break/>point sus moy. adonc print ceste<text:line-break/>femme linstrument (et) lendonna a<text:line-break/>trauers du corps : (et) faignit ledict<text:line-break/>maistre ypocrite n(e1) auoir aucune<text:line-break/>voulente en mettant le peche sus<text:line-break/>aile En ceste facecie est donne<text:s/>a en<text:line-break/>tendre que plusieurs faign(e1)t estre<text:line-break/>simples comme aigneaulx (q2) sont<text:line-break/>cauteleux comme regnars (et) mes(-)<text:line-break/>mement faignans quilz n(o1)t cure<text:line-break/>de ce quilz vouloroyent ia tenir.</text:p>
      <text:soft-page-break/>
      <text:h text:style-name="Titre1" text:outline-level="1">(ipdm) D(u1)g ieune chevalier<text:line-break/>qui se fur sa de vng eus(q1)<text:line-break/>et commence au<text:s/>latin<text:line-break/>Jdam se mel a p(o1)tificis<text:line-break/>palacium. (et)c.</text:h>
      <text:p text:style-name="P29"><text:span text:style-name="T30">I</text:span>L y dit poge (q1) vne foys<text:line-break/>il alloit au palais dung<text:line-break/>euesque le(q1)l estoit a r(o1)(-)<text:line-break/>me (sol) et ainsi (q1)l estoit deu(a1)t la mai<text:line-break/>son de cest eusque il vit vng des<text:line-break/>ieunes chevalliers de la cite (q2) par<text:line-break/>soit a leusque par adu(e1)ture pour<text:line-break/>aulcunes choses quil auoit a bes(o1)<text:line-break/>gner : et fut long temps ce ieune<text:line-break/>chevallier parl(a1)t a cest eusque la<text:line-break/>teste descouuerte s(a1)s que leuesque<text:line-break/>qui point ne sen aduertissoyt luy<text:line-break/>deist quil se couurist. Ainsi quant<text:line-break/>le<text:s/>ieune chevallier eut tout c(o1)clut<text:line-break/>auec leuesque ce quil voulut il se<text:line-break/>partit de luy et vit (p3)ler aux b(o1)s<text:line-break/>compagn(o1)s qui auoyent ce veu<text:line-break/>x leur dir Je ne scay si notre eues<text:line-break/>(q1) le fait par orgueil ou par arro(-)<text:line-break/>g(a1)ce ou par non scauance ou aul<text:line-break/>trement de laisser vng homme sy<text:line-break/>longuem(e1)t descouuert deu(a1)t luy<text:line-break/>s(a1)s le faire couurir mais le vueil<text:line-break/>bien quil saiche que iay dit (q2)l na<text:line-break/>pas laisse la moytie de son asne a<text:line-break/>lhostel il le porte tout qu(a1)t et luy<text:line-break/>En ceste facecie est donne a enten<text:line-break/>dre que celluy est bien asne de quel<text:line-break/>que estat quil soit qui ne porte h(o1)<text:line-break/>neur a ceulx qui luy portent.</text:p>
      <text:h text:style-name="Titre1" text:outline-level="1">(ipdm) Vng dit ioyeux que poge rac(o1)<text:line-break/>pte de vng sien compagnon nom<text:line-break/>me zacarus(sol) (et) commence au lati.<text:line-break/>Per ambulantes.</text:h>
      <text:p text:style-name="P31"><text:span text:style-name="T32">P</text:span>Oge dit que de coustu<text:line-break/>me<text:s/>il alloit voullenti(-)<text:line-break/>ers tournoier autour d<text:line-break/>la cite auec vng sien c(o1)<text:line-break/>paignon n(o1)me zacarus h(o1)me ioy<text:line-break/>eux(sol)ulaisant(sol)facecieux(sol) et recrea<text:line-break/><text:soft-page-break/>tif Et ainsi que vne foys il la to(-)<text:line-break/>noyent ilz arriuerent en vng lieu<text:line-break/>ou len faisoit vnes nopees :<text:s/>Et<text:line-break/>estoit le sec(o1)d iour de la feste la ou<text:line-break/>estoy(e1)t les pare(e1)s (et) amys desma<text:line-break/>riez qui d(a1)soy(e1)t et faisoy(e1)t grant<text:line-break/>chere et se iouoient ensemble Lors<text:line-break/>pour veoir leurs esbatz se arreste<text:line-break/>rent poge et son c(o1)pagnon qui a(-)<text:line-break/>pres plusieurs regardz faitz d(o1)nt<text:line-break/>rent chascun sonoppimonendis(a1)t<text:line-break/>quelque plaisant dit entre lesquelz<text:line-break/>poge commenca a dire en soubz ri<text:line-break/>ant Rematrimoniun c(o1) (sol)(u1)maue(-)<text:line-break/>runt (sol) cest a dire.Voicy ceulx qui<text:line-break/>ont consomme le mariage Adonc<text:line-break/>dist zacarus ce sont mon. Maisie<text:line-break/>suis a lopposite (sol) car ilz ont c(o1)som<text:line-break/><text:span text:style-name="pb">[n.p.]</text:span><text:line-break/>me le matrimoine (et) lay vaste (et)c(o1)<text:line-break/>somme mon patrimoine. Ad(o1)c(q1)s<text:line-break/>c(o1)menca poge a rire c(o1)gnoissant<text:line-break/>(q1) zucar(us) disoit vray (sol) car il auoyt<text:line-break/>trullement yissipe (et) passe toute la<text:line-break/>succession de s(o1) pere a mener ieux<text:line-break/>esbatz a faire grant chiere. En ce(-)<text:line-break/>ste facecie est donne a entendre que<text:line-break/>tel se cuide aulcuneffois railler de<text:line-break/>aut ny qui se raille de soimesmes</text:p>
      <text:h text:style-name="Titre1" text:outline-level="1">(ipdm) Dr vng preuost qui fut te(-)<text:line-break/>prins de trop se louer (sol) et com(-)<text:line-break/>mence au latin Quidam it u(-)<text:line-break/>rus florenciam. (et)c.</text:h>
      <text:p text:style-name="P33"><text:span text:style-name="T34">A</text:span><text:s/>Romme fut vng pre<text:line-break/>uost qui fut habille h(o1)<text:line-break/>me estoit (et) auoit &lt;ATTcaractere&gt; bel<text:line-break/>les preeminences (sol) mais aussy luy<text:line-break/>estoit il bi(e1) aduiset souuent le des<text:line-break/>prisoyent plusieurs sayges gens<text:line-break/>pource que luy mesme recitoit ses<text:line-break/>vertus et trop se glofioit. Cestuy<text:line-break/>preuost fut esleu de ceulx de r(o1)me<text:line-break/>pour aller en aulcune commissi(o1)<text:line-break/>a frlor(e1)ce dont il fut m(o1)lt ioyeulx<text:line-break/>Et croy que toute sa sollicuud (et)<text:line-break/>cogitacion quil eut entre comme<text:line-break/>a<text:s/>florence fut a recogiter (et) recapi<text:line-break/><text:soft-page-break/>tuler toutes ses vertus : et belles<text:line-break/>preminences (sol) car sitost quil fut<text:line-break/>venu a florence il s(e1) alla dedans<text:line-break/>la grant eglise de la cite ou les sai<text:line-break/>ges h(o1)mes : et especiallement les<text:line-break/>anciens et ceulx qui auoient la<text:s/>po<text:line-break/>lice de la ville vindrent luy faire<text:line-break/>honneur (et) reuer(e1)ce pour lh(o1)neur<text:line-break/>des rommo(i1)s pour lesquelz il ve<text:line-break/>noit lors ce preuost voyant lhon<text:line-break/>neur qu(o1) luy faisoit acreut sa cor<text:line-break/>nar die de vng degre (sol) et c(o1)me po<text:span text:style-name="T35">r</text:span><text:line-break/>monstrer que lh(o1)neur que<text:s/>ilz luy<text:line-break/>faisoyent luy fut bien deceu (sol) com<text:line-break/>menca a racompter de son (p1)mier<text:line-break/>aage (et) c(o1)me par ses belles meurs<text:line-break/>sagesse et profundite (et) science que<text:line-break/>ceulx de comme lauoyent esleu se<text:line-break/>nateur de comme (sol) comme son c(o1)(-)<text:line-break/>seil out estoit faict (sol) comme tous<text:line-break/>consentoyent a tout ce quil vou(-)<text:line-break/>loit dire et faire Et generallem(e1)t<text:line-break/>en plixes parolles (et) serm(o1)s (et) en<text:line-break/>nuieux recitant de ces belles pree<text:line-break/>minences que ce fut tresgr(a1)t mer<text:line-break/>ueilles Mesme racompte comme<text:line-break/>il estoit party de la cite de comme<text:line-break/>la compagnie quil auoit eue (p3)<text:line-break/>tir et tout ce quil auoit. Et gene(-)<text:line-break/>rallement de point enpoint narra<text:line-break/>et deist tous ces faretz. Mesmes<text:line-break/>qu(a1)tes lieues il auoit faictes po<text:span text:style-name="T36">r</text:span><text:line-break/>iout toutes les tauernes ou il a(-)<text:line-break/>uoit beu (et) les logis ou il auoit le<text:line-break/>gie. Si que en la profixrte de ses<text:line-break/>parolles sans parler de la cause<text:line-break/>pourquoy estoit la venu plusie<text:span text:style-name="T37">r</text:span>s<text:line-break/>sen ennuierent cuidant que toute<text:line-break/>iournee se deust passer aouir les fa<text:line-break/>cheries et fabulations de ce glori(-)<text:line-break/>eux preuost qui si longuem(e1)t les<text:line-break/>tint en son sermon que la nuit au<text:line-break/>prochoit lors lung des assistans<text:line-break/>assez ioyeux homme se approche<text:line-break/>dudit preuost et luy dist en loreille<text:line-break/>Monseigneur il est defia bientart<text:line-break/>bastez vostre ch mi car voicy tift<text:line-break/>il le dernier iour (q1) vous auez vo<text:span text:style-name="T38">r</text:span><text:line-break/>estre au senat de florence et si vo(us)<text:line-break/>ny estes vous perdres vostre c(o1)(-)<text:line-break/><text:soft-page-break/>mission. O dist le sol preuost qul<text:line-break/>bi(e1) apperceut que on se railloyt de<text:line-break/><text:span text:style-name="pb">[n.p.]</text:span><text:line-break/>luy be tant auoir adunde en lan(-)<text:line-break/>gaige vain. Je suis venu a flor(e1)<text:line-break/>ce (sol) (et) adoncques commenca a dire<text:line-break/>la cause pourquoy il venoit. En<text:line-break/>ceste facecie sont despusez ceulx (q2)<text:line-break/>veulent se d(o1)ner gloire pour le<text:span text:style-name="T39">r</text:span><text:line-break/>beaulx faitz. Ceulx aussi trop ha<text:line-break/>bondent en langaige vain et qui<text:line-break/>en leurs propos applicquent cho(-)<text:line-break/>ses inutilles et vaines par(e1)teses<text:line-break/>quine seruene en<text:s/>rien a la matiere<text:line-break/>fubiecte. Et ainsi que ledit (p1)uost<text:line-break/>qui a lheure quil debuoit faire son<text:line-break/>preambule et dire au senat de Flo<text:line-break/>rence les causes pourquoy il es(-)<text:line-break/>toit enuoye vers eulx alleyuoyt<text:line-break/>les beaulx faitz (et) le chemi par ou<text:line-break/>il estoit venu.</text:p>
      <text:h text:style-name="Titre1" text:outline-level="1">(ipdm)<text:s/>Dune femme adultere<text:line-break/>qui fist coucher son mary<text:line-break/>en vng coulombier t(a1)dis<text:line-break/>quelle estoit auceques son<text:line-break/>amy. Et commence au la<text:line-break/>tin. Petrus quidam c(o1)tri(-)<text:line-break/>bus. (et)c.</text:h>
      <text:p text:style-name="P40"><text:span text:style-name="T41">P</text:span>Oge dit que vng nom<text:line-break/>me pierre son compai<text:line-break/>gn(o1) luy racompta vne<text:line-break/>fable assez pour rire de<text:s/>la versu(-)<text:line-break/>sie (sol) cautelle (sol) et mauluaistie dune<text:line-break/>femme Laquelle f(e1)me estoit ma(-)<text:line-break/>riee a vng poure homme ou ber(-)<text:line-break/>gier chapestre qui nestoyt pas<text:line-break/>fort sage Et demouroyent cestuy<text:line-break/>bergier et sa femme en lhostel d(u1)&lt;ATTillisible&gt;<text:line-break/>gentil homme comme metayers<text:line-break/>ou gardes de bestes. En ceste mai<text:line-break/>son estoit vng coullombier du(q1)l<text:line-break/>ce bergier et sa femme auoyent la<text:line-break/>clef. Or est ainsi que cestuy agri(-)<text:line-break/>cole et poure innocent homme na<text:line-break/>uoit pas gaigne a tous les mest<text:line-break/>ets et marchandises que il auoyt<text:line-break/><text:soft-page-break/>demenees (sol) mais perdu si quil des<text:line-break/>uoit &lt;ATTcaractere&gt; largent beaucoup dont on<text:line-break/>le vouloit a toute heure contrain<text:line-break/>dre (et) luy enuoyoit on souuent les<text:line-break/>sergens pour le mettre pris(o1) si<text:line-break/>que toutes les nuitz il gisoit aux<text:line-break/>ch(a1)ps dont la femme nestoit pas<text:line-break/>marrie mais tresioyeuse (sol) car cep(e1)<text:line-break/>dant (q1) le poure sot couchoit aux<text:line-break/>ch(a1)ps cache en quelque vieille fos<text:line-break/>se tout mort fe froit Lamy de la d<text:line-break/>faulse femme estoit auec ques elle<text:line-break/>chauldement a faire bonne chere<text:line-break/>couche en son lit et iouyr de ses a(-)<text:line-break/>mourettes. Aduint vng ioir par<text:line-break/>fortune que le poure sot s(e1) retour<text:line-break/>na en sa maison la ou sa femme te<text:line-break/>noit son am(a1)t (q1) moult fut espou<text:line-break/>entee qu(a1)t elle vit s(o1) mary Tou(-)<text:line-break/>teffois ne tarda ella pas grande(-)<text:line-break/>ment a trouuer excuse de son cas<text:line-break/>(et) maniere de parfaire sa mauuai<text:line-break/>se voulente et tromper son mary<text:line-break/>Si fift mettre et cacher soubdaine<text:line-break/>ment s(o1) amy soubz le lict (sol) et inc(o1)<text:line-break/>lin(e1) comme toute courroucee se<text:line-break/>tourna a aller a lencontre de s(o1)dit<text:line-break/><text:s/>mary en luy disant par increpaci(-)<text:line-break/>on et iniure D meschant malheu<text:line-break/>reux que tu es que viens tu faire<text:line-break/>maintenant icy (sol) pleuft a bieu que<text:line-break/>tu fusses bien auant source did(a1)<text:line-break/>les prisons. A cette heure les ser(-)<text:line-break/>gens ont cerche (et) quis toute ceste<text:line-break/>maison pour le trouver iurans (ql)<text:line-break/>filz te pouoient tenir quilz te met(-)<text:line-break/>troyent en prison d(o1)t tu ne<text:line-break/><text:span text:style-name="pb">[n.p.]</text:span><text:line-break/>parti(-)royes iamais t(a1) (q1) tu eusses tou(-)<text:line-break/>tes les debtes payees Touteffois<text:line-break/>te leur ay dit et affirme que tu es(-)<text:line-break/>roies emmy les champs couche a<text:line-break/>dormir (sol) et (q1) melhuy tu ne retour(-)<text:line-break/>neroyes. Parquoy ilz sen sont al<text:line-break/>lez disans que pas ne me creoyent<text:line-break/>(et) menassans que t(a1)tost retourne<text:line-break/>royent pour veoir se te m(e1)tiroye<text:line-break/>(ipdm) Ad(o1)cques fut le poure homme<text:line-break/>tout espouente qui ne demandoit<text:line-break/>sinon sa maniere de soy departir et<text:line-break/><text:soft-page-break/>de sen retourner aux Champs de<text:line-break/><text:s/>paour quil ne futst pr(i1)s (sol) mais les<text:line-break/>portes du chasteau ou manoir en<text:line-break/>quoy ilz demouroyent estoy(e1)t ia<text:line-break/>closes (et) ne pouoit issir qui luy fai<text:line-break/>soit si grand mal auecques linfe(-)<text:line-break/>stattonde sa femme qui luy disoit<text:line-break/>He meschant que fais tu ycy se tu<text:line-break/>es prins cest faict de toy (sol) et si sont<text:line-break/>tous noz biens perduz. Lors pr(i1)t<text:line-break/>le mesch(a1)t a se conseiller a sa fem(-)<text:line-break/>me et luy dist. Helas mamye con<text:line-break/>seille moy que ie feray iay si gr(a1)t<text:line-break/>paour (q1) ie ne scay que dire (sol) maul(-)<text:line-break/>dicte soit lheure que ie suis retour<text:line-break/>ne. Ad(o1)cques la faulce femme ha<text:line-break/>belle et prompte a trouuer aulc(u1)e<text:line-break/>trahison et faulcete luy dist. Voy<text:line-break/>cy le cas puis que ainsi est que tu<text:line-break/>ne peulx sortir hors le chastel m(o1)(-)<text:line-break/>te ence coulombier (sol)<text:s/>et ie firmeray<text:line-break/>lhuys par dehors et osteray les es<text:line-break/>chelles affin (q1) homme ne sen puis<text:line-break/>se aperceuoir mais il fauldra bi<text:line-break/>en garde que tu ne remues aulcu(-)<text:line-break/>nem(e1)t quelque chose que tuoyes<text:line-break/>car nous serions destruitz Ce con<text:line-break/>seil creut le meschant ydiot (sol) mon(-)<text:line-break/>ta en ce coulombier la ou la fem(-)<text:line-break/>me lenferma (sol) osta les echelles (sol) et<text:line-break/>puis alla tirer s(o1) amoureux hors<text:line-break/>de dessoubz le lict le(q1)l par linstru(-)<text:line-break/>ction de la femme c(o1)m(e1)ca a crier<text:line-break/>et a tempsester ded(a1)s la mais(o1) c(o1)(-)<text:line-break/>nue si qe fassent les sergens (q2) feus(-)<text:line-break/>sent retournez (sol) ce que bi(e1) oyoit le(-)<text:line-break/>dict poure mary qui estoit couche<text:line-break/>dedans la lordure des pigeons enfer<text:line-break/>me au coulombier la ou il ne se o(-)<text:line-break/>soit remuer de paour quil ne feust<text:line-break/>ouy des sergens quil cuidoit estre<text:line-break/>en bas pource quil y auoyt gr(a1)de<text:line-break/>tempeste (sol) car la femme parloit en<text:line-break/>fac(o1) dhomme pour croistre la tu<text:line-break/>multe affin quil ne fust pl(us) espouen<text:line-break/>te (sol) toutteffois la noise cessa et alle<text:line-break/>rent coucher lamoureux et la fem<text:line-break/>me ensemble qui a leur bon plai(-)<text:line-break/>sir ac(o1)plirent leurs bes(o1)gnes t(a1)t<text:line-break/>(q1) le boniannot fut toute la nuyt<text:line-break/><text:soft-page-break/>empulency parmy les pigeons la<text:line-break/>ou il estoyt aussi pesneux comme<text:line-break/>vng moyne que len rait. En ceste<text:line-break/>facecie s(o1)t deux choses a noter (sol) (p1)(-)<text:line-break/>mierement la mauluaistie et fal(-)<text:line-break/>lace de une femme qui le prompte<text:line-break/>est a trouuer quelque deception et<text:line-break/><text:s/>cautelle pour faire son desir. Se(-)<text:line-break/>c(o1)ndement la ygnarete de lhomme<text:line-break/>qui peult estre scauoit bien le cas<text:line-break/>de sa femme (sol) (et) que elle luy faisoit<text:line-break/>faulcette (sol)<text:s/>mais touteffoys (p3) cra(i1)(-)<text:line-break/>te de estre mis en prison luy souf(-)<text:line-break/>froit (et) enduroit ce qui peult adue<text:line-break/>nir a plusieurs (q2) par pourete mes<text:line-break/>ch(a1)t gouuernem(e1)t ou cra(i1)te seuf<text:line-break/>fr(e1)t faire de gr(a1)si iniures a leurs<text:line-break/>filles ou a leurs femmes Car tel<text:line-break/><text:span text:style-name="pb">[n.p.]</text:span><text:line-break/>ya qui doi(o1)t de largent dont il est<text:line-break/>oblige du corps qui seroit content<text:line-break/>Que sa femme se haband(o1)nast et<text:line-break/>quil en fist le incongnu et lygno(-)<text:line-break/>tant affin quil ne fust mis en pri<text:line-break/>son. Mesmes couchet en quelque<text:line-break/>galethas en vng lit plain de pul(-)<text:line-break/>ces et de punaises tant que sa fem<text:line-break/>me seroit a son bon plaisir.</text:p>
      <text:h text:style-name="Titre1" text:outline-level="1">(ipdm) Du sot prestre qui ignoroit<text:line-break/>le dimenche de Pasques fleu(-)<text:line-break/>ries (sol) et commence au latin Bel<text:line-break/>lum opidum est. (et)c.</text:h>
      <text:p text:style-name="figure">&lt;ATTimage&gt;</text:p>
      <text:p text:style-name="P42"><text:span text:style-name="T43">U</text:span>Ng beau chasteau ced<text:line-break/>poge flor(e1) (i1) est en noz<text:line-break/>m(o1)taignes app(e1)nines<text:line-break/>faict a la facon des rusticques (sol) et<text:line-break/>aussi ne demeurent sin(o1)g(e1)s igna<text:line-break/>res (sol) sotz (sol) rudes (sol) (et) ch((a1)pestres sans<text:line-break/>licteratures et sans sciences aucu<text:line-break/>nes. A gouuerner ceste sotte nati(o1)<text:line-break/>de gens auoyt este<text:s/>ordonne vng<text:line-break/>prestre plus rude et plus malin(-)<text:line-break/>struit que auc(u1) de tous ses parois<text:line-break/>siens(sol) car celiuy prestre ne scauoit<text:line-break/>en quel t(e1)ps il viucil ne quelles<text:line-break/>festes et sol(e1)pnitez son peuple gar<text:line-break/><text:soft-page-break/>der deuoit et specialem(e1)t il estoit<text:line-break/>si sot quil ne<text:s/>scauoit qu(a1)t le hates<text:line-break/>me commencoit (sol) si que le premie(-)<text:line-break/>er annee quil vint a gouuerner ce<text:line-break/>sot peuple il ne len aduertit point<text:line-break/>du c(o1)mencement de raresme par<text:line-break/>quoy ilz mangerent de la chair (sol) et<text:line-break/>ne firent aucune abstinence lespa(-)<text:line-break/>ce de cinq<text:s/>Sepmaines le hatesme<text:line-break/>durant (sol) (et) iusques a ce (q1) ce sot pre(-)<text:line-break/>stre le samedy de deuant pasques<text:line-break/>fleuries deualla des montaignes<text:line-break/>Et alla en vne cite daultre condi<text:line-break/>tion de gens pour estre au marche<text:line-break/>la ou il vit les prestres de la terre<text:line-break/>qui faisoyent<text:s/>pouruoyance de pal<text:line-break/>mes et de branches de boys (sol) et de<text:line-break/>fleurs pour faire la sol(e1)nite le len<text:line-break/>demain Le voy(a1)t le sot prestre il<text:line-break/>congneut quil auoit failly (et) mal<text:line-break/>instruyt son peuple par faulte de<text:line-break/>laduertir du pratesme (sol) dont en son<text:line-break/>cueur il fut auleunem(e1)t honteux<text:line-break/>Si proposa en soymesme de trou(-)<text:line-break/>uer aucun moyen de se excuser (sol) et<text:line-break/>en sa rudesse ymagina le moyence<text:line-break/>fut quil achepta des br(a1)ches com(-)<text:line-break/>me les autres (et) les porta a sa par<text:line-break/>roisse la ou le dimenche au matin<text:line-break/>il fist sonner<text:s/>les cloches (et) appella<text:line-break/>tout son peuple (sol) auquel c(o1)uocque<text:line-break/>et assemble il dist. Mes amys au<text:line-break/>iourdhuy est le jour que nous deb<text:line-break/>uons faire la sol(e1)nite des palmes<text:line-break/>Et que tous b(o1)s crestiens dotu et<text:line-break/>conuenir a Leglise portans bran(-)<text:line-break/>ches et fleurs<text:s/>en leurs mais pour<text:line-break/>faire la solennite acoustumee De<text:line-break/><text:span text:style-name="pb">[n.p.]</text:span><text:line-break/>puy en huyt iours nous aurons<text:line-break/>pasques il nya que ceste semaine<text:line-break/>pour faire penit(e1)ce ne nauons en<text:line-break/>ceste annee po(i1)t de plus l(o1)gue ieus<text:line-break/>ne (sol) dont la raison est. Nous som(-)<text:line-break/>mes icy en vne<text:s/>region froide plai<text:line-break/>ne de glaces (et) mauuaises a appro<text:line-break/>cher en temps diver. Il est vray (q1)<text:line-break/>haresm epren(a1)t soulloit venir pl(us)<text:line-break/>tost. Et quant il venoit aportoit<text:line-break/>quant et quant luy six sepmaines<text:line-break/><text:soft-page-break/>de jeusnes (sol) mais pour la importu<text:line-break/>nite du temps du<text:s/>grant froit quil<text:line-break/>a fait ceste annee il a este lent (et) tar<text:line-break/>dif et na pas peu venir a son ayse<text:line-break/>jusques a n(us) si que par la laschete<text:line-break/>de luy il na peu apporter que vne<text:line-break/>sepmaine de penitence et laisse les<text:line-break/>aultres en chemin. Pourt(a1)t mes<text:line-break/>bons et loyaulx amys ie vous ad<text:line-break/>monneste que durant ceste sepmai<text:line-break/>ne vous faciez penitence et confes<text:line-break/>sez voz pechez. Car vous nautes<text:line-break/>point daultre quarantaine. En ce<text:line-break/>ste facecie est monstre comme sou<text:line-break/>uentefois les simples g(e1)s qui ne<text:line-break/>sont pas lettez errent aux c(o1)m(a1)<text:line-break/>dem(e1)s de dieu (p3) la faulte de leurs<text:line-break/>recteurs ecclesiasticques. qui sont<text:line-break/>ignares et non c(o1)gnoissans (q2) est<text:line-break/>vng grant vice en leglise.</text:p>
      <text:h text:style-name="Titre1" text:outline-level="1">(ipdm) Des paysans qui dem(a1)<text:line-break/>det(e1)t le crucifix vif Et c(o1)<text:line-break/>mence au latin. Ex hoc (q2)(-)<text:line-break/>dem opido. (et)c.</text:h>
      <text:p text:style-name="P44"><text:span text:style-name="T45">D</text:span>E ce chasteau deu(a1)t dit ou<text:line-break/>il y auoit t(a1)t de villars tu<text:line-break/>sticques furent enuoyez aulcuns<text:line-break/>messagers en vne cite voysine de<text:line-break/>la pour acheter vng crucifix po<text:span text:style-name="T46">r</text:span></text:p>
      <text:p text:style-name="figure">&lt;ATTimage&gt;</text:p>
      <text:p text:style-name="P47">ce que ilz nen avoyent po(i1)t a leur<text:line-break/>eglise. Quant ces rudes et imbel<text:line-break/>les gens furent venus a ceste cite<text:line-break/>ilz sen allerent deuers le paintre le<text:line-break/>quel estoit vng fin homme et bien<text:line-break/>apperceut la rudesse (et) mauuaistie<text:line-break/>deulx (sol) car ilz nauoy(e1)t pas le sens<text:line-break/>de demander ce quilz voulloyent.<text:line-break/>En ce faisant il leur dem(a)da se le<text:line-break/>crucifix que ilz demandoyent deb<text:line-break/>uoit estre mort ou vif et de quelle<text:line-break/>sorte ilz le vouloy(e1)t. A ceste dem(a1)<text:line-break/>de ne sceurent que respondre si a ha<text:line-break/>ste Ilz demanderent conseil lung<text:line-break/>a lautre de ce (q1) ilz debuoyent faire<text:line-break/>et apres ilz conclurent que ilz de(-)<text:line-break/>manderoyent vng crucifix tout<text:line-break/><text:soft-page-break/>vif disant que le il ne plaisoit au<text:line-break/>peuple en auoir vng vif que ilz le<text:line-break/>tueroyent et en seroy(e)t vng mort<text:line-break/>Leste responce donnee au paintre<text:line-break/>il leur assigna terme de retourner<text:line-break/>une autreffois (et) (q2)l leur en seroit<text:line-break/>vng. En ceste facecie sont farces<text:line-break/>les sotz messaigers que quant ilz<text:line-break/>vont en aucun message ne dem(a1)<text:line-break/><text:span text:style-name="pb">[n.p.]</text:span><text:line-break/>dent point permier que partir tou<text:line-break/>tes les choses quilz ont a faire Et<text:line-break/>fault souuenteffois quilz ayent d<text:line-break/>vne peine deux</text:p>
      <text:h text:style-name="Titre1" text:outline-level="1">(ipdm) Des ioyeu ses responces<text:line-break/>du cuisinier au<text:s/>duc de millan.</text:h>
      <text:p text:style-name="P48"><text:span text:style-name="T49">U</text:span>Ng duc sut a millan price<text:line-break/>de grant auctorite (sol) sage (sol) (et)<text:line-break/>bien entendant, eloquent (sol) elleg(a1)t<text:line-break/>et singulierement parfait (et) c(o1)plet<text:line-break/>en toutes choses licites (et) h(o1)nestes<text:line-break/>Lestuy duc auoit vng Cuisinier<text:line-break/>bel h(o1)me (et)<text:s/>honeste (q1) il aimoit tres<text:line-break/>fort pourt(a1)t (q2)l estoit habille et en<text:line-break/>lart de cuisinier preparations de<text:line-break/>viandes Et pourtant le faire pl(us)<text:line-break/>parfaict lenuoya le duc demourer<text:line-break/>en france pour veoir la maniere<text:line-break/>du pays et pour apprendre aulcu<text:line-break/>ne chose de nouueau de la cuisine<text:line-break/>rie Or aduint que ou temps que<text:line-break/>cestuy cuisinier retourna deuers<text:line-break/>son maistre le duc de Millan il a(-)<text:line-break/>uoit vne guerre avec les flor(e1)tis<text:line-break/>qui luy faisoyent beaucoup de en<text:line-break/>nuy si que du desplaisir quil en a(-)<text:line-break/>uoit il perdoit repos (sol) apetit de boi<text:line-break/>re et de manger et toute la disposi<text:line-break/>tion de son corps. Le cas fut tel (q1)<text:line-break/>vng iour que ce du cestoit en vne<text:line-break/>grande cogitacion (et) desplaisance<text:line-break/>pour aulcune mauvaise nouuelle<text:line-break/>qu(o1) luy auoit apportee de son ar(-)<text:line-break/>mee (sol) son cuisinier (q2) tant estoit ha<text:line-break/>bille homme luy apporta des vi(a1)<text:line-break/>des (sol) ausquelies le Duc ne trouua<text:line-break/>saueur (sol) si commenca a increper (et)<text:line-break/>blasiner son cuisinier disant que<text:line-break/><text:soft-page-break/>cestoit vng homme ignore qui a(-)<text:line-break/>uoit perdu son temps en france et<text:line-break/>quil ny auoit tiens aprins<text:s/>(p3) tant<text:line-break/>(q1) les viandes ce disoit il estoient<text:line-break/>mal aportees Quant le cuisinier<text:line-break/>vit (q1) s(o1) maistre le blasmoit ainsi<text:line-break/>a tort il ne fut point paoureux de<text:line-break/>luy respondre Car il scauoyt bien<text:line-break/>(q2)l estoit joyeulx et recreatif hom<text:line-break/>me qui prenoit plaisir a ouit bien<text:line-break/>dire si luy dist. M(o1)seigneur sauf<text:line-break/>vostre correction mes vi(a1)des f(o1)t<text:line-break/>bi(e1) apointees les saulces bien fai<text:line-break/>ctes autant quil est possible mais<text:line-break/>les fleur(e1)tins vo(us) donnent vn (e1)(-)<text:line-break/>peschem(e1)t a lappetit si grant que<text:line-break/>vous ne trouuez voust a chose (q1)<text:line-break/>vous buvez ou mengez po<text:span text:style-name="T50">r</text:span>quoy<text:line-break/>vous ne deuez point blasmer les<text:line-break/>viandes ne lappareil dicelles car<text:line-break/>si les florentins vous ostent lape<text:line-break/>tit ce nest pas ma coulpe Adonc le<text:line-break/>duc qui estoit humain h(o1)me (et) plai<text:line-break/>sant comm(e1)ca a rire de la ioyeu(-)<text:line-break/>se resp(o1)ce (q1) s(o1) cuisinier luy auoyt<text:line-break/>faicte En ceste facecie est donne a<text:line-break/>ent(e1)dre (q1) vng seruiteur ne se doit<text:line-break/>mouuoir de chose que son seigne<text:span text:style-name="T51">r</text:span><text:line-break/>luy die quant il est ennuye. Mais<text:line-break/>doit a son pouoir essayer a luy d(o1)<text:line-break/>ner quelle recreation.</text:p>
      <text:h text:style-name="Titre1" text:outline-level="1">(ipdm) Aultre ioyeux dit du cuisi<text:line-break/>nier (sol) (et) c(o1)mence. Idem coquus. (et)c</text:h>
      <text:p text:style-name="P52"><text:span text:style-name="T53">A</text:span>Pres lafoi<text:line-break/>euse resp(o1)<text:line-break/>ce dud cui<text:line-break/>sinier fai(-)<text:line-break/>te a s(o1)dict<text:line-break/>maistre il<text:line-break/>veit aus(-)<text:line-break/>si que du(-)<text:line-break/>rant la grant bataille toujours<text:line-break/><text:span text:style-name="pb">[n.p.]</text:span><text:line-break/>estoit lebict duc de millan en des(-)<text:line-break/>plaisance et tourment si dist le cui<text:line-break/>sinier Je ne melbahis point se le(-)<text:line-break/>dist duc est bien tourmente (sol) car il<text:line-break/>sefforce a deux choses (i1)possibles.<text:line-break/><text:soft-page-break/>Premier il sefforce de chasser dem<text:line-break/>pres de luy francois barbe bare (q2)<text:line-break/>est vng homme riche oppulent et<text:line-break/>plain de biens puissant pour resi(-)<text:line-break/>ster et le deffendre grandement c(o1)<text:line-break/>me le duc. Et est impossible de le<text:line-break/>vaincre et chasser sans grand tra<text:line-break/>uail et labeur Secondem(e1)t le duc<text:line-break/>desire retourner gras : et plain de<text:line-break/>chair après ce (q2)l aura endure tant<text:line-break/>de pe(i1)e et de traueil quil luy<text:line-break/><text:s/>fault endurer qui est une chose trop dif<text:line-break/>ficille et me semble bien que ce s(o1)t<text:line-break/>deux choses presque impossibles<text:line-break/>et incompatibles ensemble. Par(-)<text:line-break/>quoy puis quil se efforcea ce faire<text:line-break/>Je ne me sbahis point sil a moult<text:line-break/>de tourm(e1)t Ceste facecie monstre<text:line-break/>(q1) ceux sont repris et raillez qui le<text:line-break/>tourmentent et prennent soucy d<text:line-break/>faire choses impossibles a eulx et<text:line-break/>plus (q1) leur faculte ne peult porter</text:p>
      <text:h text:style-name="Titre1" text:outline-level="1">(ipdm) Demande ioyeuse<text:line-break/>dudict cuisinier a son<text:line-break/>maistre. Et C(o1)mence<text:line-break/>au latin. Ia ipse c(u1)<text:line-break/>multi peterent.</text:h>
      <text:p text:style-name="P54"><text:span text:style-name="T55">L</text:span>Ongtemps fut cestuy cui<text:line-break/>sinier dont deuant auons (p3)<text:line-break/>le avec son maitre le Duc de mill<text:line-break/>an. Or est ainsi que plusieurs<text:line-break/>autres gens et seruiteurs auoit ce<text:line-break/>ftuy duc de mill(a1) qui apres ce (q2)lz<text:line-break/>auoi(e1)t fait seruice<text:s/>(p3) aulcun t(e1)ps<text:line-break/>demandoy(e1)t offices (sol) benefices ou<text:line-break/>pensions a leur maistre qui pour<text:line-break/>salaire voul(e1)tiers leur accordoit<text:line-break/>d(o1)t cestuy cuisinier se esbahissoyt<text:line-break/>speciallement daucuns quil don(-)<text:line-break/>noit a gens ignares mal c(o1)gnois<text:line-break/>s(a1)s et idigens<text:s/>de ce auoir. Sipro<text:line-break/>pasa de faire au duc vne demande<text:line-break/>ioyeuse par laquelle il luy donne(-)<text:line-break/>toit a c(o1)gnoistre que simplesse e(-)<text:line-break/>stoit a luy de donner et de(p3)tir ses<text:line-break/>offices ou benefices a telz gens, c(o1)<text:line-break/>me il faisoit. Pour ceste demande<text:line-break/><text:soft-page-break/>faire attendit le cuisinier que son<text:line-break/>maistre fut en bonne chere et lyes(-)<text:line-break/>se. Mesmement aussi (q2)l veift luy<text:line-break/>faire aucune requeste Si fut vng<text:line-break/>soir que le duc estant a table plusi<text:line-break/>eurs luy vindrent demander des<text:line-break/>benefices et offices ce quil leur ac<text:line-break/>corda combien que insuffis(a1)s fus<text:line-break/>sent de ce obtenir Lors vint le cui<text:line-break/>sinier a son maistre et luy deist.<text:line-break/>Seigneur le voy que tu aspour(-)<text:line-break/>ueu tous les seruiteurs et leur as<text:line-break/>donne tout ce que il te ont deman<text:line-break/>de et ie te suplye pour toute office<text:line-break/>(et) benefice que tu me accordes vne<text:line-break/>chose (sol) cest que il te plaise me faire<text:line-break/>asne. Quant le duc ouyt ceste de(-)<text:line-break/>mande il fut moult elbahy et luy<text:line-break/>demanda. Comment cuisinier ay<text:line-break/>mes tu mieulx estre asne que h(o1)<text:line-break/>me (sol) le cuisinier respondit ouy : Et<text:line-break/>la raison pourquoy ie la vous di(-)<text:line-break/>ray. Tous les seruiteurs que iay<text:line-break/>veuz ceans ne sont que asnes (et) ne<text:line-break/>scaiuent rien Touteffois sont ilz<text:line-break/>bien pourueuz : et partis de ceans<text:line-break/>esleuez en honneur (sol) tu leur as d(o1)<text:line-break/>ne maistrises dont ilz en sont<text:line-break/><text:span text:style-name="pb">[n.p.]</text:span><text:line-break/>or(-)gueillis tant que merueilles<text:s/>Par<text:line-break/>quoy je desire estre faict asne ainsi<text:line-break/>que eulx (et) estre pourueu de benefi<text:line-break/>ce comme ilz ont este Enceste face<text:line-break/>cie sont reprins les seigneurs que<text:line-break/>quant ilz ont vng bon seruiteur<text:line-break/>qui les a seruis loyaument ne ti(e1)<text:line-break/>nent compte de le pourvoir (sol) mais<text:line-break/>pouruoy(a1)t pl(us) tost vng nouueau<text:line-break/>venu (q2) tiens ne scaura (sol) et qui au<text:line-break/>cun bon seruice a son maistre fait<text:line-break/>naura ce quon voit souuent adue<text:line-break/>nir. Sont reprins aussi ceulx qui<text:line-break/>donnent les benefices (sol) offices (et) di<text:line-break/>gnitez a gens ygnare (sol) et<text:s/>insuffi<text:line-break/>sans de le obtenir</text:p>
      <text:soft-page-break/>
      <text:h text:style-name="Titre1" text:outline-level="1">(ipdm) Des lettres presentes par rail<text:line-break/>lerie a vng vicconte n(o1)me i(a1)not<text:line-break/>Et commence au latin. Anthoni<text:line-break/>us luscus. (et)c.</text:h>
      <text:p text:style-name="P56"><text:span text:style-name="T57">A</text:span><text:s/>Romme fut vng h(o1)e<text:line-break/>n(o1)me anthoine le lou<text:line-break/>che (q2) fut famillier au<text:line-break/>pape ayant office c(o1)me le maistre<text:line-break/>lhostel et principal secrettaire du<text:line-break/>pape pour la grant science et habi<text:line-break/>lite de luy Et de toutes pars que<text:line-break/>aulcunes lettres se offroyent a la<text:line-break/>court du pape on les aportoit a ce<text:line-break/>stur anthoine pour les luy presen<text:line-break/>ter aduint que vng des congnoys<text:line-break/>sans de cestuy anthoine luy apor<text:line-break/>ta vnes lettres pour faire expedi<text:line-break/>et au pape (sol) ces lettres print (a1)thoi<text:line-break/>ne et les regarda et y trouua aul(-)<text:line-break/>cune faulte (sol) si dist a celuy qui les<text:line-break/>luy aapporta. Mon amy va corri<text:line-break/>ger ces lettres car elles ne s(o1)t pas<text:line-break/>bien<text:s/>(sol) puis les me rapporte Ce qui<text:line-break/>dem reprint ses lettres (sol) et sen alla<text:line-break/>en sa maison et les regarda (sol) mais<text:line-break/>ne sceut (o1)c(q1)s a(p3)cevoir ou la faul<text:line-break/>te estoit (sol) si pposa erreur a anthoi<text:line-break/>ne (q2) les luy auoit rebaillees pour<text:line-break/>corriger Et faign(a1)t les auoir res<text:line-break/>criptes et am(e1)dees les lettres mes<text:line-break/>mes luy rappporta Quant anthoi<text:line-break/>ne voit ces lettres il les congneut<text:line-break/>bi(e1) (sol) siluy dist m(o1) amy tu estimes<text:line-break/>que ie soye ainsi que iannot le vi(-)<text:line-break/>conte A ceste responce faire dit po<text:line-break/>ge que luy et<text:s/>aulcuns de ses com(-)<text:line-break/>paignons furent presens qui de(-)<text:line-break/>manderent au &lt;ATTcaractere&gt; anthoine que ce(-)<text:line-break/>stoit a dire de ceste c(o1)parais(o1)n &lt;ATTcaractere&gt; luy<text:line-break/>a ce i(a1)no Respondit anthoine. i(a1)<text:line-break/>not anci(e1)nement fut preuost de ce<text:line-break/>ste cite (sol) homme bon de soy et assez<text:line-break/>raisonnable (sol) mais auoit lent(e1)de(-)<text:line-break/>ment rude et gros Cestuy iannot<text:line-break/>avoit vng secretaire grant clerc (et)<text:line-break/>fort amyable homme en science (et)<text:line-break/>luy commandoit souvent s(o1) mai<text:line-break/>stre iannot a faire des epistolles (et)<text:line-break/>lettres pour<text:s/>(e1)uoyer au viel Duc<text:line-break/><text:soft-page-break/>de millan. Mais la coustume de<text:line-break/>iannot estoit telle que au comm(e1)<text:line-break/>cement des lettres il n(o1)moit vng<text:line-break/>article touchant les predicatz (et) il<text:line-break/>tres dud vieil duc auquel il escri(-)<text:line-break/>uoit (sol) puis commetoit a faire tout<text:line-break/>le demourant au secretaire lequel<text:line-break/>alloit escripre son epistolle c(o1)me<text:line-break/>bien faire le scaouit Puis la rap(-)<text:line-break/>portoit a son maistre pour visi(-)<text:line-break/>ter se bl(e1) seroit Qu(a1)t i(a1)not pour<text:line-break/>entendoit tenoit ceste lettre il fai(-)<text:line-break/>soit semblant de la lire et bien len<text:line-break/>tendre<text:s/>pose que non (sol) puis disoit a<text:line-break/>son secretaire Tien va corriger ce<text:line-break/><text:span text:style-name="pb">[n.p.]</text:span><text:line-break/>ste lettre elle nest pas bi(e1) va la fai<text:line-break/>re autrement Ce secretaire (p3)noyt<text:line-break/>ceste lettre et sans aulc(u1) c(o1)tredit<text:line-break/>sen alloit faindre la corriger com<text:line-break/>bien que elie nen eust nul besoing<text:line-break/>mais ce faisoit il pour complaire<text:line-break/>et optemperer a la voullente de<text:line-break/>son dict maistre et patron du(q1)l il<text:line-break/>congnoissoit la follie et les me<text:span text:style-name="T58">r</text:span>mes<text:line-break/>t(a1)t ost a(p1)s ledit secretaire s(e1) reto<text:span text:style-name="T59">r</text:span><text:line-break/>noit(et) portoit celle mesmeslettres<text:line-break/>que devant portees auoit sans au<text:line-break/>cune variacion combien quil dist<text:line-break/>a son maistre que il lauoit depuis<text:line-break/>rescripte et corriger. Ad(o1)cques pre<text:line-break/>noit (sol) iannot ceste lettre (et) faignoit<text:line-break/>ylite c(o1)me devant et la regardoit<text:line-break/>vng peu (sol) puis la rebailloit a son<text:line-break/>secretaire et luy desoit (sol) va signe<text:line-break/>la elle est maintenant bien Aisi di<text:line-break/>soit anthoine la louche a celui qui<text:line-break/>luy aportoit les lettres (sol) tu me les<text:line-break/>apportes cuidant que ie soye com<text:line-break/>me iannot et que ie ny entende ti(e1)<text:line-break/>En ceste facecie sont repris le soul<text:line-break/>trecuidez qui cuident plus saiges<text:line-break/>que eulx decepuoir Ceulx ainsi (q2)<text:line-break/>par arrogance ou preemin(e1)ce dof<text:line-break/>fice ou dignite que ilz ont en eulx<text:line-break/>faignant et cuidant plus (e1)t(e1)dre<text:line-break/>ett congnoistre quils ne font ainsi<text:line-break/>que iannot le viconte</text:p>
      <text:soft-page-break/>
      <text:h text:style-name="Titre1" text:outline-level="1">(ipdm) Facecie et similitude<text:s/>sem(-)<text:line-break/>blable dung cousturier a vng<text:line-break/>viconte (sol) et commence. Com<text:line-break/>miserat olim. (et)c.</text:h>
      <text:p text:style-name="P60"><text:span text:style-name="T61">A</text:span>V r(e1)psdu pape mar(-)<text:line-break/>ri (a1)thoine le louche e(-)<text:line-break/>stoit s(o1) secretaire (et) luy</text:p>
      <text:p text:style-name="figure">&lt;ATTimage&gt;</text:p>
      <text:p text:style-name="P62">faisoit le pape escripre toutes ses<text:line-break/>pistolles et mandemens (q2)l auoit<text:line-break/>voul(e1)te de (e1)uoyer a auc(u1)s (sol) tou(-)<text:line-break/>teffois estoit gouuerne cestuy pa<text:line-break/>pe (p3) vng quid(e1) (q2) vouloit tout c(o1)<text:line-break/>terouller (sol) et iamais le pape neust<text:line-break/>envoyers lettres sans que s(o1) mal<text:line-break/>stre dhofiel ne les eust veues. Ad(-)<text:line-break/>vit (q1) le pape c(o1)m(a1)da vnes lettres<text:line-break/>estre faictes par ledict anthoine le<text:line-break/>quel si les fist bien et apoint ainsi<text:line-break/>quil appartenoit Mais au dev(a1)t<text:line-break/>que il les cloyst (sol) il les apporta au<text:line-break/>pape pour veoir (sol) qui lui dist quil<text:line-break/>les portast a son gouuerneur que<text:line-break/>moule il aimoit A ce faire ne refu<text:line-break/>sa pas anthoine combien (q2)l sceust<text:line-break/>reallement que celluy a qui il les<text:line-break/>alloit porter ny entendoit rien Si<text:line-break/>sen alla Anthoine a ce gouverne<text:span text:style-name="T63">r</text:span><text:line-break/>lequel estoit saoul et plain de fai(-)<text:line-break/>re bonne chere a soupper (et) luy pre<text:line-break/>s(e1)ta<text:s/>les lettres quil avoit faictes<text:line-break/>et que le pape luy enuoyoit pour<text:line-break/>scauoir se elles estoy(e1)t bi(e1) (sol) cestuy<text:line-break/>gouverneur print les lettres (et) fai<text:line-break/><text:span text:style-name="pb">[n.p.]</text:span><text:line-break/>sant semblant de bien les entendre<text:line-break/>les regarda vng petit. Puis com<text:line-break/>me sil y eust trouue aulc(u1)e<text:s/>faulte<text:line-break/>les regecta au secretaire (sol) et si luy<text:line-break/>dist quil les allast corrigee (et) faire<text:line-break/>en aultre maniere. O dist anthoi<text:line-break/>ne a vng sien compaignon qui la<text:line-break/>estoit n(o1)me barthelemy de bardes<text:line-break/>le gouuerneur qui est plain (et) yure<text:line-break/>me rebaille ces lettres pour amen<text:line-break/>der ie luy feray aisi que autreffoiz<text:line-break/>fist le cousturier a ieh(a1) galeace vi<text:line-break/>c(o1)te demain ie luy raporteray les<text:line-break/>lettres devant quilboiue ne man<text:line-break/><text:soft-page-break/>geusse et elles ser(o1)t bien. Apres ce<text:line-break/>demanda berthelemy des bardes a<text:line-break/>anthoine que cestoit a dire de<text:s/>Ieh(a1)<text:line-break/>galeace viconte et de son cousturi<text:line-break/>er. Respondit anthoine. Iehanga<text:line-break/>leace vic(o1)te fut pere de lanci(e1) duc<text:line-break/>de millan (sol) et estoit vng gr(a1)t hom<text:line-break/>me gras qui voullentiers emplis<text:line-break/>soit son ventre de vins et de vian<text:line-break/>des. Aduit quil fist faire a son cou<text:line-break/>sturier vng pourpo(i1)t propre pour<text:line-break/>luy lequel pourpoint fait il vestit<text:line-break/>par vng matin et le trouua tres(-)<text:line-break/>bl(e1). Qu(a1)t se vit au soir cestuy ie<text:line-break/>ban qui auoit acoustume de faire<text:line-break/>grant chere beut (et) mangea t(a1)t (q1)<text:line-break/>le ventre luy enfla si que<text:s/>son pour<text:line-break/>point luy sembla trop estroit. Si<text:line-break/>manda son cousturier et en le blas<text:line-break/>mant luy dist (q2)l luy auoit fait s(o1)<text:line-break/>pourpoint trop estroit et que inc(o1)<text:line-break/>tinent il luy allast eslargir Le cou<text:line-break/>sturier (q2) ne osa pas contredire dist<text:line-break/>que aussi feroit il (sol) et print le pour<text:line-break/>point (et) le gecta sus le perche sans<text:line-break/>y faire autre chose. Adoncques les<text:line-break/>autres seruiteurs luy dem(a1)der(e1)t<text:line-break/>pourquoy il naloit eslargir le po<text:span text:style-name="T64">r</text:span><text:line-break/>point qui contraignoit trop le v(e1)<text:line-break/>tre de monseigneur. Respondict le<text:line-break/>cousturier. Au pourpoint ie ne fi(-)<text:line-break/>ray tiens Demain a son leuer a(p1)s<text:line-break/>quil aura faicte sa digestion (et) que<text:line-break/>il aura este au retrait. Je luy bail<text:line-break/>leray son pourpoint et il le trouue<text:line-break/>ra trop large. A ce faire ne faillit<text:line-break/>pas le cousturier qui dit au leuer<text:line-break/>du seigneur (et)<text:s/>luy apporta s(o1) pour<text:line-break/>point lequel il trouva assez large (sol)<text:line-break/>car son ventre estoit desenfle Ence<text:line-break/>ste maniere dist (a1)thoine feray ie de<text:line-break/>mon epistole (sol) mais que m(o1)seig(n1)r<text:line-break/>le grant gouuerneur ait digere s(o1)<text:line-break/>vin (sol) ie la luy porteray (et) il la trou<text:line-break/>uera h(o1)ne. En ceste facecie sont re<text:line-break/>prins les glout(o1)s qui tant emplis<text:line-break/>sent leur ventre que ilz en perdent<text:line-break/>sens et entendement (sol) et ne scaiu(e1)t<text:line-break/>en quel estat ilz sont. Ainsi que le<text:line-break/>gouuerneur du pape mart(i1) qui en<text:line-break/><text:soft-page-break/>son yuraye (et) replect(o1) de vin trou<text:line-break/>va lepistolle faulce (et) et au matin a<text:line-break/>leur le trouua bonne. Pareille(m1)t<text:line-break/>jehan viconte qui trouua au soir<text:line-break/>quant il fut plain son pourpoint<text:line-break/>trop estroit et au mari apres sa di<text:line-break/>gestion faicte et quil eut vuide s(o1)<text:line-break/>ventre le trouva assez large.</text:p>
      <text:h text:style-name="Titre1" text:outline-level="1">(ipdm) La complaicte de vng po(-)<text:line-break/>ure homme a vng capitaine d<text:line-break/>gens darmes (sol) (et) commence au<text:line-break/>latin. Apud facinum canem.<text:line-break/>et cetera.</text:h>
      <text:p text:style-name="P65"><text:span text:style-name="T66">I</text:span>L fut vng capitaine de gen<text:line-break/>darmes n(o1)me facinus caius<text:line-break/><text:span text:style-name="pb">[n.p.]</text:span></text:p>
      <text:p text:style-name="figure">&lt;ATTimage&gt;</text:p>
      <text:p text:style-name="P67">lequel avoit plusieurs mauluais<text:line-break/>garsons en sa compaignie (sol) et qui<text:line-break/>faisoy(e1)t beaucoup de mal aux po<text:line-break/>nres gens. Et especiallem(e1)t aux<text:line-break/>marchans quilz trouuoyent pas(-)<text:line-break/>sans sur les chemins. Aduint que<text:line-break/>lung des cathalites de cestuy faci<text:line-break/>nus Layus trouva aux chaps<text:line-break/>vng b(o1) homme lequel avoit vng<text:line-break/>manteau (sol) et vne bonne robbe sus<text:line-break/>son dos Quant ce gall(a1)t de guer<text:line-break/>re qui (p3) adventure estoit vestu as(-)<text:line-break/>sez legerement veit ce bon hom(-)<text:line-break/>me passant ainsi habitue il le arre<text:line-break/>sta et luy osta son manteau enluy<text:line-break/>disant (q1) assez luy suffisoit dauoir<text:line-break/>vne si bonne robbe Aisi demoura<text:line-break/>le bon homme a tout sa robbe s(a1)s<text:line-break/>manteau qui moult courrouce s(e1)<text:line-break/>alla au capitaine (et) luy tem(o1)stra<text:line-break/>son cas en luy disant. Sire plaise<text:line-break/>vous me faire raison d(u1)g de voz<text:line-break/>gens qui ma oste mon m(a1)teau en<text:line-break/>passant par le chemin. Quant fa<text:line-break/>cinus eut ouye la complaincte d.<text:line-break/>ce bon homme il le regarda fort (sol)<text:line-break/>et voyant qui auoit vne tresbon<text:line-break/>ne robe vestue luy demanda. M(o1)<text:line-break/>amy a lheure que tu dis auoit este<text:line-break/>destrousse de ton manteau auoyes<text:line-break/><text:soft-page-break/>ru ceste robbe vestue. Ouy dist le<text:line-break/>bon homme. Or respondit le capi<text:line-break/>taine vaten ce napoint este l(u1)s<text:line-break/>de mes gens qui ta despouille ton<text:line-break/>manteau il fault que ce ait este du<text:line-break/>ne autre compaigne (sol) car si ce eust<text:line-break/>este vng des mes iamais il ne te<text:line-break/>eust laisse emporte si bonne<text:s/>robbe<text:line-break/>que tu portes ais te eust tout oste<text:line-break/>Ainsi sen alla le poure homme t(a1)t<text:line-break/>honteux quil ne sceut que dire En<text:line-break/>ceste facecie sont repreh(e1)dez (et) blas<text:line-break/>mez tous mauluais capitaines (q2)<text:line-break/>soubsti(e1)n(e1)t leurs subgetz ; en mau<text:line-break/>uaistie et excusent ce quilz font (p3)<text:line-break/>aulcunes tailleries en se mocqu(a1)t<text:line-break/>de ceulx qui sont blesssez.</text:p>
      <text:h text:style-name="Titre1" text:outline-level="1">(ipdm) Lexbortation dung Cardi<text:line-break/>nal en guerre aux combatans<text:line-break/>Et commence Cardinalis hys<text:line-break/>paniensis. (et)c.</text:h>
      <text:p text:style-name="figure">&lt;ATTimage&gt;</text:p>
      <text:p text:style-name="p"><text:span text:style-name="pb">[n.p.]</text:span></text:p>
      <text:p text:style-name="P68"><text:span text:style-name="T69">S</text:span>Elon que mett(e1)t les (a1)<text:line-break/>ci(e1)nes cronic(q1)s de tou<text:line-break/>te aaye voulentiers<text:line-break/>ceulx de espaigne ont rebelles a la<text:line-break/>court t(o1)maine. Et especiallem(e1)t<text:line-break/>contre le pape. Or est ainsi (q1) vne<text:line-break/>fois le pape envoya vng cardinal<text:line-break/>pour reformer aucunes choses en<text:line-break/>la terre de pise (sol) mais les pisiens ne<text:line-break/>le voulurent<text:s/>receuoir a(i1)s se meu<text:line-break/>tent a guerre contre luy si que a l(e1)<text:line-break/>tree des mi daignes il y eut de gr(a1)<text:line-break/>des batailles (q2) durerent moult l(o1)<text:line-break/>guem(e1)t car ce cardinal ass(e1)uloit<text:line-break/>gens de toutes pars (sol) lesquelz il ga<text:line-break/>geoit aux despens du pape. Auec<text:line-break/>ques ce les adm(o1)nestoit de fort ba<text:line-break/>tailler en disant que tous ceulx (q2)<text:line-break/>mourroyent en ceste querrelle le pa<text:line-break/>pa leur donneroit planiere remissi<text:line-break/>on de tous leurs pechez (sol) et yroy(e1)t<text:line-break/>tout droict en paradis. Parquoy<text:line-break/>plusieurs habandonnoyent leurs<text:line-break/>corps<text:s/>Aduit vng iour que la iour<text:line-break/><text:soft-page-break/>nee de combatre fut prinse entre le<text:line-break/>vit cardinal a ceulx qui estoy(e1)t de<text:line-break/>sa part et leur dist. O mes amys<text:line-break/>ayez b(o1) couraige auiourdhuy (sol) car<text:line-break/>ceulx qui moutr(o1)t en ceste batail<text:line-break/>le disner(o1)t auecques dieu qui leur<text:line-break/>appareille le plus beau disner et le<text:line-break/>plus delicieulx quil est au monde<text:line-break/>possible. Adoncques vng bon rail<text:line-break/>lart qui fut la voyant que le cardi<text:line-break/>nal admonnestoit assez les autres<text:line-break/>deulx mettre en auant en bataille<text:line-break/>mais il reculoit et ne si fust se bou<text:line-break/>ter luy deist.<text:s/>Mon seigneur vous<text:line-break/>nous dictes que on nous habille<text:line-break/>vng si beau disner ie mesbahis de<text:line-break/>vous que ne vous hastez pour y<text:line-break/>aller aussi bien que no(us). O dist le<text:line-break/>cardinal mon amy ie sais comme<text:line-break/>la male du pape qui ne mange que<text:line-break/>a ses heures (sol) m(o1) heure de disner ne<text:line-break/>est pas encores venue jusques a ce<text:line-break/>que iaye fain et appetit de menger<text:line-break/>et ainsi se excusa le cardinal de se<text:line-break/>mettre auant en la batailie. En ce<text:line-break/>ste facecie son desprisez et blasmez<text:line-break/>les laches capitaines qui sont bi(e1)<text:line-break/>contens (et) adm(o1)nestent assez le<text:span text:style-name="T70">r</text:span>s<text:line-break/>subgectz deulx mettre es d(a1)giers<text:line-break/>ausquelz eulx mesmes ne se voul<text:line-break/>droyent pas bouter er seroyent c(o1)<text:line-break/>tens dauoir le prouffit (et) lh(o1)neur<text:line-break/>dont les aultres auroyent eu la<text:line-break/>peins le traueil et les dangiers.</text:p>
      <text:h text:style-name="Titre1" text:outline-level="1">(ipdm) Du perstre qui porta les<text:line-break/>chappons cuytz a leuesque<text:line-break/>et commence E(p1)s aretinus.</text:h>
      <text:p text:style-name="P71"><text:span text:style-name="T72">V</text:span>Ng eusque fut qui nom(-)<text:line-break/>me estoyt angelot (sol) et e(-)<text:line-break/>stoyt tresfort plaisant et<text:line-break/>aussi recreatif homme (sol) et voulut<text:line-break/>celluy euesque vne foys eut vou<text:line-break/>lente de tenir vne senne en son eues<text:line-break/>che et veoir tous les prestres ass(e1)<text:line-break/>b ez (sol) pourquoy il enuoya mande(-)<text:line-break/>mens par tout son dyocese adres(-)<text:line-break/>sant (sol) speciallement aux Curez et<text:line-break/><text:soft-page-break/>aultres qui auoyent aulcune di(-)<text:line-break/>gnite. Contenant que toute tel(-)<text:line-break/>le maniere de prestres a certa(i1) io<text:span text:style-name="T73">r</text:span><text:line-break/>comparussent<text:s/>en son senne (sol) conte<text:line-break/>noit aussi ce mandement fait en lat<text:line-break/>in que audict senne comparuss(e1)t<text:line-break/><text:span text:style-name="pb">[n.p.]</text:span><text:line-break/>iceulx prestres. Cum cappis et co<text:line-break/>tis. Cest a dire auecques chapes(et)<text:line-break/>aultres ornemens sacerdocaulx.<text:line-break/>Aduint que cestuy mandem(e1)t fut<text:line-break/>apporte a vng certain prestre de le<text:line-break/>nesche (sol) lequel nestoit pas des plus<text:line-break/>riches (sol) car son estude auoit este pl(us)<text:line-break/>a faire bonne chere (et) gaudir que a<text:line-break/>estudier ou a amasser argent. Si<text:line-break/>fut moult esbahy cestuy prebstre<text:line-break/>il vit cest article ou il metoit C(u1)<text:line-break/>cappis<text:s/>et cottis. Car il nauoit au<text:line-break/>cune chappe ou ornement esclesia<text:line-break/>sticque qui a luy fust. Si comm(e1)<text:line-break/>ca a se demener et tempester et fai(-)<text:line-break/>re ses complainctes devant vne<text:line-break/>ch(a1)betiere que il nourrissoit en di<text:line-break/>sant quil estoit destuyt (et) si seroit<text:line-break/>bouite en<text:s/>amende pourtant que il<text:line-break/>nestoit pas fourny du c(o1)tenu En<text:line-break/>cest article du mandement a son (p1)<text:line-break/>lat qui mettoit cum cappis et cot<text:line-break/>tis. Quant ceste chamberiere vit<text:line-break/>son maistre ainsi piteusement la(-)<text:line-break/>m(e1)ter et se0 demener (sol) elle luy dem(a1)<text:line-break/>da quil auoit (sol) et li luy dist (q1) pour<text:line-break/>ce quil ne pouoit ledict de son eus<text:line-break/>que qui mandoit quil allast au s(e1)<text:line-break/>ne. Cum cappis et cottis (sol) la ch(a1)(-)<text:line-break/>beriere demanda que cestoit a dire.<text:line-break/>Cest dist le prestre auecques chap(-)<text:line-break/>pes (et) aussi pareillem(e1)t<text:s/>autres cer<text:line-break/>tains ornemens de leglise (q1) le nay<text:line-break/>pas. Or dist doncques la chambe<text:line-break/>riere bon homme tu nas pas bien<text:line-break/>retenu le commandem(e1)t de ton (p1)<text:line-break/>fat (sol) cari ne mect pas ainsi en son<text:line-break/>mandement (sol) ou se il luy met si ne<text:line-break/>lentens tu pas bien car ce<text:s/>(q2)l veult<text:line-break/>que tu portes au sennece s(o1)t chap<text:line-break/>pons cuitz en lieu de cappis et cot<text:line-break/>tis. Et pourt(a1)t ne te courrouces<text:line-break/>point nous en cheuirons tresbien<text:line-break/><text:soft-page-break/>Quant le prestre ouyt a(i1)si parler<text:line-break/>sa chamberiere voyant que autre<text:line-break/>ment ne se pouoit excusez (sol) il print<text:line-break/>le c(o1)seil delle et fist tostir deux cha<text:line-break/>pons et les porta a leuesque disant<text:line-break/>quil entendoit que larticle du m(a1)<text:line-break/>dement ou il mettoit Cumcappis<text:line-break/>(et) cottis de notoit que leues(q1) vou(-)<text:line-break/>loit avoir des chappons. Adonc le<text:line-break/>uesque (q2) fut tout joyeulx luy dist<text:line-break/>que iustement il auoit bien enten(-)<text:line-break/>du la sentence du m(a1)dement (et) ny<text:line-break/>auoit prestre en toute la compai(-)<text:line-break/>gnie qui leust mieulx ent(e1)due En<text:line-break/>ceste facecie est monstre le vice de<text:line-break/>aucuns prebstres qui mieulx ay(-)<text:line-break/>ment employer leur reuenu a nies<text:line-break/>ch(a1)tte plais(a1)ces et en vanitez que<text:line-break/>ilz ne font a querir ce qui leur est<text:line-break/>vtile et necessaire sel(a1) lestat sacer<text:line-break/>dotal. Ainsi que le cure qui mieux<text:line-break/>aymoit nourrir vne chamberiere<text:line-break/>que achepter des chappes et veste<text:line-break/>mens sacerdotaulx. Ceulx cussi<text:line-break/>qui sont prestres ayans benefices<text:line-break/>et cures dames et ne scauroy(e1)t ex<text:line-break/>poser la teneur dung mandement<text:line-break/>plus (q1) la chamberiere du cure qui<text:line-break/>exposa Cum cappis (et) cottis auec<text:line-break/>ques chap(o1)scuitz. Premierem(e1)t<text:line-break/>sont farsez les prelatz qui sont ne(-)<text:line-break/>gligens puynir et corriger les des<text:line-break/>faultes et meschansetez pour pren<text:line-break/>dre aulcuns dons. Ainsi que leurs<text:line-break/>que Angelot qui reputa s(o1) cure a(-)<text:line-break/>voit iustement fait son debuoir et<text:line-break/>bien entendu la teneur de son man<text:line-break/><text:span text:style-name="pb">[n.p.]</text:span><text:line-break/>dim(e1)t et mieulx que tous les au<text:line-break/>tres pource quil lui apporta deux<text:line-break/>chappons</text:p>
      <text:h text:style-name="Titre1" text:outline-level="1">(ipdm) De vng grosabbee qui par<text:line-break/>vne responces a deux ent(e1)tes<text:line-break/>fut taille destre si gros. Et c(o1)(-)<text:line-break/>m(e1)ce au lati Abas septimi. (et)c.</text:h>
      <text:p text:style-name="figure"><text:span text:style-name="T74">&lt;</text:span>ATTimage&gt;</text:p>
      <text:soft-page-break/>
      <text:p text:style-name="P75"><text:span text:style-name="T76">A</text:span>Vpres de florence est une<text:line-break/>abbaye qu(o1) appelle labbaye<text:line-break/>du septiesme<text:s/>en laquelle estoit vn<text:line-break/>Abbe gras homme et corpulent (q2)<text:line-break/>vng iour a(p1)s disner voull(a1)t al(-)<text:line-break/>ler a flor(e1)ce partit de son abbaye<text:line-break/>sus vne hac(q1)nee (sol) et se miist a che(-)<text:line-break/>m(i1) tout bellem(e1)t il ne alloyt pas<text:line-break/>fort po<text:span text:style-name="T77">r</text:span><text:s/>s(o1) ventre (q2) estoit grant.<text:line-break/>Si que en la demeure du Chemin<text:line-break/>la nuit approcha Pourtant doub<text:line-break/>ta cestuy abbe quil ne vint pas as<text:line-break/>sez tost pour entrer en Florence de<text:line-break/>uant que la porte fust fermee. Si<text:line-break/>demanda a vng homme rustique<text:line-break/>lequel rencontra en sa voye ve(-)<text:line-break/>nant de florence. A<text:s/>ton aduis en<text:line-break/>treray le bien en la porte. A ce res(-)<text:line-break/>pondit le rustaust voyant cest ab<text:line-break/>be ainsi gros et gros. M(o1)seigneur<text:span text:style-name="T78">r</text:span><text:line-break/>vous me demandez si vous (e)tre(-)<text:line-break/>rez bien la porte de la ville (o1) flo<text:line-break/>rence il me semble bl(e1) que ouy cor<text:line-break/>vng chariot tout plain de fain y<text:line-break/>entre bien et vous nestes pas sy<text:line-break/>gros. Parquoy vous y entrer&lt;ATTcaractere&gt;<text:line-break/>bien En ceste facecie par la rsp(o1)<text:line-break/>ce a deux ent(e1)tes fut farce le gros<text:line-break/>et gras abbe qui bien monstroit (q1)<text:line-break/>le plus de son soulcy nestoit pas d<text:line-break/>ieusner au pa(i1)<text:s/>et a leaue pour gar<text:line-break/>der sa bonne religion (sol) mais il ay<text:line-break/>moit mieulx a nourrir son corps<text:line-break/>(q2) tant estoy plai et gros et gras<text:line-break/>dont le rusticque se railla qu(a1)t il<text:line-break/>respondit que labbe passeroit bi(e1)<text:line-break/>par la porte de vne cite puis(q1) vne<text:line-break/>charlotre de fainy passoit c(o1)bien<text:line-break/>que en la demande labbe ne lente(-)<text:line-break/>dist pas ainsi mais demandoit sil<text:line-break/>pourroit entrer en la porte. Cest a<text:line-break/>dire venir en la cite auant que les<text:line-break/>portes fussent fermees</text:p>
      <text:soft-page-break/>
      <text:h text:style-name="Titre1" text:outline-level="1">(ipdm) Des monstres et pdiges<text:line-break/>merueilleux qui apparurent sur<text:line-break/>terre<text:s/>au t(e1)ps que cestuy liure fut<text:line-break/>faict Et commence au latin M(o1)(-)<text:line-break/>stra hoc anno plura. (et)c.</text:h>
      <text:p text:style-name="P79"><text:span text:style-name="T80">S</text:span>I comme nous auons dict<text:line-break/>deu(a1)t au c(o1)m(e1)cem(e1)t (et) pes(-)<text:line-break/>me &lt;ATTcaractere&gt; cestuy liure la matiere en fut<text:line-break/>trouue par diuerses fois selon les<text:line-break/>consabulations qui se faisoi(e1)t en<text:line-break/>tre les joyeulx h(o1)meset congois<text:line-break/>sans de la court rommaine. mais<text:line-break/>pourtant (q1) l(e1)tendement de lh(o1)me<text:line-break/>nest pas tousiours prompt a trou<text:line-break/><text:span text:style-name="pb">[n.p.]</text:span><text:line-break/>uer chose dune mesme ess(e1)<text:line-break/>ce (sol) furent plusieurs fois as(-)<text:line-break/>semblez les compaignons<text:line-break/>facecieux lesquelz ne pou(-)<text:line-break/>voyent pas tousiours trou<text:line-break/>ver matiere pour rire (sol) ou<text:line-break/>par adventure que le r(e1)ps<text:line-break/>et tour ne se adonnoit pas<text:line-break/>quilz deussent parler &lt;ATTcaractere&gt; tel<text:line-break/>le matiere si leur estoit. for<text:line-break/>ce de passer temps en autre<text:line-break/>chose po<text:span text:style-name="T81">r</text:span>quoy poge a mis<text:line-break/>en son liure auc(u1)s chapi(-)<text:line-break/>te squine s(o1)t pas facecies<text:line-break/>mais seullement sont nar<text:line-break/>ratifz daucunes choses de<text:line-break/>mitatiues et diuerses don<text:line-break/>nantes aucunes habille(m1)t<text:line-break/>au h(o1)mes les(q1)lles dit auoir este<text:line-break/>ta (o1)ptees enle<text:span text:style-name="T82">r</text:span>s (us) fabulati(o1) (q2)ls<text:line-break/>faisoiyent c(o1)e dit est po<text:span text:style-name="T83">r</text:span>ce en ceste<text:line-break/>ti &lt;ATTillisible&gt;(a1)flationaffi (q1) auc(u1) ny puisse (i1)(-)<text:line-break/>poser faucere ou iperfecti(o1) les cha<text:line-break/>pitres parl(a1)s diceulx poigee (et) m(o1)<text:line-break/>stree ay tr(a) latez (et) declarez sel(o1) (q1)<text:line-break/>les polles latines toucher (et) aussi<text:line-break/>e &lt;ATTillisible&gt; suiuant lordre du liure au (q1)l il<text:line-break/>y &lt;ATTillisible&gt;. iiij. chap. d(o1)t le premier c(o1)m(e1)<text:line-break/>ce. N(o1)stra hoc (a1)no plura diuer sis<text:line-break/>in locis. (et)c. Met poge quen celuy<text:line-break/>anque fut faicte linuention de s(o1)<text:line-break/>liure nature produisit sur terre en<text:line-break/>plusieurs lieux plusie<text:span text:style-name="T84">r</text:span>s m(o1)tres<text:line-break/><text:soft-page-break/>et choses merueilleuses Premiere<text:line-break/>n ent au pays de Pycene en vng<text:line-break/>champ nomme aget senagalienis<text:line-break/>vne vache enfanta vng serpent<text:line-break/>lequel estoit grant merueilleuse<text:line-break/>ment et pour le descripre disoyent<text:line-break/>ceulx qu le vir(e1)t quil auoit la de</text:p>
      <text:p text:style-name="figure">&lt;ATTimage&gt;</text:p>
      <text:p text:style-name="P85">ste plus grosse que vng veau. Le<text:line-break/>col long c(o1)me vng asne. le corps<text:line-break/>fait a la maniere dung chien fors<text:line-break/>&lt;ATTillisible&gt;quil est au plus long. Oultre di(-)<text:line-break/>soyent que qu(a1)t ceste vache eut en<text:line-break/>fance ce serpent elle le regarda (sol) et<text:line-break/>comme toute esuouentee geta vn<text:line-break/>grant mugisse(m1)t et cey merueuil(-)<text:line-break/>leux et sen fust voulentiers fouis<text:line-break/>Mais le sepent soubdainem(e1)t se<text:line-break/>dressa et luy lia de sa queu les. i&lt;ATTillisible&gt;l.<text:line-break/>cuisses de derriere tellement (q1) la<text:line-break/>poure vache ne sen peult partir.<text:line-break/>Si print le serpent en laquelle<text:line-break/>la mammelle de la vache et la sue<text:line-break/>cact en tiratant de lait come il<text:line-break/>peut (sol) puis la laissa et se fuyt aux<text:line-break/>forestz qui estoyent aupres Et di(-)<text:line-break/>soyent les g(e1)s qui ce veirent que<text:line-break/>apres ce fait le cuysses et m(a1)mel<text:line-break/>les de la vache par tout ou cestuy<text:line-break/><text:span text:style-name="pb">[n.p.]</text:span><text:line-break/>horrible serpent auoit touche (sol) de(-)<text:line-break/>uindrent et demourerent longue<text:line-break/>ment tous noirs comme se ilz eus<text:line-break/>sent est brusles Et fut prouuee ce<text:line-break/>ste chose (q2) les pasteurs et<text:s/>bergiers<text:line-break/>qui estoy(e1)t aux champs (et) autres<text:line-break/>laboureurs qui estoyent pres(e1)s (et)<text:line-break/>gardoy et les bestes lesquelz affer<text:line-break/>moyent ladicte vache auoir pepe<text:line-break/>ty ledict serpent et lauoir beu : et<text:line-break/>ledict serpent estre louy aux bois<text:line-break/>comme dict est apres (q2)l eut<text:s/>tout<text:line-break/>Le laict succe par ladicte vache (p3)<text:line-break/>ses m(a1)melles Auecques ce ilz di(-)<text:line-break/>soyent encore que depuis celle mes<text:line-break/>me vache porta vng veau lequel<text:line-break/>estoit fort beau et naturel Et fut<text:line-break/>le tesmoignaige ainsi fait par ces<text:line-break/>ditz laboure<text:span text:style-name="T86">r</text:span>s et bergiers resccipt<text:line-break/><text:soft-page-break/>et<text:s/>enuoye par lettre certaines en<text:line-break/>la cite de ferrare.</text:p>
      <text:h text:style-name="Titre1" text:outline-level="1">(ipdm) Le second chapitre est<text:line-break/>de vng chat monstreux<text:line-break/>(q2) auoit deux testes. Et<text:line-break/>c(o1)m(e1)ce en latin. Vir in<text:line-break/>signis hugo senensis</text:h>
      <text:p text:style-name="P87"><text:span text:style-name="T88">E</text:span>N la sec(o1)de partie au<text:line-break/>sec(o1)d chapitre au(q1)l po<text:line-break/>ge (p3)le et<text:s/>racompte des<text:line-break/>choses monstreuses de<text:line-break/>Nature (q2) sont aduenues au t(e1)ps<text:line-break/>qu’il faisoit ce present liure Dice (q1)<text:line-break/>vng noble h(o1)e saige et prud(e1)t n(o1)<text:line-break/>mehugues de serres bien ren(o1)me<text:line-break/>et de bonne fame luy racompta (et)<text:line-break/>tesmoigna de veritte auoir veu et<text:line-break/>plusieurs aultres gens de bien aus<text:line-break/>si estans auecques luy en ferarre<text:line-break/>vng chat qui auoit deux testes la<text:line-break/>quelle chose difficillem(e1)t neuss(e1)t<text:line-break/>voulu croire plusieurs si neust e(-)<text:line-break/>ste le tesmoigneage de celuy noble<text:line-break/>homme hugues de fece hommes<text:line-break/>bi(e1) et<text:s/>digne de foy qui aprouuoit<text:line-break/>la chose a ferrare estre aduenue : et<text:line-break/>lauoit luy mesmes veue</text:p>
      <text:h text:style-name="Titre1" text:outline-level="1">(ipdm) La tierce partie est de<text:line-break/>vng veau monstreux (q2)<text:line-break/>avoit deux testes et vng<text:line-break/>seul corps (sol) (et) commence<text:line-break/>n latin. In agro quoqz<text:line-break/>paduano. (et)c.</text:h>
      <text:p text:style-name="P89"><text:span text:style-name="T90">E</text:span>T pour latiere partie<text:line-break/>de ces choses fort mon(-)<text:line-break/>streuses et tresadmirati<text:line-break/>ues dit poge que au moys de iuix<text:line-break/>nasquit en vng chapmp du pais d<text:line-break/>pade vng veau lequel avoit deux<text:line-break/>testes et vng corps seul (sol) et auoyt<text:line-break/>les cuisses et et iambes de deuant<text:line-break/>et de derriere doubles elles estoi(e1)t<text:line-break/>ioinctes et collers ensemble : et la<text:line-break/><text:soft-page-break/>probati(o1) de cecy dit que plusieurs<text:line-break/>affermol(e1)t par verite lauoir veu<text:line-break/>beaucoup de foys</text:p>
      <text:h text:style-name="Titre1" text:outline-level="1">(ipdm) La quarte partie est dung<text:line-break/>monstre matin terrible demy h(o1)(-)<text:line-break/>me (et) demy poiss(o1) (et) comm(e1)ce Alli(-)<text:line-break/>ud insuper constat. (et)c.</text:h>
      <text:p text:style-name="P91"><text:span text:style-name="T92">D</text:span>It poge en la quatre (p3)<text:line-break/>tie des choses i(p3)faictes<text:line-break/>et m(o1)streuses a nature<text:line-break/>d(o1)t il fait en son liure menci(o1) que<text:line-break/>en la cite de ferrare fut aporte la<text:line-break/>pourtraicture sembl(a1)ce (et) ymage<text:line-break/>dung horrible et merueilleux m(o1)<text:line-break/>stre de mer (sol) lequel monstre nauoit<text:line-break/>pas fort l(o1)g t(e1)ps onnauoit trou<text:line-break/>ue ainsi que long disoit au riuage<text:line-break/>de la mer dalmarque. Lequel m(o1)<text:line-break/><text:span text:style-name="pb">[n.p.]</text:span><text:line-break/>stre le long dicelle<text:line-break/>marine (p1)noit (et) ra<text:line-break/>uissoyt les h(o1)mes<text:line-break/>femmes (et) petis en<text:line-break/>fans qu(a1)t les pou<text:line-break/>oit trouuer sur le<text:line-break/>riuaige de la mer (et)<text:line-break/>speciallement les<text:line-break/>petites fillettes (q2)<text:line-break/>la alloy(e1)t pour la<text:line-break/>uer le<text:span text:style-name="T93">r</text:span>s drapeaux<text:line-break/>(et) cuidoyent ceulx<text:line-break/>a qui les enfans ap<text:line-break/>partenoyent quilz<text:line-break/>fussent cheuz et pe<text:line-break/>ris par infortune (et)<text:line-break/>inconuenient dedans<text:s/>la mer. Et<text:line-break/>ainsi le cuidoyent perdre iusques<text:line-break/>a ce que vraye congoissance (et) (p3)<text:line-break/>bation eussent eue de cestuy mon<text:line-break/>stre qui ainsi c(o1)me dit est les man<text:line-break/>geoit et deuoroit. De cestuy mon<text:line-break/>stre a(i1)si c(o1)me dit est apresquil fut<text:line-break/>prins et tue pour la grande admi<text:line-break/>ration que le monde eut de sta(-)<text:line-break/>ture et corpulence affin que il en<text:line-break/>fust a perpetuite memoire (sol) si fust<text:line-break/>pourtraicte sa figure (sol) et sembl(a1)ce<text:line-break/><text:soft-page-break/>laquelle fut portee po<text:span text:style-name="T94">r</text:span><text:s/>chose mer<text:line-break/>veilleuse en la cite de ferrare. Ainsi<text:line-break/>que par ceste figure (et) ymage estoit<text:line-break/>demonstre cestuy monstre estoyt<text:line-break/>deppuis le n(o1)bril ius(q1)s au hault<text:line-break/>comme vng corps humain Et de<text:line-break/>la en bas estoit comme vng pois<text:line-break/>son fourche et depparty en deux.<text:line-break/>Oultre quant a la (p3)riedenhault<text:line-break/>(q2) estoit en forme de corps humain<text:line-break/>comme dict est il auoit grant bar<text:line-break/>be (et) longue. Aussi auoit deux cor</text:p>
      <text:p text:style-name="figure">&lt;ATTimage&gt;</text:p>
      <text:p text:style-name="P95">nes ou comme deux cornes semin(e1)<text:line-break/>tes et apparoissances sur les oreil<text:line-break/>les . Il auoit grosses mammeles<text:line-break/>la gueulle auort merueilleus(-)<text:line-break/>m(e1)t gr(a1)de et large : (et) si ne auoyt<text:line-break/>aux ma(i1)s (q1) quatre doibs Outre<text:line-break/>auoit depuis sesdictes mains ius(-)<text:line-break/>ques a laisselle et de la iusques au<text:line-break/>bas du ventre elles de poisson ain<text:line-break/>si comme les poissons desquelles<text:line-break/>elles il nageoit par la mer. De la<text:line-break/>faconet maniere comment cestuy<text:line-break/>merveilleux<text:s/>et espouentable mon<text:line-break/>stre auoit este trouue et pr(i1)sdisoy<text:line-break/>ent ceulx qui ladicte figure (et) la re<text:line-break/>m(e1)brance auoyent porter a ferra<text:line-break/>re (et) ainsi le compterent (sol) que vne<text:line-break/>foys estoyent plusieurs femmes<text:line-break/>assemblees sur le riuaige de leaue<text:line-break/>lesquelles lauoyent leurs drappe<text:line-break/>aulx ausquelles femmes ce mon<text:line-break/>monstre qui ad(o1)cques estoit celle part<text:line-break/>comme mort de fain pour cercher<text:line-break/>et querir sa proye acourut et prit<text:line-break/><text:span text:style-name="pb">[n.p.]</text:span><text:line-break/>lune dycelles femmes entre ses<text:line-break/>ma(i1)s (et) de toute sa puiss(a1)ce (et) force<text:line-break/>se efforca<text:s/>de la vouloir tirer a luy<text:line-break/>en leaue (sol) mais la femme qui estoit<text:line-break/>hardye et couraigeuse et puissante<text:line-break/>se deffendit vaillamment (et) luita<text:line-break/>contre cestu monstre (sol) t(a1)t quelle<text:line-break/>tint le monstre en sa subgection a<text:line-break/>uecques ce que leaue estoyt petite.<text:line-break/>Et aussi elle crya a haulte voix (et)<text:line-break/>appella les autres femmes affin<text:line-break/>quelles luy venissent ayder et def<text:line-break/><text:soft-page-break/>fendre contre ce horrible monstre.<text:line-break/>Tantost vindrent au cry de icelle<text:line-break/>femme qui ainsi horriblement cry<text:line-break/>oit cinq femmes qui auec gros ba<text:line-break/>stons et pierres se combatir(e1)t c(o1)(-)<text:line-break/>tre ce monstre et le tuer(e1)t lequel (p3)<text:line-break/>la grandeur de luy et aussi pour le<text:line-break/>aue qui estoit fort petite ne se pou(-)<text:line-break/>oit retourner et ne fen pouoit fou(-)<text:line-break/>it ne soy mettre a garent ne a saul<text:line-break/>uete. Quant ce monstre fut ainsi<text:line-break/>tue ilz le<text:s/>tirer(e1)t (sol) et misrent hors de<text:line-break/>leaue. Et adoncques quant il fut<text:line-break/>tire (et) mis hors de leaue il ne fault<text:line-break/>pas doubter ne demander quelles<text:line-break/>admirati(o1)s (et) esbahissemens il d(o1)<text:line-break/>na a tous ceulx quile veir(e1)t Car<text:line-break/>il auoit le corps fait en la ppre fa<text:line-break/>con et maniere comme vns com<text:line-break/>me (sol) mais il estoit plus gr(a1)t vng<text:line-break/>petit (sol) et dit poge flor(e1)tin que la s(e1)<text:line-break/>blance (et) grandeur de luy fut apor<text:line-break/>tee en ferrare et quil la vit en ladi<text:line-break/>cte ville. Auecques ce fut apporte<text:line-break/>aussi sa sembl(a1)ce comme<text:s/>ledit m(o1)<text:line-break/>stre qui tenoit la f(e1)me quil auoyt<text:line-break/>prinse pour manger et deuorer Ce<text:line-break/>que plusieurs gens ne pouoy(e1)t c(o1)<text:line-break/>ceder ne croire auoir este vray ius</text:p>
      <text:p text:style-name="p">ques a ce quil fut tesmoigne et ap<text:line-break/>prouue par plusieurs enfans (et) au<text:line-break/>cune hommes qui disov(e1)t<text:s/>(q1) sou(-)<text:line-break/>uenteffois en allant sur a riue de<text:line-break/>la mer ilz auoyent bien veu sailir<text:line-break/>le manstre hors de la mer qui pre(-)<text:line-break/>noit et rauissoit ieunes fillettes (sol)<text:line-break/>lesquelles venoyent la pour lauer<text:line-break/>leurs petis drappeaulx et apporou<text:line-break/>uerent que plusieurs enauoyent (p3)<text:line-break/>dues cuybant quelles fussent cheu<text:line-break/>stes en la mer par fort(u1)e (sol) mais de<text:line-break/>puis creurent fermement et sans<text:line-break/>nulle doubte que le monstre les a(-)<text:line-break/>uoit tauies et deuorees.</text:p>
      <text:p text:style-name="P96"><text:span text:style-name="T97">P</text:span>Our bien moralle(-)<text:line-break/>ment congnoistre et<text:line-break/>entendre que cest que<text:line-break/>nous denote la nar(-)<text:line-break/>ration que faict po(-)<text:line-break/>ge florentin de ces choses mon(-)<text:line-break/><text:soft-page-break/>streuses et terribles (sol) et merueilleu<text:line-break/>ses (sol) interposees et myses en ces fa<text:line-break/>cecies et en ces ditz ioyeulx estans<text:line-break/>endeliure (sol) car cest pour nous en (sol) ei<text:line-break/>gner que nous ne no(us)<text:s/>debu(o1)s pas<text:line-break/>tousiours vacquer et employer<text:line-break/>tout nostre temps aux Facecies<text:line-break/>et choses fort ioyeuses (sol) et esbat &lt;ATTillisible&gt;<text:line-break/>mens (sol) et parolles recreatiues di(-)<text:line-break/>ctes par grande plaisance. Mais<text:line-break/>aucuneffoys et mesmement selon<text:line-break/>les temps et les iours<text:s/>(sol) comme ou<text:line-break/>temps de penitence et de deuocion<text:line-break/>nous debuons imposer (et) metre a<text:line-break/>noz felicitez et plaisances mondai<text:line-break/>nes la souurn(a1)ce des choses de no<text:line-break/>stre benoist sauueur (et) tedempteus</text:p>
      <text:p text:style-name="p"><text:span text:style-name="pb">[n.p.]</text:span><text:line-break/>iesuchrist qui sont merueilleuses<text:line-break/>et admiratiues en nostre entende(-)<text:line-break/>ment a(i1)si que les choses m(o1)streu<text:line-break/>ses sont en nature desquelles cy de<text:line-break/>uant en ses quatre parties a faict<text:line-break/>poge florentin mention.</text:p>
      <text:h text:style-name="Titre1" text:outline-level="1">(ipdm) Facecie dang prestre qui en<text:line-break/>sepuelit son chien enterre benoi<text:line-break/>ste. Et c(o1)mence au latin Etat<text:line-break/>sacerdos in thuscia. (et)c.</text:h>
      <text:p text:style-name="P98"><text:span text:style-name="T99">U</text:span>Ng pstre eut en tuscie<text:line-break/>cure riche et puiss(a1)t (sol) le<text:line-break/>quel bemouroit emmy<text:line-break/>les champs (sol) et luy valloyt sonbe<text:line-break/>nefice tant que merueilles. Ora(-)<text:line-break/>donc estoit enthuscie vng euesque<text:line-break/>tapineux : et du tout adonne a la<text:line-break/>pecune ce que bien congnoissoit ce<text:line-break/>maistre et riche cure : Lequel pour<text:line-break/>soy farset et mocquer de son Eues<text:line-break/>que enfouyt vng chien mort quil<text:line-break/>auoit enson cymetiere en la presen<text:line-break/>ce de to(us) pattoissiens bien pre(-)<text:line-break/>supposant que incontinent que le<text:line-break/>uesque le scauroit (sol) et<text:s/>que il vien(-)<text:line-break/>droit a sa c(o1)gnoissance il le feroit<text:line-break/>cyter et c(o1)uenir pour le mettre en<text:line-break/>pris(o1) pour luy faire payer vne b(o1)<text:line-break/>ne amende. Mais il nen challoyt<text:line-break/><text:soft-page-break/>au cure car il estoit riche et auoit<text:line-break/>assez arg(e1)t. Ainsi fut ce chien ense<text:line-break/>pulture en terre benoiste par ledict<text:line-break/>cure. Dont les nouuelles bi(e1) tost<text:line-break/>en aller(e1)t a leuesque qui fut m(o1)st<text:line-break/>ioyeulx (sol) Car il scauoit bien que le<text:line-break/>dit cure estoit fort riche et que il en<text:line-break/>auroit une bonne amende. Sien<text:line-break/>uoya leuesque hastiuem(e1)t vng de<text:line-break/>ses clerez et notaires au villaige<text:line-break/>au demouroit ce maistre cure le(q1)l<text:line-break/>fut cite a comparoit par deu(a1)t s(o1)<text:line-break/>euesque dont il ne sesmaya gueres<text:line-break/>Car bien scauoyt par ou il en deb(-)<text:line-break/>uoit eschapper. Si print cedict cu(-)<text:line-break/>re c(i1)quante ducatz quil mist en sa<text:line-break/>bourse<text:s/>(sol) monta sus son cheual (sol) (et) s(e1)<text:line-break/>alla deuant son euesque Lequel de<text:line-break/>premiere venue le c(o1)menca a blas<text:line-break/>mer et luy dire parolles rigoureu<text:line-break/>ses tant que cestoit merueilles Et<text:line-break/>luy impropera ce quil auoit faict<text:line-break/>de son chien en disant que ce estoyt<text:line-break/>contre la religion crestienne (et) que<text:line-break/>il seroit pugny (et) mis en une pris(o1)<text:line-break/>et de fait commanda leuesque que<text:line-break/>prebstre feust mene en prison (sol) Le(-)<text:line-break/>quel respondit. Pere sainct saulue<text:line-break/>vostre reuerence ie nay pas desser<text:line-break/>uy estre emprisonne pourt(a1)t se ie<text:line-break/>ay mis mon chien en terre benoiste<text:line-break/>car se vous scauies la grande sai<text:line-break/>gesse (et) entendement dont estoyt le<text:line-break/>dit chi(e1) vous mesmes diries quil<text:line-break/>auoit bien desseruy destre ensepul(-)<text:line-break/>ture entre les hommes. Et specia<text:line-break/>lement pour le beau sens et enten<text:line-break/>dement quil a eu la mort (sol) pour<text:line-break/>le beau testam(e1)t quil a faict. Car<text:line-break/>le poure chi(e1) congnoissant vostre<text:line-break/>necessite et indigence en sa derniere<text:line-break/>voulente vous a laisse et donne<text:line-break/>par Testam(e1)t cinquantes pieces<text:line-break/>boz que ie vous ay apportees. O<text:line-break/>deist leuesque cure voila vng bon<text:line-break/>chien vrayem(e1)t veu ce que tu dis<text:line-break/>(q2)l a fait si beau testament il aou(i1)t<text:line-break/>besseruy grant honneur (et) sepultu<text:line-break/>te entre les hommes (sol) et nay point<text:line-break/>de cause de te mettre en prison (sol) ain<text:line-break/><text:soft-page-break/>si fut le prestre absoubz de son eues<text:line-break/><text:span text:style-name="pb">[n.p.]</text:span><text:line-break/>que dauoir en sepulture son chien<text:line-break/>en terre benoiste par les cinqu(a1)te<text:line-break/>eut du testament du chien. En ce(-)<text:line-break/>ste facecie est monstre vng grant<text:line-break/>vice regnant en leglise par laua(-)<text:line-break/>rice des prelatz (q2) le corrumpent (p3)<text:line-break/>pecunes (sol) et sont contens<text:s/>de leurs<text:line-break/>subgectz quelque mal quilz fac(e1)t<text:line-break/>sans les pugnit (sol) mais quilz leur<text:line-break/>baillent le largent (sol) c(o1)bien que le<text:line-break/>peche soit grant (et) notoire ainsi (q1)<text:line-break/>du prestre qui ensepuelit son chien<text:line-break/>en terre benoiste publicquement de<text:line-break/>uant tous les parroissiens qui est<text:line-break/>vng p&lt;ATTillisible&gt;che merueilleux Et en fut<text:line-break/>absoult pour d(o1)ner cinquante pie<text:line-break/>ces dor du testament du chien.</text:p>
      <text:h text:style-name="Titre1" text:outline-level="1">(ipdm) Du tirant prince (q2) impo(-)<text:line-break/>sa crime capital a vng de ses sub(-)<text:line-break/>iectz ; pour auoir son arg(e1)t (et) com(-)<text:line-break/>mence au<text:s/>latin. Homo admodum<text:line-break/>pecuniosus. (et)c.</text:h>
      <text:p text:style-name="figure">&lt;ATTimage&gt;</text:p>
      <text:p text:style-name="P100"><text:span text:style-name="T101">A</text:span>N &lt;ATTillisible&gt;pais &lt;ATTcaractere&gt; Picene estoit<text:line-break/>vng pr(i1)ce cruel mau(-)<text:line-break/>uais et rude tirant le(-)<text:line-break/>quel ne se delect oyt iamais que a<text:line-break/>tousiours mal faire et par expres<text:line-break/>a ciulx (q2) estoyent en sa puissance<text:line-break/>Lestuy tir(a1) ouit dire qu(e1) sa sei(-)<text:line-break/>gneurie estoit vng n(o1)me fort ri(-)<text:line-break/>che (et) pecunieux. Lors se pensa ce<text:line-break/>tirant (q1)lle cause (et) occasi(o1) il pour<text:line-break/>roit prendre pour oster (e) tollir les<text:line-break/>pecunes a cestay homme riche : sy<text:line-break/>proposa en luy mesmes de(i1)poser<text:line-break/>villennie (et) crime capital a cestuy<text:line-break/>h(o1)me Et defaict le fist euoquer et<text:line-break/>conuenir deuant luy (p3) les fatal(i1)<text:line-break/>tes (q2) luy amenerent (sol) et si tost (q1) le<text:line-break/>bon homme fut venu le selon ty(-)<text:line-break/>rant commenca a le vituperer (sol) et<text:line-break/>luy<text:s/>dite Traistre ie te feray p(e1)dre<text:line-break/>car tu as c(o1)mis crime de leze ma(-)<text:line-break/>geste c(o1)tre moy. Respondit le bon<text:line-break/><text:soft-page-break/>homme sire sauue vostre grace ie<text:line-break/>ne p(e1)se point vous auoir offense<text:line-break/>Si as dist le tirant car tu as sou(-)<text:line-break/>stenu mes aduersaites (et) les tiens<text:line-break/>en ta mais(o1) po<text:span text:style-name="T102">r</text:span><text:s/>me destruire Ad(o1)c<text:line-break/>le bon h(o1)me bien animaduer tant<text:line-break/>et congnoissant pour quelle occa(-)<text:line-break/>sion son prince luy vouloit iniu(-)<text:line-break/>re imposer plus desir a pardonner<text:line-break/>a sa vie que a son or et argent dist<text:line-break/>Sire quant est a ce regard vous<text:line-break/>dictes<text:s/>vray iay soustenu voz en(-)<text:line-break/>nemis (et) les miens en ma maison<text:line-break/>Je scay bien (sol) pres(e1)t appercoy (q1)<text:line-break/>moult vo(us) en desplaist (sol) mais en(-)<text:line-break/>uoyez voz sat halites (et) sergens a(-)<text:line-break/>uecques may (sol) et vrayment ie si(-)<text:line-break/>ureray tous yceulx ennemis en(-)<text:line-break/>tre voz mains (sol) puis en faictes ce<text:line-break/>quil vous plaira. Lors commist<text:line-break/>le tirant cruel aucuns de ses gens<text:line-break/>lesquelz il euoya auecques le b(o1)<text:line-break/>homme qui aussi tost (sol) et<text:line-break/><text:span text:style-name="pb">[n.p.]</text:span><text:line-break/>inconti(-)nent quil fut arriut en la maison<text:line-break/>leur ouurit le coffre ou estoit son<text:line-break/>tresor (et) puis leur dist Tenez mes(-)<text:line-break/>seigneurs voicy les ennemis que<text:line-break/>monseigneur demande (sol) emportez<text:line-break/>les ce s(o1)t les ennemys de luy (sol) car<text:line-break/>ilz le feront dampner. Et les enne<text:line-break/>mis de moy Car ilz mont donne<text:line-break/>de grant trauail pour les acque(-)<text:line-break/>rir a la peine de mon poure corps<text:line-break/>et si finablement ay este en danger<text:line-break/>(q2)lz ne me ayent fait liurer a mort<text:line-break/>Ainsi perdit le bon homme sa pe(-)<text:line-break/>cune (sol) (et) ne luy demanda le tyrant<text:line-break/>plus ti(e1) (sol) en ceste facecie est reprou<text:line-break/>ue vng grant vice (q2) regne en au(-)<text:line-break/>cuns seigneurs qui par leur tiran<text:line-break/>nie cupidite et mauluaistie quant<text:line-break/>ilz scauent auc(u1) marchant ou la(-)<text:line-break/>boureur auoir ass(e1)ble aulcun peu<text:line-break/>de bien a grant itaueil peine (sol) ia<text:line-break/>mais ne cesseront tant que ilz luy<text:line-break/>ayent oste par cautelle ou<text:s/>imposi<text:line-break/>tion dauc(u1) mal (q2) nest pas vray.</text:p>
      <text:p text:style-name="p">Ainsi que le tirant de piscene qui<text:line-break/>imposa au simple homme auoyr<text:line-break/><text:soft-page-break/>soustenu ses ennemys la(q1)lle cho(-)<text:line-break/>se estoit faulce a prendre au sens<text:line-break/>simple. Mais au sens compost et<text:line-break/>moral il disoit vray (sol) ses deniers<text:line-break/>quil tolloit au bon h(o1)me estoyent<text:line-break/>bien ses vrays ennemys par tant<text:line-break/>quilz estoyent cause de sa dampna<text:line-break/>tion Oultre plus y est monstre (q1)<text:line-break/>lab(o1)d(a1)ce de auoir en ce monde ne<text:line-break/>no(us) est gueres salutaire car qu(a1)t<text:line-break/>aucun poure h(o1)me aura quelque</text:p>
      <text:p text:style-name="p">chose iamais le riche ne cessera t(a1)t<text:line-break/>quil luy oit fait perdre (et) en est sou<text:line-break/>uent son corps en d(a1)ger. A(i1)si que<text:line-break/>au poure piscenien a (q2) pour auoir<text:line-break/>ses deniers on imposoit crime de<text:line-break/>leze mageste (et) pource dit on ne c(o1)<text:line-break/>mun langaige (sol) (q2) son chien veult<text:line-break/>tuer il luy met en jus la taige.</text:p>
      <text:h text:style-name="Titre1" text:outline-level="1">(ipdm) Dung religieux qui fist le<text:line-break/>court sermon Et comm(e1)ce au la(-)<text:line-break/>tin. O pidum est in omnibus.</text:h>
      <text:p text:style-name="P103"><text:span text:style-name="T104">V</text:span>Ng chasteau ya ennozm(o1)<text:line-break/>taignes dict poge auquel<text:line-break/>est vne eglise enlaquelle<text:line-break/>annuellement auoy(e1)t acoustume<text:line-break/>de venir plusieurs de diuerses par<text:line-break/>ties du pays pour lhonneur et re<text:line-break/>uerence de monseigneur sainct es<text:line-break/>tienne a lintercession duquel vo(-)<text:line-break/>stre doulx sausueur (et) redempteur<text:line-break/>ie sucrist monstroit plusieurs be(-)<text:line-break/>aulx miracles Oultre iour auoy<text:line-break/>ent de coustume aulcune religi(-)<text:line-break/>eulx dy aller faire vne predicati(-)<text:line-break/>on. Si aduint que vng y alla<text:line-break/>quilan precedent y auoit presche (sol)<text:line-break/>et estoyent encores bien memora(-)<text:line-break/>tifz les prebstres de la parroisse (q2)l</text:p>
      <text:p text:style-name="p">estoit vng petit long en son Ser<text:line-break/>mon : si vindrent a luy (sol) et luy di(-)<text:line-break/>rent (sol) beau pere vous scauez quil<text:line-break/>faict froit (sol) oultre que ce ieur icy<text:line-break/>est nostre solempnite que nous de(-)<text:line-break/>uons faire grant chere (sol) no(us) vous<text:line-break/>prions instamment que il vous<text:line-break/>plaise faire court serin(o1) le plus (q1)<text:line-break/><text:soft-page-break/>vo(us) pourrez Tres facillement es(-)<text:line-break/>court a ce religieux la suplicati(o1) de<text:line-break/>ses (p1)stres (et) dauc(u1)s autres (q2) le su<text:line-break/>plioyent destre brief en predicati(o1)<text:line-break/>et pour leur complaire (et) auoir son<text:line-break/><text:span text:style-name="pb">[n.p.]</text:span><text:line-break/>disner franc promist que si feroyt<text:line-break/>il Si m(o1)ta ce religieux en la chai<text:line-break/>re et fist aucune pre(a1)bulles quilz<text:line-break/>ont de coustume faire aux introy<text:line-break/>tes de leurs predications (sol) puis c(o1)<text:line-break/>menca a dire Mes frerescrestiens<text:line-break/>qui estes icy assistens vo(us) scauez<text:line-break/>que l(a1) passe ie preschay ce iour en<text:line-break/>ceste propre place Et vous declai(-)<text:line-break/>ray bien au long toute la vie Ge(-)<text:line-break/>stes et miractes du glorieux amy<text:line-break/>de dieu monseigne<text:span text:style-name="T105">r</text:span><text:s/>amy sa(i1)t esti(e1)<text:line-break/>ne Et scay bien que ie ne saissay ri(-)<text:line-break/>nes de tout ce que lon dit ne quon<text:line-break/>trouue en lescrittare saincte de luy<text:line-break/>Et croy que de ce que ie vous en<text:line-break/>dis celuy de vousnya qui nensoit<text:line-break/>tres bien memoratif et qui nen ait<text:line-break/>bonne souuenance Et pourtant a<text:line-break/>loccasion du t(e1)ps (q2) est froit outre<text:line-break/>affinque vo(us) puissez aller ens(e1)ble<text:line-break/>faire bonne chere a(i1)si que vous a(-)<text:line-break/>uez accoustume<text:s/>de faire a cest eb(o1)<text:line-break/>ne sol(e1)nite ie ne vous prescheray<text:line-break/>pl(us) car ce seroit redicte Auec(q1) ce<text:line-break/>(q1) depuis lautre (a1)nee (q1) ie vous (p1) s(-)<text:line-break/>chay toute la vie sainct Estienne<text:line-break/>car dit est et vous ensouuient bi(e1)<text:line-break/>encore Il nestpoint de mention(q2)l<text:line-break/>ait rien fait de nouueau ne que on<text:line-break/>ait trouue nouuellement dlui au<text:line-break/>cune chose (p3) escript (et) po<text:span text:style-name="T106">r</text:span><text:s/>t(a1)t vo(us)<text:line-break/>suffise et vous en allez dis(a1)t vr(e1)<text:line-break/>c(o1)fiteor (sol) vr&lt;ATTillisible&gt;(e1) paster noster (sol) (et) vo(-)<text:line-break/>stre aue maria (et) le credo (sol) ou ce que<text:line-break/>vo(us) scauez a la garde de dieu qui<text:line-break/>vo(us) doint son paradis Ainsi sans<text:line-break/>pl(us) serm(o1)er se partit le religieulx<text:line-break/>pour complaire aux gourmans<text:line-break/>qui lauoyent supplie Enceste pre(-)<text:line-break/>sente facecit sont reprouuez d&lt;ATTillisible&gt;ux<text:line-break/>vices Le premier cest de aucunes<text:line-break/>gens deglise qui deussent estre la<text:line-break/>lumiere des aultres et vouloir (q1)<text:line-break/><text:soft-page-break/>on (e1)seignast leur peuple (sol) mais ce<text:line-break/>sont ceulx a qui plus (e1)uye la pa<text:line-break/>rolle de dieu. Pareillement aussy<text:line-break/>les Gloutons qui dient par leur<text:line-break/>gourmandise et desordonnee affe<text:line-break/>ction bauoir hastiuem(e1)t lespiedz<text:line-break/>dessoubz la table quil vouloroy(-)<text:line-break/>ent (q1) il ny eust (q1) trois motz a la(-)<text:line-break/>messe Sec(o1)dem(e1)t y est le vice des<text:line-break/>(p1)dicateurs tousche qui a lappetit<text:line-break/>daultruy flechissant a dire ce qui<text:line-break/>est requis en predication Comme<text:line-break/>faindre ablasmer vng vice pour<text:line-break/>tant (q1) monseigneur ou ma dame<text:line-break/>en est entasche (sol) ou laisser le princi<text:line-break/>pal de sa predication Et ce qui mi<text:line-break/>eulx plairoit aux bons (et) aux iu<text:line-break/>stes pour complaire troys ou a<text:line-break/>quatre gourmandeaux ainsi que<text:line-break/>fist le beau pere de sainct estienne<text:line-break/>qui feist le court Sermon pour a<text:line-break/>uoir a disner.</text:p>
      <text:h text:style-name="Titre1" text:outline-level="1">(ipdm) Vng facecieux : et ioyeulx<text:line-break/>conseil donne a vng rustique<text:line-break/>qui se estoit rnmpu les costes<text:line-break/>en cueillant des chastaygnes<text:line-break/>et commence au latin. Rustic<text:line-break/>qus cum rastoneam.</text:h>
      <text:p text:style-name="P107"><text:span text:style-name="T108">E</text:span>N<text:s/>vng vilage des par<text:line-break/>ties de l(o1)bardie estoyt<text:line-break/>vng homme rusticque<text:line-break/>qui auoit des chastaigniers en sa<text:line-break/>maison et qui en la saison appor(-)<text:line-break/>toyent des chastaignes. Aduint<text:line-break/>ainsi que au tempe que les chastai<text:line-break/>gniers sont meurs ce rusticque<text:line-break/><text:span text:style-name="pb">[n.p.]</text:span><text:line-break/>ni(o1)ta en vng<text:s/>de ces chastaigniers<text:line-break/>pour cueillir desdites chasteignes<text:line-break/>Mais il en discendit plus tost (q2)l<text:line-break/>ne cuida Car il se fia a vne bran(-)<text:line-break/>che laquelle rompit dessoubz luy<text:line-break/>(et) cheut aual larbre (et) se r(o1)pit vne<text:line-break/>des costes de la poictrine : et pres<text:line-break/>de la estoit<text:s/>vng plaisant (et) ioyeux<text:line-break/>homme nomme minatius (q2) vint<text:line-break/><text:soft-page-break/>pour rec(o1)forter ce poure malheu(-)<text:line-break/>reux rustique qui estoit cheut (sol) Et<text:line-break/>luy dist minatius qui estoit hom(-)<text:line-break/>me tresioyeux et plaisant. Mon<text:line-break/>amy reconforte toy ie te enseigne<text:line-break/>tay (et) te donneray<text:s/>vne reigne que<text:line-break/>si tu la gardes iamais &lt;ATTcaractere&gt; arbre ou<text:line-break/>tu montes tu ne cherras haadist<text:line-break/>le blece iaymasse mieulx que vo(us)<text:line-break/>me leussies dit deuant que ie fusse<text:line-break/>cheut (sol) pas ne me feusse ainsi blece<text:line-break/>Touteffois sil vous plaist &lt;ATTcaractere&gt; me<text:line-break/>conseiller il me pourra prouffiter<text:line-break/>au temps aduenir. Adonc dist mi<text:line-break/>natius Mon amy quant tu m(o1)te<text:line-break/>tas en aulcun li&lt;ATTillisible&gt;zu hault faitzque<text:line-break/>tu soie&lt;ATTillisible&gt;s aussi tardif a descendre c(o1)<text:line-break/>me a m(o1)ter (sol) car si tu feusses aussi<text:line-break/>en paix descendu que tu es monte<text:line-break/>iamais tu ne te feusse blece. En ce<text:line-break/>facecieux conseil s(o1)t farcez ceu&lt;ATTillisible&gt;lx<text:line-break/>(q2) trop se fi(e1)t en fortune : (et) qu(a1)t (p3)<text:line-break/>petis iours et longs trauaulx &lt;ATTillisible&gt;tiz<text:line-break/>sont montez iusques a u hault de<text:line-break/>la roe de fortune a(i1)si (q1) le rustique<text:line-break/>a son chastaignier ilz sen orgueil(-)<text:line-break/>lissent et leur est auis que iamais<text:line-break/>ne le<text:span text:style-name="T109">r</text:span><text:s/>doit faillir mais il ne fault<text:line-break/>que vne heure soubdaine (et) vne pe<text:line-break/>tite occasion pour les faire trebus<text:line-break/>cher (et) tout perdre part(a1)t quilz ne<text:line-break/>se donn(e1)t point aussi bien garde<text:line-break/>du descendre que monter</text:p>
      <text:h text:style-name="Titre1" text:outline-level="1">(ipdm) De lh(o1)me qui dem(a1)da par<text:s/><text:line-break/>d(o1) a sa f(e1)me qu(a1)t elle se mour(-)<text:line-break/>roit Et c(o1)m(e1)ce au l(a1)t(i1). C(o1)so<text:line-break/>labatur vxorem. (et)c.</text:h>
      <text:p text:style-name="figure">&lt;ATTimage&gt;</text:p>
      <text:p text:style-name="P110"><text:span text:style-name="T111">U</text:span>Ng b(o1) i(a1)not fut qui a<text:line-break/>uoit sa femme malla(-)<text:line-break/>de au lit dont il estoyt<text:line-break/>fort marty (et) se venoit souu(e1)t ap(-)<text:line-break/>procher du lict ou elle estoyt cou(-)<text:line-break/>chee po<text:span text:style-name="T112">r</text:span><text:s/>la c(o1)soler (et)c(o1)forter. mais<text:line-break/>elle (q2) disoit estre tresfort mallade<text:line-break/>et venue a la fin de ses io<text:span text:style-name="T113">r</text:span>s faisoit<text:line-break/>les regretz et entre les aultres re(-)<text:line-break/><text:soft-page-break/>gretz quelle faisoit cestoit que s(o1)<text:line-break/>mary iamais ne lui auoit fait au<text:line-break/>cun bien ne bon seruice sinon par<text:line-break/>contraincte inuis. Adoncques<text:line-break/>c(o1)m(e1)ca le mary a plourer (et) lui di<text:line-break/>re Ma doulce amye ie te requiers<text:line-break/>pardonne moy de tous les maux<text:line-break/>que ie feis oncques (e1)uers toy Car<text:line-break/>ie te prometz que de mon corps ie<text:line-break/>ne fis faulte ne me tarday de<text:line-break/><text:span text:style-name="pb">[n.p.]</text:span><text:line-break/>ser(-)uir au lict sinon quant tu estoyes<text:line-break/>malade cest la plus grande faute<text:line-break/>que iamais le fiz enuers toy et ne<text:line-break/>lay faict sin(o1) par cra(i1)te<text:s/>que tu ne<text:line-break/>feusses fatiguee de mon attouche<text:line-break/>ment. O deist la femme combien<text:line-break/>quelle fust moult mallade Maul<text:line-break/>uais mary ie scay bien que tu as<text:line-break/>failly enuers moy touchant cela<text:line-break/>tu men demandes pardon. Mais<text:line-break/>iamais ne le te pardonneray ne re<text:line-break/>mettray pourt(a1)t que<text:s/>ie scay bien<text:line-break/>que ce benoit de ta mauuaise vou<text:line-break/>sête non pas pour me espargnier<text:line-break/>car ie ne fuz oncques si maalde ne</text:p>
      <text:p text:style-name="p">si debille que ie ne me peusse bien<text:line-break/>coucher et gesir a reuers ainsy (q2)l<text:line-break/>fault estre pour acomplit le desir<text:line-break/>de la nuit : a(i1)si demoura le<text:s/>poure<text:line-break/>iannot sans remissi(o1) de son peche<text:line-break/>et dit poge que cest vne chose dont<text:line-break/>les hommes ne doiuent point de(-)<text:line-break/>mander pardon aux femmes c(o1)(-)<text:line-break/>me a(i1)si soit quedroictureusement<text:line-break/>la remission en puisse estre denyee<text:line-break/>Enceste (p1)sente facecie s(o1)t reprins<text:line-break/>tous les ypocrites qui demand(e1)t<text:line-break/>adieu pardon dune mesch(a1)te cho(-)<text:line-break/>se dont ilz font difficulte plus gr(a1)<text:line-break/>de que de ce quilz ont dieu offence<text:line-break/>Ceulx aussi s(o1)t reprins qui dem(a1)<text:line-break/>dent choses iniustes a demander (et)<text:line-break/>que de droit on leur peut nier ain<text:line-break/>si que la femme qui denia a s(o1) ma<text:line-break/>ry pardonde ce quil ne lauoit pas<text:line-break/>assez secousse par t(a1)t que iamais<text:line-break/>en si mauluaise disposit(o1) elle ne<text:line-break/>auoit este quelle ne leust bi(e) atten<text:line-break/>du sil luy eust voulu faire</text:p>
      <text:soft-page-break/>
      <text:h text:style-name="Titre1" text:outline-level="1">(ipdm) De la belle fille (q2) cuidoyt<text:s/>que<text:line-break/>son mary deust auoir la marguet<text:line-break/>aussi gr(a1)t que celle d(u1)g asne (sol) (et) c(o1)<text:line-break/>m(e1)ce. Adolescens nobis. (et)c.</text:h>
      <text:p text:style-name="P114"><text:span text:style-name="T115">E</text:span>N la cite de florence e(-)<text:line-break/>stoit vn riche homme<text:line-break/>cheuallier nomme neri<text:line-break/>us de pacis (q2) auoit vne<text:line-break/>m(o1)lt belle fille (et) bi(e1) h(o1)neste (p1) ste<text:line-break/>de marier (sol) la(q1)lle vint demander<text:line-break/>a mariage vng tresbeau ieune a(-)<text:line-break/>dolescent noble de lignaite beau<text:line-break/>de corps (sol) saige prudent (sol) et si bien<text:line-break/>pour ueu des dons : et parfection<text:line-break/>de nature (q2)l ne luy failloit aulcu<text:line-break/>ne chose. A cestuy noble escuier<text:line-break/>fut d(o1)nee ceste belle ieune fille qui<text:line-break/>tant en fust amoureuse pour vne<text:line-break/>espace de t(e1)ps que cestoit merueil<text:line-break/>les. Mais pour mieulx entendre<text:line-break/>la cause po<text:span text:style-name="T116">r</text:span>quoy faillit lamour<text:line-break/>il est cy a noter (q1) ceste belle fille (q2)<text:line-break/>desia congnoissoyt que cestoit &lt;ATTcaractere&gt;s<text:line-break/>delictz de nature et comme lhom(-)<text:line-break/>me pouoit seruir a la f(e1)me entra<text:line-break/>en lung de leurs iardins la ou es(-)<text:line-break/>toit vn petit asne qui auoit le m(e1)<text:line-break/>bre tire hors du corps aussi grant<text:line-break/>que le bras Quant ceste belle ieu(-)<text:line-break/>ne fille vit le membre de cest asne<text:line-break/>ainsi grant commenca a penser a<text:line-break/>elle mesme que par raison les h(o1)(-)<text:line-break/>mes le doiuent auoir plus grant<text:line-break/>que les asnes : si commenca a mur<text:line-break/>murer c(o1)tre son mary (q2) si grant<text:line-break/>ne lauoit pas (et) disoit quil nestoit<text:line-break/>pas homme parfait d(o1)t vng tres<text:line-break/>grant desplaisir elle pr(i1)t ens(o1) cou<text:line-break/>raige et delaissa la laimer Aduint<text:line-break/>vng iour que le pere (et) la mere de<text:line-break/>ceste ieune fille voullurent assem<text:line-break/><text:span text:style-name="pb">[n.p.]</text:span><text:line-break/>bler les parens (et) faire vnbeau dis<text:line-break/>ner auquel furent (i1)uitez ceste fille<text:line-break/>et son mary. Touteffois ny alle(-)<text:line-break/>rent ilz pasquant et quant lautre<text:line-break/>Mais partit la fille la premiere (q2)<text:line-break/>sen vint a la mais(o1) de son pere tri<text:line-break/>sie (et) desplaisant portant la veue<text:line-break/><text:soft-page-break/>en bas en faisant une piteuse chie<text:line-break/>re d(o1)t le pere et la mere belle fur(e1)t<text:line-break/>moult courroucez quant ilz la vi(-)<text:line-break/>rent ygnorans de sa doulleur Sy<text:line-break/>lappella la mere apart derriere en<text:line-break/>vng petit lieu ou elle couchoit et<text:line-break/>luy demanda. Ma fille mamye (q1)<text:line-break/>auez vous voz choses ne sont el(-)<text:line-break/>les point en bon estat (sol) dictes moy<text:line-break/>ce que vous auez. Adoncques la<text:line-break/>iouuencelle en plourant comm(e1)(-)<text:line-break/>ca a respondre Ha ma mere vous<text:line-break/>ne mauez pas mariee a vng hom<text:line-break/>me Car de ceste noble partie pour<text:line-break/>qui se f(o1)t les mariages il na ri(e1)s<text:line-break/>aumoins que bien petit et luy def<text:line-break/>faill(e1)t (e1)droit tous les pri(i1)cipaux<text:line-break/>mebres vitrilles dont ie suis mal<text:line-break/>fortunee Quant la mere eut ouy<text:line-break/>ce que sa fille luy dist cuidant que<text:line-break/>s(o1) gendre neut point de marguet<text:line-break/>elle fut fort courroucer et sen alla<text:line-break/>a s(o1) mary et a to(us) ces parens qui<text:line-break/>sa estoyent assemblez<text:s/>pour atten(-)<text:line-break/>dre le disner et leur c(o1)pt a ceste ma<text:line-break/>tiere en leur disant c(o1)e la fille di(-)<text:line-break/>soit que s(o1) mary nestoit pas h(o1)me<text:line-break/>que le principal point pour (q2) les<text:line-break/>mariages se faisoient luy failloit<text:line-break/>Et que sil en auoit cestoit sy petit<text:line-break/>(q1) rien<text:s/>(sol) et de ce furent le pere et to(us)<text:line-break/>les aultres parens tant courrou(-)<text:line-break/>cez (q1) merueilles et la maison fut<text:line-break/>toute plaine de douleur po<text:span text:style-name="T117">r</text:span>ce (q2)lz<text:line-break/>crioyent auoir suffoque leur fil(-)<text:line-break/>le qui tant estoit belle iouuencelle<text:line-break/>et lauoir donner a vng homme (i1)<text:line-break/>potent (et) ipourueu des istrumens<text:line-break/>de nature principaulx. Tantost<text:line-break/>apres que ceste douleur fut espan(-)<text:line-break/>due par toute la maison suruint<text:line-break/>le nouueau marie de (q2) la compla(i1)<text:line-break/>te estoit faicte qui moult fut esba<text:line-break/>hy de veoir ainsi les assistens tri(-)<text:line-break/>stes (et) fais(a1)t mauuaise chere Oul<text:line-break/>tre nul ne luy osoit dire la cause &lt;ATTcaractere&gt;<text:line-break/>ceste douleur fors vng qui vint a<text:line-break/>luy et luy deist beau cousin mon<text:line-break/>amy saichez que vostre femme s(o1)<text:line-break/>pere sa mere (et) tous ses amys sont<text:line-break/><text:soft-page-break/>fort courroucez pourtant que elle<text:line-break/>leur a donnez a entendre que vo(us)<text:line-break/>nestes pash(o1)me naturel c(o1)me les<text:line-break/>aultres et (q1) nauez point ou bien<text:line-break/>peu de bras seculier pour le seruir<text:line-break/>les d(a1)es d(o1)t ilz s(o1)t t(a1)t marrisque<text:line-break/>plus ne peuent et cuident le<text:span text:style-name="T118">r</text:span><text:s/>fille<text:line-break/>auoir perdue Quant ce jeune<text:s/>ga(-)<text:line-break/>lant eut entendu la cause du cour<text:line-break/>roux il fut bien ioyeux (et) deist a ce<text:line-break/>luy qui luy declaira que bi(e1) ceste<text:line-break/>douleur rapaiseroit (et) (q1) to(us) fissent<text:line-break/>hardiment grant chiere. Car il se<text:line-break/>s(a1)toit aussi bien et mieux fourny<text:line-break/>de bast(o1) pastoral<text:s/>que homme qui<text:line-break/>fust en toute la compaignie Si se<text:line-break/>assirent a table et beur(e1)t et m(a1)ge<text:line-break/>rent bi(e1) a leur appetit nonpasioy<text:line-break/>eulx t(a1)t (q2)lz fur(e1)t rec(o1)fortes par<text:line-break/>le nouueau marie (q2) enuit(o1) le mil<text:line-break/>lieu du disnet print a parler en ge(-)<text:line-break/>neral<text:s/>et deist. O vo(us) les amys de<text:line-break/>ma f(e1)me (q2) estes icy pres(e1)s en<text:line-break/><text:span text:style-name="pb">[n.p.]</text:span><text:line-break/>des(-)plaisance de aulcune chose dont ie<text:line-break/>suis blasme et acuse de laquelle ie<text:line-break/>vueil (q1) vo(us) soyez tesmoings po<text:span text:style-name="T119">r</text:span><text:line-break/>dire sil est vray ou n(o1) et se le vice<text:line-break/>est en moy d(o1)t len me accuse Lors<text:line-break/>le gal(a1)t (q2) adonc auoit vestemens<text:line-break/>cours lira de ses chausses et meist<text:line-break/>sus le bout de la table vng beau<text:line-break/>m(a1)che et gros de si belle forme (q2)l<text:line-break/>c(o1)uertit to(us) lez assistens a regar(-)<text:line-break/>der la beaulte de listrum(e1)t (et) leur<text:line-break/>dem(a1)da sil deuoit estre blasme en<text:line-break/>ce cas et si sa femme auoit cause &lt;ATTcaractere&gt;<text:line-break/>faire plainte sus suy En cest esba<text:line-break/>hissement de veoit ce membre t(a1)t.<text:line-break/>estoyt grant la plus grant part<text:line-break/>des femmes qui y estoyent prioy(-)<text:line-break/>ent et desiroyent que leurs niatis<text:line-break/>en eussent autant Les h(o1)mes aus<text:line-break/>si la desiroyent (sol) si que tous furent<text:line-break/>contre la ieune fille en la icrepant<text:line-break/>et blasmant de sa follie (sol) en luy di(-)<text:line-break/>sant aussi quelle nauoit cause de<text:line-break/>se plaindre Si respondit la fille (q1)<text:line-break/>si (sol) et que elle auoit veu leur petit<text:line-break/>asne en vng iardin qui auoit lou(-)<text:line-break/><text:soft-page-break/>stil aussi gros que le bras d(u1)g h(o1)(-)<text:line-break/>me estendu (et) que cestoit tresgrant<text:line-break/>vilennie a vng homme grant (sol) et<text:line-break/>fort comme s(o1) mary de lauoir pl(us)<text:line-break/>petit de la moytie que vne beste.</text:p>
      <text:p text:style-name="p">Et etoyoit la simple pucelle que<text:line-break/>les hommes deuoyent plus auoir<text:line-break/>l(o1)g instrument (q1) les bestes. Tou<text:line-break/>teffois en la f(i1) fut refaicte la paix<text:line-break/>et c(o1)gneur quelle auoit failly (sol) en<text:line-break/>ceste facecie sont reprins ceulx qui<text:line-break/>ne s(o1)t iamais assouuis mais t(a1)t<text:line-break/>pl(us) ont de biens (et) plus en desirent<text:line-break/>Ainsi que la ieune fille qui tant es<text:line-break/>toyt bien fournye et pourueue de<text:line-break/>mary ayant si bel estorement que<text:line-break/>merueilles et plus (q1) tous les aul<text:line-break/>tres hommes (sol) touteffois nestoys<text:line-break/>elle po(i1)t c(o1)tente ne assouuie mais<text:line-break/>desiroit que son mary eust le petit<text:line-break/>bras aussi grant que vng asne.</text:p>
      <text:h text:style-name="Titre1" text:outline-level="1"><text:s/>(ipdm) Du predicateur qui dist en<text:line-break/>preschant quil aymeroit mieulx<text:line-break/>despuceler dix vierges que auoir<text:line-break/>une femme mariee (sol) et commenca<text:line-break/>au latin. Predicat tribue.</text:h>
      <text:p text:style-name="P120"><text:span text:style-name="T121">D</text:span>Ist celuy (q2) narroit ce(-)<text:line-break/>ste<text:s/>facecie ensuyuant<text:line-break/>vng frere religieux (p1)s<text:line-break/>ihoit a tybure (q2) nestoit pas h(o1)e de<text:line-break/>gr(a1)t speculati(o1) pour exposer hau<text:line-break/>te theologie Touteffois assez par<text:line-break/>loit competamment des pechez en<text:line-break/>les blasmant et entre les aultres<text:line-break/>sur tous dadultaire disant qui<text:s/>ce<text:line-break/>stoyt le plus detestable peche qui<text:line-break/>fust speciallement a gens mariez<text:line-break/>et que plus il aymeroit auoyr la<text:line-break/>compaignie de dix vierges que de<text:line-break/>vne femme mariee. Vrayement<text:line-break/>dirent aulcuns fins hommes qui<text:line-break/>furent la presens (sol) beau pere nous<text:line-break/>vo(us) croyons bien<text:s/>de ce que vous<text:line-break/>auez dict (sol) cest (q1) mieulx aymeries<text:line-break/>auoir l compaignie de dix vier(-)<text:line-break/>ges que dune femme mariée (sol) aus(-)<text:line-break/>si feride nous plusieurs qui som(-)<text:line-break/><text:soft-page-break/>mes en ceste compaignie. Adonc<text:line-break/>fut ledict predicateur tout h(o1)teux<text:line-break/>qu(a1)t il vit que on<text:s/>prenoit les pro<text:line-break/>positions quil disoit en autre sens<text:line-break/>quil ne les entendoit. En ceste fa(-)<text:line-break/>cecie sont reprouuez ceulx qui<text:line-break/><text:span text:style-name="pb">[n.p.]</text:span><text:line-break/>ex(-)pos(e1)t les textes des escriptures a<text:line-break/>leur appetit et sans considerer len<text:line-break/>tendement de lacteur ne regarder<text:line-break/>la fin ou il pretend</text:p>
      <text:h text:style-name="Titre1" text:outline-level="1">(ipdm) Du c(o1)fesseur qui bailla s(o1)<text:line-break/>oustil en la main dune femme (q2)l<text:line-break/>confessoit. Et comm(e1)ce au latin<text:line-break/>Mulier adolescens. (et)c.</text:h>
      <text:p text:style-name="figure">&lt;ATTimage&gt;</text:p>
      <text:p text:style-name="P122"><text:span text:style-name="T123">U</text:span>Ne belle ieune femme<text:line-break/>fut ce bit poge flor(e1)tin<text:line-break/>laquelle luy racompta<text:line-break/>comment vne fois elle auoit este<text:line-break/>a c(o1)fesse ainsi que de coustume on<text:line-break/>y va en Karesme (sol) que quant elle<text:line-break/>fut deuant sonconfesseur luy com<text:line-break/>menca a dite et racompter to(us) ses<text:line-break/>pechez (sol) (et) entre les autres comme<text:line-break/>elle auoit plusieurs foys ioue du<text:line-break/>febe a s(o1) mary (et) ne luy auoit pas<text:line-break/>tousiours tenu ce que par foy luy<text:line-break/>auoit promis. Qu(a1)t ce corbelier<text:line-break/>qui estoit vng frere frappart em(-)<text:line-break/>brase de chaleur naturelle (et) du de(-)<text:line-break/>sir de luxure ouyt la confession de<text:line-break/>ceste ieune touchant luxure il fut<text:line-break/>esmeu de la requerir. Et mesmes<text:line-break/>le bras seculier luy dressa gros et<text:line-break/>toide c(o1)t vng pal de haye Si le ti(-)<text:line-break/>ra hors de s(o1) repositoire (et) le mist<text:line-break/>en la mai de la&lt;ATTcaractere&gt; f(e1)me en luy dis(a1)t<text:line-break/>plusie<text:span text:style-name="T124">r</text:span>s (p3)olles (p3)suasiues re(q1)r(a1)t<text:line-break/>(q1) elle luy voulst st faire grace (et) (q1)<text:line-break/>en effect autrem(e1)t ne pouoit estre<text:line-break/>absoulte ius(q1)s a t(a1)t (q1) ce m(e1)bre (q2)<text:line-break/>aist soubda(i1)estoit deuenu gros et<text:line-break/>enfle fust assouply. Aussi (q1) le sa(i1)t<text:line-break/>es(p3)it lauoit ainsi soubdainement<text:line-break/>fait pour luy d(o1)ner sa penit(e1)ce af<text:line-break/>fin<text:s/>(q1) elle peust gaigner le pardon (sol)<text:line-break/><text:soft-page-break/>mais po<text:span text:style-name="T125">r</text:span>t(a1)t (q1) leglise nestoit pas<text:line-break/>le lieu po<text:span text:style-name="T126">r</text:span>d(o1)ner telle discipline le<text:line-break/>maistre frappart luy assigna heu<text:line-break/>re daler en sa ch(a1)bre (q1)rir le demou<text:line-break/>rant de son absolution Quant ce<text:line-break/>maistre frere eut a(i1)si persuade ce(-)<text:line-break/>ste ieune f(e1)me (et) assigne heure com<text:line-break/>me dit est elle partit de deuant luy<text:line-break/>toute rouge de honte quelle auoyt<text:line-break/>eue de ce que son confesseur luy de(-)<text:line-break/>mandoit (sol) sen alla deuers sa mere<text:line-break/>qui nestoit pas loing de leglise (sol) et<text:line-break/>quant elle vit sa fille ainsi rouge<text:line-break/>luy dem(a1)da dont ceste rougeur si<text:line-break/>hastiuement luy venoit. La fille<text:line-break/>luy respondict cest de la bonte que<text:line-break/>nostre c(o1)fesseur ma faicte car ain<text:line-break/>si (q1) ie me confessoye a luy de mes<text:line-break/>pechez le petit bras luy est bresse et<text:line-break/>par dessoubz<text:s/>son habit royde com<text:line-break/>me vng baston (et) me la mis en la<text:line-break/>main. En me disant que ainsi la(-)<text:line-break/>uoit faict le fa(i1)ct esperit pour me<text:line-break/>donner ma penitence (sol) (et) (q1) iamais<text:line-break/>ne desroidiroit tant que ie luy eus<text:line-break/>se fait grace Et par ce ne ma po(i1)t<text:line-break/><text:span text:style-name="pb">[n.p.]</text:span><text:line-break/>bonne totalle ab(sol)oluti(o1) mais me<text:line-break/>a dit que a telle heute ie voise a sa<text:line-break/>chambre sur peine de dampnation<text:line-break/>(et) aussi pour luy faire ce plaisir af<text:line-break/>fin que s(o1) bras ne demourast pas<text:line-break/>tousiours ainsi. Ra dist la mere (sol)<text:line-break/>ma fille ientens bien que cest Car<text:line-break/>par la pasque bieu vous auez lais<text:line-break/>se aller le chat au fourmaige (et) est<text:line-break/>ce qui a faict esmouuoir le dict c(o1)(-)<text:line-break/>fesseur quant vous luy auez con(-)<text:line-break/>fesse. Mais si son membre que le<text:line-break/>feu arde debuoir demourer en ce<text:line-break/>point et vous sans absolution si<text:line-break/>aventrerez vous ia en sa Cham(-)<text:line-break/>bre. Facent dieu et le sainct esperit<text:line-break/>ce quil leur plaira. Ainsi demou(-)<text:line-break/>ra la fille sans absolution (sol) et fut<text:line-break/>messire frappart frustre de son in(-)<text:line-break/>tencion. Par ceste facecie est bon(-)<text:line-break/>ne a entendre que vng confesseur<text:line-break/>doit estre souuerainment chaste (sol)<text:line-break/>Car sil ne lest aucuneffois quant<text:line-break/><text:soft-page-break/>a luy vi(e1)nent aucunes belles ieu<text:line-break/>nes femmes (q1) par aduenture luy<text:line-break/>rec(o1)gnoissent auoir lasche laguil<text:line-break/>lette il pourra estre surprine (et) em<text:line-break/>brase de luxure (sol) (p3)quoy soubz vm<text:line-break/>bre de absolution il pourra d(o1)ner<text:line-break/>au peche de la penitence augmen(-)<text:line-break/>tation. Ainsi que le maistre frere<text:line-break/>frappart (q1) disoit a la fille (q1) point<text:line-break/>ne la parassouldroit tant que elle<text:line-break/>eust desroidy son m(e1)bre qui estoit<text:line-break/>ainsi droit.</text:p>
      <text:h text:style-name="Titre1" text:outline-level="1">(ipdm) Joyeuse responce<text:s/>du(-)<text:line-break/>ne femme a vng homme<text:line-break/>et touch(a1)t le bas mestier<text:line-break/>et commence Interroga<text:line-break/>ta femel. (et)c.</text:h>
      <text:p text:style-name="P127"><text:span text:style-name="T128">A</text:span>Insi que qu(a1)t h(o1)mes<text:line-break/>et f(e1)mes sont enseble<text:line-break/>voul(e1)tiers ilz se deut<text:line-break/>sent de aucunes choses ioyeuses.<text:line-break/>Si aduint vne fois (q1) vng hom(-)<text:line-break/>me (et) vne femme se deuisoyent du<text:line-break/>bas mestier en diuerses manieres<text:line-break/>en faisant lung a lautre plusieurs<text:line-break/>interrogations Entre lesque les<text:line-break/>lhomme demanda a la femme (sol) as<text:line-break/>sauoir mon pourquoy ce estoit (sol) et<text:line-break/>d(o1)t procedoit que les hommes es(-)<text:line-break/>toyent trop plus enclins<text:s/>a suiuit<text:line-break/>les femmes et leur dem(a1)der le de(-)<text:line-break/>lict que les femmes aux h(o1)mes.<text:line-break/>Respondit la femme et dist. Sire<text:line-break/>vous me dem(a1)dez pourquoy cest<text:line-break/>que les femmes ne dem(a1)dent aus<text:line-break/>sitost la courtoisie aux hommes<text:line-break/>que les h(o1)mes f(o1) a elles. Sachez<text:line-break/>que cest pourt(a1)t que les hommes<text:line-break/>ne sont pas tousiours en point de<text:line-break/>ce faire. Et les femmes sont tous<text:line-break/>iours prestes de les recepuoir. Et<text:line-break/>si ainsi estoit que les femmes fus(-)<text:line-break/>sent aussi enclines a dem(a1)der aux<text:line-break/>hommes que les hommes a elles<text:line-break/>peut estre quelles demander ovent<text:line-break/>a celle heure que lhomme ne seroit<text:line-break/>pas prest parquoy il est de necessi(-)<text:line-break/><text:soft-page-break/>te quelles attendent que les hom(-)<text:line-break/>mes soyent disposez car quant des<text:line-break/>femmes elles sont tousiours pre(-)<text:line-break/>stes. En ceste ioueuse responce il<text:line-break/>nya poit de s(e1)s moral mais il est<text:line-break/>a noter en ce que il mect par la res(-)<text:line-break/>ponce de la femme (q1) les femmes<text:line-break/>sont tousiours disposees de lhom(-)<text:line-break/>me recepuoir (sol) il sentend de celles<text:line-break/>qui ont voulente de ce faire. Et si<text:line-break/><text:span text:style-name="pb">[n.p.]</text:span><text:line-break/>tousiours nest pas a dire a toute<text:line-break/>heure car a tel<text:s/>heure les pourroyt<text:line-break/>on requerir que la cheminee seroyt<text:line-break/>abatue(sol)mais tousiours est a rien<text:line-break/>dis quelles sont plus souuent dis(-)<text:line-break/>posees que les hommes.</text:p>
      <text:h text:style-name="Titre1" text:outline-level="1">(ipdm) Dung medecin qui ioyeu(-)<text:line-break/>sement escondit vng poure (q1) luy<text:line-break/>demandoit laumosne</text:h>
      <text:p text:style-name="P129"><text:span text:style-name="T130">C</text:span>Omme sen trouue<text:s/>en<text:line-break/>plusieurs cronic(q1)s an(-)<text:line-break/>ciennes au temps passe<text:line-break/>souloi(e1)t auoir guerre ceux de flo<text:line-break/>rence au Duc de mill(a1) Si (q1) vne<text:line-break/>guerre fut entre eulx si gr(a1)de que<text:line-break/>ceulx de florence ordonnerent en(-)<text:line-break/>tre eulx de iamais ne traicter ac(-)<text:line-break/>cord aux mill(a1)nois. Et en signe<text:line-break/>de ce firent vng esdit en leur vil(-)<text:line-break/>le que quiconques parleroit de la<text:line-break/>paix seroit condampne a mort c(o1)<text:line-break/>me pour crime capital. Apres ce(-)<text:line-break/>ste loy establie vng Medecin an(-)<text:line-break/>cien de la cite n(o1)me bernard tour(-)<text:line-break/>nayoit par le vieil<text:s/>marche de la<text:line-break/>ville pour auc(u1)es choses (sol) il vint<text:line-break/>aluy vng de ces freres de lordre<text:line-break/>de belistrerie (q1) terriblement linse(-)<text:line-break/>stoit de luy donner aulcune chose<text:line-break/>Et en fais(a1)t sa dem(a1)de tousiours<text:line-break/>la fin estoit. Seig(n1)r la paix soyt<text:line-break/>a toy Quant le<text:s/>medecin vit quil<text:line-break/>ne scauoit c(o1)ment escondire ce be(-)<text:line-break/>listre qui tant linsestoit disant la<text:line-break/>paix soit a vo(us) luy deist. D mon<text:line-break/>amy quest ce que tu dis vat(e1) se la<text:line-break/><text:soft-page-break/>iustice scayt que tu ayes parle de<text:line-break/>la paix tu seras destruict. De scez<text:line-break/>lu pas le soit qui est quon ne parle<text:line-break/>pois de paix ie m(e1) vois de paont<text:line-break/>que ie ne soye trouue auec(q1)s toy.<text:line-break/>Aisi se euada le medecin de la mo(-)<text:line-break/>seste que ce coquin suy faisoit. En<text:line-break/>ceste ioyeuse narati(o1) na pas gr(a1)t<text:line-break/>sens moral (sol) sin(o1) (q1) ceulx qui sont<text:line-break/>ingras de donner pour lamour de<text:line-break/>dieu treuu(e1)t excusati(o1) de ne don(-)<text:line-break/>ner poit Ainsi que le medecin qui<text:line-break/>dist au poure que sil parloit de la<text:line-break/>paix il seroit destruict.</text:p>
      <text:h text:style-name="Titre1" text:outline-level="1">(ipdm) De lhomme qui menassa<text:line-break/>sa femme de luy faire sa maison<text:line-break/>plaine denfans.</text:h>
      <text:p text:style-name="P131"><text:span text:style-name="T132">A</text:span>Insi (q1) les c(o1)paign(o1)s<text:line-break/>secretaires de la court<text:line-break/>r(o1)ma(i1)e (q1) sir(e1)t les ditz<text:line-break/>et facecies c(o1)tenues en ce liure c(o1)<text:line-break/>me deuant dit est Dne gis en leur<text:line-break/>consistore meurent vne question<text:line-break/>cestassauoir (q1)lle pugnition on de<text:line-break/>uroit faire a vne f(e1)me adultaire<text:line-break/>cestassauoir qui t(o1)t son mariage.<text:line-break/>l(u1)g opina quon la deuoit brusler.<text:line-break/>Lautre qu(o1) la deuoir escorcher et<text:line-break/>aisi chasc(u1) d(o1)noit s(o1) opini(o1) de di(-)<text:line-break/>uers tourm(e1)s (et) suplices. Si que<text:line-break/>l(u1)g dentreulx n(o1)me boniface na(-)<text:line-break/>tif de boulongne dist par maniere<text:line-break/>de ioyeusete (q1) autreffois ilauoyt<text:line-break/>veu vnboloni(e1) (q1) auoit vne assez<text:line-break/>bellef(e1)me et (q1) gracieusement fai<text:line-break/>soit voul(e1)tiers plaisir aux gens<text:line-break/>de bien dont son mary se apperce(-)<text:line-break/>uoit (et) en auoi(e1)t souuent noise en(-)<text:line-break/>semble<text:s/>par tant quelle estoit trop<text:line-break/>courtoise de faire plaisir aux ser(-)<text:line-break/>uiteure des d(a1)es cestuy bolonien<text:line-break/>menassa sa femme d(u1)g meilleur<text:line-break/>genre de tourm(e1)t que on scauroit<text:line-break/>ymaginer Car ainsi que vne fois<text:line-break/><text:span text:style-name="pb">[n.p.]</text:span><text:line-break/>luy et sa f(e1)me l(e1)soy(e1)t a vng soyr<text:line-break/>le<text:s/>mary luy dist quelle estoyt pail<text:line-break/><text:soft-page-break/>larde et la femme disoit que non (sol)<text:line-break/>mais tresprude femme (et) meilleu<text:line-break/>re que a luy nappartenoit Si que<text:line-break/>le mary enfinne sceut (q1) faire fors<text:line-break/>quil luy deist. Jehanne ie hanne ie<text:line-break/>ne te bateray ne scaperay mais ie<text:line-break/>te feray<text:s/>tant cela (q1) tu auras tou(-)<text:line-break/>te plaine maison denfans et puis<text:line-break/>a(p1)s te laisseray et haband(o1)neray<text:line-break/>tout. Adonc tous les c(o1)paignons<text:line-break/>de boniface (q1) a cecy luy ouit(e1)t ra<text:line-break/>compter se prin(o1)r(e1)t a rire (et) dirent<text:line-break/>que vrayem(e1)t cestoit genre de<text:s/>su(-)<text:line-break/>plice et tourment fort exquis.</text:p>
      <text:h text:style-name="Titre1" text:outline-level="1">(ipdm) Du cardinal qui racomp(-)<text:line-break/>ta la facecie pour se farcer du<text:line-break/>pape Et commence Gregori(-)<text:line-break/>ue duodecimus. (et)c.</text:h>
      <text:p text:style-name="P133"><text:span text:style-name="T134">P</text:span>At auant que gregoire<text:line-break/>xii.be ce nom fust esleu<text:line-break/>courut a comme vng<text:line-break/>gr(a1)t scisme pour la controuersie<text:line-break/>qui fut entre les clercz si que de ce<text:line-break/>scisme parloit souu(e1)t gregoire di<text:line-break/>sant que se il estoit auctorise com<text:line-break/>me le pape il y mettroit bien reme<text:line-break/>de Dr aduint que par permission<text:line-break/>be fort(u1)e apres se trespas de inno<text:line-break/>cent fut esleu cestuy Gregoire (sol)le<text:line-break/>quel deuant (q1)l fust esleu pape sai(-)<text:line-break/>soit merueille de se v(a1)ter (et) dire (q1)l<text:line-break/>feroit de t(a1)t belles choses que ce ie<text:line-break/>toyt merueilles: et quil seroyt c(o1)<text:line-break/>tent pour oster discention (o1) soy de<text:line-break/>mettre de son pontificat plustost<text:line-break/>que souffrir et permettre aucune<text:line-break/>des libertez estre(p3)due(sol)Mais ceste<text:line-break/>iactance ne sortit point effect car<text:line-break/>par la doulleur de la dignite quil<text:line-break/>luy fut donnee comme vn poure<text:line-break/>quil estoyt il entra en austre deli(-)<text:line-break/>beration et propos car plus il ne<text:line-break/>luy souuint des iuremens<text:s/>se pro(-)<text:line-break/>messes quil auoit au parau(a1)t fai<text:line-break/>ctes et de ce estoyent plusieurs sai<text:line-break/>gesg(e1)s courroucez Speciallem(e1)t<text:line-break/>vng cardinal dit poge Lequel au<text:line-break/><text:soft-page-break/>caneffois de ceste chose ploit vne<text:line-break/>fois (e1)tre les aultres dist. Ce gre(-)<text:line-break/>goire icy nous a fait ainsi<text:s/>que sist<text:line-break/>vn mocqueur validite (q1) nauoyt<text:line-break/>pas grant temp sauoit este a bou<text:line-break/>l(o1)gne (et) publia par tout quil vol<text:line-break/>leroit d(u1)e haulte tour laquelle est<text:line-break/>hors la cite au pres du pont saint<text:line-break/>raphael Quant ceulx de boulon(-)<text:line-break/>gne ouirent ceste chose admirati(-)<text:line-break/>ue (q1) vng homme deust voller ilz<text:line-break/>se assemblerent tous grans (et) petis<text:line-break/>au iour quil auoit promis &amp; ce fai<text:line-break/>te. Or faisoit il a lheure tresgr(a1)t<text:line-break/>chault (et) au(p1)s de ceste tour estoy(-)<text:line-break/>ent tous assemblez a larbe(et) du so(-)<text:line-break/>leil pour attendre ce beau sait qui<text:line-break/>debuoit voller lequel m(o1)ta tout<text:line-break/>aupl(us) hault de la tour auecques<text:line-break/>ses aesles lesquelles faignoit tous<text:line-break/>tours approprier. Si que tout le(-)<text:line-break/>dit ior fut passe presque au soleil<text:line-break/>resconscant (q1) tous estoyent tant<text:line-break/>lasses (q1) pl(us) ne pouoy(e1)t (sol) lorsqu(a1)t<text:line-break/>le trompeur veit quil fut tout as<text:line-break/>semble (et) quil estoit heure de sen re<text:line-break/>to(r)ner po(r) mieulx se farcer deulx<text:line-break/>il leur to(r)na soncul tout a descou<text:line-break/>uert Ainsi sen retournerent tous<text:line-break/>tr(o1)pez et lassez (et) mocquez en leur<text:line-break/><text:span text:style-name="pb">[n.p.]</text:span><text:line-break/>cite Et en ceste maniere dist le car<text:line-break/>dinala fait nostre pape Gregoire<text:line-break/>au deu (a1)t quil fust pape il faisoyt<text:line-break/>merueilles de br(e1) voler (sol) et par ses<text:line-break/>iuremens et promesses quil nous<text:line-break/>faisoit de bi(e1) regir la spiritualite<text:line-break/>sique sa renommee volleroit ius<text:line-break/>ques<text:s/>au pres du pont sint raphael<text:line-break/>cest assauoir deuant nostre seig(n1)r<text:line-break/>iesuchrist il no(us) a tous assemblez<text:line-break/>en vng lieu la ou il a este fait pa<text:line-break/>pe. Mais maintenant le soleil est<text:line-break/>resconce cestassauoir quil na pl(us)<text:line-break/>son regard en hault ainsi que par<text:line-break/>au(a1)t disoit auoit mais la du tout<text:line-break/>gette en bas (sol) par le plaisir que il a<text:line-break/>prins aux delices de la spirituali(-)<text:line-break/>te il nous monstre son cul (sol) cestas<text:line-break/>sauoir sa villaine voul(e1)te (et) faul<text:line-break/><text:soft-page-break/>te de promesse En ceste facecie s(o1)t<text:line-break/>reprins ceulx qui empirent de<text:s/>bi(e1)<text:line-break/>auoir (sol) et quant ilz sont enpourete<text:line-break/>rec(o1)gnoiss(a1)s dieu le createur f(o1)t<text:line-break/>rage de le bi(e1) seruir et honnourer<text:line-break/>mais apres que sa premission de<text:line-break/>dieu fortune qui est muable a esle<text:line-break/>uez en aulcune dignitez ilz oubli(-)<text:line-break/>ent tout le bon ppos (q1) ilz auoi(e1)t<text:line-break/>par auant. Ainsi gregoire deu(a1)t<text:line-break/>quil feust pape faisoyt triumphe<text:line-break/>de bien faire (sol) et de bien proposer (sol)<text:line-break/>mais apres quil fut esleu en la di<text:line-break/>gnite son ppos changea totalle(-)<text:line-break/>ment (et) fist pis (q1) ses predecesseurs<text:line-break/>que tant blasmoit</text:p>
      <text:h text:style-name="Titre1" text:outline-level="1">Dne fable de vng lourdault<text:line-break/>qui queroit lasne sus quoy (sol) il<text:line-break/>estoit monte Et comm(e1)ce au<text:line-break/>latin. Mancius vie rusticus. (et)c.</text:h>
      <text:p text:style-name="P135"><text:span text:style-name="T136">P</text:span>Oge dit que au chaste(-)<text:line-break/>au d(o1)t il estoit natif fut<text:line-break/>vng homme rusticque (et)<text:line-break/>lourt nomme m(a1)cin (sol) le(q1)l vn to(r)<text:line-break/>margea sept ou huyt asnes quil a<text:line-break/>uoit deform(e1)t pour aller au mar<text:line-break/>che en vng aultre chastel prochai<text:line-break/>de la enuiron atroye ou quattre<text:line-break/>petites lieues franchoises Qu(a1)t<text:line-break/>cestuy mancin eut vendu son for<text:line-break/>ment au marche il monta dessus<text:line-break/>l(u1)g de sce asnes le plus legier que<text:line-break/>il c(o1)gnoissoit a cheuaucher (et) chas<text:line-break/>sa le aultres deuant luy iusques<text:line-break/>aupres de sa mal son la ou il com(-)<text:line-break/>menca a compter ses asnes sansce<text:line-break/>luy sur lequel il estoit monte au(-)<text:line-break/>quel il ne pensoit point Si cuyda<text:line-break/>auoir perdu vng asne et<text:s/>quil fust<text:line-break/>demoure en chemin pourtant ap<text:line-break/>pella hastiuement sa femme (et) luy<text:line-break/>dist (q1) elle prenist garde aux asnes<text:line-break/>tant comme il yroit querit celluy<text:line-break/>(q1) il auoit perdu. Ceste f(e1)me print<text:line-break/>ces asnes et les mist en lestable ai<text:line-break/>si que luy auoit dit son mary le(q1)l<text:line-break/>estoit dessus son asne auquel il ne<text:line-break/><text:soft-page-break/>pensoit poit commenca a courir<text:line-break/>tout le chemin quil estoit venu de<text:line-break/>m(a1) (a1)t a tous ceulx qui trouuoit<text:line-break/>se ilz auoy(e1)t point veu vng asne<text:line-break/>perdu (sol) et tous luy resp(o1)dirent que<text:line-break/>n(o1) si que le sotouart alla iusques<text:line-break/>au marche cuibant trouuer sonas<text:line-break/>ne puis voiant que nouuelles n(e1)<text:line-break/>pouoit auoir tout de nuict sen re(-)<text:line-break/>tourna plorant en sa mais(o1) la ou<text:line-break/>il trouua sa femme a (q1) de premie(-)<text:line-break/>re venue il dist (q1) leur asne estoyt<text:line-break/>perdu dont elle fut fort marrieius<text:line-break/><text:span text:style-name="pb">[n.p.]</text:span><text:line-break/>ques ad ce que ainsi quil se descen(-)<text:line-break/>doit ilz se apperceurent de sa follie<text:line-break/>et dist manci O maulgre ma vie<text:line-break/>iay par saulce de s(e1)s beaucoup de<text:line-break/>peine voicy lasne (q1) iay tant cer(-)<text:line-break/>che (sol) ie estoye dessus (et) si le queroye<text:line-break/>en ceste facecie nya pas gr(a1)t sens<text:line-break/>reductif a moralite (sol) mais y s(o1)tre<text:line-break/>prine ceulx (q1) par faulte de bonne<text:line-break/>induisition (sol) et de bon regard fail(-)<text:line-break/>lent a faire leurs besongnes ainsi<text:line-break/>que mano(i1) (q1) en comptant ses as(-)<text:line-break/>nes ne eut point de consideration<text:line-break/>a celuy sus (q1) il estoit monte pour<text:line-break/>tant le cuida il auoir perdu et eut<text:line-break/>beaucoup de peine a le chercher: (et)<text:line-break/>semblablem(e1)t sont plusieurs qui<text:line-break/>aussi tost (q1) ymaginent vne chose<text:line-break/>la veullent faire: et le commen(-)<text:line-break/>cent et puisperdent leur peine par<text:line-break/>faulte de regarder la fi a quoy ilz<text:line-break/>en peuent venir</text:p>
      <text:h text:style-name="Titre1" text:outline-level="1">(ipdm) Comment rodolphe se far(-)<text:line-break/>sa de ceulx de Florence qui la(-)<text:line-break/>uoyent fait paindre en leur ci<text:line-break/>te c(o1)e proditeur et commence.<text:line-break/>Florentinie post modum. (et)c</text:h>
      <text:p text:style-name="P137"><text:span text:style-name="T138">E</text:span>t tant estoit vaillant<text:line-break/>cestuy rodolphe en<text:s/>guer<text:line-break/>re et congnoissoit pour<text:line-break/>bien conduire vne armee et ser(-)<text:line-break/>uir son maistre loyaulment que<text:line-break/>tous ceulx contre (q1) il alloit disoi<text:line-break/><text:soft-page-break/>ent que ce estoit vng proditeur de<text:line-break/>paix et espandeur de sang humai<text:line-break/>speciallem(e1)t les flor(e1)tins aus(q1)lz<text:line-break/>par plusieurs foys il donna t(a1)t (et)<text:line-break/>sidiuers assaulx quilgne osoyent<text:line-break/>sortir de leur belle et pour ce lap(-)<text:line-break/>pelloyent ilz proditeur Et comme<text:line-break/>coulpable de prodition (sol) et non di<text:line-break/>gne destre appelle victorieux le fi<text:line-break/>rent paindre contre les murailles<text:line-break/>de leur ville<text:s/>et comme prodire(r) et<text:line-break/>degasteur de ce pays (sol) ce qui fut ra<text:line-break/>porte arodolphe d(o1)t il ne r(i1)t c(o1)pte<text:line-break/>Touteffois bien proposa de ia(-)<text:line-break/>mais ne partir de la tant quil les<text:line-break/>eust vaincus (sol) et leur tint si grant<text:line-break/>rigueur quilz furent contra(i1)s a d<text:line-break/>m(a1)der treues pour traicter apoin<text:line-break/>tement ce (q1) rodolphe qui aut(a1)t de<text:line-break/>siroit a plus de faire paix que me<text:line-break/>ner guerre accorda nonobst(a1)t que<text:line-break/>de la eussent fait la pa(i1)cture vitu<text:line-break/>perable (et) leur assigna le iour (q1) de<text:line-break/>uers luy viendroi(e1)t pour laquel<text:line-break/>le chose faire les florentins esleu(-)<text:line-break/>rent entre eulx de leur cite les pl(us)<text:line-break/>sages (et) congnoissans hommes (q1)<text:line-break/>y fuss(e1)t (sol) lesquelz allerent auiour<text:line-break/>assigne auquel rodolphe c(o1)gnoys<text:line-break/>sant leur venue fist fermer sa ch(a1)<text:line-break/>bre (sol) alumer vn<text:s/>grant feu dedans<text:line-break/>et fist clorre les fenestres et se cou<text:line-break/>urir de chaudes fourreures en son<text:line-break/>lit comme sil fust le fons de liuet<text:line-break/>combien quil fust le mois daoust<text:line-break/>et fist grant chault Quant leso(-)<text:line-break/>rateurs florentins furent venus<text:line-break/>au lieu ou on les mena deuant<text:s/>ro<text:line-break/>dolphe ainsi chauldement couche<text:line-break/>comme il estoit dont ilz furent es<text:line-break/>bahis Et culd(a1)s que ce fust aucu<text:line-break/>ne maladie luy demanderent (q1)l(-)<text:line-break/>le Rodolphe que estoit au lit sires<text:line-break/>pondit Messeigne(r)s cest du froyt<text:line-break/>que iay eu a estre tout liurer p(e1)du<text:line-break/>c(o1)tre voz parois tout de couuert<text:line-break/>Qu(a1)t ceste resp(o1)ce fut fuiste les<text:line-break/><text:span text:style-name="pb">[n.p.]</text:span><text:line-break/>createurs de la ville de florence en<text:line-break/>tendirent bienque rodolphe se rail<text:line-break/><text:soft-page-break/>loit de leur painture laquelle fut<text:line-break/>apres effacee par lapuointement<text:line-break/>fait entre eus &amp; En ceste facecie est<text:line-break/>reprouuer linutille vengence dau<text:line-break/>cuns que quant ilz voyent que ilz<text:line-break/>ne se peuent venger de leur enne(-)<text:line-break/>my en disant villaines parolles<text:line-break/>ou luy imposent aucune vil(e1)nte<text:line-break/>dont il ne leur peut amender. Ain<text:line-break/>si que les florentins qui n(o1)met(i1)t<text:line-break/>rodolphe predicteur et enmaniere<text:line-break/>de predicteur se fir(e1)t paindre c(o1)tre<text:line-break/>les murailles de leur ville</text:p>
      <text:h text:style-name="Titre1" text:outline-level="1">(ipdm) De celuy qui monta sur s(o1)<text:line-break/>asne sa charrue a son cul (sol) (et) c(o1)<text:line-break/>m(e1)ce. Aller pierus nomine.</text:h>
      <text:p text:style-name="figure">&lt;ATTimage&gt;</text:p>
      <text:p text:style-name="P139"><text:span text:style-name="T140">I</text:span>l y auoit aux (p3)ties de<text:line-break/>flor(e1)ce en vng village<text:line-break/>vng laboure(r) n(o1)me pie<text:line-break/>tus Lestuy homme alloit chasc(u1)<text:line-break/>iour a la chartue auec deux beusz<text:line-break/>et vng asne vng iour apres quil<text:line-break/>eut fait sa iournee (et) que son ch(a1)p<text:line-break/>sut par acheue de labourer (et) aret(et)<text:line-break/>quil conuint ramener la charrue<text:line-break/>a lhostel de la gr(a1)t paour de la de<text:line-break/>pecer il la chargea sur son asne: et<text:line-break/>puis apres monta dessustant que<text:line-break/>le poure asne fut si charge quil ne<text:line-break/>pouoyt aller et ployoit soubz la<text:line-break/>charge. Lors piet(us) voul(a1)t soulla<text:line-break/>ger son asne descendit Et chargea<text:line-break/>sa charrue<text:s/>sur son col (sol) puis rem(o1)<text:line-break/>ta dessus disant a lasne O(r) va tu<text:line-break/>peul &amp; mainten(a1)t bien aller ce ne<text:line-break/>es tu pas qui porte la charrue ce<text:line-break/>suis ie qui la porte En ceste face(-)<text:line-break/>cie ne a po(i1)nt de s(e1)s moral (sol) Mais<text:line-break/>seullement y est monstre la jotlie<text:line-break/>(et) (i1)becillite d(u1)g homme (q1) cuidoyt<text:line-break/>soullager son asne pour auoir sa<text:line-break/>charrue a s(o1) col (et) estre m(o1)te dess(us).</text:p>
      <text:soft-page-break/>
      <text:h text:style-name="Titre1" text:outline-level="1">(ipdm) One eleg(a1)te resp(o1)ce bung<text:line-break/>poete florentin n(o1)me dantes<text:line-break/>et se commence Dantes alige<text:line-break/>tue poeta noster. (et)c.</text:h>
      <text:p text:style-name="P141"><text:span text:style-name="T142">P</text:span>Our congnoystre de la<text:line-break/>responce que feist dantes<text:line-break/>alligetus poete floren<text:line-break/>tin(sol)il est a noter quil ya vne pla(-)<text:line-break/>ce ou pays nommee veronne enla<text:line-break/>quelle aussy demouroit vne ly(-)<text:line-break/>gnee de gens nommez les chiens.<text:line-break/>Nobles gens grans seigneurs ri<text:line-break/>ches et puissans auec<text:s/>ce plaisans<text:line-break/>et recreatifz qui Bien aymoient a(-)<text:line-break/>uoit gens cletcz auec eul &amp; Pour(-)<text:line-break/>tant voulurent auoit cestuy dan<text:line-break/>tes qui estoit homme clerc et bien<text:line-break/>scauant. Aussi du temps mesmes<text:line-break/>que d(a1)tes demouroit en leur mai<text:line-break/>son y estoit vng aultre florentin<text:line-break/>homme imprudent non saichant<text:line-break/>et nonconucuable a aucune chose<text:line-break/><text:span text:style-name="pb">[n.p.]</text:span><text:line-break/>faire fore a iouer (et) a faire rire les<text:line-break/>gens Duquelles ioyeusetez plai(-)<text:line-break/>soyent au seig(n1)r n(o1)me le chi(e1) t(a1)t<text:line-break/>quil luy faisoit des biens a grant<text:line-break/>habondance. Touteffoys dantes<text:line-break/>desprisoit ce sol ainsi quil estoit de<text:line-break/>rais(o1) que vng homme sage (et) mo(-)<text:line-break/>dere ne tienne pas grant compte<text:line-break/>des fosz. Et aussi le fol sen apper(-)<text:line-break/>ceuoit bien (q1) pour se venger vne<text:line-break/>foys vint a dantes (et) luy deman(-)<text:line-break/>da (sol) dantes ie meshabis de ton<text:s/>cas<text:line-break/>dy moy pourquoy cest que toy qui<text:line-break/>ce homme saige et trescongnois(-)<text:line-break/>sant nas des biens (sol) et comment<text:line-break/>es tu si poure (sol) et moy (q1) suis vng<text:line-break/>fol et ignare ay plus de richesses<text:line-break/>que toy. Adonc respondit dantes<text:line-break/>Mon amy tu me demandes pour<text:line-break/>quoy cest que ie nay plus de riches<text:line-break/>ses Et ie te dy que qu(a1)t ie trouue(-)<text:line-break/>ray vng maistre s(e1)blable a moy<text:line-break/>et a mes conditions (et) meurs ain<text:line-break/>si que tu as trouue a toy il me en(-)<text:line-break/>richira ainsi quil a faict a toy. Et<text:line-break/>met poge en la fin de ce chappitre<text:line-break/><text:soft-page-break/>Brauis sapiensqz responcis. Et(-)<text:line-break/>ste responce est graue (et) pleie de sa(-)<text:line-break/>gesse (et) en tend la raison en disant<text:line-break/>Semper enin domini corum con(-)<text:line-break/>juctudine qui (sol) ibi sunt similes de<text:line-break/>lect(e1)tur Tousiours les seigneurs<text:line-break/>de coustume ilz se delectent aux<text:line-break/>faitz de ceulx qui sont semblables<text:line-break/>a eulx En ceste resp(o1)ce est reprou<text:line-break/>nee la honteuse condition daul(-)<text:line-break/>c(u1)s seigneurs qui plus prennent<text:line-break/>grant plaisir a pourueoir gens<text:line-break/>folz et inutilles que gens saiges (et)<text:line-break/>prudens (sol) parquoy ilz sont reputez<text:line-break/>folz et est ce<text:s/>qu(o1)dit en c(o1)mun pro<text:line-break/>uerbe. A tel seigneur tel mesgnir.<text:line-break/>A tel maistre tel varlet. A fol sei(-)<text:line-break/>gneur sol seruiteur (sol) (et) si est ce vne<text:line-break/>des grandes congnoissances que<text:line-break/>vng seigneur puisse donner de sa<text:line-break/>folie que de prendre delectation et<text:line-break/>plaisance aux faitz des folz.</text:p>
      <text:h text:style-name="Titre1" text:outline-level="1">(ipdm) Aultre ioyeuse responce du(-)<text:line-break/>dict dantes poete florentin et<text:line-break/>commence au latin Buic ipsi<text:line-break/>inter feniorem.</text:h>
      <text:p text:style-name="P143"><text:span text:style-name="T144">V</text:span>Oulentiers ce dict poge<text:line-break/>florentin du temps que d(a1)<text:line-break/>tes demouroit auecques<text:line-break/>lesdictz seigneurs de vetone nom<text:line-break/>me chiens comme dict est lancien<text:line-break/>chien principal seigneur le faisoyt<text:line-break/>seoit a table entre son filz et luy (sol)<text:line-break/>ainsi estoit Dantes entre le viril<text:line-break/>chien (et) le ieune. Et pourtant com<text:line-break/>me dict est que ces seigneurs icy<text:line-break/>prenoyent plus de plaisir a cho(-)<text:line-break/>ses folles que saiges et a se tailler<text:line-break/>daultre (sol) (et) aussi inuenter quelque<text:line-break/>nouuelle folie vng iour ainsi que<text:line-break/>dantes estoit assis au disner entre<text:line-break/>eulx deux les seruiteurs par le c(o1)(-)<text:line-break/>mandem(e1)t des maistres getter(e1)t<text:line-break/>secrettem(e1)t par dessoubz la table<text:line-break/>tous les<text:s/>os du disner deuant les<text:line-break/>piedz de dantes Et ainsi quant on<text:line-break/>vint a oster la table ton demanda<text:line-break/><text:soft-page-break/>a dantes pourquoy il auoit tant<text:line-break/>de os deuant luy. Adoncques dan<text:line-break/>tes qui estoit h(o1)me prompt a res(-)<text:line-break/>pondre voyant (q1) tout celu estoye<text:line-break/>fait par farcecie leur dist. Messei(-)<text:line-break/>gneurs il ne se fault point esbabie<text:line-break/>si les deux chiens entre lesquelz is<text:line-break/><text:span text:style-name="pb">[n.p.]</text:span><text:line-break/>suis ont mange leurs os et se les<text:line-break/>mi(e1)s s(o1)t demourez car ie ne suis<text:line-break/>pas chien. Et de ceste responce c(o1)(-)<text:line-break/>iaencer(e1)t tous a rire pourtant (q1)<text:line-break/>si soubdainement lauoit trouuee<text:line-break/>En ceste resp(o1)ce peut on noter vne<text:line-break/>autre vile conditi(o1) qui est en au(-)<text:line-break/>cuns seig(n1)rs de se farcer daulcun<text:line-break/>simple (et) sage h(o1)me silz lont auec<text:line-break/>eulx (et) en veull(e1)t quasi faire leur<text:line-break/>fol. Ainsi (q1) les chiens deuant ditz<text:line-break/>(q1) prenoyent plaisir a leur farcer<text:line-break/>et mocquer du poete dantes pour(-)<text:line-break/>ce quil estoit homme tressimple et<text:line-break/>de tre(sol)humble condition.</text:p>
      <text:h text:style-name="Titre1" text:outline-level="1">(ipdm) De la femme obstinee qui<text:line-break/>appella son mary pouilleux.<text:line-break/>Et c(o1)mence au latin Collo(q1)(-)<text:line-break/>Bamur aliquando. (et)c.</text:h>
      <text:p text:style-name="P145"><text:span text:style-name="T146">S</text:span>J no(us) dict Ooge qu(a1)t<text:line-break/>nous estions en noz<text:line-break/>confabulations ce ioy<text:line-break/>euses assemblees no(us)<text:line-break/>parlions au(i1)cuneffoys de la per(-)<text:line-break/>tinacite et obstination dune fem(-)<text:line-break/>me disant quil est des femmes si<text:line-break/>persistentes en coutaige endurcy<text:line-break/>quelles aymeroyent<text:s/>mieulx mou<text:line-break/>rir que se departit de leur sentence<text:line-break/>ne faire autrement que a leur opi<text:line-break/>nion Ad(o1)c l(u1)g des assistens pour<text:line-break/>aprouuer ceste chose (p3) ex(e1)ple dict.<text:line-break/>Jay autreffois veu en noz carti(-)<text:line-break/>ers vne f(e1)me de ceste c(o1)diti(o1) la(q1)l<text:line-break/>le tousiours estoit contraire a la<text:line-break/>voul(e1)te de s(o1) mary. Et specialle(-)<text:line-break/>m(e1)t qu(a1)t ilz t(e1)soyent de parolles<text:line-break/>elle vouloit tousio(r)s auoit le &lt;ATTcaractere&gt; r<text:line-break/>nier mot. Et ce quil disoit souste<text:line-break/><text:soft-page-break/>noit irreuecoblem(e1)t Aduint que<text:line-break/>vne fois par vne altercation<text:s/>(q1)lz<text:line-break/>prindrent s(o1) mary (et) elle de parol(-)<text:line-break/>les elle lappella pouilleux (sol) ce qui<text:line-break/>despleut a lhomme tellem(e1)t quil<text:line-break/>iura quelle se desdiroit et pour ce<text:line-break/>faire la c(o1)menca a batre de coups<text:line-break/>de poing et de pied tant quil peult<text:line-break/>Mais t(a1)t plus la<text:s/>batoyt (sol) et tant<text:line-break/>plus pouilleux lappelloit Ad(o1)c le<text:line-break/>mary tout lasse de la barre voy(a1)t<text:line-break/>la pertinacite de elle se abstina (sol) et<text:line-break/>iura par ses bons dieux quelle re(-)<text:line-break/>tireroit la parolle (et) mettroit si a<text:line-break/>sa pertinacite ou quil la geteroit<text:line-break/>en vng<text:s/>puis Ceste f(e1)me obstinee<text:line-break/>iura du c(o1)traire (q1) au dyable fust<text:line-break/>elle se ia se desdiroit (sol) mais to(us) les<text:line-break/>iours par plus infestantes parol(-)<text:line-break/>les pouilleux lappelloit. Lors le<text:line-break/>mary print vne corde lya sa fem(-)<text:line-break/>me par les espaulles et la plongea<text:line-break/>dedans le puis iusques au ment(o1)<text:line-break/>Et iura que se elle ne se abstenoyt<text:line-break/>de lappeller pouilleux quil la noy<text:line-break/>eroyt et suffocqueroit en leaue.<text:line-break/>Mais nonobstant elle tousiours<text:line-break/>inst(a1)tement sa parolle c(o1)tinuoyt<text:line-break/>Et pource le mary temptant (et) el<text:line-break/>say(a1)t luy oster sa ptinacite pour<text:line-break/>la mettre en dangier de mort la de<text:line-break/>nalla dedans leaue iusques par<text:line-break/>dessus la teste Tant que plus ne<text:line-break/>pouoit parler Et lors la faulce et<text:line-break/>pertinace femme leua les mains<text:line-break/>en hault par dessus sa teste horede<text:line-break/>leaue et pour exprimer ce (q1) de pa(-)<text:line-break/>rolle ne pouoit dire commenca a<text:line-break/>setrer les pouces de ses deux mais<text:line-break/>lung sus lautre faign(a1)t tuer des<text:line-break/><text:span text:style-name="pb">[n.p.]</text:span><text:line-break/>poux pour m(o1)strer (q1) enson coura<text:line-break/>ge elle disoit (et) appelloit s(o1) mary<text:line-break/>poulleux A(i1)si deu(a1)t (q1)lle fust mor<text:line-break/>te ledit mary voy(a1)t et pensant (q1)<text:line-break/>cestoit chose impossible de la con(-)<text:line-break/>uertir t(a1)tost la retira hors &lt;ATTcaractere&gt; leau<text:line-break/>et luy laissa dire et faire du pis (q1)l<text:line-break/>le peut En ceste facecie est m(o1)stree<text:line-break/>la merueilleuse (p3)tinacite (et) obsti(-)<text:line-break/><text:soft-page-break/>nation de vne mauluaise f(e1)me (q1)<text:line-break/>aymeroit mieulx mourit que fai<text:line-break/>re au contraire de son oppini(o1) (q1)l(-)<text:line-break/>que chose que ce fust. Ainsi que cel<text:line-break/>le que qu(a1)t elle fut au puys (sol) et ne<text:line-break/>peut plus parler pour m(o1)strer sa<text:line-break/>mauuaistie boura les bras dessus<text:line-break/>leaue et faign(a1)t a tuer des poulx<text:line-break/>ainsi que les femmes les tu(e1)t en(-)<text:line-break/>tre leurs dois pour monstrer eui(-)<text:line-break/>dentement que en son couraige el<text:line-break/>le appelloit son mary poulleux et<text:line-break/>est aussi monstre que cest gr(a1)t fo(-)<text:line-break/>lie a vng homme de cuyder con(-)<text:line-break/>uertit vne mauuaise f(e1)me et ob(-)<text:line-break/>stinee (sol) car mieulx aimeroi(e1)t mou<text:line-break/>rir que se conuertit (sol) (et) pourt(a1)t dit<text:line-break/>m(o1)seigneur sainct bernard en son<text:line-break/>epistolle de la chose familiere Ma<text:line-break/>lam exorencius risus &lt;ATTillisible&gt; baculo<text:line-break/>castigabis Tu chastiras plustost<text:line-break/>vne mauuaise femme par toy ti(-)<text:line-break/>re et ne tenir compte de tout ce (q1)l(-)<text:line-break/>le dit a ou sera que tu ne feras par<text:line-break/>batre a coups de baston.</text:p>
      <text:h text:style-name="Titre1" text:outline-level="1">(ipdm) De celluy qui auoit gette<text:line-break/>sa f(e1)me en la riuiere et laloit<text:line-break/>cercher contremont leaue Et<text:line-break/>comm(e1)ce au latin Aliet vpo<text:line-break/>cem que in flumine. (et)c.</text:h>
      <text:p text:style-name="P147"><text:span text:style-name="T148">A</text:span>Donc qu(a1)t la facecie<text:line-break/>deu(a1)t dicte eust este ta<text:line-break/>c(o1)ptee vng autre des<text:line-break/>assist(a1)s dist (q1)l en auoit veu vne<text:line-break/>s(e1)blable adu(a1)ture de vng h(o1)me (q1)<text:line-break/>auoit vne a(i1)si mauuaise femme<text:line-break/>et obstinee tellem(e1)t que<text:s/>tout le c(o1)<text:line-break/>traire de ce que son mary luy com<text:line-break/>mandoit elle faisoit (et) qu(a1)t il luy<text:line-break/>comm(a1)doit que elle luy Baillast<text:line-break/>du blanc elle luy bailloit du noir<text:line-break/>sil vnuloit du chault elle luy bail<text:line-break/>soit du scoit et generallement elle<text:line-break/>faisoit tout a lopposite<text:s/>de la vou<text:line-break/>lente de luy dont il estoit tant des(-)<text:line-break/>plaisant quil en perdoit presque<text:line-break/>pacience. Aduit vne fois ainsi c(o1)(-)<text:line-break/><text:soft-page-break/>me cestuy mary (sol) et ceste femme al<text:line-break/>loyent en pellerinaige vindrent a<text:line-break/>passer vne planche dessus vne ri(-)<text:line-break/>uire le mary voulut que<text:s/>sa fem(-)<text:line-break/>me passast deu(a1)t (et) elle tousiours<text:line-break/>voulut passer derriere. Si (q1) con(-)<text:line-break/>trouersie sesmeut entre eulx deux<text:line-break/>tellem(e1)t que ledit mary iura que<text:line-break/>si elle ne passoit quil la getteroyt<text:line-break/>del(a1)s ladicte riuiere Et elle tous(-)<text:line-break/>iours obstinee dist<text:s/>que elle ayme(-)<text:line-break/>roit mieulx que ainsi fust. Fina(-)<text:line-break/>blement ledict mary despite deson<text:line-break/>obstination la print (et) la getta de(-)<text:line-break/>dans la riuiere ou elle fut noyee et<text:line-break/>en la gettant luy dist. Dat(e1) auul<text:line-break/>la riuiere. Ce faict le mary (q2) onc(-)<text:line-break/>ques puis ne<text:s/>la vit commenca a<text:line-break/>courir c(o1)trem(o1)t le cours de leaue<text:line-break/>et rencontra des gens lesquelz luy<text:line-break/>demanderent ou il alloit (et) il leur<text:line-break/>respondit que il alloit chercher sa<text:line-break/>femme quil auoit gettee en leaut<text:line-break/><text:span text:style-name="pb">[n.p.]</text:span><text:line-break/>Comment dir(e1)t les aultres tu ne<text:line-break/>vas pas bien<text:s/>il est impossible que<text:line-break/>elle voyse contremont leaue Cer(-)<text:line-break/>tes dist le mary si fait car en la ge<text:line-break/>tant ded(a1)s leaue ie luy ay dit quel<text:line-break/>le allast aual (sol) et ie scay bien quel(-)<text:line-break/>le va am(o1)t car sa coustume tous(-)<text:line-break/>iours a este &lt;ATTcaractere&gt; faire tout<text:s/>au c(o1)trai(-)<text:line-break/>re de ce que ie luy disoye. Lors c(o1)(-)<text:line-break/>mencerent a rire qu(a1)t ilz c(o1)gneu(-)<text:line-break/>rent la (p3)tinacite et obstination de<text:line-break/>ladicte f(e1)me En ceste facecie doyt<text:line-break/>estre entendu se sens figuratif c(o1)(-)<text:line-break/>me en lautre qui conclud que cest<text:line-break/>follie de cuider am(e1)der vne mau<text:line-break/>uaise f(e1)me et obstinee car elle ay(-)<text:line-break/>meroit mieulx mourir ainsi que<text:line-break/>celle qui ayma mieulx estre noyee<text:line-break/>que passer vne planche a lappetit<text:line-break/>de son mary c(o1)clud aussi ceste fa(-)<text:line-break/>cecie ledict ioyeux du mary qui en<text:line-break/>la noyant<text:s/>luy deist quelle allast a<text:line-break/>ual leaue puis lalloit chercher au<text:line-break/>contraire pour monstrer que tout<text:line-break/>lopposite de ce (q2)l vouloit elle fai(-)<text:line-break/>soit quant elle viuoit.</text:p>
      <text:soft-page-break/>
      <text:h text:style-name="Titre1" text:outline-level="1">(ipdm) De vng rusticque qui se<text:line-break/>voulut ennoblir (et) c(o1)mence Dete<text:line-break/>bat a duce aurespanensi. (et)c.</text:h>
      <text:p text:style-name="P149"><text:span text:style-name="T150">I</text:span>L fut en la terre darse(a1)s vn<text:line-break/>rusti(q1)h(o1)e villain de meurs<text:line-break/>et de toutes c(o1)diti(o1)s ygnare (et) n(o1)<text:line-break/>scauant qui auoit des biens asses<text:line-break/>pourquoy il se voulut faire enno<text:line-break/>blir a(i1)si (q1) la coustume de mainte(-)<text:line-break/>nant est mais (q2) vng h(o1)me ait de<text:line-break/>larg(e1)t a puissance il sera noble et<text:line-break/>sera sa femme damoyselle Lestuy<text:line-break/>rusticque voul(a1)t estre noble vint<text:line-break/>par diuers le duc dorleans qui son<text:line-break/>seig(n1)r souuerain estoit (et) luy dist.<text:line-break/>Trescher sire ie vi(e1)s vers vous<text:line-break/>supplier que il vous plaise<text:s/>de me<text:line-break/>faire noble. Jay acquis des heri(-)<text:line-break/>tages (et) des richesses assez pour vi<text:line-break/>ure noblement sil vous plaist de<text:line-break/>me ennoblir Respondit le duc dor(-)<text:line-break/>leans (q1) bien congnoissoit les vil<text:line-break/>laines meurs et conditions de ce(-)<text:line-break/>stuy tusticque (q1)l le requeroit M(o1)<text:line-break/>amy tu me requiers et demandes<text:line-break/>(q1) ie te face noble mais ie ne scau(-)<text:line-break/>toye combien que riche assez faire<text:line-break/>le te pourtoye (sol) Car iamais ne f(-)<text:line-break/>roit vng price s(o1) vassal noble s l<text:line-break/>ne lest. En ce chapitre dessus mis<text:line-break/>est notre que les nobles de<text:s/>droicte<text:line-break/>noblesse ne proced(e1)t poit de riches(-)<text:line-break/>se (sol) mais de meurs ainsi que nous<text:line-break/>auons par vng exemple d(u1)g em<text:line-break/>pereur rommain qui seist vng es(-)<text:line-break/>dit de vne sienne seulle fille quil a<text:line-break/>uoit nommee phillomene. Ce fut<text:line-break/>que celluy (q1) le plus noble se<text:s/>trou(-)<text:line-break/>ueroit auroit sa fille en mariage<text:line-break/>pourtant sassembler(e1)t tous les<text:line-break/>filz des roys (et) des prices du pays<text:line-break/>(q2) declarerent leurs noblesses or(i1)<text:line-break/>ginelles et leus grandes et riches<text:line-break/>parentez. Auecques ce y vint vng<text:line-break/>puiss(a1)t parfait riche homme gra(-)<text:line-break/>cieulx honneste (sol) et bien morigine<text:line-break/>combien que dextraction de hault<text:line-break/>lieu ne fust pas venu mais de sim<text:line-break/>ples gens bien aymez de tous. Et<text:line-break/><text:soft-page-break/>pour le dernier demanda auoir ce(-)<text:line-break/>ste fille en mariage sans alleguer<text:line-break/>autre chose sinon (q1) si le pere voy(-)<text:line-break/>oit quil fust souffisant dauoir sa<text:line-break/>fille quil luy donnast Adoncques<text:line-break/><text:span text:style-name="pb">[n.p.]</text:span><text:line-break/>le pere qui eut ouy racompter les<text:line-break/>noblesses dung chascun auecques<text:line-break/>son c(o1)seil regarda lequel estoit le<text:line-break/>plus noble et fut trouue que lung<text:line-break/>venu de plus hault lieu estoit pre<text:line-break/>sumptueux (et) plain dorgueil (sol) lau<text:line-break/>tre estoyt crapuleux : et paillart<text:line-break/>lautre pdigue et sol de (sol) penseur si<text:line-break/>(q1) tous furent trouuvez coulpables<text:line-break/>de aucun vice qui h(o1)nist noblesse<text:line-break/>et (q2) le noble faict villain iusques<text:line-break/>au dernier qui estoit de petit lieu (sol)<text:line-break/>mais estoit homme de tres bonne<text:line-break/>vie vertueux (sol) saige (sol) et bien mort(-)<text:line-break/>gine prise : et honnore de chascun<text:line-break/>non reprouue par aulcun villain<text:line-break/>vice qui fust en luy. Parquoy le<text:line-break/>pere de philomene auecues son c(o1)<text:line-break/>seil ordonna (et) conclud que le<text:s/>der(-)<text:line-break/>nier comme le pl(us) noble auroit sa<text:line-break/>fille en mariage en vaillant pour<text:line-break/>raison ce que dit le metricateur<text:line-break/>Moribus et vita nobillialut ho(-)<text:line-break/>mo.(et)c. Lhomme est ennobly par<text:line-break/>les b(o1)nes meurs qui sont en luy (et)<text:line-break/>par la bonne vie dont il est.</text:p>
      <text:h text:style-name="Titre1" text:outline-level="1">(ipdm)<text:s/>De celuy qui fist croi<text:line-break/>re a sa femme quil auoit<text:line-break/>deux oustilz vng petit (et)<text:line-break/>vng grant Et comm(e1)(-)<text:line-break/>ce au latin Etat in opido<text:line-break/>nosto. (et)c.</text:h>
      <text:p text:style-name="P151"><text:span text:style-name="T152">E</text:span>n vng chasteau des(p3)<text:line-break/>ties de Lombardie fut<text:line-break/>vng feute n(o1)me Guil<text:line-break/>laume leque lestoit ma<text:line-break/>rie a vne moult belle ieune fem(-)<text:line-break/>me qui souuent alloit passer t(e1)ps<text:line-break/>auecques ces prochaines voysi(-)<text:line-break/>nes. Et ainsi (q1) femmes quant el<text:line-break/><text:soft-page-break/>les sont ensemble a par elles se be<text:line-break/>uisent de plusieurs choses et ny a<text:line-break/>bon mot celle. Aduint vne fois (q1)l<text:line-break/>les prendrent a parler de leurs<text:s/>ma<text:line-break/>rys (sol) Et dire royallement com(-)<text:line-break/>ment ils estoyent bons ouuriers d<text:line-break/>louer dessoubz la courtine (et) aussi<text:line-break/>comment les vngs estoyent mi(-)<text:line-break/>eulx garnis de instrum(e1)s que les<text:line-break/>aultres. Or fut la femme de guil<text:line-break/>laume qui ouyes les iactances de<text:line-break/>ses dessus dictes voysines dict que<text:line-break/>encores nestoyt ce rien de ce quel(-)<text:line-break/>les auoient dit des instrumens de<text:line-break/>leurs maris et que le sien en auoit<text:line-break/>vng plus gr(a1)t la moytie que aul<text:line-break/>tre dont ilz cussent par le combien<text:line-break/>que telle y auoit qui disoit que son<text:line-break/>mary lauoit si très grant quil s(e1)(-)<text:line-break/>bloit que ce just le bras de vng en<text:line-break/>fant de quatre ans de quil a ma(1)<text:line-break/>fust cheuste. Mais brief la femme<text:line-break/>de guillaume soustenoit que cel(-)<text:line-break/>luy de s(o1) mary excedoit de trop ce<text:line-break/>que noter(e1)t bien toutes les autres<text:line-break/>qui auoi(e1)t<text:s/>grant regret que leurs<text:line-break/>maris n(e1) estoy(e1)t aussi bien pour<text:line-break/>ueuz Or fut vray que par vne pe<text:line-break/>stilence qui court au pays ceste fe(-)<text:line-break/>me de Guillaume qui enuers ses<text:line-break/>voisines auoit ainsi diuulgue la<text:line-break/>copiosite du membre de son mary<text:line-break/>tres passa (sol) (et) fianca Guillaume a(-)<text:line-break/>pres la mort delle vne aultre tres<text:line-break/>belle iouuencelle nominee anthoi<text:line-break/>nine A la(q1)lle les voisines de guil<text:line-break/>laume vindrent rac(o1)pter la ioye<text:line-break/>quelle deudit auoir despouser<text:line-break/><text:span text:style-name="pb">[n.p.]</text:span><text:line-break/>h(o1)(-)me si bi(e1) garny de bas instrum(e1)s<text:line-break/>et luy dirent<text:s/>comme se feue f(e1)me<text:line-break/>leur auoit dict que cestoit le plus<text:line-break/>grant (et) le plus beau (q2) fut en tou(-)<text:line-break/>te la ville Pourtant quant apres<text:line-break/>les espousailles vint la premiere<text:line-break/>nuict des nopces ceste ieune fille<text:line-break/>se remembra de ce que les voysi(-)<text:line-break/>nes luy auoyent annonce lexcessi<text:line-break/>ue (et) indigente grandeur du bast(o1)<text:line-break/>de s(o1) mary quant vint a coucher<text:line-break/><text:soft-page-break/>Elle eut si grant paour quelle c(o1) (-)<text:line-break/>menca a treinbler (sol) et ne voulloit<text:line-break/>approcher ne adherer de son mary<text:line-break/>ne souffrir (q2)l luy fist la gracieu(-)<text:line-break/>sete dont le<text:s/>mary fut coutrouce (et)<text:line-break/>luy demanda la cause pourquoy<text:line-break/>si fort elle reculoit (sol) tellement que<text:line-break/>la ieune fille contra(i1)cte luy decla(-)<text:line-break/>ra aucunem(e1)t la cause de s(o1) recul<text:line-break/>comme elle craignoit la gr(a1)deur<text:line-break/>de loustil A donc le mary luy deist<text:line-break/>mamye<text:s/>ne vous courroucez pas<text:line-break/>de cela Il est vray que i&lt;ATTillisible&gt;(e1) ay vng<text:line-break/>bien grant instrument ainsi qu(o1)<text:line-break/>vo(us) a dit et que a peine pourroyt<text:line-break/>vne ieune fille le endurer au com(-)<text:line-break/>mencement (sol) mais ne vous chail(-)<text:line-break/>le ten ay vng (q2) est plus petit de (q2)<text:line-break/>le faitz la voye et besongne du c(o1)<text:line-break/>mencement Je scay bien que il ne<text:line-break/>vous greuera po(i1)t et pourt(a1)t en<text:line-break/>vseray ie a ce mommencement Et<text:line-break/>puis apres ie vseray de lautre ain(-)<text:line-break/>si que vous vouldrez A ce se con(-)<text:line-break/>sentit la pucelle (et) besongna ainsy<text:line-break/>quil voulut sans ce quelle se plai(-)<text:line-break/>gnist daucune chose (sol) car elle croy(-)<text:line-break/>oit fermement quil eust deux oul(-)<text:line-break/>tilz (et) que ce fut le plus petit pour(-)<text:line-break/>tant ne doubta elle point et souf(-)<text:line-break/>frit patt(e1)tem(e1)t la secousse (sol) mais<text:line-break/>toutesfois<text:s/>ne oublia elle pas que<text:line-break/>son mary luy auoit dit (q2)l en auoit<text:line-break/>vng gr(a1)t (sol) Et pource vng moys<text:line-break/>apres le tour des noces quelle fut<text:line-break/>vng petit plus hardie ainsi quel(-)<text:line-break/>le et son mary estoyent couchez de<text:line-break/>nuit enleur lit elle luy comm(e1)ca<text:line-break/>a dire mon mary<text:s/>sil te plaist ie te<text:line-break/>prie besongne de ce grant compai(-)<text:line-break/>gnon que tu mas aultresfois dit<text:line-break/>(et) racompte. O vrayement dit le<text:line-break/>mary (sol) Certes mamye ie vous en<text:line-break/>scay tresbon gre vous nauez pas<text:line-break/>le couraige failly den desirer vng<text:line-break/>plus grant que nest cestuy cy le(q1)l<text:line-break/>est a moytie ou peu pres grant c(o1)<text:line-break/>me celluy dung asne Enceste face<text:line-break/>cie est monstre comment lapetit<text:line-break/>desordonne en luxure ne diminue<text:line-break/><text:soft-page-break/>iamais en excersant (sol) mais croyst<text:line-break/>Et qu(a1)t au premier il n y a (q1) vne<text:line-break/>estincelle &lt;ATTcaractere&gt; feu (sol) certes auant quil<text:line-break/>soit peu de temps il y a vng tres(-)<text:line-break/>grant feu (sol) et son en prent au com(-)<text:line-break/>m(e1)cement que vne seulle heure de<text:line-break/>plaisir (et) delectaci&lt;ATTcaractere&gt; (sol) peu de temps<text:line-break/>apres on en pr(e1)t (e1)core vng an ou<text:line-break/>plus Ainsi que la ieune pucelle i(-)<text:line-break/>gnor(a1)te que cestoit de homme c(o1)(-)<text:line-break/>gnoistre au (p1)mier dont a le grant<text:line-break/>instrument de son mary. Mais a<text:line-break/>pres que elle sceut que cestoit (sol) elle<text:line-break/>leust voulu plus grant la moitie<text:line-break/>quil nestoit</text:p>
      <text:h text:style-name="Titre1" text:outline-level="1">(ipdm) Le dit dune matrone (q2) vit(-)<text:line-break/>les vestemens dune mettrice<text:line-break/>aux fenestres et commence.<text:line-break/>Mulier adulta. (et)c.</text:h>
      <text:p text:style-name="p"><text:span text:style-name="pb">[n.p.]</text:span></text:p>
      <text:p text:style-name="P153"><text:span text:style-name="T154">P</text:span>Oge dict ainsi que ces<text:line-break/>folles fimes ord(o1)nees<text:line-break/>au peche de luxure : Et<text:line-break/>speciallement toutes celles qui en<text:line-break/>f(o1)t mestier et y gaignent leur vie<text:line-break/>certes ilz cherchent tous moyens<text:line-break/>(p3)<text:s/>lesquelz peussent attraire leurs<text:line-break/>march(a1)s. Vne qui fut a vng ma(-)<text:line-break/>tin pour attraper vng quoquin<text:line-break/>elle mist et estendit aulc(u1)s nouue(-)<text:line-break/>aux vestemens que vng sien a(-)<text:line-break/>mant luy auoyt donnez aux fene(-)<text:line-break/>stres (sol) Affin que vng aultre qui<text:line-break/>assez tost apres deuoit passer par<text:line-break/>la les veit et print exemple de lui<text:line-break/>en donner de semblables ou daul(-)<text:line-break/>tre meilleurs Tantost apres que<text:line-break/>ces vestemens fur(e1)t estend(us) aux<text:line-break/>fenestres de la folle femme ainsy<text:line-break/>c(o1)me dit est vne vieille matrosne<text:line-break/>passa (q2) les veit et dist ainsi Tout<text:line-break/>ainsi que vne yfaigne fait sa roi(-)<text:line-break/>le a faict ceste f(e1)me ses vestem(e1)s<text:line-break/>auecques le cul Et monstra a to(us)<text:line-break/>lartifice et ouuraige de son cul.<text:line-break/>En ceste (p1)sence facecie et dict ioy<text:line-break/>eulx s(o1)t reprouuez les folles fem(-)<text:line-break/><text:soft-page-break/>mes (q2) ont totallem(e1)t (p3)du honte<text:line-break/>et sont bien cont(e1)tes de porter pu(-)<text:line-break/>blicquement ce que chascun con(-)<text:line-break/>gnoist bi(e1) quelles onc gaigne h(o1)(-)<text:line-break/>reusem(e1)t a la mesch(a1)sete de leurs<text:line-break/>corps ainsi que la folle femme (q2)<text:line-break/>pendoit ses vestemens aux fene(-)<text:line-break/>stres (sol) acquis par adultaire</text:p>
      <text:h text:style-name="Titre1" text:outline-level="1">(ipdm) La description dune<text:line-break/>folle requeste (q2) c(o1)menca<text:line-break/>au latin. Rogabat que(-)<text:line-break/>dam. (et)c.</text:h>
      <text:p text:style-name="P155"><text:span text:style-name="T156">C</text:span>Omme dict Poge au<text:line-break/>temps de vendenges et<text:line-break/>de plaine et tres grande<text:line-break/>vince que chascun qui vins a re(-)<text:line-break/>cueillir a besoing de vaisseaulx<text:line-break/>pour les mettre. Vrayement fut<text:line-break/>que a vng des c(o1)tribulles et com(-)<text:line-break/>paignons de poge qui par grant<text:line-break/>nombre de vignes auoit vint vn<text:line-break/>aultre sien voisin qui luy dist m(o1)<text:line-break/>voisin mon amy voicy la vend(e1)(-)<text:line-break/>ge qui vient vous auez des vais(-)<text:line-break/>seaulx a<text:s/>mettre vin (sol) ie vous prie<text:line-break/>que les me prestez O dist lautre a<text:line-break/>qui on faisoit ceste requeste. Mon<text:line-break/>voisin si vous voulez que ie vo(us)<text:line-break/>face ce que vous me requerez fai(-)<text:line-break/>ctes vne aultre chose que ie vous<text:line-break/>diray ce est que me prestes vostre<text:line-break/>femme seullement a lraresme pre(-)<text:line-break/>nant et ie luy d(o1)neray ses desp(e1)s<text:line-break/>tout au long de lannee Comm(e1)t<text:line-break/>dist il ma femme tu scez bien que<text:line-break/>ien ay a faire pour menseruir Aus(-)<text:line-break/>si deist lautre ay ie de mes vaisse(-)<text:line-break/>aulx a vin (sol) et pourt(a1)t ne me les<text:line-break/>doistu point dem(a1)der (sol) car les cho(-)<text:line-break/>ses dequoy lon se doibt seruir : Et<text:line-break/>dont lu saige est bien necessaire ne<text:line-break/>sont point a demander. En ceste<text:line-break/>demande et requeste ainsi escondi(-)<text:line-break/>te est monstre comment londoibt<text:line-break/>demander aulcunes choses ou n(o)<text:line-break/>Cest que celuy<text:s/>a qui on fait la de(-)<text:line-break/>mande et requeste ne ait point ne(-)<text:line-break/><text:soft-page-break/>cessairement a faire de ce quon de(-)<text:line-break/>mande et requiert. Ainsi que en ce<text:line-break/>temps de vendenges (et) quil estoyt<text:line-break/>plaine vince (sol) auoit necessairem(e1)t<text:line-break/><text:span text:style-name="pb">[n.p.]</text:span><text:line-break/>affaire de ces vaisseaulx celluy a<text:line-break/>qui<text:s/>on les demandoit (et) requeroit<text:line-break/>Et aussi au contraire a lopposite<text:line-break/>pour reffus (et) pour m(o1)strer a lau(-)<text:line-break/>tre que il ne les luy deuoit pas de(-)<text:line-break/>mander ne requerir (sol) et considerer<text:line-break/>la grande vinee qui estoit luy de(-)<text:line-break/>m(a1)doit il sa femme dont iamais<text:line-break/>il ne se fust deffait. En ceste face(-)<text:line-break/>cie dit chaton en son liure quil di(-)<text:line-break/>soyt a son filz Quod iustumest pe(-)<text:line-break/>rito vei quod videatur honesti(u1).<text:line-break/>Cesta dire demande ce qui est iu(-)<text:line-break/>ste a demander ou qui soit veu h(o1)(-)<text:line-break/>nest. (hedera) Nam stultum<text:s/>est petere<text:line-break/>quod possit iu re negati Car cho(-)<text:line-break/>se folle dit chaton est &lt;ATTcaractere&gt; demander<text:line-break/>ce qui de droit peut estre nyee ain(-)<text:line-break/>si que fist celluy a qui on deman(-)<text:line-break/>doit les vaisseaulx desquelz nece(-)<text:line-break/>sairement il auoit affaire</text:p>
      <text:h text:style-name="Titre1" text:outline-level="1">(ipdm) Ledit dung pertu sina<text:line-break/>sa femme et commence<text:line-break/>Pertusine hab(e1)tur viri<text:line-break/>faceti. (et)c.</text:h>
      <text:p text:style-name="P157"><text:span text:style-name="T158">D</text:span>Es peru siens ainsi que<text:line-break/>ont trouue aux escriptu(-)<text:line-break/>res (sol) ont tousiours este<text:line-break/>gens facecieux vibains plaisans<text:line-break/>et recreatifz fut vray (q1) l(u1)g estoit<text:line-break/>marie a vne assez belle ieune<text:s/>fem(-)<text:line-break/>me la(q1)lle touteffois estoit amou(-)<text:line-break/>reuse de vng aultre que luy (sol) (et) pre(-)<text:line-break/>noit ailleurs moustarde : Or ad(-)<text:line-break/>uint pour vne festiuete (q1) ceste ieu(-)<text:line-break/>ne perusienne demanda a son ma(-)<text:line-break/>ry quil luy d(o1)nast vnge bons sol(-)<text:line-break/>liers neufz pour aller à la feste Et<text:line-break/>appelloit ceste femme petruce<text:line-break/>A laquelle le mary accorda ce que<text:line-break/>elle demandoit pourueu (q1) le iour<text:line-break/>de la feste elle luy mist bien matin<text:line-break/><text:soft-page-break/>vne piece de poulaille a cuire (sol) ce(-)<text:line-break/>ste f(e1)me si accorda et le iour de la<text:line-break/>feste au pl(us) mat(i1) se leua et se meist<text:line-break/>a apprester ceste poulaille (sol) de lau(-)<text:line-break/>tre part le mary sen alla a la vil(-)<text:line-break/>le (q2) luy (e1)voya ses souilliers cuy(-)<text:line-break/>d(a1)t (q1) inc(o1)tinent (q1)lle les auroit el(-)<text:line-break/>le sen yroit a la feste Touteffoys<text:line-break/>ne le fist elle pas (sol) mais ainsi quel(-)<text:line-break/>le eust ses solliers chassez &lt;ATTillisible&gt;yssit a<text:line-break/>lhuis de sa maison pour regarder<text:line-break/>aual la rue la ou elle apperceut bi<text:line-break/>en vng beau ieune filz que elle ay(-)<text:line-break/>moit. Et ce pend(a1)t que son mary<text:line-break/>estoit hors luy fist signe de venir<text:line-break/>deuers elle en sa maison et ainsi le<text:line-break/>ieune compaign(o1) qui incontin(e1)t<text:line-break/>quil fut entre se mist a besongner<text:line-break/>autour de la dame. et dautre part<text:line-break/>lhomme qui cuidoit quelle feust a<text:line-break/>la feste appelle vng de ses compa(-)<text:line-break/>gnons et luy dist vien ten aucc(q1)s<text:line-break/>moy ma femme est allee a la feste<text:line-break/>(et) y a vne bonne poulle au feu qui<text:line-break/>cuyst nous la mangerons toy : et<text:line-break/>moy et en sera ma femme tr(o1)pee.<text:line-break/>Ainsi sen allerent les deux b(o1)s c(o1)(-)<text:line-break/>pagn(o1)s cuidant manger la poul(-)<text:line-break/>le et que la femmme fust dehors la<text:line-break/>mais(o1) Touteffois la trouuerent<text:line-break/>bien empeschee (sol) car ainsi quilz ar(-)<text:line-break/>riuerent elle estoit dessoubz son a(-)<text:line-break/>my qui faisoit merueille de iouer<text:line-break/>de la croupiere Et encores offu &lt;ATTcaractere&gt;<text:line-break/>mieulx serrer de pres luy auoit pe(-)<text:line-break/>truce acolle auecques les cuisses<text:line-break/>le faulx du corps (sol) tellement (q1)lle<text:line-break/><text:span text:style-name="pb">[n.p.]</text:span><text:line-break/>auoyt les piedz contremont auec(-)<text:line-break/>ques les solliers neufz desquelz el(-)<text:line-break/>le se louoit sus le cul de son amy.<text:line-break/>Et adonc(q1)s quant le mary entra<text:line-break/>il fut moult esbahy. Touteffoys<text:line-break/>voyant quil ny auoit<text:s/>remede ain(-)<text:line-break/>si c(o1)me vng homme ioyeulx dist.</text:p>
      <text:soft-page-break/>
      <text:p text:style-name="P159">O petruce par le cul de dieu ainsy<text:line-break/>(q2)l auoit acoustumer de iurer se (sol) tu<text:line-break/>chem(i1)es (et) vas tousio<text:span text:style-name="T160">r</text:span>s les piedz<text:line-break/>contrem(o1)t aini que les as main(-)<text:line-break/>tenant iamais tu ne vseras les be<text:line-break/>aulx soliers neufz que ie te auoys<text:line-break/>acheptez pour aller a la feste Lors<text:line-break/>fut la faulse femme bien espouen(-)<text:line-break/>tee il nen fault pas doubter mais<text:line-break/>de la fin qui fut être eulx pour cel<text:line-break/>le heure poge florenti ne fait po(i1)t<text:line-break/>de menti(o1) (sol) mais il luy suffist da(-)<text:line-break/>uoir mis le ioyeulx dit du pertusi<text:line-break/>en qui en ce voyant sa femme les<text:line-break/>piedz contremont dist que elle na(-)<text:line-break/>uoit garde de vser ses solliers t(a1)t<text:line-break/>quelle fast en po(i1)t quil la trou(-)<text:line-break/>ua. En ceste facecie n st monstre<text:line-break/>seullem(e1)t que ce que cest de la ioy(-)<text:line-break/>eusete<text:s/>de vne facecieuse personne<text:line-break/>car il en est de si plaisans que quel(-)<text:line-break/>que mal quil leur adui(e1)gne ilz ne<text:line-break/>sen scautoyent desconforter. Mes(-)<text:line-break/>mes en leurs aduersitez disent de<text:line-break/>tresbons et tresioyeulx prouerbes<text:line-break/>ainsi (q1) le perusi(e1) quant il vit pe(-)<text:line-break/>truce sa femme qui se iouoit auec(-)<text:line-break/>ques s(o1) amy (et) quelle nauoit gar(-)<text:line-break/>de de vser ses soulliers neufz.</text:p>
      <text:h text:style-name="Titre1" text:outline-level="1">(ipdm) Du duc dangres qui mon(-)<text:line-break/>stra vne moult belle couuertu<text:line-break/>re de lit toute couuerte de pier(-)<text:line-break/>res precieuses. Et commence<text:line-break/>au latin. Erat sermo.<text:s/>(et)c.</text:h>
      <text:p text:style-name="P161"><text:span text:style-name="T162">P</text:span>Oge dict ainsi aucune<text:line-break/>foys en la compaignie<text:line-break/>des docteurs estoit pa(-)<text:line-break/>rolles en reprehend(a1)t la vaine cu(-)<text:line-break/>riosite de ceulx qui mettent leur e(-)<text:line-break/>studie et felicite a querir et achep(-)<text:line-break/>ter plusieurs pierres precieuses.<text:line-break/>Lors que vne foys ceste parolle a(-)<text:line-break/>uoit vng quidam la assistent c(o1)<text:line-break/>menca a parler et dist que ou t(e1)ps<text:line-break/>que Rodolphus estoyt au royaul(-)<text:line-break/>me de naples regnant vng noble<text:line-break/>duc dangiers qui estoit de la pai (e1)<text:line-break/><text:soft-page-break/>te le alla veoir. Et auec luy por(-)<text:line-break/>ta vne moule belle couuerture<text:s/>de<text:line-break/>lit toute couuerte de diverses pi(-)<text:line-break/>erres (p1)cieuses aus(q1)lles il mettoit<text:line-break/>fort sa cure (et) (p1)noit grande felicite<text:line-break/>de la veoir. Ceste&lt;ATTcaractere&gt; couuerture (p3)<text:line-break/>susto(us) aultres ioyaulx monstra<text:line-break/>le noble duc dangers a son cousin<text:line-break/>rodolphus lequel estoit vng hom(-)<text:line-break/>me saige et rassis (q2) repuroit tou(-)<text:line-break/>tes telles ymaginations et curio(-)<text:line-break/>sitez a follie (sol) ainsi quil monstra (p3)<text:line-break/>apres Car quant deuant luy ceste<text:line-break/>riche et s(u1)ptueuse couuerture fut<text:line-break/>desployee. Le duc d(a1)gers a qui el(-)<text:line-break/>le estoit (p3) excellence en&lt;ATTillisible&gt;tre les aul(-)<text:line-break/>tres choses monstra les (p3)les mar<text:line-break/>guerites (sol) saphirs (sol) escharboucles (sol)<text:line-break/>esmerauldes (sol) (et) rubis auec(q1)s tres(-)<text:line-break/>grant quantite dautres pierres (q1)<text:line-break/>on estimoit beaucoup valoir. ces<text:line-break/>choses veues rodolphus deman(-)<text:line-break/>da au Duc c(o1)bien tant de pierres<text:line-break/>precieuses pourroy(e1)t bi(e1) est ce es(-)<text:line-break/>timees valoir (et) quelle vtilite ilz<text:line-break/><text:span text:style-name="pb">[n.p.]</text:span><text:line-break/>apport(e1)t Resp(o1)dit le duc que tres(-)<text:line-break/>grande en estoit lextimati(o1) (et) qua<text:line-break/>si ic(o1)parable fors a vng souuera(i1)<text:line-break/>riche homme (sol) mais quil ny auoyt<text:line-break/>point de gaing. Cestassauoir quel(-)<text:line-break/>les ne portoyent point de proffit<text:line-break/>et ny auoit sinon plais(a1)ce. O dist<text:line-break/>rodolphus mon cousin vrayem(e1)t<text:line-break/>ie ten monstteray deux qui ne ont<text:line-break/>couste que dix florine<text:s/>qui annuel(-)<text:line-break/>lement me prouffiteront de plus<text:line-break/>de deux cens. Lors fut le duc dan(-)<text:line-break/>gers moult esbahy qui desira fort<text:line-break/>a voir ces deux telles pierres qui<text:line-break/>pour valloir si petit pris que dix<text:line-break/>florins en vallissent plus tous<text:line-break/>les ans de prouffit deux cens Ain(-)<text:line-break/>si allerent rodolphus et le duc a<text:line-break/>vng molin que rodolphus auoyt<text:line-break/>et la monstra rodolphus au Duc<text:line-break/>les deux meulles entre lesquelles<text:line-break/>se meult le ble en disant Regardez<text:line-break/>si toutes les pierres precieuses de<text:line-break/>vostre couuerture que vous esti(-)<text:line-break/><text:soft-page-break/>mez si riche vous prouffitent au(-)<text:line-break/>tant que ces deux icy font a moy.<text:line-break/>Lors c(o1)gneut le duc euibentem(e1)t<text:line-break/>que rodolphus reputoit a follie la<text:line-break/>grande curiosite dauoir et acque(-)<text:line-break/>rit telles pierres precieuses qui ne<text:line-break/>portent aulcun prouffit. En ceste<text:line-break/>facecie s(o1)t reprins ceulx qui met(-)<text:line-break/>t(e1)t trop leur curiosite aux choses<text:line-break/>vaines et inutilles comme en su(-)<text:line-break/>perfluitez de vestem(e1)s (et) en achat<text:line-break/>de pierres precieuses Car la super(-)<text:line-break/>fluite des vestemens se pert et les<text:line-break/>pierres ne seruent de rien sinon a<text:line-break/>solle plaisance. Et<text:s/>par lopposite<text:line-break/>m(o1)stre comme on doit mettre sa<text:line-break/>curiosite a choses vtilles (et) prouf(-)<text:line-break/>fitables ainsi (q1) rodolphus a son<text:line-break/>moulin qui luy valloit annuelle(-)<text:line-break/>ment deux cens florins.</text:p>
      <text:h text:style-name="Titre1" text:outline-level="1">(ipdm) Lexcuse (sol) dung pertusien<text:line-break/>a (q2) on demandoit du vin.<text:line-break/>Et c(o1)mence au latin erat<text:line-break/>petusin(us) cuid(a1) doliuz. (et)c</text:h>
      <text:p text:style-name="figure">&lt;ATTimage&gt;</text:p>
      <text:p text:style-name="P163"><text:span text:style-name="T164">I</text:span>L fut vng pertusien qui a(-)<text:line-break/>uoyt vng tonneau de bon<text:line-break/>vin et sauoureux (sol) mais le Ton(-)<text:line-break/>neau estoit t(a1)t petit que merueil(-)<text:line-break/>les. Pourtant lespargnoit le per(-)<text:line-break/>tusien et le despendoyt moderee(-)<text:line-break/>ment et par dragmes sas appel(-)<text:line-break/>ler a toute heure ses voisins pour<text:line-break/>en boite Touteffois pourt(a1)t que<text:line-break/>le vin estoit bon vng sien voysin<text:line-break/>a qui il se monstroit fort obeissant<text:line-break/>luy enuoya vng enfant auecques<text:line-break/>vng pot en le priant (q2)l luy pleust<text:line-break/>de luy (e1)uoyer de son v(i1) il ne fault<text:line-break/>la dire du bon car il nen auoit que<text:line-break/>du ne sorte. Qu(a1)t le perrusien eut<text:line-break/>ouyt la demande de lenfant il c(o1)(-)<text:line-break/>menca a prendre vng grant pot (q1)<text:line-break/><text:span text:style-name="pb">[n.p.]</text:span><text:line-break/>lenfant auoit apporte (et) se print a<text:line-break/>le regarder tout esbahy disant en<text:line-break/>soy mesme (q1) trois ou quatre foys<text:line-break/><text:soft-page-break/>plain vng tel pot vuyderoit son<text:line-break/>vaisseau Si pensa en soymesmes<text:line-break/>c(o1)e il se pourroit excuser (q1)l ne en(-)<text:line-break/>uoyast point (p3) lenfant de son vin<text:line-break/>pour laquelle chose faite il ouurit<text:line-break/>le pot boutta le nez dedans (sol) et fai(-)<text:line-break/>gnant le sentir tout puant deist a<text:line-break/>lenfant. Fy mon amy vaten ton<text:line-break/>vaisseau put. Jamais en boutte(-)<text:line-break/>roye mon vin dedans (sol) reporte le<text:line-break/>ce nest que ordure et dy a ton mai(-)<text:line-break/>stre que sil veult enuoyer vng au(-)<text:line-break/>tre pot Je luy enuoyeray de mon<text:line-break/>vin. Ainsi sen retourna a son mai(-)<text:line-break/>stre auquel il deist la cause de son<text:line-break/>retour Et lors bien cogneut laf(-)<text:line-break/>fecti(o1) du pertusi(e1) et que ce nestoyt<text:line-break/>que vne deffaicte pour lescondire<text:line-break/>de son vin. En ceste excuse ny a<text:line-break/>pas grant sens moral Mais y est<text:line-break/>a considerer la promptitude et ha(-)<text:line-break/>billete dentendem(e1)t au pertusien<text:line-break/>qui voyant quon le requeroit oul(-)<text:line-break/>tre raison (sol) trouua le moyen de se<text:line-break/>excuser par faindre que le pot es(-)<text:line-break/>toit puant (et) ne lescondit pas par<text:line-break/>emportement car il est assez vray(-)<text:line-break/>semblable (q1) se on luy eust apporte<text:line-break/>vng petit pot (sol) (q1) pour peu de cho(-)<text:line-break/>se il ne se fust point excuse.</text:p>
      <text:h text:style-name="Titre1" text:outline-level="1">(ipdm) Le debat de deux femmes<text:line-break/>pour vne piece de toille. Et com(-)<text:line-break/>mence au latin. Due romane mu(-)<text:line-break/>lierees. (et)c.</text:h>
      <text:p text:style-name="P165"><text:span text:style-name="T166">S</text:span>I no(us) dit poge de<text:s/>deux<text:line-break/>femmes rommaines (q1)<text:line-break/>iay autreffois c(o1)gneu</text:p>
      <text:p text:style-name="figure">&lt;ATTimage&gt;</text:p>
      <text:p text:style-name="p">es d(o1)t s(u1)e estoit ieune (et) lautre vi(-)<text:line-break/>rille. Aller(e1)t pour pr(e1)dre deduyt et<text:line-break/>pour gaigner aulcun peu dargent<text:line-break/>en la maison de lung des curiaux<text:line-break/>du pape. Quant ces deux f(e1)mes<text:line-break/>fut(e1)t en ceste maison le curial qui<text:line-break/>estoit assez fri(a1)t pour trouuer (q1)l(-)<text:line-break/>que bon morceau se print a la plus<text:line-break/>ieune (et) aussi estoit elle la plus bel(-)<text:line-break/><text:soft-page-break/>le (et) (p3) deux instances la c(o1)gneut.<text:line-break/>Apres pour c(o1)tenter la vieille af(-)<text:line-break/>fin que pl(us)<text:s/>voul(e1)tiers elle reuint<text:line-break/>auec(q1)s la ieune la cogneut seul(-)<text:line-break/>lement par vne fois. Et au (p3)tir<text:line-break/>de sa ch(a1)bre qu(a1)t elles furent pre(-)<text:line-break/>stes de leur en aller (sol) il leur donna<text:line-break/>vne piece de toylle sans determi(-)<text:line-break/>ner combien chascune en deuoit a(-)<text:line-break/>uoir pour sa part. Ainsi partirent<text:line-break/>ces deux femmes lesquelles tan(-)<text:line-break/>tost apres que elles furent hors de<text:line-break/>la maison commencer(e1)t a litiger<text:line-break/>en leur en allant pour scauoit la(-)<text:line-break/>quelle en auroit la pl(us) grant part<text:line-break/>La ieune disoyt que ce seroit elle (sol)<text:line-break/><text:span text:style-name="pb">[n.p.]</text:span><text:line-break/>pourtant quelle auoit eu plus de<text:line-break/>peine (et) la vieille disoit le contrai(-)<text:line-break/>re (q1) ce ne s(e1)suiuoyt pas et quelles<text:line-break/>&lt;ATTillisible&gt;beuoy(e1)t (p3)tir a moytie. Moult et<text:line-break/>de diverses raisons alleguer(e1)t ces<text:line-break/>deux f(e1)mes lune c(o1)tre lautre si (q1)<text:line-break/>t(a1)tost elles vindrent aux grosses<text:line-break/>iniures des iniures abatte et prin(-)<text:line-break/>drent lune lautre aux cheueulx et<text:line-break/>puis se entres gratignerent le vi(-)<text:line-break/>saige a bons ongles (sol) tellem(e1)t que<text:line-break/>&lt;ATTillisible&gt;aleur noise acoururent (et) se assem(-)<text:line-break/>blerent to(us) les voisins dem(a1)d(a1)s<text:line-break/>pourquoy venoit ceste discention.<text:line-break/>Or ne losoyent dite lune ne lau(-)<text:line-break/>tre mais alleguoyent auoir profe(-)<text:line-break/>re iniures lune a lautre dont leur<text:line-break/>discord mouuoit a ceste heure mes(-)<text:line-break/>me v(i1)drent leurs deux maris les(-)<text:line-break/>quelz chasc(u1) de sa part voul(a1)t te(-)<text:line-break/>nit la (q1)relle de sa femme meurent<text:line-break/>guerre être eulx (et) tourna la guer(-)<text:line-break/>re des femmes aux h(o1)es (sol) lesquelz<text:line-break/>auecques pierres et gr(a1)s coups &lt;ATTcaractere&gt;<text:line-break/>poing se entre batirent tant que ce<text:line-break/>fut pitie ius(q1)s a<text:s/>ce que les voisins<text:line-break/>les de(p3)tirent. Ainsi senaller(e1)t l(u21)g<text:line-break/>(et) lautre a la maniere des r(o1)ma(i1)s<text:line-break/>en clorre en leurs caues pour gar(-)<text:line-break/>der leur inimitie. De laquelle ilz<text:line-break/>ignoroyent la cause. La toyelle de(-)<text:line-break/>moura en main sequeste sans di(-)<text:line-break/>uiser pourtant (q1) ladicte cause de(-)<text:line-break/><text:soft-page-break/>mouroit interdiscusse et non de(-)<text:line-break/>terminee Mais occultement (p3)ces<text:line-break/>entre les deux femmes a este faict<text:line-break/>pour ceste diuision (sol) lesquelles ne<text:line-break/>se veulent accorder lune a lautre<text:line-break/>en auc(u1)e facon Mais demeurent<text:line-break/>pertinantes (et) obstinees chascune<text:line-break/>en la follye et oppini(o1) et demeure<text:line-break/>le proces indecis et pendu a la per(-)<text:line-break/>che Poge dem(a1)de ma(i1)tenant aux<text:line-break/>docteurs (et) pratici(e1)s (q1) selon droit<text:line-break/>et raison il en fault faire sans me(-)<text:line-break/>tre le proces a fin. En ce chapitre<text:line-break/>est monstre vne des faultes (q1) sou(-)<text:line-break/>u(e1)t aduient en proces. Cest de ce<text:line-break/>que les deux parties litigieuses et<text:line-break/>aduerses ne veullent reallement<text:line-break/>dire ne declarer la cause de leur li(-)<text:line-break/>tige et controuersie par laquelle<text:line-break/>on les pourroit bien facillement<text:line-break/>mettre daccord et hors de toute in(-)<text:line-break/>imitie et controuersie Mais tout<text:line-break/>ainsi que les deux femmes qui ne<text:line-break/>vouloy(e1)t dire pourquoy le debat<text:line-break/>estoit meu le taisent. Et pourtant<text:line-break/>n&lt;ATTillisible&gt;ya si saige iuge qui en saiche que<text:line-break/>determiner.</text:p>
      <text:h text:style-name="Titre1" text:outline-level="1">(ipdm) La fable dung<text:s/>coq et dung<text:line-break/>regnart qui commence au la(-)<text:line-break/>tin Esuriens quondaz vulpes<text:line-break/>ad decipiendas gallinas.</text:h>
      <text:p text:style-name="P167"><text:span text:style-name="T168">E</text:span>N la facecie en suiuan(-)<text:line-break/>te que met poge auc(u1)s<text:line-break/>ont attribus a y sopet (et)<text:line-break/>auecques la translati(-)<text:line-break/>on des fables de ysopet lone mise.<text:line-break/>Mais nonobstant ne<text:s/>luy ie pas<text:line-break/>laisse a mettre (et) rediger enceste pre(-)<text:line-break/>sente translation affin que nulle<text:line-break/>faulte ny soyt veue ne aussi con(-)<text:line-break/>gneue (sol) car elle est reallement de ce<text:line-break/>liure et lescripuit poge ainsi quil<text:line-break/>apparoist car elle est en prose lati(-)<text:line-break/>ne (sol) et ysopet besongnoit en mettre<text:line-break/><text:span text:style-name="pb">[n.p.]</text:span><text:line-break/>Parquoy la differ(e1)ce m(o1)stre que<text:line-break/>qui lait mise auecques les fables<text:line-break/><text:soft-page-break/>de ysopet il la icy empr(u1)tee Si dit<text:line-break/>poge en son commencement de ce(-)<text:line-break/>ste fable vng terme que voulenti(-)<text:line-break/>ers au commencement des fables<text:line-break/>ou prent<text:s/>(sol) cest ce mot iadis et dict<text:line-break/>Iadis vng regnard voyant vn<text:line-break/>coq a vne grande compaignie de<text:line-break/>poulles m(o1)tees en vng arbre ain(-)<text:line-break/>si que le coq auoit enseigne pour (et)<text:line-break/>aff(i1) de tollir au regnard le chem(i1)<text:line-break/>baller a elles tout affame po<text:span text:style-name="T169">r</text:span><text:s/>les<text:line-break/>de epuoir se<text:s/>approcha tout belle(-)<text:line-break/>m&lt;ATTillisible&gt;ent en blandissant le coq en luy<text:line-break/>di&lt;ATTillisible&gt;s(a1)t apres que il eut salue O coq<text:line-break/>mon amy que fais tu la hault As<text:line-break/>tu point ouy les belles nouuelles<text:line-break/>toutes fresches qui nous s(o1)t ma(i1)(-)<text:line-break/>ten (a1)t venues tant bonnes (et) tant<text:line-break/>belles et salutaires Nenny dist le<text:line-break/>coq mais pn(o1)ce moy que cest. cer(-)<text:line-break/>tes dist le regnard Coq mon amy<text:line-break/>pour ceste cause suis ie venu de(-)<text:line-break/>uers toy po<text:span text:style-name="T170">r</text:span><text:s/>c(o1)muniquer la ma(-)<text:line-break/>tiere (et) declairer la grande ioye a la<text:line-break/>crite (et) parfaicte liesse (q1) doiu(e1)t a(-)<text:line-break/>uoir toutes bestes. Car leur gr(a1)t<text:line-break/>consille nagueres a este tenu et ce<text:line-break/>lebre lequel a este concludet ord(o1)(-)<text:line-break/>ne que paix perpetuelle seroit iu(-)<text:line-break/>tee (et) ordonnee entre toutes bestes<text:line-break/>ayantes ame et que plus ne pour<text:line-break/>t(o1)t nuire faire (i1)iure ne pourchas(-)<text:line-break/>ser aucune desplais(a1)ce lune a lau(-)<text:line-break/>tre (sol) et que chascune beste yra en c(o1)(-)<text:line-break/>pagnie ou seulle ainsi que bon luy<text:line-break/>s(e1)blera par tout ou elle vouldra<text:line-break/>Et pourtant ie te prie descens toy<text:line-break/>et tes poulles pour venir icy bas<text:line-break/>auecques moy. Et puis nous fe<text:line-break/>rons la solennite de ceste belle or(-)<text:line-break/>donnance bien apperceut le coq la<text:line-break/>fallace (sol) et deception du regnart si<text:line-break/>proposa se farcer de luy. Et pour<text:line-break/>ce faire dist au regnart. Regnard<text:line-break/>tu me aportes icy vng bon messa(-)<text:line-break/>ge<text:s/>et agreable (sol) le coq leuoit le col<text:line-break/>en hault pour plus loing regarder<text:line-break/>Aussi se dressa sus les piedz en fai(-)<text:line-break/>sant de terribles admirations Et<text:line-break/>lors le regnart voyant que le coq<text:line-break/><text:soft-page-break/>faisoit tant et de si admiratifz re(-)<text:line-break/>gardz fut esbaby : et luy demanda<text:line-break/>que<text:s/>cestoit quil veoit le coq resp(o1)<text:line-break/>dit Ce sont deux grans chiens qui<text:line-break/>vi(e1)n(e1)t cou(a1)t la guelle bayce.<text:line-break/>Or dist le regnard qui eut si gr(a1)t<text:line-break/>paour A dieu ie men vois il est ne(-)<text:line-break/>cessaire que ie men fuye deu(a1)t que<text:line-break/>ilz arriuent : Et lors commence a<text:line-break/>sen aller. Comme de&lt;ATTillisible&gt;ist le coq : et<text:line-break/>pourquoy esse que tu ten fuys ou<text:line-break/>que tu crains Sil est ainsi que la<text:line-break/>paix soit faicte il ne te fault riens<text:line-break/>craindre O dist le regnart ie doub<text:line-break/>te que ces chiens icy qui viennent<text:line-break/>nay(e1)t pasouy le decret de la paix<text:line-break/>et lapoinctement ainsi quil a este<text:line-break/>faict et conclud Adonc le regnard<text:line-break/>sen fuit et par trompetie fut moc<text:line-break/>que de sa tromperie En ceste fable<text:line-break/>sont reprins les traistres qui par<text:line-break/>blandissemens de fictiues (p3)olles<text:line-break/>decoyent aultruy. Ainsi que le re(-)<text:line-break/>gnart cuidoit decepuoir : (et) trahir<text:line-break/>les poulles pour leur dire (q1) paix<text:line-break/>perpetuelle estoit ordonnee entre<text:line-break/>les bestes. Mais voulontiers telz<text:line-break/>trompeurs s(o1)t mocquez par leur<text:line-break/><text:span text:style-name="pb">[n.p.]</text:span><text:line-break/>mocquerie mesme Ainsi que l(e1)dit<text:line-break/>communement Tromperie&lt;ATTillisible&gt;e st<text:s/>&lt;ATTcaractere&gt;<text:line-break/>tel estre que (q2) trompe tr(o1)pe doyt<text:line-break/>estre ainsi que le regnard fut tr(o1)(-)<text:line-break/>pe du coq qui luy donna a enten(-)<text:line-break/>dre que deux gras chiens venot(e1)t<text:line-break/>vers luy la gueulle bee (sol) parquoy<text:line-break/>il eut si tresgr(a1)t paour (q2)l s(e1)fuyt.</text:p>
      <text:h text:style-name="Titre1" text:outline-level="1">(ipdm) Dung cheuallier florentin<text:line-break/>qui cuidoit tenir sa ch(a1)betiere<text:line-break/>et il tenoit sa femme (sol) et com(-)<text:line-break/>mence. Roffus. (et)c.</text:h>
      <text:p text:style-name="figure">&lt;ATTimage&gt;</text:p>
      <text:p text:style-name="P171"><text:span text:style-name="T172">U</text:span>Ng cheualier futa flo(-)<text:line-break/>r(e1)ce n(o1)me roff(us)de ric&lt;ATTillisible&gt;<text:line-break/>homme &lt;ATTcaractere&gt; belle statute<text:line-break/>gr(a1)t (et) puiss(a1)t (sol) fort bat dy Cestuy<text:line-break/>toffus nonayant revenu se acoin<text:line-break/><text:soft-page-break/>tade vne vieille f(e1)me veufut la<text:line-break/>(q1)lle estoit a flor(e1)ce. Pourt(a1)t que<text:line-break/>celle vieille auoit force de du catz<text:line-break/>(et) estoit puiss(a1)ment riche Ainsi ne<text:line-break/>stoit pas amoureux roff(us) de la<text:s/>vi(-)<text:line-break/>eille (sol) mais de son argent Et est as(-)<text:line-break/>sez vray semblable que quant il a(-)<text:line-break/>uoit apetit de iouer du ieu damou(-)<text:line-break/>rettes il queroit autre posture que<text:line-break/>sa vieille qui nauoit plus nulles<text:line-break/>dens Aduint que pour seruir en la<text:line-break/>maison de cestuy roffus si fut ad<text:line-break/>menee vne moult belle ieune iou(-)<text:line-break/>u(e1)celle (sol) dequoy roffus ne fut pas<text:line-break/>marty (sol) Car tout aussitost que il<text:line-break/>eu &lt;ATTillisible&gt; gette loeil sus elle (sol) Il lui fut<text:line-break/>bien aduis que il en feroit tout a<text:line-break/>son plaisir : et que il sen seruiroyt<text:line-break/>en lieu de la dame qui estoyt si vi(-)<text:line-break/>eille (q2) nauoit plus de dens. Pour(-)<text:line-break/>t(a1)t commenca roffus a chascune<text:line-break/>heure inst(a1)tement prier ceste ch(a1)(-)<text:line-break/>berriere (et) luy promettre dons &lt;ATTcaractere&gt;di<text:line-break/>uer ses manieres affin quelle feist<text:line-break/>a sa voulente Touteffois la fil(-)<text:line-break/>le qui estoit moult sage ne si vou(-)<text:line-break/>loit po(i1)t c(o1)s(e1)tir (sol) ne faire ce desh(o1)<text:line-break/>neur en la maison de sa maistr esse<text:line-break/>auecques ce quel e estoit toute en(-)<text:line-break/>tiere voulloit garder sa virgini<text:line-break/>te combien que son maistre la in(-)<text:line-break/>festast merueilleusement (et) ne sca<text:line-break/>uoit ladicte poure fille comment<text:line-break/>en eschapper. Sinon quelle sen al(-)<text:line-break/>la diuers sa maistresse et luy dist<text:line-break/>Dame telle chose est Vostre ma(-)<text:line-break/>ry ne cesse de courir a toutes he&lt;ATTillisible&gt;u(-)<text:line-break/>res apres moy el me presse fort de<text:line-break/>complaire a sa voulente tellem(e1)t<text:line-break/>que ie ne scay que ie face sin(o1) que<text:line-break/>vous me donnez con&lt;ATTillisible&gt;ie et que ie<text:line-break/>men vois car ie crains quen lopi<text:line-break/>nion que dessus moy il a il ne me<text:line-break/>vueille vser de rigueur et me pr(e1)(-)<text:line-break/>dre a force. Quant la maistresse<text:line-break/>ouy ce (q1) la ieune fille luy eust dit<text:line-break/>elle fut bien contente et respondit<text:line-break/>Ma fille mamye ie te scay moult<text:line-break/><text:span text:style-name="pb">[n.p.]</text:span><text:line-break/>bon gre de vouloir garder ton h(o1)<text:line-break/><text:soft-page-break/>neur. Et quelque chose que te dye<text:line-break/>mon mary garde toy bien de c(o1)s(e1)(-)<text:line-break/>tir a luy. Nous trouuerons bien<text:line-break/>moyen de le appaiser sans que tu<text:line-break/>ten voyses. Voicy quil fault que<text:line-break/>nous facons la (p1)miere foys quil<text:line-break/>ten parlera tu luy accorderas (et) as<text:line-break/>signeras heure (d1) soir en tel lieu se<text:line-break/>cret lors adonc quant lheure sera<text:line-break/>venue ie men iray au lieu dessus(-)<text:line-break/>dit et pource quil ne verra goute<text:line-break/>il ny mettra point de difference.<text:line-break/>Car cest tout vn qu(a1)t il est nuyt<text:line-break/>a(i1)si qu(a1)t il aura bien faict toute<text:line-break/>sa voul(e1)te de moy cuid(a1)t la faire<text:line-break/>de soy ie parlere a luy (et) ad(o1)c con(-)<text:line-break/>gnoistra il a follie (et)<text:s/>iamais ne te<text:line-break/>requerra de deshonneur : et villen<text:line-break/>nie mais ten aymera bien mieulx<text:line-break/>Tout ainsi que la dame deuisa il<text:line-break/>fut fait Car des la premiere foys<text:line-break/>que roffuspria sa chamberriere el<text:line-break/>le luy dist enceste maniere monsei<text:line-break/>gneur vous me faictes beaucoup<text:line-break/>dennuy (sol) mais touteffois puisque<text:line-break/>cest vostre plaisir que ne me vou(-)<text:line-break/>lez laisser en paix : Je vous diray<text:line-break/>pour garder vostre honneur et le<text:line-break/>mien quil fault que nous fac(o1)s (et)<text:line-break/>aussi aff(i1) que ma dame vostre f(e1)(-)<text:line-break/>me ne sen appercoyue a ce vesprs<text:line-break/>que la<text:s/>nuit approchera en vng tel<text:line-break/>lieu secret de ceans que vous sca(-)<text:line-break/>uez ou (p3)sonne ne va coustumiere<text:line-break/>ment ie me rendray il la me trou<text:line-break/>verez pour faire vostre playsir (sol)<text:line-break/>mais ie vous prie gardons nostre<text:line-break/>h(o1)neur. D dist roffus qui moult<text:line-break/>fut ioyeulx. Mamye<text:s/>tu dys bien<text:line-break/>ie ne fauldray point a me trouuer<text:line-break/>a lheure que tu dis. Ainsi sen alla<text:line-break/>la fille vers sa dame luy opter c(o1)<text:line-break/>m(e1)t elle auoit assigne terme a s(o1)<text:line-break/>maistre (et) en quel lieu. Ainsi qu(a1)t<text:line-break/>vint lheure la dame s(e1) alla au se(-)<text:line-break/>eu de lassignassion la ou toff(us) ne<text:line-break/>saillit pas (q1) en ce lieu tenebreux<text:line-break/>cuidant tenir sa ch(a1)berriere c(o1)m(e1)<text:line-break/>ca a patrouiller sa f(e1)me (et) luy fai<text:line-break/>re cent petis atouchemens et bai(-)<text:line-break/><text:soft-page-break/>siers po<text:span text:style-name="T173">r</text:span><text:s/>cuider esmouuoir natu<text:line-break/>re (sol) laquelle ne se peut oncques es(-)<text:line-break/>mouuoir il fut esbahy et honteux<text:line-break/>(q2) s(o1) petit doy ne leuoit Lors la da<text:line-break/>me ce aperceuante ne peut plus at<text:line-break/>tendre quelle ne parlast et dist da<text:line-break/>merdeux cheualier (sol) si tu eusses icy<text:line-break/>ta ch(a1)berriere tu eusses inc(o1)tin(e1)t<text:line-break/>fait ta voul(e1)te D he dist le cheua<text:line-break/>lier. Tel da ma femme esse vous<text:line-break/>par dieu ie nen scauoye rien mais<text:line-break/>mon petit compagn(o1) est plus sai<text:line-break/>ge (q1) moy (sol) car a lheure que (p3) faul(-)<text:line-break/>te de venir ie tay prinse estimant<text:line-break/>tenir ma ch(a1)berriere il a bien sen(-)<text:line-break/>tu (q1) tu estois<text:s/>vne mauuaise piece<text:line-break/>de chant et vne meschante piece de<text:line-break/>harnois (sol) pourtant il a ioue de re(-)<text:line-break/>traicte (et) na oncques voulu leuer<text:line-break/>la teste pour baiser ne pour a ou(-)<text:line-break/>chement que iaye fait sur toy Ain<text:line-break/>si fut roffus deceu qui cuidoit te(-)<text:line-break/>nir sa ch(a1)beriere laquelle demou(-)<text:line-break/>ra (i1)corr(u1)pue et luy en sceut apres<text:line-break/>b(o1)gre. En ceste facecie est reprou<text:line-break/>ue le vice de ceulx qui veulent h(o1)<text:line-break/>nir leur maison ainsi que toff(us) (q2)<text:line-break/>eust este content dauoir viollet en<text:line-break/>sa mais(o1) vne b(o1)ns preude fille et<text:line-break/><text:span text:style-name="pb">[n.p.]</text:span><text:line-break/>que iamais homme de bi(e1) ne doit<text:line-break/>faire mais la doit deff(e1)dre et gar<text:line-break/>der Dautre part y est m(o1)stre vne<text:line-break/>belle condition que doyu(e1)t auoyr<text:line-break/>to(us) loyaulx seruiteurs (sol) cest de ia(-)<text:line-break/>mais ne vouloit faire desh(o1)neur<text:line-break/>en la maison de leur maistre non<text:line-break/>plus que la chamberiere de roffus<text:line-break/>qui pour supplication adm(o1)neste<text:line-break/>mens de d(o1)s ou promesses onc(q2)s<text:line-break/>ne voulut consentir a la voul(e1)te<text:line-break/>de son maistre qui la requeroit de<text:line-break/>deshonneur.</text:p>
      <text:soft-page-break/>
      <text:h text:style-name="Titre1" text:outline-level="1">(ipdm) De celuy qui contre(-)<text:line-break/>faisoit le medecin et don<text:line-break/>noit des pillules pour<text:line-break/>trouuer les asnes (p3)dues</text:h>
      <text:p text:style-name="figure">&lt;ATTimage&gt;</text:p>
      <text:p text:style-name="P174"><text:span text:style-name="T175">H</text:span>Agueres dict poge fut<text:line-break/>a florence vng homme<text:line-break/>sot et confident en tout<text:line-break/>ce quil veoit ou ayoyt<text:line-break/>dire. Qui aussi nauoyt art ne sci<text:line-break/>ence en luy (sol) parquoy il sceust dis<text:line-break/>puter ne assigner rayson entre le<text:line-break/>possible et le impossible ne le vray<text:line-break/>ne le fault. Cestuy homme sot<text:line-break/>toutfoys scauoyt aulcunement<text:line-break/>lire en langaige maternel et con(-)<text:line-break/>gnoissoit les lettres Adu(i1)t (q1) pour<text:line-break/>aucun affaire quil auoiyt sen alla<text:line-break/>vers vng certain medecin qui de<text:line-break/>mouroit en<text:s/>la cite (et) ainsi quil fut<text:line-break/>en la chambre dudict medecin ou(-)<text:line-break/>urit vng liure (sol) et tantost regar(-)<text:line-break/>da dedans et puis trouua la vne<text:line-break/>recepte de confession de pillules b(o1)<text:line-break/>ne a toutes maladies. Quant ce(-)<text:line-break/>stuy rediculeux homme vect ceste<text:line-break/>recepte ainsi intitulee (sol) il feist tant<text:line-break/>quil extrahit et estima que par ce<text:line-break/>la il pourroit trouuer moi(e1) &lt;ATTcaractere&gt; soy<text:line-break/>guarir daulcune maladie que il a<text:line-break/>uoit sans plus supplie le medecin<text:line-break/>ainsi sen alla chez lappotiquaire (et)<text:line-break/>monstra sa recepte (et) fist faire des<text:line-break/>pillules selon le contenu des(q1)lles<text:line-break/>il print (et) aduint que il fut guary<text:line-break/>Aors voyant le fol homme ceste<text:line-break/>cure sur luy estre faite il se estima<text:line-break/>que auecques ces pillules il pour<text:line-break/>toit pareillem(e1)t guerir toutes au<text:line-break/>tres malladies. Si retourna<text:line-break/>vers lapoticaire (et) luy feist faire<text:line-break/>gr(a1)t n(o1)bre (d1) telles pillules puis<text:line-break/>se mist a aller sur les villages et<text:line-break/>va(q2)r par petites villes et chaste<text:line-break/>aulx soy disant tresexpert en lart<text:line-break/>de medecine Et a toutes aultres<text:line-break/>maladies g(n1)rallem(e1)t il bailloyt<text:line-break/>tousiours des pillules par la cu(-)<text:line-break/>re des(q1)lles auc(u1)es venot(e1)t a con<text:line-break/><text:soft-page-break/>ualitude les autres n(o1) Toutefois<text:line-break/>la ren(o1)mee de luy creut tellemens<text:line-break/>entre les imperis vulgaires (et) (i1)be<text:line-break/><text:span text:style-name="pb">[n.p.]</text:span><text:line-break/>ciles que on le reputoyt le meille<text:span text:style-name="T176">r</text:span><text:line-break/>des autres medecins (sol)<text:s/>et que il ne<text:line-break/>stoit si grande douleur a qui il ne<text:line-break/>d(o1)nast allegence. Or aduint vne<text:line-break/>foys que dur(a1)t que la renommee<text:line-break/>de cestu fol (e1)tre les folz croissoyt<text:line-break/>vng poure simple h(o1)me qui par(-)<text:line-break/>oit son asni dont il fut en si gran(-)<text:line-break/>de desplaisance que de<text:s/>la melenco(-)<text:line-break/>lie quil print il fut c(o1)stipe. Si pen<text:line-break/>sa en soymesmes de ce transporter<text:line-break/>vers ce medecin dont la ren(o1)mee<text:line-break/>florissoit pour scauoir si par aul(-)<text:line-break/>cun art il luy scauoit a dire aul(-)<text:line-break/>c(u1)es nouuelles de s(o1) asne Quant<text:line-break/>cestuy poure homme<text:s/>fut deuant le<text:line-break/>notable medecin il luy declara sa<text:line-break/>douleur et ne demanda pas sante (sol)<text:line-break/>mais seullement sil y auoit point<text:line-break/>de remede a recouurer s(o1) asne que<text:line-break/>il auoit perdu. Ledit medecin qui (i1)<text:line-break/>differeniement de toutes choses se<text:line-break/>mesloit respondit que ouy. Et par<text:line-break/>le marche faict entre le poure hom<text:line-break/>me (et) luy ordonna que le bon hom<text:line-break/>me prendroit, ix pillules lesquel(-)<text:line-break/>les prinses ledict bon homme sen<text:line-break/>alla en sa maison Et ainsi que les<text:line-break/>dictes pillules qui estoyent aucu(-)<text:line-break/>nement laxatiues luy eut destrem<text:line-break/>pe le vendre c(o1)trainct de aller au<text:line-break/>retrait il (e1)tre en vng petit lieu se(-)<text:line-break/>cret plain de roseaulx hors le che(-)<text:line-break/>min la ou il trouua son asne pais(-)<text:line-break/>sant Alors comm(e1)ca le poure h(o1)(-)<text:line-break/>me a extoller ius(q1)s au ciel la scien<text:line-break/>ce dudit medecin et les bonnes pil(-)<text:line-break/>lules qui luy auoyent faict trou(-)<text:line-break/>uer son asne Et de la en apres par<text:line-break/>ce acteur (a1) la renommee dudict<text:line-break/>Medecin que les rusticques cou(-)<text:line-break/>toyent apres luy comme vng se(-)<text:line-break/>cond. Esculapius (q2) fut le premier<text:line-break/>medecin pourtant que ilz auoyent<text:line-break/>ouy dire quil garissoit de toutes<text:line-break/>maladies. Mesmement donnoyt<text:line-break/><text:soft-page-break/>desdictes pillules pour retrouuer<text:line-break/>les asnes perdues En ceste facecie<text:line-break/>est monstre comme plusieurs des(-)<text:line-break/>soubz layde de fortune acquierent<text:line-break/>bon bruy sans lauoir desseruy (sol) et<text:line-break/>mesme par le bruye que les rustu(-)<text:line-break/>ques leurs donnent (et) (q2) presum(e1)t<text:line-break/>de eulx choses impossibles. Ainsi<text:line-break/>comme a ce fol qui se disoit mede(-)<text:line-break/>cin et tiens ny scauoit Les folz et<text:line-break/>incongnoissans coutoyent pour(-)<text:line-break/>tant que ilz cuidoyent que il feist<text:line-break/>choses impossibles a loccasion de<text:line-break/>ce quil donna des pillules au bon<text:line-break/>homme qui en allant au retraict<text:line-break/>trouua son asne lequel aussi bien<text:line-break/>eust il trouue quant il y feust alle<text:line-break/>sans mangier des pillules (sol) mais<text:line-break/>neantmoins creut il que les pillu<text:line-break/>les luy eussent faict retrouuer.</text:p>
      <text:h text:style-name="Titre1" text:outline-level="1">(ipdm) Dung medecin qui re(-)<text:line-break/>dressa la iambe a vne tres<text:line-break/>belle ieune fille. Et com(-)<text:line-break/>mence. Cenarent cum. (et)c.</text:h>
      <text:p text:style-name="P177"><text:span text:style-name="T178">D</text:span>It poge florentin que<text:line-break/>vne foys aduint ain(-)<text:line-break/>si quilz souppoyent<text:line-break/>ensemble ses contribules et luy (sol) et<text:line-break/>quilz disoyent et deuisoyent plusi(-)<text:line-break/>eurs choses facecieuses et aussi bi<text:line-break/>en ioyeuses pour se resiouyr (sol) lung<text:line-break/>de la compaignie dist en ce soubz(-)<text:line-break/>tr(a1)t mocqu(a1)t que vne autreffois<text:line-break/><text:span text:style-name="pb">[n.p.]</text:span><text:line-break/>il auoit ouy parler de vng mede(-)<text:line-break/>cin lequel fut mande pour medeci<text:line-break/>net vne moult belle ieune fille la<text:line-break/>quelle en dencant et saillant se es(-)<text:line-break/>toit estors le genoul Qu(a1)t ce me<text:line-break/>decin fut venu et quil tint la iam<text:line-break/>be de ceste m(o1)le belle ieune fille et<text:line-break/>la cuisse pl(us) bl(a1)che que neige mol<text:line-break/>le (et) tendre (sol) en la maniant le cueur<text:line-break/>luy eschauffa (et) se leua se petit doy<text:line-break/>dembastellement que de son esta(-)<text:line-break/>ble il sortit. Et est assez vray sem<text:line-break/>blable que le maistre medecin veu<text:line-break/><text:soft-page-break/>les preparatoires eust voul(e1)tiers<text:line-break/>sangle le bas de la belle ieune fille<text:line-break/>(et) luy faisoit grant mal au cueur<text:line-break/>quil ne<text:s/>luy osort demander. Tou<text:line-break/>teffois ne luy en dist rien (sol) mais a<text:line-break/>pres (q2)l eut fait sa cure qu(a1)t vint<text:line-break/>au partir la belle fille qui sentit sa<text:line-break/>iambe droicte (et) garie dem(a1)da au<text:line-break/>medecin combien elle luy debuoit<text:line-break/>Et il respondit (sol) belle vous ne me<text:line-break/>debuez rien Car se ie vous ay dres<text:line-break/>se vng membre aussi auez vous<text:line-break/>a moy. A(i1)si no(us) demourrons quit<text:line-break/>tes lung vers lautre. En ceste fa<text:line-break/>cecie s(o1)t reprouuez les seruiteurs<text:line-break/>auaricieulx qui iamais ne se tien<text:line-break/>nent cont(e1)s de sallaire quon leur<text:line-break/>baile mais<text:s/>murmuter(e1)t tousie<text:span text:style-name="T179">r</text:span><text:line-break/>et desir(e1)t auoir plus que ilz nont<text:line-break/>gaigne. Ceulx ne f(o1)t pas comme<text:line-break/>le medecin qui ne demanda, rien a<text:line-break/>la fille pour luy auoir tedresse s(o1)<text:line-break/>membre mais se tint content del(-)<text:line-break/>le pource (q1) en luy mani(a1)t la cuis(-)<text:line-break/>se elle luy<text:s/>auoit le sien dresse. Et<text:line-break/>ainsi fut merite pour merite.</text:p>
      <text:h text:style-name="Titre1" text:outline-level="1">(ipdm) De celluy qui ne scauoit re<text:line-break/>c(o1)gnoistre son cheual (sol) (et) c(o1)mence<text:line-break/>au latin Loqu(e1)tib(us) n(o1) nullis. (et)c.</text:h>
      <text:p text:style-name="P180"><text:span text:style-name="T181">A</text:span>Insi que une foys au<text:line-break/>c(u1)s saiges h(o1)es estoy<text:line-break/>ent ass(e1)blez parl(a1)s de<text:line-break/>plusieurs choses et entre les aul(-)<text:line-break/>tres de la follie et (i1)becilite (q2) est en<text:line-break/>plusieurs h(o1)mes. Anthonius lus(-)<text:line-break/>cus homme facecieux et plaisant<text:line-break/>comme nous au(o1)s deuant dict en<text:line-break/>plusieurs lieux racompta que au<text:line-break/>treffois il auoit este enuoye<text:s/>de la<text:line-break/>cite de comme a vincence pour au<text:line-break/>cune des negoces du pape Et ain(-)<text:line-break/>si quil cheuauchoit sur le chemin<text:line-break/>il trouua vng vensci(e1) (q2) a le vois<text:line-break/>monstroit bien (q1) tout son mestirt<text:line-break/>nestoit pas vallet au cheual (sol) mais<text:line-break/>luy scoit aussi bien comme a vng<text:line-break/>clerc porter armes. Cestuy veni(-)<text:line-break/><text:soft-page-break/>cien assocy a ant bonius auecques<text:line-break/>luy (et) furent ensemble tant que ilz<text:line-break/>vindrent a sens la ou ilz logerent<text:line-break/>ensemble auecques plusieurs aul<text:line-break/>tres gens de cheual qui la arriue(-)<text:line-break/>rent. Qu(a1)t vint a souper (q1) tous<text:line-break/>estoyent ensemble les vngs dem(a1)<text:line-break/>dans aux autres quelle part ilz ti<text:line-break/>royent ant honius dem(a1)da au ve<text:line-break/>nécien quelle part il alloit (et) le ve<text:line-break/>nicien respondit (q1) a vincence Or<text:line-break/>donc deist anthonius nous yrons<text:line-break/>demain au matin ensemble (sol) car ie<text:line-break/>y voys. Ainsi fut lappoinctem(e1)t<text:line-break/>prins que anthonius (et) le venici(e1)<text:line-break/>debuoyent partir lung quant lau<text:line-break/>tre ou matin (et) aller ens(e1)ble pour(-)<text:line-break/>tant se leuerent ilz assez matin se<text:line-break/>houserent (sol) esperonnerent (sol) (et) firent<text:line-break/>toutes leurs aprestes pour partir<text:line-break/><text:span text:style-name="pb">[n.p.]</text:span><text:line-break/>fors le soi venicien (q2) ne se demen(-)<text:line-break/>toit point de acoustrer son cheual<text:line-break/>mais s(e1) alloit seoir a lhuis de lho<text:line-break/>stellerie pour veoit partir les au(-)<text:line-break/>tres. Et adonc anthonius qui la(-)<text:line-break/>tendoit pour partir luy demanda<text:line-break/>pourquoy il ne montoit a cheual<text:line-break/>comme les autres Et le venicien<text:line-break/>respondit quil attendoit que tous<text:line-break/>feussent partys pour cognoistre<text:line-break/>son cheual que parmy les aultres<text:line-break/>il ne le c(o1)gnoissoit (sol) mais iugeoit<text:line-break/>en soy mesmes quant les aultres<text:line-break/>auroy(e1)t pr(i1)s chasc(u1) le sien celluy<text:line-break/>(q2) demoureroit seroit a luy. Ad(o1)c(-)<text:line-break/>ques anthonius congneut la fol(-)<text:line-break/>lie de lhomme (et) pour veoir la fin<text:line-break/>attendoit que tous fussent partis<text:line-break/>affin que le fol venici(e1) prinst son<text:line-break/>cheual. En ceste facecie sont far(-)<text:line-break/>sez les paresseux et negligens qui<text:line-break/>par leur meschancete et negligen(-)<text:line-break/>ce descongnoissent parmy les dili<text:line-break/>gens (et) qui leur est vielle et atten(-)<text:line-break/>dent a prendre leur part (q2) tous les<text:line-break/>autres ayent prins dont aucunes(-)<text:line-break/>fois il aduient quilz sont tresmal<text:line-break/>partis. Ceulx sont semblables au<text:line-break/>sot<text:s/>venicien (q2) attendoit que tous<text:line-break/><text:soft-page-break/>iussent pr(i1)s leurs cheuaulx pour<text:line-break/>congnoistre le sien.</text:p>
      <text:h text:style-name="Titre1" text:outline-level="1">(ipdm) De une metrice ancienne<text:line-break/>mediante. et commence au latin.<text:line-break/>Dumin hoc recitatur. (et)c.</text:h>
      <text:p text:style-name="P182"><text:span text:style-name="T183">A</text:span>Duint vne foye nya<text:line-break/>pas l(o1)g t(e1)ps (q1) vne f(e1)<text:line-break/>me vieille (q2) m(e1)dioyt<text:line-break/>sa vie (sol) la (q1)lle en fleur de sa ieunes(-)<text:line-break/>se auoit tout c(o1)s(o1)me et degaste s(o1)<text:line-break/>corps au peche de luxure (et) mesch(a1)<text:line-break/>cele. Aduit (q1) ceste dol(e1)te f(e1)me v(i1)t<text:line-break/>a dem(a1)der laumosne a vng hom<text:line-break/>me qui bien la congnoissoit (et) luy<text:line-break/>dist. Dire vueilles d(o1)ner laumos<text:line-break/>ne a la poure femme qui a delais(-)<text:line-break/>se peche (et) lart de paillardise Com<text:line-break/>ment dist lhomme a (q2) elle deman<text:line-break/>doit vas tu mainten(a1)t querir ta<text:line-break/>vie en mendicite et iay veu que tu<text:line-break/>tenoyes si tresgrans termes. Cet<text:line-break/>tes deist elle il est verite (sol) mais ce<text:line-break/>temps la est passe (sol) et ma conuenu<text:line-break/>et c(o1)uient mendier (sol) car ie suis an(-)<text:line-break/>cienne et ne puis pl(us) rien gaigner<text:line-break/>a m(o1) mestier que iay mene en ieu(-)<text:line-break/>nesse Ainsi deist lhomme qui ceste<text:line-break/>responce ouyt tu as laisse le peche<text:line-break/>n(o1)pas pour lamour de dieu (sol) mais<text:line-break/>par faulte de puissance (et) y doinete<text:line-break/>a ce faire. Car se tu auoys aulcu(-)<text:line-break/>ne puiss(a1)ce aussi bien que la vou(-)<text:line-break/>lente (sol) et que tu fusse aussi belle et<text:line-break/>ieune que tu as este tu ne le laisse(-)<text:line-break/>royes pas (et) ainsi nay ie point pi(-)<text:line-break/>tie de te veoir auoir gr(a1)de necessi<text:line-break/>te. En cecy peuent prendre toutes<text:line-break/>ieunes femmes vne moult bonne<text:line-break/>exemple de n(o1) haband(o1)ne leurs<text:line-break/>corps aux (i1)fametez du peche de lu<text:line-break/>pure et si par faulte de continence<text:line-break/>elles sont cheues en ce peche de soy<text:line-break/>retourner (et) am(e1)det bien soubdain<text:line-break/>sans attendre (q1) impotence les c(o1)(-)<text:line-break/>traigne de aller mendier en leurs<text:line-break/>vieillesses qu(a1)t elles ne pourr(o1)t<text:line-break/>plus ac(o1)plir leurs mauldictes et<text:line-break/><text:soft-page-break/>dampnables voul(e1)tez (sol) car ceulx<text:line-break/>qui ont congneu leurs destinees<text:line-break/>nen ont point de pitie.</text:p>
      <text:h text:style-name="Titre1" text:outline-level="1">(ipdm) Comment vng docteur le<text:line-break/><text:span text:style-name="pb">[n.p.]</text:span><text:line-break/>gat bessoubz le pape mart(i1) fut re(-)<text:line-break/>prins de ignorance. Et comm(e1)ce<text:line-break/>au latin. Diuti secretarii. (et)c.</text:h>
      <text:p text:style-name="P184"><text:span text:style-name="T185">A</text:span>V t(e1)ps de pape mar(-)<text:line-break/>tin fut vng legat Do<text:line-break/>cteur enloix h(o1)me fier<text:line-break/>et orgueilleux combien que il ne<text:line-break/>fust pas fort erudic en sa science.<text:line-break/>Duquel ainsi que les secrettaires<text:line-break/>du pape martin estoyent vne fois<text:line-break/>deu(a1)t luy assemblez a racompter<text:line-break/>des facecies. Le pape martin deist<text:line-break/>quil auoit vng legat lequel auoit<text:line-break/>este docteur dessoubz vn tresgr(a1)s<text:line-break/>et notable iuriste des anciens Do<text:line-break/>cteurs de la cite (sol) lequel luy auoyt<text:line-break/>baille le bonnet doctoral. Aduint<text:line-break/>que apres ladicte dignite de legat<text:line-break/>donnee a cestuy ieune docteur vne<text:line-break/>fois en vne disputation son anti(-)<text:line-break/>que qui lauoyt passe le argua de<text:line-break/>plusieurs choses tellement que ce<text:line-break/>dit legat enflambe dorgueil se des<text:line-break/>pita moult fort (et) dist au vieil do<text:line-break/>cteur quil estoit fol. Quant ledit<text:line-break/>vieil docteur ouyt que son disci(-)<text:line-break/>ple le increpoit (et) lapeloit fol il lui<text:line-break/>demanda quant il sen estoit apper<text:line-break/>ceu. Adoncques respondit ledit le(-)<text:line-break/>gat tout a ceste heure. Drayem(e1)t<text:line-break/>resp(o1)dit le sage docteur tu le pou(-)<text:line-break/>oys bien scauoir et congnoistre de<text:line-break/>long temps (sol) cestassauoir des lheu<text:line-break/>re que ie te passay docteur du droit<text:line-break/>ciuil. Car tu estois (sol) (et) es encores<text:line-break/>ygnare insuffisant (sol) et indigne de<text:line-break/>le estre A(i1)si fut ledit legat tout ca<text:line-break/>mudz qui vit bi(e1) que son maistre<text:line-break/>saige (et) ancien docteur luy remon<text:line-break/>stroit deu(a1)t tous son ygnorance.</text:p>
      <text:p text:style-name="p">Et ceste facecie s(o1)t redarguez les<text:line-break/>clercs (sol) seruiteurs et disciples (q2) (p3)<text:line-break/><text:soft-page-break/>leur oult recuydance veullent des(-)<text:line-break/>priser (sol) corriger (sol) (et) reprendre leurs<text:line-break/>supecteurs de (sol) (q1)lz ilz tiennent tou<text:line-break/>te la science quilz ont. Ainsi com(-)<text:line-break/>me le sot legat qui voulut despri(-)<text:line-break/>ser (et) appella publicquem(e1)t fol le(-)<text:line-break/>docteur (q2) luy auoit donne son de(-)<text:line-break/>gre (et) s(a1)s merite mais par faueur<text:line-break/>lauoit passe docteur. En quoy est<text:line-break/>a notre (q1) les degrez les n(o1)s magi<text:line-break/>straulx les dignitez (sol) et offices ne<text:line-break/>s(o1)t<text:s/>pas tousiours d(o1)nees a ceulx<text:line-break/>qui lont bien merite mais a ceulx<text:line-break/>qui ne scauent riens ainsi mesme<text:line-break/>quil apparoistra cy apres.</text:p>
      <text:h text:style-name="Titre1" text:outline-level="1">(ipdm) Ledit de leuesque de la(-)<text:line-break/>ctense. Et commence au latin Al<text:line-break/>ter episcopus. (et)c.</text:h>
      <text:p text:style-name="P186"><text:span text:style-name="T187">E</text:span>N laudicion des facecies ac<text:line-break/>coustumees entre les secre(-)<text:line-break/>taires du pape qui fut leuesque de<text:line-break/>lact(e1)se (sol) lequel dist que autreffois<text:line-break/>il auoit veu a comme vng cardi<text:line-break/>nal neapolitain qui de coustume<text:line-break/>rioit tres voulentiers. Et ainsi (q1)<text:line-break/>vne foys cestuy cardinal benoyt<text:line-break/>de la maison du pape il rencontra<text:line-break/>vng des citoyens de la cite. Si se<text:line-break/>commenca a rire ainsi que sa cou<text:line-break/>stume en estoyt de tousiours (sol) ou<text:line-break/>trop souuent rire. Ad(o1)c le citoyen<text:line-break/>ignor(a1)t pourquoy ce cardinal ri(-)<text:line-break/>oit (sol) il demanda a vng sien com(-)<text:line-break/>paignon sil scauoit pourquoy<text:s/>ce(-)<text:line-break/>stoit. Lauere resp(o1)dict (q1) non fors<text:line-break/>que pource quil luy souuenoyt de<text:line-break/>la folie du pape lequel sans meri(-)<text:line-break/>te lauoit fait cardinal En ceste fa<text:line-break/><text:span text:style-name="pb">[n.p.]</text:span><text:line-break/>cecie comme a celle de deuant est<text:line-break/>monstre comme les dignitez offi<text:line-break/>ces (sol) et benefices ne sont pas tous(-)<text:line-break/>iours donnez a gens dignes (et) suf<text:line-break/>fisans mais souuent a gens imbe<text:line-break/>cilles ignares et non vallables.</text:p>
      <text:soft-page-break/>
      <text:h text:style-name="Titre1" text:outline-level="1">(ipdm) Facecie dung fol medecin<text:line-break/>qui dist que vng malade auoit<text:line-break/>mange vng asne Et comm(e1)<text:line-break/>ce. Medicus indoctus. (et)c.</text:h>
      <text:p text:style-name="P188"><text:span text:style-name="T189">I</text:span>L y auoit es parties<text:s/>de<text:line-break/>florence vng (q2) d(a1) (q2) com<text:line-break/>tre faisoit le medecin c(o1)(-)<text:line-break/>bien quil ne le fust pas (et) ne sceust<text:line-break/>aucune chose de la science. Mais<text:line-break/>touteffois pour aucunes apparen<text:line-break/>ces (q2)l auoit en luy les gens y ad(-)<text:line-break/>toustoient grande foy. Or auoyt<text:line-break/>cestuy medecin de coustume qu(a1)t<text:line-break/>il alloit visiter les malades si tost<text:line-break/>quil entroit au pres du pacient il<text:line-break/>luy prenoit les bras et tastoit si le<text:line-break/>Poulce estoit tardif ou hastif. Et<text:line-break/>selon que il sentoit le mouuem(e1)t<text:line-break/>de larterie il faisoit son iugement<text:line-break/>si bi(e1) que<text:s/>de luy chascun en estoyt<text:line-break/>content nonobstant que le touche<text:line-break/>ment ne luy enseignast pas mais<text:line-break/>il le iugeoit par aulcunes appar(e1)<text:line-break/>ces comme nous verrons cy a(p1)s<text:line-break/>Or auoit cestuy Medecin vng<text:line-break/>clerc tant sot que merueille lequel<text:line-break/>oy(a1)t la renommee de son maistre<text:line-break/>il desira estre medecin comme luy<text:line-break/>et luy pria (q2)l luy pleust dire la fa<text:line-break/>con (et) la maniere c(o1)m(e1)t il pouoit<text:line-break/>scauoir que en son absc(e1)ce le mala<text:line-break/>de auoit mange ou prins aucune<text:line-break/>chose bon ou mal. le maistre resp(o1)<text:line-break/>dit que ce quil en iugeoyt nestoyt<text:line-break/>pas par chose (q2)l congneut au tou<text:line-break/>chement du poulce Mais auoit ce<text:line-break/>ste coustume quant il entroit enla<text:line-break/>chambre de quelque malade de re(-)<text:line-break/>garder (e1)tour luy sil verroit po(i1)t<text:line-break/>aucunes bonnes relicques de vi(a1)<text:line-break/>des. Comme les escailles de noix<text:line-break/>ou de<text:s/>chastaignes (et) de pelcures de<text:line-break/>p(o1)mes ou aultres choses (sol) et pais<text:line-break/>selon que les relicques que il veoit<text:line-break/>il faisoit son iugement faign(a1)t le<text:line-break/>c(o1)gnoistre par le poulce dont les<text:line-break/>simples gens estoyent tous esba(-)<text:line-break/>his quant il leur disoit (sol) le malade<text:line-break/>a m(a1)ge telle chose ou telle qui lui<text:line-break/><text:soft-page-break/>peut bi(e1) faire du mal (sol) les poures<text:line-break/>gens y adioustoient foy Qu(a1)t ce<text:line-break/>clerc eut entendu toute la pratic(q1)<text:line-break/>de son maistre il pensa en soy mes(-)<text:line-break/>mes (q2)l feroit ainsi Si pr(i1)t conge<text:line-break/>de s(o1) maistre (et) sen alla en vng au<text:line-break/>tre cartier contrefaire du medecin<text:line-break/>ainsi que son maistre faisoyt. Ad(-)<text:line-break/>uint que praticque fut baillee a ce<text:line-break/>nouueau medeci (et) luy mist on en<text:line-break/>tre mains vng pacient auquel il<text:line-break/>sist pr(e1)dre auc(u1)es choses sans sca<text:line-break/>uoir selles luy estoy(e1)t &lt;ATTcaractere&gt;ffitables<text:line-break/>ou non Touteffois adu(i1)t que au<text:line-break/>pres vne certaine portion par la(-)<text:line-break/>quelle il promist son malade estre<text:line-break/>sane et guery la maladie acreut (et)<text:line-break/>fut plus inquiete le patient que (p3)<text:line-break/>deuant si ne sceut que faire le me(-)<text:line-break/>decin si n(o1) de (i1)poser au mallade a(-)<text:line-break/>uoir m(a1)ge aucune chose c(o1)traire<text:line-break/>ainsi que son maistre faisoit qu(a1)t<text:line-break/>il veoit que le malade se mouroyt<text:line-break/>Pourtant commenca ce fol mede<text:line-break/>cin a regarder entour de luy pour<text:line-break/><text:span text:style-name="pb">[n.p.]</text:span><text:line-break/>veoir sil verroit aulc(u1)es relic(q1)s<text:line-break/>par lesquelles il peut iuger que le<text:line-break/>malade eust mange (sol) hault : et bas<text:line-break/>tourna ses yeulx regardant par<text:line-break/>tout maisne vit auc(u1)e chose fors<text:line-break/>sa bastiere dung asne la(q1)lle estoyt<text:line-break/>soubz le lit. Lors c(o1)menca a crier<text:line-break/>le medec(i1) (et) dire a haulte<text:s/>voix O<text:line-break/>faulces gens que vo(us) estes (q2) vou<text:line-break/>lez faire mourir ce poure homme<text:line-break/>malade icy Vo(us) luy auez fait m(a1)<text:line-break/>ger vng asne qui est la plus mau<text:line-break/>uaise viande que vous luy eussez<text:line-break/>sceu point bailler ne faire m(a1)ger<text:line-break/>Lors firent tous ceulx (q2) la estoy<text:line-break/>ent assistens esbahis qui bien con<text:line-break/>gneurent limperice (et) grant follie<text:line-break/>de leur medec(i1) (q2) cuidoit que la sel<text:line-break/>le quil veoit soubz le lict feussent<text:line-break/>les relicques dung asne cuit qu(o1)<text:line-break/>eust fait manger au mallade. En<text:line-break/>ceste facecie est monstre que soubz<text:line-break/>vmbre danc(u1)es sciences plusie<text:span text:style-name="T190">r</text:span>s<text:line-break/>inc(o1)ueniens aduiennent. Ainsi (q1)<text:line-break/><text:soft-page-break/>soubz la confidence que les gens<text:line-break/>auoyent en ce fol clerc soubz vm<text:line-break/>bre de ce quil ce disoit medec(i1) ilz se<text:line-break/>mettoyent entre ses mains sans<text:line-break/>c(o1)gnoistre ce (q2)lle<text:span text:style-name="T191">r</text:span><text:s/>bailloit estoyt<text:line-break/>bon<text:s/>ou mauuais dont il auenoit<text:line-break/>aucuneffois que plusieurs peris(-)<text:line-break/>foyent entre ses mains</text:p>
      <text:h text:style-name="Titre1" text:outline-level="1">(ipdm) Du iuge qui dist que les deux<text:line-break/>parties auoient gaigne et c(o1)men<text:line-break/>ce. Oppidi(u1) est bournensium. (et)c</text:h>
      <text:p text:style-name="P192"><text:span text:style-name="T193">E</text:span>N vng chasteau de la terre<text:line-break/>de boul(o1)gne fut (e1)uoye vng<text:line-break/>potestat homme sot et rude d(e1)t(e1)(-)<text:line-break/>dement ainsi que ceulx de la terre<text:line-break/>disoyent (et) comme il appert (sol) Car<text:line-break/>quant cestuy postat fut arriue en<text:line-break/>ce chasteau au iour quil estoit or(-)<text:line-break/>d(o1)ne pour tenir la iustice et ouyr<text:line-break/>les causes et querelles de ceulx (q2)<text:line-break/>estoi(e1)t litigi(e1)s (sol) deux y accederent<text:line-break/>pour vng debat de pecune quilz a<text:line-break/>uoyent ens(e1)ble (sol) car lung se disoit<text:line-break/>crediteur a qui lautre deuoyt ar(-)<text:line-break/>g(e1)t ce (q2)l luy nioit. qu(a1)t ces deux<text:line-break/>litigiens furent venus deuant le<text:line-break/>dit potestat eniugem(e1)t celuy qui<text:line-break/>estoit acteur dict en son cas (et) alle<text:line-break/>gua les causes de son action et c(o1)<text:line-break/>me lautre luy deuoit son arg(e1)t et<text:line-break/>il ne luy vouloit point paier celle<text:line-break/>debte Le debiteur respondit que il<text:line-break/>ny estoit pas tenu (sol) mais ny atota<text:line-break/>lem(e1)t deuoir a lautre aucune cho<text:line-break/>se par tant quil disoit lauoit bien<text:line-break/>paie Ad(o1)c retourna sa (p3)olle vers<text:line-break/>lacteur en dem(a1)d(a1)t fort rigoreu(-)<text:line-break/>sement et par maniere detencerée<text:line-break/>po<text:span text:style-name="T194">r</text:span><text:s/>quoy il faisoit acti(o1) du ne deb<text:line-break/>te payer lacteur respondit que n(o1)<text:line-break/>Le deffenseur disoit que si : Mays<text:line-break/>a chascune foys que l(u1)g auoyt al<text:line-break/>legue ses raisons le potestat le t(e1)<text:line-break/>soit contre lautre et nauoit pas le<text:line-break/>sens de leur ordonner quils verifi<text:line-break/>ass(e1)t leurs causes par tesmoingz<text:line-break/>ou autres apparences que de pa(-)<text:line-break/><text:soft-page-break/>rolle<text:s/>Pource que vng ioyeulx h(o1)<text:line-break/>me (q2) la fut voyant la pourete du<text:line-break/>potestat lui dist que l(u1)g ne lautre<text:line-break/>nauoit point mauuaise cause Ain<text:line-break/>si doncques dist le potestat ie con(-)<text:line-break/>dampne quilz (o1)t gaigne to(us) deux<text:line-break/>Par ce moyen (sol) permist il que les<text:line-break/>parties sen allass(e1)t de deuant luy<text:line-break/>leur cause indiscusse et non<text:line-break/><text:span text:style-name="pb">[n.p.]</text:span><text:line-break/>deter(-)minee (sol) et fut ceste facecie alleguee<text:line-break/>entre les compaignons de la co<text:span text:style-name="T195">r</text:span>t<text:line-break/>rommaine en la presence d(u1)g fol<text:line-break/>iuge qui souuenteffois muoit a(i1)<text:line-break/>si le sentences Puis dane (et) puis<text:line-break/>dautre En ceste facecie est m(o1)stre<text:line-break/>vng inconuenient qui souu(e1)t ad<text:line-break/>uient en iustice. Cest que pour te(-)<text:line-break/>nir les indicatiues et principaulx<text:line-break/>sieges on ne regarde gueres quel<text:line-break/>homme on ny met Et po<text:span text:style-name="T196">r</text:span><text:s/>tant ne<text:line-break/>peuent bienestre discutez les cau(-)<text:line-break/>ses et querelles litigeuses qui vi(e1)<text:line-break/>nent deuant luy quant il ne con(-)<text:line-break/>gnoist le droit (et) ce qui est en iusti(-)<text:line-break/>ce requis nen plus que le potestat<text:line-break/>du chasteau de boulongne</text:p>
      <text:h text:style-name="Titre1" text:outline-level="1">(ipdm) Dung fol medecin (q2)<text:line-break/>iugea que vne f(e1)me ma<text:line-break/>lade auoit besoing pour<text:line-break/>sa s(a1)te de compagnie dh(o1)<text:line-break/>me (sol) et commence. Egrot<text:line-break/>abat apud nos. (et)c.</text:h>
      <text:p text:style-name="P197"><text:span text:style-name="T198">D</text:span>Ie poge (q2) il y eut a r(o1)<text:line-break/>me vne femme bi(e1) fort<text:line-break/>mallade pour laquelle<text:line-break/>son mary (e1)uoya querir les mede(-)<text:line-break/>cins qui bonnement disserner ne<text:line-break/>pou(o1)yent ne scauoient les causes<text:line-break/>deceste maladie Tout effoistous<text:line-break/>iours faisoyent garder lurine de<text:line-break/>la patiente pour la veoyr au ma<text:line-break/>r(i1) Or adu(i1)t (q1) a vng matin ceste<text:line-break/>vrine qui auoit este baillee a gar<text:line-break/>der a vne ieune fille de la maison<text:line-break/>fut respandue et ne sceut la ieune<text:line-break/><text:soft-page-break/>a dolescente<text:s/>(q1) faire sinon que pis(-)<text:line-break/>ser en lurinal (et) ou lieu de la paci(e1)<text:line-break/>te presenter la sienne Et a(i1)si qu(a1)t<text:line-break/>le medecin fut venu : et quil veit<text:line-break/>ceste vrine par aulcune apparen(-)<text:line-break/>ce quil y vit il iugea (q1) la pacien(-)<text:line-break/>te auoit voul(e1)t de c(o1)pagnie fran<text:line-break/>coise et croy bi(e1) (q1) aussi auoyt cel<text:line-break/>le de qui estoit leaue Touteffoys<text:line-break/>le medecin appella le mary de la<text:line-break/>malade et luy dist et affirma que<text:line-break/>pour certa(i1) sa femme desiroit cou<text:line-break/>cher auec(q1)s luy et (q2)l y pourueust<text:line-break/>Car celle estoit la plusgrant cau<text:line-break/>se de sa malladie Lors le mary c(o1)<text:line-break/>fident a la iudicature (et) conseil du<text:line-break/>medec(i1) apres quil eut tresbi(e1) sou<text:line-break/>pe s(e1) alla coucher aupres de sa f(e1)(-)<text:line-break/>me la(q1)lle estoit t(a1)t malade ce s(e1)(-)<text:line-break/>bloit que les medecins ne y atten<text:line-break/>doi(e1)t vice et luy pres(e1)te la iouste.<text:line-break/>Si commenca la poure mallade<text:line-break/>la(q1)lle pour la prauite de sa mala<text:line-break/>die ce ne pouoit souffrir commen<text:line-break/>ca a crier et dire. O mon mary (q1)<text:line-break/>esse que tu fais tu me tues. Non<text:line-break/>fais deist le mary mamye (sol) Ce est<text:line-break/>pour ta sante (et) par la sentence du<text:line-break/>medecin (q2)l te fault pour te re(-)<text:line-break/>mettre en sante (sol) et c(o1)ualescence (et)<text:line-break/>reallem(e1)t de (q1)l(q1) part douce &lt;ATTcaractere&gt;ce(-)<text:line-break/>dast a(p1)s que celle nuit il leur con<text:line-break/>gneurs quatre fois toute la fieure<text:line-break/>quelle auoit se departit Et a(i1)si la<text:line-break/>deception du medecin fut cause de<text:line-break/>la sancte et conualescence delle.</text:p>
      <text:h text:style-name="Titre1" text:outline-level="1">(ipdm) Vng aultre cas sem<text:line-break/>blable adnenu au chaste(-)<text:line-break/>au de vallence (et) comm(e1)<text:line-break/><text:span text:style-name="pb">[n.p.]</text:span><text:line-break/>ce. R(e1) similemin opido. (et)c</text:h>
      <text:p text:style-name="figure">&lt;ATTimage&gt;</text:p>
      <text:p text:style-name="P199"><text:span text:style-name="T200">A</text:span>V &lt;ATTcaractere&gt;pos ce que ou pre<text:line-break/>ced(e1)t chapitre metque<text:line-break/>pour coucher auec son<text:line-break/>mary (q2) bien luy auoit faict ses be<text:line-break/>s(o1)gnes vn des assist(e1)s rac(o1)pta (q1)<text:line-break/><text:soft-page-break/>au chasteau de valence cas s(e1)bla(-)<text:line-break/>ble estoit aduenu a vne ieune fem<text:line-break/>me nouuellement mariee a ieune<text:line-break/>h(o1)e notaire (sol) qu(a1)t ces deux ieunes<text:line-break/>mariez eur(e1)t este (p3) aulcun pou de<text:line-break/>t(e1)ps (e1)s(e1)ble la fille (q2) iamais na(-)<text:line-break/>uoit c(o1)gneu h(o1)e fut malade telle(-)<text:line-break/>m(e1)t (q1) to(us) ceulx (q2) la veoyent iu(-)<text:line-break/>goyent a mourir Mesmes les me<text:line-break/>decins nesperans de sante lhaban<text:line-break/>d(o1)noy(e1)t (sol) car elle perde la parolle<text:line-break/>les yeulx luy to<text:span text:style-name="T201">r</text:span><text:s/>ner(e1)t en la teste<text:line-break/>tellement (q1)lle s(e1)bloit toute mor(-)<text:line-break/>te dont son mary qui bi(e1) laimoyt<text:line-break/>a(i1)si c(o1)me raison estoit fut moult<text:line-break/>cource et n(o1) pas de merueille car<text:line-break/>ilz estoyent ieunes et nouueaulx<text:line-break/>mariez et (q2) nauoient encores gue<text:line-break/>res este ensemble donc pl(us) mal luy<text:line-break/>faisoit Si proposa en soy mesmes<text:line-break/>le mary (q1) sil pouoyt deuant (q1)lle<text:line-break/>feust toute morte encore auroyt il<text:line-break/>vne fois sa c(o1)pagnie (sol) pource fai(-)<text:line-break/>gnoit il<text:s/>auoir aucune chose secret<text:line-break/>te a faire ded(a1)s la ch(a1)bre (et) c(o1)m(a1)(-)<text:line-break/>da a to(us) quilz vuidassent (sol) ferma<text:line-break/>la porte dessus le lit se coucha au(-)<text:line-break/>pres de sa f(e1)me (et) le congneur vne<text:line-break/>fois (q2) luy fist grant bi(e1) car inc(o1)(-)<text:line-break/>tinent comme si s(o1) mary luy eust<text:line-break/>mis vne nouuelle vie dedans le<text:line-break/>corps elle ouurit les yeulx esmeut<text:line-break/>les esperit (et) c(o1)m(e1)ca a parler abas<text:line-break/>se voix en appellant son mary (q2)<text:line-break/>tout ioyeulx de la veoir (e1)core vi(-)<text:line-break/>ue luy dem(a1)da se elle vouloit boy<text:line-break/>re ce quelle requist et depuis ne ces<text:line-break/>sa de retourner a sante et enfut la<text:line-break/>sage de mariage cause : Par ces<text:line-break/>deux ex(e1)ples dit poge que on peut<text:line-break/>arguer et conclure que aux mala<text:line-break/>die des f(e1)mes la souueraine mede<text:line-break/>cine est auoit compaignie dhom(-)<text:line-break/>me pour les ramene<text:s/>a sante.</text:p>
      <text:soft-page-break/>
      <text:h text:style-name="Titre1" text:outline-level="1">(ipdm) De la metrice qui se<text:line-break/>complaignit du barbier<text:line-break/>qui lauoit coupee et com<text:line-break/>m(e1)ce Magistrus est. (et)c.</text:h>
      <text:p text:style-name="P202"><text:span text:style-name="T203">E</text:span>N la cite de florence y a<text:line-break/>vne office nnmmee of(-)<text:line-break/>fice &lt;ATTcaractere&gt; magistrat que les<text:line-break/>officiers appell(e1)t office de bonne(-)<text:line-break/>stete Et est ceste office principalle<text:line-break/>m(e1)t po<text:span text:style-name="T204">r</text:span><text:s/>faire droit aux metrices<text:line-break/>et a folles femmes affin que elles<text:line-break/>puissent viure en paix (et) sans mo<text:line-break/>leste demourer en ladicte cyte. Ad<text:line-break/>uint (q1) lune des metrices alla aux<text:line-break/>estuues se baigner la ou le &lt;ATTillisible&gt;<text:line-break/><text:span text:style-name="pb">[n.p.]</text:span></text:p>
      <text:p text:style-name="figure">&lt;ATTimage&gt;</text:p>
      <text:p text:style-name="p">(q2) luy fist sa barbe luy coupa vng<text:line-break/>petit lopin de mauioinct dont elle<text:line-break/>fut moult courroucee. Et fut bi(e1)<text:line-break/>par lespace de.xv. iours que elle<text:line-break/>neust ose recepuoir homme (sol) mais<text:line-break/>luy faillit fermer sa bouricque (sol) et<text:line-break/>refferra sa marchandise. Toutes(-)<text:line-break/>foys a(p1)s (q1)lle fut guarie elle feist<text:line-break/>conuenir ledict barbier deuant les<text:line-break/>magistratz et proposa son cas c(o1)(-)<text:line-break/>tre le barbier qui lauoit couppee et<text:line-break/>par sa deffaulte elle auoit este bien<text:line-break/>quinze iours toute blecee sansrien<text:line-break/>faire (p3)quoy elle demandoit rec(o1)(-)<text:line-break/>pense. Poge demande quelle doyt<text:line-break/>estre la sent(e1)ce future de ce cas (sol) ce(-)<text:line-break/>ste iudicature ne termine poit po(-)<text:line-break/>ge (sol) et ne met point la sentence des<text:line-break/>magistratz pourtant (q1)lle est trop<text:line-break/>ambigue (sol) mais en laisse le iuge(-)<text:line-break/>ment a g(e1)s congnoissans le trait<text:line-break/>du mestier.</text:p>
      <text:h text:style-name="Titre1" text:outline-level="1">(ipdm) Dung religieulx a qui<text:line-break/>se confessa vne veufue et<text:line-break/>commence au latin. Audie<text:line-break/>bat religiosus. (et)c.</text:h>
      <text:p text:style-name="P205"><text:span text:style-name="T206">V</text:span>N religi(-)<text:line-break/>eux de lob<text:line-break/>set u(a1)cefat<text:line-break/><text:soft-page-break/>a florence<text:line-break/>au(q1)l vint<text:line-break/>vne fem(-)<text:line-break/>me veuf(-)<text:line-break/>ue po<text:span text:style-name="T207">r</text:span><text:s/>ses<text:line-break/>pechez<text:s/>confesser et ainsi quelle fut<text:line-break/>a genoulx deuant le beau pere el(-)<text:line-break/>le approcha son visaige de celluy<text:line-break/>au religieux tellement que lalai(-)<text:line-break/>ne de la belle ieune femme eschauf<text:line-break/>fa et esmeut ledict religieux telle(-)<text:line-break/>ment que le petit bras de dessoubz<text:line-break/>la robe leua la teste ad(o1)c fut le po(-)<text:line-break/>ure religieux moult courrouce (sol) (et)<text:line-break/>eust bien voulu que ladicte ieune<text:line-break/>femme eust este horede deuant luy<text:line-break/>Laquelle apres sa confession de(-)<text:line-break/>manda penitence. Et le poure reli<text:line-break/>gieux luy respondict que deuers<text:line-break/>luy nestoit pas venue pour que(-)<text:line-break/>rir penitence (sol) mais pour luy apor<text:line-break/>ter (sol) car elle lauoit mis en vne tres<text:line-break/>grande perplexite. En ce chapitre<text:line-break/>est monstre comme vng homme<text:line-break/>deglise (sol) et especiallement vng re(-)<text:line-break/>ligieux se doit garder de laproche(-)<text:line-break/>ment des femmes (sol) car en leur re(-)<text:line-break/>garder auecques la temptation de<text:line-break/>lennemy la chair de lh(o1)me se peut<text:line-break/>esmouuoir et faire donner consen<text:line-break/>tement de la voulente au peche.</text:p>
      <text:h text:style-name="Titre1" text:outline-level="1">(ipdm) De celluy qui fist le more<text:line-break/>deu(a1)t sa femme. Et comm(e1)<text:line-break/>ce au latin. In monte. (et)c.</text:h>
      <text:p text:style-name="P208"><text:span text:style-name="T209">E</text:span>N vng chastel des m(o1)<text:line-break/>taignes de l(o1)bardie il y<text:line-break/>auoit vng iardinier le<text:line-break/>(a1)l pour esprouuer &lt;ATTillisible&gt;<text:line-break/><text:span text:style-name="pb">[n.p.]</text:span><text:line-break/>me a vng iour (q1)lle estoit a lau&lt;ATTillisible&gt;<text:line-break/>la lexiur se coucha tout plat&lt;ATTillisible&gt;<text:line-break/>la terre clouir les yeulx ret(i1)t s(o1)<text:s/>es<text:line-break/>petit tellement quil sembloit estre<text:line-break/>mort (et) cheut tout soudainem(e1)t en<text:line-break/>faire de sa maison la ou sa femme<text:line-break/>le trouua quant elle arriua toute<text:line-break/>chargee de drappeaulx. Or estoyt<text:line-break/><text:soft-page-break/>elle encores toute ieune (sol) mais af(-)<text:line-break/>fin que pl(us) plaisamment elle plo(-)<text:line-break/>rast la mort de sondict mary (q1)lle<text:line-break/>croyoit mort elle pr(i1)t du pa(i1) quel<text:line-break/>le mist sur les charbons a rostir (et)<text:line-break/>m(a1)gea vng morceau de chair sal<text:line-break/>lee pour luy faire auoir pl(us) grant<text:line-break/>soif. A(p1)s quelle eut vng peu m(a1)(-)<text:line-break/>ge ainsi quelle vouloit descendre<text:line-break/>en la caue pour tirer du vi vne de<text:line-break/>ses voisines entra pour auoir du<text:line-break/>feu qui vit comme cest homme es<text:line-break/>toit couche sur terre comme mort<text:line-break/>feist vne grande admiration. Et<text:line-break/>ad(o1)c la bonne femme qui nauoyt<text:line-break/>point encores plore pour faire c(o1)(-)<text:line-break/>tenance c(o1)menca a plorer et dire.<text:line-break/>Hama voysie mamye que feray<text:line-break/>ie m(o1) mary est trespasse. Apres se<text:line-break/>couchoit sur la terre se tempestant<text:line-break/>a merueilles t(a1)t (q1) tous les voy(-)<text:line-break/>sins si assembler(e1)t finablement<text:line-break/>sur le visaige de son mary elle cri<text:line-break/>oyt (et) disoit. Las mon amy et que<text:line-break/>pourray ie faire puis (q1) ie tay per(-)<text:line-break/>du (sol) (q1) feray ie mon mary. Lors le<text:line-break/>mary (q2) to(us) ses gestes auoyt veuz<text:line-break/>comme en se esueillant du dormir<text:line-break/>parla (et) dist quelle debuoit aller a<text:line-break/>la caue pour acheuer de desieuner<text:line-break/>car<text:s/>il scauoit bi(e1) que la chair sal(-)<text:line-break/>lee quelle auoit m(a1)gee luy auoyt<text:line-break/>faict grant soif. Adoncques com(-)<text:line-break/>mencerent tous a rire qu(a1)t ilz c(o1)(-)<text:line-break/>gneurent la fac(o1) En ceste facecie<text:line-break/>est monstres lamour de aucunes<text:line-break/>femmes dont elles ayment leurs<text:line-break/>maris et le dueil quelles feroyent<text:line-break/>pour eulx se ilz estoyent mors.</text:p>
      <text:soft-page-break/>
      <text:h text:style-name="Titre1" text:outline-level="1">(ipdm) De vne ieune femme<text:line-break/>de boul(o1)gne (q2) ne scauoit<text:line-break/>c(o1)ment complaire a son<text:line-break/>mary (sol) (et) c(o1)mence au lat(i1)<text:line-break/>Adolescentule bournieu(-)<text:line-break/>sis et cetera.</text:h>
      <text:p text:style-name="P210"><text:span text:style-name="T211">U</text:span>Ne ieune f(e1)me adoles(-)<text:line-break/>cente fut a boulongne<text:line-break/>nouuelle mariee la(q1)l(-)<text:line-break/>le ygnorante de compaignie dh(o1)e<text:line-break/>ne scauoit c(o1)me c(o1)plaire a son ma<text:line-break/>ry especiallement qu(a1)t a la nuyt<text:line-break/>d(o1)t le mary se courroussoit (sol) et la<text:line-break/>batoit aucuneffois dont elle se c(o1)(-)<text:line-break/>plaignoit a vne b(o1)ne femme ma(-)<text:line-break/>trosne la(q1)lle luy demanda pour(-)<text:line-break/>quoy cestoit (et) la fille resp(o1)dit (q1) ce<text:line-break/>stoit pource (q1) la nuit qu(a1)t son ma<text:line-break/>ry se iouoit a elle elle ne se remu(-)<text:line-break/>oyt point a son appetit. Et adonc<text:line-break/>ques la saige matrosne luy deist.</text:p>
      <text:p text:style-name="p">Ma fille vous deuez complaire<text:line-break/>a vostre mary. Helas dist la ieu(-)<text:line-break/>ne femme c(o1)ment se ie le scauoye<text:line-break/>faire ie ne auroye garde de me lais<text:line-break/>ser ainsi batre tous les iours com<text:line-break/>me ie faitz. Ad(o1)cques commenca<text:line-break/>la b(o1)ne matrosne a rire de veoyr<text:line-break/>linnocence de<text:s/>la ieune femme (sol) la(-)<text:line-break/>quelle mesme ne congnoissoit pas<text:line-break/>pourquoy s(o1) mary la batoyt ce a<text:line-break/>quoy les admonneste nature. En<text:line-break/>ceste facecie est monstre quil est de<text:line-break/><text:span text:style-name="pb">[n.p.]</text:span><text:line-break/>bonnes personnes (et) de siples fem<text:line-break/>mes qui bien peu congnoissent de<text:line-break/>mauuaistie (sol)<text:s/>Mais a lopposite il<text:s/><text:line-break/>en est beaucoup qui trop enseru(e1)t.</text:p>
      <text:p text:style-name="p"/>
      <text:h text:style-name="Titre1" text:outline-level="1">(ipdm) La responce d(u1)g confesseur<text:line-break/>au duc de mill(a1). Et c(o1)m(e1)ce au la<text:line-break/>tin Bernabonas pr(i1)cipes me. (et)c.</text:h>
      <text:p text:style-name="P212"><text:span text:style-name="T213">B</text:span>Ernabonas pr(i1)ce de mil<text:line-break/>lan estoit vng homme<text:line-break/>luxurieux adonne a tou<text:line-break/><text:soft-page-break/>tes<text:s/>volupt uositez charnelles. Ad<text:line-break/>uint que vne foys entre les aul(-)<text:line-break/>tres il estoyt auec vne femme que<text:line-break/>il aymoit en vng iard(i1) au(q1)l entra<text:line-break/>son c(o1)fesseur pourt(a1)t (q1) les portes<text:line-break/>ne luy estoyent point tenues et a<text:line-break/>lheure (q2)l venoit pour la tresgran<text:line-break/>de<text:s/>familiarite (q1) il auoit au prince<text:line-break/>on luy ouuroit tout Touteffoys<text:line-break/>fut bernabonas auc(u1)ement indi(-)<text:line-break/>gne de auoir este prins sur le faict<text:line-break/>si demanda au confesseur. Beau<text:line-break/>pere que feroys tu si tu auoyes ce(-)<text:line-break/>ste femme auecques toy ainsi que<text:line-break/>elle est auec(q1)s moy : resp(o1)dit le re(-)<text:line-break/>ligieux Sire cuides tu que ie nen<text:line-break/>sceusses que faire pense que ie scay<text:line-break/>de certain ce que est a faire en vng<text:line-break/>tel cas (et) suis homme naturel com<text:line-break/>me toy. Adoncques se rappaisa le<text:line-break/>prince qu(a1)t il ouyt lhumaine res(-)<text:line-break/>ponce du confesseur. En ceste res(-)<text:line-break/>ponce est monstre que nonobstant<text:line-break/>la religion vng homme de foy ne<text:line-break/>doibt pas tant presumer quil sen<text:line-break/>dye si iuste quil ne vouldroit po(i1)t<text:line-break/>pecher mais il se doibt reputer hu(-)<text:line-break/>main a inclin (et) peche comme vng<text:line-break/>aultre non religieux.</text:p>
      <text:h text:style-name="Titre1" text:outline-level="1">(ipdm) De celluy qui demanda si<text:line-break/>sa femme portoyt bien en douze<text:line-break/>moys vng enfant. Et commen(-)<text:line-break/>ce au latin. Florentin(us) ciuis. (et)c.</text:h>
      <text:p text:style-name="P214"><text:span text:style-name="T215">E</text:span>N la cite de florence fut<text:line-break/>vng citoyen qui auoyt<text:line-break/>espouse vne moult bel(-)<text:line-break/>le ieune femme laquelle il haban(-)<text:line-break/>donna<text:s/>pour aller a vng voyage<text:line-break/>la ou il fut lespace de vng an ou<text:line-break/>plus. Tellement que par sa trop<text:line-break/>longue demouree la femme a qui<text:line-break/>il (e1)nuya auecques laide de nostre<text:line-break/>seigneur iesucrist et de ses voisins<text:line-break/>fist tant quelle engrossa dung be(-)<text:line-break/>au filz dont son mary la trouua<text:line-break/>acouchee quant il arriua. Et de (p1)<text:line-break/>miere venue fut m(o1)lt courrouce<text:line-break/><text:soft-page-break/>et dolent disant (q1) lenfant nestoyt<text:line-break/>pas a luy car il y auoit bien enui(-)<text:line-break/>ron douze moys (q2)l ne lauoit veue<text:line-break/>Si sen alla a vne vieille matros<text:line-break/>ne qui demouroit aupres de luy.</text:p>
      <text:p text:style-name="p">Et luy demanda a bon priue con(-)<text:line-break/>seil sil estoit bien possible que vne<text:line-break/>f(e1)me peust bien porter vng enf(a1)t<text:line-break/>douze moys O dist la subtille ma<text:line-break/>trosne mon voisin mon amy ouy<text:line-break/>sachez (q1) si le iour que vostre fem(-)<text:line-break/>me conceut elle vit vng asne elle<text:line-break/>apporte autant que porte vne as(-)<text:line-break/>nesse. Cest vne chose toute clere<text:line-break/>que len a par plusieurs foys veue<text:line-break/>aduenir Et pourtant si vostre f(e1)(-)<text:line-break/>me a este douze moys portant en(-)<text:line-break/>fant ne vous en esbahissez point (sol)<text:line-break/>car il vient de cela Lors fut le po<text:line-break/>ure sotouart tout rec(o1)forte il mer<text:line-break/>cia la matrosne plus de mille fois<text:line-break/>pourt(a1)t quelle lauoit boutte hors<text:line-break/><text:span text:style-name="pb">[n.p.]</text:span><text:line-break/>dune grande suspection. Si sen al<text:line-break/>la a lhostel remercier dieu et faire<text:line-break/>gr(a1)t chere a sa femme receut len(-)<text:line-break/>fant c(o1)me le sien nonobstant quil<text:line-break/>ne luy fustri(e1). En ceste facecie est<text:line-break/>bonne a c(o1)gnoistre aux hommes<text:line-break/>mariez qui ont ieunes femmes<text:line-break/>quilz ne soyent point desirans ne<text:line-break/>enuieux de aller aux loingtains<text:line-break/>voyages aumo(i1)s pour y demou<text:line-break/>rer longuement. Car par lennuy<text:line-break/>de leur demeure leurs f(e1)mes pour<text:line-break/>royent faire ainsi que celle qui por<text:line-break/>ta lenfant douze moys a la facon<text:line-break/>et mode des asnes.</text:p>
      <text:h text:style-name="Titre1" text:outline-level="1">(ipdm) Vne folle demande que<text:line-break/>fist vng prestre en pla(i1) ser<text:line-break/>mon Et se comm(e1)ce au la<text:line-break/>tin. Juxtaportam perusi(-)<text:line-break/>nam. (et)c.</text:h>
      <text:p text:style-name="P216"><text:span text:style-name="T217">I</text:span>Ouxte la porte peru sl(e1)<text:line-break/>ne<text:s/>est leglise de m(o1)sieur<text:line-break/>faict marc en laquelle y<text:line-break/>auoit vng chappellain a la nou(-)<text:line-break/><text:soft-page-break/>uelle facon qui apres le lraresme<text:line-break/>passe le iour sa(i1)ct marc qui estoyt<text:line-break/>leur principalle feste feist vng ser(-)<text:line-break/>mon en la fin duquel il deist a ses<text:line-break/>parroissiens qui la estoyent pour<text:line-break/>lescouter. O vous tous mes a(-)<text:line-break/>mys il est vray que durant ceste<text:line-break/>quadragesime vous estes tous (et)<text:line-break/>toutes venus a moy a confesse et<text:line-break/>nya celuy de qui ie naye ouy la c(o1)<text:line-break/>fession mais touteffois ie suis en<text:line-break/>vne doubte de la(q1)lle ie vueil que<text:line-break/>vous me ostez Premierem(e1)t tou<text:line-break/>tes les femmes en general me ont<text:line-break/>dit quelles ont garde inuiolable(-)<text:line-break/>ment la foy de leur mariage sans<text:line-break/>faulcetez faire a leurs maris dau<text:line-break/>tre part les hommes (q2) me ont to(us)<text:line-break/>confesse (q2)l nya cil qui ne lait fau(-)<text:line-break/>cee et c(o1)gneu autre femme que la<text:line-break/>sienne. Ainsi ie dem(a1)de (q2) sont cel(-)<text:line-break/>les femmes auec(q1)s lesquelles ces<text:line-break/>hommes ce sont iouez. Ceste (q1)stid<text:line-break/>ne luy fut point resp(o1)due pour la<text:line-break/>cause du debat (q2) sen pouoit ensui(-)<text:line-break/>uir. Et pourt(a1)t (q1) toutes les<text:s/>fem(-)<text:line-break/>mes soustenoi(e1)t (q1)lles fussent tou<text:line-break/>tes preudes (et) ny eust c(o1)trouersite (sol)<text:line-break/>sin(o1) entre elles (et) leurs maris a(p1)s<text:line-break/>(q2)lz furent a lhostel il ny eust celle<text:line-break/>(q2) ne fist de la ialouse de son mary.</text:p>
      <text:h text:style-name="Titre1" text:outline-level="1">De celluy qui se repentit<text:line-break/>de auoir<text:s/>donne a sa f(e1)me<text:line-break/>vne robbe de trop grant<text:line-break/>pris (et) se c(o1)m(e1)ce au latin<text:line-break/>Querebatur vir. (et)c.</text:h>
      <text:p text:style-name="figure">&lt;ATTimage&gt;</text:p>
      <text:p text:style-name="P218"><text:span text:style-name="T219">S</text:span>I nous dict bien et ra<text:line-break/>c(o1)pte poge quil y eut<text:line-break/>iadis vng homme le(-)<text:line-break/>quel fut merueilleuse(-)<text:line-break/>ment amoureux dune femme fort<text:line-break/>belle (sol) et de<text:s/>fait la print en mariage<text:line-break/><text:span text:style-name="pb">[n.p.]</text:span><text:line-break/>selon ce que les motz de lescriptu(-)<text:line-break/>re peuent sonner. Toutesfoys ce(-)<text:line-break/>ste femme estoit fort m(o1)daine (sol) de<text:line-break/><text:soft-page-break/>stroyt estre fort bien vestue : et pa<text:line-break/>tee (et) si aimoit le deduit damours<text:line-break/>Et pource le sire qui en fut au (p1)(-)<text:line-break/>mier beau et vng petit mon amy<text:line-break/>luy donna vne bonne robbe : (et) ri(-)<text:line-break/>che qui luy cousta beaucoup dar(-)<text:line-break/>gent donc apres il senrep(e1)tit Car<text:line-break/>a(i1)si que le texte le met apres ce d(o1)<text:line-break/>faict cestuy h(o1)me se complaignit<text:line-break/>a sa femme : et luy dist Ie ray don<text:line-break/>ne vne robe bienchere (et) si ne mas<text:line-break/>(e1)cores gueres seruy iamais ie ne<text:line-break/>te habitay fois que il ne men cou<text:line-break/>stast plus dung escu. Lors respon<text:line-break/>dit la femme. De cela ie ne puis<text:line-break/>mais il &lt;ATTcaractere&gt;cede de ta faulte dauoyr<text:line-break/>este sy paresseux de coucher<text:s/>auec(-)<text:line-break/>ques moy Ou quant tu y estoyes<text:line-break/>couche (q1) ne le me faisoys tu tant<text:line-break/>de foys que il ne te eust pas couste<text:line-break/>vng tournoys N(e1) donne blasme<text:line-break/>que a toymesmes ie ne ten ay pas<text:line-break/>escondit A(i1)si fut le poure homme<text:line-break/>confus qui ne sceut plus que res(-)<text:line-break/>pondre (sol) mais demoura tout hon(-)<text:line-break/>teux. En ceste facecie est a noter<text:line-break/>comme dit m(o1)seigneur sainct ber<text:line-break/>nard que de femme desirante su(p3)(-)<text:line-break/>fuite dabitz sumptueux et oultre<text:line-break/>son estat nest point voullentiers<text:line-break/>iuste et honneste en courage. Oul<text:line-break/>tre y est bien<text:s/>a noter la folie de au<text:line-break/>c(u1)s hommes qui pour obeir a la<text:line-break/>folle voulente dune femme qui de<text:line-break/>sire estre parce magnificquement<text:line-break/>et plus que a elle ne apparti(e1)t ex(-)<text:line-break/>posant tant du leur que en la fi ilz<text:line-break/>sen repentent qu(a1)t ilz congnoiss(e1)t<text:line-break/>leur folis et<text:s/>leur gr(a1)de &lt;ATTcaractere&gt;digalite</text:p>
      <text:h text:style-name="Titre1" text:outline-level="1">(ipdm) La vision de francoys phi(-)<text:line-break/>lelphe ialoux de sa femme. Et<text:line-break/>c(o1)mence au latin. Franciscus<text:line-break/>philephus zelotipus.</text:h>
      <text:p text:style-name="P220"><text:span text:style-name="T221">A</text:span>R(a1)cois philelphe fut<text:line-break/>vng moult grant ri(-)<text:line-break/>che (et) tres puiss(a1)t h(o1)me<text:line-break/>Lequel auoit espouse vne moult<text:line-break/><text:soft-page-break/>belle ieune femme de laquelle a la<text:line-break/>maniere des l(o1)bardz il estoit tant<text:line-break/>ialoux qui nauoit bien ne nuit ne<text:line-break/>iour (sol) mais a toutes heures sans<text:line-break/>reposer estoit gardant que il ne la<text:line-break/>trouuast auecques aultre h(o1)me.</text:p>
      <text:p text:style-name="p">Mesmement quant il estoit cou(-)<text:line-break/>che auecques elle sen doubtoyt il.<text:line-break/>Or est ainsi que selon les saiges<text:line-break/>philosophes les choses aquoy en<text:line-break/>veillant nous auons plus nostre<text:line-break/>sollicitude (sol) Et sus quoy le plus<text:line-break/>tourne nostre couraige souuentes<text:line-break/>fois acourent et vienn(e1)t a nostre<text:line-break/>fantasme en dormant. Sy que le<text:line-break/>fantasme de lhomme qui desco<text:span text:style-name="T222">r</text:span>t<text:line-break/>tousiours les assemble aulcunes(-)<text:line-break/>fois tellement que en dorm(a1)t son<text:line-break/>entendem(e1)t iuge veoir aulcunes<text:line-break/>choses Ainsi que a Francois phi(-)<text:line-break/>lelphe (sol) lequel a toutes heures pen<text:line-break/>soit par ialousie a sa femme Vne<text:line-break/>nuit fut que en dorm(a1)t aduis luy<text:line-break/>fut que il vit vng grant Dyable<text:line-break/>qui luy polissoit et affermoit la se<text:line-break/>curite (sol) (et) preudhommie de sa fem(-)<text:line-break/>me en luy disant que se il luy vou<text:line-break/>loit d(o1)ner quelque don il luy bail<text:line-break/>leroyt telle chose parquoy<text:s/>a tous(-)<text:line-break/>io<text:span text:style-name="T223">r</text:span>s mais tu en pourrois estre<text:line-break/><text:span text:style-name="pb">[n.p.]</text:span><text:line-break/>as(-)seure et fut aduis a francois phi(-)<text:line-break/>lelphe reallement quil auoit mar<text:line-break/>chande auecques ledit dyable (sol) Le<text:line-break/>quel apres le marche fait luy deist<text:line-break/>rien voicy vng anneau pren le : et<text:line-break/>le voute diligemment en<text:s/>ton boy<text:line-break/>en bien le gardant. Car saiches (q1)<text:line-break/>tant que tu auras le doy dedans<text:line-break/>iamais ta f(e1)e ne habitera ne cou(-)<text:line-break/>chera auecques autre homme que<text:line-break/>tu ne le saiches bien Ad(o1)cques sur<text:line-break/>ce point de la ioye (q1) francoys phi<text:line-break/>lelphe print en son songe cuidant<text:line-break/>auoir ce bon remede du dyable ses<text:line-break/>ueilla Et trouua que il auoit son<text:line-break/>doy dedans le lieu secret de sa fem<text:line-break/>me (q2) estoit couchee aupres de luy<text:line-break/>apres congneut ledit francois phi<text:line-break/>lelphe que ce estoit le souuera(i1) re(-)<text:line-break/><text:soft-page-break/>mede aux ialoux de tousiours te<text:line-break/>nir le doy en celuy anneau affin (q1)<text:line-break/>leurs f(e1)mes a leur desceu ne cou(-)<text:line-break/>chent auecques aultres hommes<text:line-break/>En ceste facecie est reprouue vng<text:line-break/>tresgrant vice qui peult aduenir<text:line-break/>aussi bien a homme que a femme<text:line-break/>cest ialousie qui procede dune fol(-)<text:line-break/>le mel(e1)collie soit a droit ou a tort<text:line-break/>car si cest a droit que lhomme soit<text:line-break/>ialoux de sa femme pour ne(a1)t s(e1)<text:line-break/>tempestera il (sol) car si elle ne le veut<text:line-break/>il ne la seauroit garder &lt;ATTcaractere&gt; faire sa<text:line-break/>voulente ne elle aussi luy (sol) sy cest<text:line-break/>atort cest encore pl(us) mal fait (sol) Et<text:line-break/>peult estre ce cause d(i1)lg gr(a1)t mal<text:line-break/>et si est iugement contre la b(o1)te &lt;ATTcaractere&gt;<text:line-break/>dieu de (p1)sumer l(u1)g sur lautre vi<text:line-break/>ce qui nest pas vray ne certain</text:p>
      <text:h text:style-name="Titre1" text:outline-level="1">(ipdm) Du v(o1) vuueur qui ne vou<text:line-break/>lut point estre gary de sa soif.<text:line-break/>Et commence Quidam vit<text:line-break/>potator egregius.</text:h>
      <text:p text:style-name="P224"><text:span text:style-name="T225">I</text:span>L y auoit vng m(o1)lt no<text:line-break/>table vuueur de vina r(o1)<text:line-break/>me le(q1)l cheut en vne fie<text:line-break/>ure a casion du temps chault<text:line-break/>du vin qui lembrasoit tellement<text:line-break/>que a loccasion de fa fieure et de la<text:line-break/>soif qui tousiours luy estoit con(-)<text:line-break/>tinuelle augmenta (et) furent man<text:line-break/>de (sol) les medecis po<text:span text:style-name="T226">r</text:span><text:s/>luy recouurer<text:line-break/>sa sancte Lesquelz medecins si tost<text:line-break/>quilz furent venus dirent quil ny<text:line-break/>auroit pas sigr(a1)t pe(i1)e ne trauail<text:line-break/>a oster la fieure et la soif tout en(-)<text:line-break/>semble. Ho ho dist le malade (sol) mes<text:line-break/>seigneurs les medecins regardes<text:line-break/>(q1) vo(us) ferez il vueil que vous me<text:line-break/>ostez la fieure tant seullement<text:line-break/>Mais que la fieure soit ostee lais<text:line-break/>sez moy la soif. Je menguariray<text:line-break/>bien se il ya point de bon vin en ce<text:line-break/>ste ville Adoncques les medecins<text:line-break/>qu(a1)t ilz eur(e1)t ouy la responce : et<text:line-break/>le courage du malade ilz comme<text:line-break/>cerent a rire et bien entendirent (q1)<text:line-break/><text:soft-page-break/>cestoit vng bonbuuant et que il a<text:line-break/>uoit tout son courage au vin En<text:line-break/>ceste facecie est monstre que cest a<text:line-break/>vne personne de mettre soncueur<text:line-break/>en felicite a yurongnerie<text:s/>(et) c(o1)m(e1)t<text:line-break/>il ya grant d(a1)gier. Ce depuis que<text:line-break/>vne fois il est mis en gr(a1)t pe(i1)e ia<text:line-break/>mais len peust on oster (sol) Ainsi que<text:line-break/>le malade qui estoit en sieure peri<text:line-break/>leuse (sol) et toutesfois il ne voulloyt<text:line-break/>pas quon luy ostast la soif : Et la<text:line-break/>grant<text:s/>alteration (q2) estoit augm(e1)<text:line-break/>tatiue de sa douleur : et la (p1)miere<text:line-break/>chose quon luy deust oster. Mais<text:line-break/><text:span text:style-name="pb">[n.p.]</text:span><text:line-break/>seullement desiroit estre sus vout<text:line-break/>pour aller auec(q1)s sa grande sois<text:line-break/>que il auoit voire a la tauer ne du<text:line-break/>bon vin que tant il aymoit.</text:p>
      <text:h text:style-name="Titre1" text:outline-level="1">(ipdm) Du<text:s/>cardinal qui fut euen<text:line-break/>le ou le cul Et commence au lat(i1)<text:line-break/>Cardinalis de comitimus. (et)c.</text:h>
      <text:p text:style-name="P227"><text:span text:style-name="T228">V</text:span>Ne lignee estoit en la cite<text:line-break/>de romme nommee les c(o1)<text:line-break/>tes des(q1)lz y en auoit vng<text:line-break/>qui estoit cardinal en leglise rom<text:line-break/>maine. Or aymoit bi(e1) cestuy car<text:line-break/>dinal le deduyt de la venoison et<text:line-break/>alloit bien souuent chasser nonov<text:line-break/>stant que il fust grant homme et<text:line-break/>corpulent. Aduint vne foys entre<text:line-break/>les autres que cestuy cardinal et<text:line-break/>tous les gens estoyent allez chas<text:line-break/>ser (et) auoy(e1)t mene auecques eulx<text:line-break/>vng escripuain apostolicque<text:s/>n(o1)(-)<text:line-break/>me curad le loup (sol) et apres ce que<text:line-break/>ilz eurent aulcun pou trauaille le<text:line-break/>cardinal (q2) fut lasse et a qui il pr(i1)t<text:line-break/>voulente de manger et voullut<text:line-break/>descendre en vne maison pour le<text:line-break/>resceschir et disner. Ainsi quant il<text:line-break/>fut descendu tout ardant et plain<text:line-break/>de sueur en entrant en sa chambre<text:line-break/>il dist que on luy fist du vent en(-)<text:line-break/>tour luy auecques vne fiabelle (sol)<text:line-break/>cest comme vne esuentoyre de ver<text:line-break/>ges. Or estoyent tous les gens<text:line-break/><text:soft-page-break/>empeschez a lui faire a disner fors<text:line-break/>cestuy escripuain (q2) dist Seigneur<text:line-break/>ie ne<text:s/>scay pas la maniere de faire<text:line-break/>ce vent (p3)quoy ie ne le vous puis<text:line-break/>faire Si feras dist le cardinal fuy<text:line-break/>men ainsi que tu scez et que tu as<text:line-break/>maniere de faire lors ce maistre es<text:line-break/>cripuain (q2) estoit assez hardy haul<text:line-break/>sa la i(a1)be (et) fist vng tresgros pet<text:line-break/>et dist Seigneur vela la flambel<text:line-break/>le dequoy iay tousiours acoust(u1)e<text:line-break/>de faire vent et esuenter prenez a<text:line-break/>gre sil vous plaist. Adonc plusi(-)<text:line-break/>eurs des seruiteurs (q2) la estoyent<text:line-break/>arriuez ouyrent ce cas fur(e1)t to(us) es<text:line-break/>meuz a rire. Mesmement le cardi<text:line-break/>nal qui se veit estre happe. En ce(-)<text:line-break/>ste facecie nya po(i1)t de sens moral<text:line-break/>mais est monstre seullement que<text:line-break/>cest simplesse a vng homme de bi<text:line-break/>en de soy faire seruir a vng serui(-)<text:line-break/>teur (et) homme n(o1) aprins et qui ne<text:line-break/>c(o1)gnoist ce (q2)l doit faire. Car cest<text:line-break/>gr(a1)t aduanture sil fait rien (q2) soit<text:line-break/>a point. Ainsi que lescripuain qui<text:line-break/>debuoit esuenter le cardinal de la<text:line-break/>fl(a1)belle (et) il lesuenta du cul ainsi<text:line-break/>quil auoit acoustume de faire.</text:p>
      <text:h text:style-name="Titre1" text:outline-level="1">(ipdm) De celluy qui fut deceu en<text:line-break/>escripuant a sa femme. Et com(-)<text:line-break/>mence au<text:s/>latin. Francisco de orta<text:line-break/>no aquiti. (et)c.</text:h>
      <text:p text:style-name="P229"><text:span text:style-name="T230">F</text:span>R(a1)cois de ortana fut<text:line-break/>vng g(e1)til cheuallier<text:line-break/>(et) &lt;ATTcaractere&gt; tresnoble courage<text:line-break/>auquel vng roy nomme Lndis(-)<text:line-break/>sans auoyt bonne la preuoste de<text:line-break/>peruse qui luy valloyt beaucoup<text:line-break/>be reuenu tous les ans auecques<text:line-break/>les gaiges ordinaire de homme<text:line-break/>barmes. Mais nonobstant ce il<text:line-break/>estoit si bon compaignon abuen(-)<text:line-break/>tureux (et) magnificque que oultre<text:line-break/>tous ses gaiges (et) reuenu au bout<text:line-break/>de l(a1) il debuoit tousiours moult<text:line-break/><text:span text:style-name="pb">[n.p.]</text:span><text:line-break/>grant somme dargent de retour.<text:line-break/><text:soft-page-break/>Or estoit cedit<text:s/>cheualier natif de<text:line-break/>la ville de g(e1)nes (et) la auoit sa f(e1)(-)<text:line-break/>me demour(a1)te. Ledit cheualier a<text:line-break/>vng voyaige (q2)l auoit fait pour<text:line-break/>aller veoir sa femme en ladicte<text:line-break/>ville de gennes emprunta a vng<text:line-break/>marchant geneuoys vne grande<text:line-break/>somme de pecune et promist et<text:s/>iu(-)<text:line-break/>ra audit march(a1)t r(e1)dre toute icel<text:line-break/>le somme dargent ded(a1)s vng cer<text:line-break/>tain iour ensuyuant quil retour(-)<text:line-break/>neroit de sa garnison la(q1)lle estoit<text:line-break/>pour lheure a peruse et (q1)l auroyt<text:line-break/>receu ses gaiges. A(i1)si qu(a1)t cestuy<text:line-break/>argent fut prins et emprunte fr(a1)(-)<text:line-break/>cois le gentil (et) h(o1)neste cheuallier<text:line-break/>pr(i1)t c(o1)ge de sa f(e1)me (et) puis s(e1) alla<text:line-break/>a peruse la ou il fut si l(o1)guement<text:line-break/>que le terme passa quil deduoit re<text:line-break/>tourner et ennuya a la femme en<text:line-break/>cores plus au marchant lequel a<text:line-break/>uoit preste sa pecune (et) souuent al<text:line-break/>loit a la maison du&lt;ATTcaractere&gt; francoys sca<text:line-break/>uoir s(o1) auoit poit ouy nouuelles<text:line-break/>de luy. Si c(o1)clurent la femme de<text:line-break/>francois (et) ledit marchant luy res<text:line-break/>cripre (sol) assi quil se hastast de reto<text:span text:style-name="T231">r</text:span><text:line-break/>ner Ainsi la femme (et) le marchant<text:line-break/>firent leurs lettres qui furent en(-)<text:line-break/>uoyees a francois lequel eust aus<text:line-break/>si bi(e1) ayme qu(o1) luy eust dit &lt;ATTillisible&gt; vou<text:line-break/>che Touteffois regarda il ded(a1)s<text:line-break/>(et) trouua en celles de sa femme c(o1)<text:line-break/>me elle se recommandoit a luy et<text:line-break/>prioit tres h(u1)blement et tresinstan<text:line-break/>ment quil sen retournast vers el(-)<text:line-break/>le po<text:span text:style-name="T232">r</text:span><text:s/>payer le tribut de mariage<text:line-break/>car il luy ennuioit. De lautre (p3)t<text:line-break/>se lettres du marchant il mettoit<text:line-break/>quil estoit mal content quil ne le<text:line-break/>payoit et quil vouloit estre paye<text:line-break/>Ad(o1)c fut fr(a1)cois<text:s/>tout est(o1)ne (sol) car<text:line-break/>il nauoit po(i1)t darg(e1)t pour retour<text:line-break/>ner payer s(o1) crediteur. Si aduisa<text:line-break/>que pour prendre encores vne di(-)<text:line-break/>lation il ne yroit poit encores au<text:line-break/>pays (sol) mais rescriproit a sa f(e1)me<text:line-break/>(et) au marchant en ce excus(a1)t vers<text:line-break/>eulx Pourtant alla il escripre Et<text:line-break/>mist ded(a1)s les lettres quil enuoy<text:line-break/><text:soft-page-break/>oit a sa femme quelle print en pa<text:line-break/>ci(e1)ce Et que au retour il feroit sy<text:line-break/>bien son deuoir enuers elle quelle<text:line-break/>seroit contente Auecques se plusi(-)<text:line-break/>eurs autres doulces parolles da(-)<text:line-break/>mours (et) blandissantes y mist en<text:line-break/>tre lesquelles y estoit que a son re<text:line-break/>tour il la seruiroit tant de fois (sol) et<text:line-break/>en tant de manieres quelle feroyt<text:line-break/>contente des arrerages du temps<text:line-break/>passe (q2)l estoit et auoit este absent.<text:line-break/>Encelles du march(a1)t metoit tou<text:line-break/>tes parolles (et) excuses piteuses c(o1)<text:line-break/>me de dire (q2)l estoit fort empesche<text:line-break/>pour la guerre quil auoit eue des<text:line-break/>infortunes tant de maladies que<text:line-break/>de (p3)te (sol) (et) quil luy pleust auoir pa(-)<text:line-break/>cience et au premier voyage quil<text:line-break/>seroit il le payeroit et c(o1)tenteroyt<text:line-break/>tout a son gre. Doncques furent<text:line-break/>les lettres dudit fr(a1)cois escriptes<text:line-break/>(et) closes toutes prestes de signer (et)<text:line-break/>escripre dessus pour scauoir les(q2)l(-)<text:line-break/>les se dresseroyent au marchant<text:line-break/>(et) les(q1)lles a la femme la ou fut la<text:line-break/>faulte (sol) car fus celle<text:s/>de la femme (sol)<text:line-break/>signa que on les vaillast au mar(-)<text:line-break/>ch(a1)t (et) aussi sus celle au march(a1)t<text:line-break/>que lon les vaillost a la femme.</text:p>
      <text:p text:style-name="p"><text:span text:style-name="pb">[n.p.]</text:span><text:line-break/>Et ainsi fut faict par le messager<text:line-break/>qui les eut a porter. Quant donc<text:line-break/>ques la femme ouurit les lettres<text:line-break/>que son mary luy<text:s/>enuoioit fais(a1)t<text:line-break/>mention des infortunes et toutes<text:line-break/>choses piteuses sans respondre de<text:line-break/>rien a ce (q1)lle luy auoyt escript elle<text:line-break/>fut fort esbahye. Daultre part le<text:line-break/>marchant encores plus en voy(a1)t<text:line-break/>ces lettres qui ne parloyent (q1) da(-)<text:line-break/>mours et de habitacion naturelle<text:line-break/>Auecques ce de larticle ou il met(-)<text:line-break/>toit qui la cheuaucheroit tant de<text:line-break/>fois et en tant de manieres quelle<text:line-break/>vouldroit. Si deist que le diable<text:line-break/>eust part a la belle cheuaucherie (et)<text:line-break/>quil estoit bien cheuauche dauoyr<text:line-break/>a(i1)si baille son argent po<text:span text:style-name="T233">r</text:span><text:s/>en estre<text:line-break/>si mal paye. Auecques ce cuydant<text:line-break/>(q1) celles lettres luy eust enuoyees<text:line-break/><text:soft-page-break/>par mocquerie sen alla par deuers<text:line-break/>le roy et les luy m(o1)stra lequel rist<text:line-break/>moult quant il les veit auecques<text:line-break/>ce de veoyr le Marchant se deme (sol)<text:line-break/>ner (et) disant tousiours quil<text:s/>estoyt<text:line-break/>bien cheuauche (sol) mais encores fu(-)<text:line-break/>rent le roy et to(us) les assistens plus<text:line-break/>commeus a rire quant ilz c(o1)gneu<text:line-break/>rent lerreur des lettres Enceste fa<text:line-break/>cecie nya po(i1)t de s(e1)s moral (sol) mais<text:line-break/>y est monstre comme vng Hom(-)<text:line-break/>me qui faict lettres<text:s/>missiues c(o1)te<text:line-break/>nantes diuerses choses (sol) qu(a1)t il en<text:line-break/>a c(o1)mencer vnes il les doyt ache(-)<text:line-break/>uer de tous pointz au deuant que<text:line-break/>faire les aultres. Ou y prendre si<text:line-break/>vi(e1) garde quil nen soit po(i1)t deceu<text:line-break/>Ainsi (q2) francois qui signa le&lt;ATTillisible&gt; et<text:line-break/>ltres du march(a1)t pour vailler a sa<text:line-break/>femme et par opposite celles de sa<text:line-break/>femme pour bailler au march(a1)t</text:p>
      <text:h text:style-name="Titre1" text:outline-level="1">(ipdm) Le testam(e1)t d(u1)g anci(e1) h(o1)(-)<text:line-break/>me fait a sa femme Et commence<text:line-break/>au latin. Petrus masim. (et)c.</text:h>
      <text:p text:style-name="P234"><text:span text:style-name="T235">E</text:span>N la cite de florence<text:line-break/>dont estoit poge<text:s/>(sol) il fut<text:line-break/>vng vieil homme n(o1)(-)<text:line-break/>me pierre masin homme inoult<text:line-break/>rigoreux et mordax en langaige<text:line-break/>lequel a la fin de ses iours voiant<text:line-break/>que plus viure il ne pouoyt apel<text:line-break/>la les testificateurs (sol) et le notaire<text:line-break/>pour passer son testament dernie<text:line-break/>re voullente.<text:s/>Auquel testament<text:line-break/>il ne laissa aulcune chose a sa fem<text:line-break/>me fors ce que par son douaire il<text:line-break/>luy appartenoit (sol) Dont elle seut<text:line-break/>fort mal contente (et) vint plourer<text:line-break/>deuant luy disant que mal faisoit<text:line-break/>quil ne luy laissoit aulcune chose<text:line-break/>dont en sa vieillesse elle<text:s/>se peust<text:line-break/>ayder. Lors pierre qui iamais ne<text:line-break/>lauoit gueres prise dist. Appelles<text:line-break/>les notaires et tesmoings. Affin<text:line-break/>que aucune chose soit laissee a ma<text:line-break/>femme. Ainsi furent soubdaine(-)<text:line-break/>m(e1)t appellez les notaires (et) les tes<text:line-break/><text:soft-page-break/>moingz au(q1)l presente la femme<text:line-break/>pierre se retourna et dist voyez cy<text:line-break/>ceste f(e1)me elle me moleste et tem(-)<text:line-break/>peste que ie ne luy laisse aulcune<text:line-break/>chose a mon testament oultre son<text:line-break/>bouaire Touteffois ie luy vueil<text:line-break/>satisfaire. Et affin que vous en<text:line-break/>soyez tesmo(i1)gzen vostre presence<text:line-break/>ie luy laisse<text:s/>les parties de embas<text:line-break/>la plus puante et la plus large (q1)<text:line-break/>aultre femme de ceste cite. Par ce<text:line-break/>dit furent to(us) les auditeurs<text:line-break/><text:span text:style-name="pb">[n.p.]</text:span><text:line-break/>com(-)mens a rire qui sen allerent et ap<text:line-break/>perceurent bien que Pierre le fai(-)<text:line-break/>soit par mocquerie &lt;ATTillisible&gt; sa femme la<text:line-break/>quelle fut tresmal c(o1)t(e1)te de la res(-)<text:line-break/>p(o1)ce de son mary. En ceste facecie<text:line-break/>est monstre vne punition que les<text:line-break/>mauluaises femmes ont aucunes<text:line-break/>fois de leurs maris quant elles se<text:line-break/>sont mal gouuernees. Et que les<text:line-break/>maris les ont mal corrigees. Et<text:line-break/>en la fin<text:s/>ilz les egenent et priuent<text:line-break/>de tous leurs biens fors de ce que<text:line-break/>par c(o1)tra(i1)cte elles doiuent auoyr<text:line-break/>Encores si leurs maris leur pou<text:line-break/>oyent oster voul(e1)tiers le feroyent</text:p>
      <text:h text:style-name="Titre1" text:outline-level="1">(ipdm) De la f(e1)me (q2) se c(o1)seilla a son<text:line-break/>c(o1)fesseur pour auoir des enfans (sol)<text:line-break/>et commence zacarus fuit. (et)c.</text:h>
      <text:p text:style-name="P236"><text:span text:style-name="T237">U</text:span>Ng secretaire &lt;ATTcaractere&gt; la co<text:span text:style-name="T238">r</text:span>t<text:line-break/>rommaine nommeza<text:line-break/>carus h(o1)me sus to(us) au<text:line-break/>tres vrbain et plain de grant dou<text:line-break/>leur le(q1)l soulloit racompter que<text:line-break/>vne belle et gracieuse femme sien<text:line-break/>ne voisine fut (q2) ne pouoyt auoir<text:line-break/>des enfans (et) estoit comme sterille<text:line-break/>dont gr(a1)t mal luy faisoit (sol) si adui<text:line-break/>sa ceste poure fie (q2) nestoit pas des<text:line-break/>pl(us) fort cauteleuses (q2)lle demande<text:line-break/>roit conseil a vng sien confesseur<text:line-break/>(q2)lle auoit famillier pour scauoir<text:line-break/>sil congnoissoit point aucune me<text:line-break/>decine pour auoir des enfans : Et<text:line-break/>de fait plusieurs foys luy deman<text:line-break/><text:soft-page-break/>da tant que le poure prestre voy(-)<text:line-break/>ant la beaulte de ceste femme (sol) lin<text:line-break/>nocence belle (et) le grant desir quel<text:line-break/>le auoit de porter enf(a1)s (sol) fut t(e1)pte<text:line-break/>de la decepuoir auec(q1)s le dyable (q2)<text:line-break/>esment nature (et) luy dist le prestre<text:line-break/>Dame vo(us) me demandez (q1) ie vo(us)<text:line-break/>enseigne a auoir des enfans. Iay<text:line-break/>des liures beaucoup et congnois<text:line-break/>bien comment vo(us) en pourrez a(-)<text:line-break/>uoir : mais il fault attendre ius(q1)s<text:line-break/>a ieudy que le t(e1)ps sera b(o1) et bien<text:line-break/>dispose vous viendrez secrettem(e1)t<text:line-break/>(et) (q1) personne ne vous voye en ma<text:line-break/>chambre (et) gardez (q1) vous nenpar<text:line-break/>lez a (p3)sonne (q2) viue ou autrement<text:line-break/>tout ne vauldroit riens Et alors<text:line-break/>ie vous monstreray le moyen da<text:line-break/>uoir des<text:s/>enfans Ceste chose accor<text:line-break/>da la poure et simple femme a qui<text:line-break/>il ne chailloit quelle fist fors (q1)lle<text:line-break/>peust c(o1)cepuoir (et) si ne pensoit que<text:line-break/>a la bonne foy Et de fait au iour<text:line-break/>assigne la cupiditiue de auoir des<text:line-break/>enfans vint a la chambre du pre(-)<text:line-break/>stre lequel luy dist. Mamie si vo(us)<text:line-break/>voulez auoir des enfans il est for<text:line-break/>ce que ie vse entour vous de (e1)ch(a1)<text:line-break/>remens et vous sera aduis que ie<text:line-break/>vous face ce que ie ne vous feray<text:line-break/>pas (et) pourtant fault il que vous<text:line-break/>ayez ferme constance de courage (et)<text:line-break/>ne croyez pas que ce que ie vo(us) fe(-)<text:line-break/>ray soit vray combien que le sen(-)<text:line-break/>ties Car cest enchantement (et) illu<text:line-break/>sion. Je vous dy pour tout vray<text:line-break/>que il vous sera aduis que ie vo(us)<text:line-break/>baise et que ie vo(us) accolle Et aus<text:line-break/>si que ie vous face encores choses<text:line-break/>pl(us) secrettes et les ieux de plaisan<text:line-break/>ce ainsi (q1) vostre mary a eu de cou<text:line-break/>stume de vous faire (sol) touteffoys<text:line-break/>ie ne le feray pas et si nen sera ri(e1)s<text:line-break/>Mais il le vous semblera par la<text:line-break/>vertu des parolles et atouch(e1)ls<text:line-break/>dont il fault vsev suv vous (q1) f(o1)t<text:line-break/><text:span text:style-name="pb">[n.p</text:span><text:span text:style-name="pb">.]</text:span><text:line-break/>tant efficaces que par elle il sem(-)<text:line-break/>ble estre ce qui nest pas Ceste chose<text:line-break/>consentit la&lt;ATTcaractere&gt;poure simple femme<text:line-break/><text:soft-page-break/>confidentes aux parolles du pre(-)<text:line-break/>stre (et) promist de faire tout ce quil<text:line-break/>luy plairoit Ad(o1)ques ledit prestre<text:line-break/>pour faire s(o1) cas c(o1)menca a faire<text:line-break/>plusieurs et diuers signes (sol) et dire<text:line-break/>en loreille de la femme aulcunes se<text:line-break/>crettes parolles que elle cuidoit e(-)<text:line-break/>stre enchantement. Apres ce com(-)<text:line-break/>menca a la baiser (sol) coucher dessus<text:line-break/>le lit et luy faire plusieurs attou(-)<text:line-break/>chem(e1)s d(o1)t la poure femme crain<text:line-break/>gnante et toute paoureuse luy de(-)<text:line-break/>manda. Monseigneur helas que<text:line-break/>faictes vous et il luy dist. Ma da<text:line-break/>me ne vous ay ie pas dict deuant<text:line-break/>quil vous seroit aduis que ie vo(us)<text:line-break/>feroye plusieurs choses dequoy il<text:line-break/>nest ri(e1) et pourt(a1)t ny pensez poit<text:line-break/>Et ainsi abusa le prestre la bonne<text:line-break/>poure f(e1)me credule aux parolles<text:line-break/>de luy : et puis sen retourna en sa<text:line-break/>maison deceue par la faulcete du<text:line-break/>prestre ou elle se fioit. En ceste fa(-)<text:line-break/>cecie est m(o1)stre vne falace par la(-)<text:line-break/>quelle sont deceuz mains simples<text:line-break/>gens quant ilz vont querir c(o1)seil<text:line-break/>a quelque vng a (q2) ilz ont confid(e1)<text:line-break/>ce. Et celuy par persuast(o1)s et don<text:line-break/>ner faulx a entendre le droit. Ain(-)<text:line-break/>si comme le prebstre qui deceut la<text:line-break/>fille de confession laquelle de sa si<text:line-break/>plesse (sol) et imbecite en bonne c(o1)fid(e1)<text:line-break/>ce sen alloit conseiller a luy affin<text:line-break/>que il luy donnast enseignement<text:line-break/>pour auoir des enfans soubz vm<text:line-break/>bre de bien la conseiller il la decep(-)<text:line-break/>uoit en luy fais(a1)t croire tout le c(o1)<text:line-break/>traire que cestoit vray</text:p>
      <text:h text:style-name="Titre1" text:outline-level="1">(ipdm) Du hermitte qui con<text:line-break/>gneut plusieurs femmes<text:line-break/>soubz vmbre de confessi(-)<text:line-break/>on (sol) et commence au lat(i1).<text:line-break/>Hereremita. (et)c.</text:h>
      <text:p text:style-name="P239"><text:span text:style-name="T240">A</text:span>Vpres de la cite de per(-)<text:line-break/>de il y auoit vng her(-)<text:line-break/>mitte lequel par son<text:line-break/>ypocrisie il auoyt t(a1)t seduit et tr(o1)<text:line-break/><text:soft-page-break/>pe abuse le peuple que chasc(u1) croy<text:line-break/>oyt tresfermement : et seurement<text:line-break/>quil feust sainct homme ce fut au<text:line-break/>temps de fcancoys septiesme duc<text:line-break/>de pacaue Ainsi quant la bonne re<text:line-break/>nommee de cestuy hermitte fut cre<text:line-break/>ue il ny auoyt celluy qui pour sa<text:line-break/>bonne doctrine : et sainctete ne se<text:line-break/>voulsist aller reconseille et confes<text:line-break/>ser a luy (sol) Et speciallement les f(e1)<text:line-break/>mes voire toutes les plus nobles<text:line-break/>Tellement que soubz espece (et) aus<text:line-break/>si couleur de confession il en con(-)<text:line-break/>gneut plusieurs en luxure (sol) et par<text:line-break/>ce que nostre seigneur iesuchrist ne<text:line-break/>peut (p3)mettre ne souffrir vne ypo<text:line-break/>crisie estre tousiours cele (sol) finable(-)<text:line-break/>ment fut ledict peche descouuert (et)<text:line-break/>en courut la bonne renommee ius<text:line-break/>ques au preuost lequel feist pren(-)<text:line-break/>dre et apreh(e1)der lhermitte qui a(p1)s<text:line-break/>plusieurs maulx confessez fut me<text:line-break/>ne deuers francois ouc du&lt;ATTcaractere&gt; pays<text:line-break/>que pour mettre les maux de lher<text:line-break/>mite en escript fist venir son secre<text:line-break/>taire lequel (p3) maniere de ioyeuse(-)<text:line-break/>te dem(a1)doit au &lt;ATTcaractere&gt; hermitte plusi(-)<text:line-break/>eurs choses ioyeuses Et entre les<text:line-break/><text:span text:style-name="pb">[n.p.</text:span><text:span text:style-name="pb">]</text:span><text:line-break/>aultres les noms des femmes (q2)l<text:line-break/>auoit c(o1)gneues. Si que lhermite<text:line-break/>c(o1)fessa auoir congneu plusieurs<text:line-break/>de celles aux familiers (et) domesti<text:line-break/>ques du duc francoys dont le secre<text:line-break/>taire nen fut pas marry (sol) Mais<text:line-break/>senresiouissoit affi de se farser des<text:line-break/>autres dont il auoit bonne cause (sol)<text:line-break/>car &lt;ATTcaractere&gt; vit a la fin quil eut bien es<text:line-break/>cript tous les noms de celles que<text:line-break/>lhermitte auoit nommees si (q2)l s(e1)<text:line-break/>bloit que cestoit tout (sol) le secretaire<text:line-break/>voulut encores enquerir se plus<text:line-break/>en y auoit asi menassa lhermite (q1)<text:line-break/>se il luy celloit aulcune f(e1)me quil<text:line-break/>luy feroit desplaisir. Adoncques<text:line-break/>lhermitte qui ce veit ainsi menace<text:line-break/>dist Secretaire puis que tu veulx<text:line-break/>scauoir tous les n(o1)s des femmes<text:line-break/>que iay congneues (sol) auecques tou<text:line-break/>tes les autres (q1) tu as escriptes es<text:line-break/><text:soft-page-break/>cry hardiment la ti(e1)ne et ladioux<text:line-break/>te au nombre des aultres (sol) Car el<text:line-break/>le est au cralendrier des aultres.<text:line-break/>Par ce dit fut t(a1)t courrouce le se(-)<text:line-break/>cret aire que de la grant douleur (q1)<text:line-break/>il eut la plume lui cheat des mais<text:line-break/>Et le duc qui estoit la<text:s/>fut plainde<text:line-break/>ris et commenca a dire Voicy vn<text:line-break/>iuste fait que celuy qui de si gran<text:line-break/>de voulente oyoit les macules&lt;ATTcaractere&gt;s<text:line-break/>aultres soit adiouste en la compa<text:line-break/>gnie diceulx. En ceste facecie ya<text:line-break/>vn tresb(o1) sens moral pour ceulx<text:line-break/>qui veulent despriser aultruy : et<text:line-break/>sont bien aises quant ilz oyent di<text:line-break/>re (q2)lque macule sus leur prochain<text:line-break/>pour le despriser. Et ne regardent<text:line-break/>pas que ilz en ont autant ou plus<text:line-break/>sur eulx ainsi que le secretaire qui<text:line-break/>vouloit scauoir les noms des f(e1)<text:line-break/>mes qui se estoy(e1)t mal portees a(-)<text:line-break/>uecques Lhermitte pour despriser<text:line-break/>leurs marys et touteffois la sien<text:line-break/>ne nen auoit pas moins Ainsi ap<text:line-break/>pert que voul(e1)tiers vng railleur<text:line-break/>et despriseurs daultruy est souu(e1)<text:line-break/>tesfois le plus raille (et) tousiours<text:line-break/>le plus desprise</text:p>
      <text:h text:style-name="Titre1" text:outline-level="1">(ipdm) Dung ieune florentin qui con<text:line-break/>gneut la femme de son pere (et) com<text:line-break/>m(e1)ce flor(e1)tinus iuuenis (q2)d(a1). (et)c</text:h>
      <text:p text:style-name="P241"><text:span text:style-name="T242">A</text:span><text:s/>Florence y eut vnbo<text:span text:style-name="T243">r</text:span><text:line-break/>geois le(q1)l de sa (p1)mie(-)<text:line-break/>re femme auoit eu vn<text:line-break/>beau ieune filz qui voyant la be(-)<text:line-break/>aulte de sa marastre (sol) cest assauoir<text:line-break/>de la seconde femme que son pere<text:line-break/>auoit espousee (sol) et fut surprins de<text:line-break/>lamour belle (sol) tellement que par<text:line-break/>admoniti(o1)s il fist tant enuers el<text:line-break/>le quelle se consentit que il fist ce (q1)<text:line-break/>son pere deuoit faire Si que opres<text:line-break/>cest appoinctement faict ilz firent<text:line-break/>leurs besongnes ensemble au mi(-)<text:line-break/>eulx et le plus secrettem(e1)t que ilz<text:line-break/>peurent (sol) toutesfois ne sceur(e1)t ilz<text:line-break/>si bien faire et celer leur cas que il<text:line-break/><text:soft-page-break/>ne fust sceu car ainsi quilz estoy(e1)t<text:line-break/>au labouraige le pere suruint qui<text:line-break/>trouua sa f(e1)me soubz son filz d(o1)t<text:line-break/>fut moult esbahy pour la nouuel<text:line-break/>lete de la chose qui estoit indigne (q1)<text:line-break/>vng filz touchast la femme de s(o1)<text:line-break/>pere Ainsi se pere tout indigne c(o1)(-)<text:line-break/>menca tellement a crier et tempe(-)<text:line-break/>ster en voulant tuer son filz : et sa<text:line-break/>femme se il eust este le plus fort (sol)<text:line-break/>mais le filz estoit ieune (sol) grant : et<text:line-break/>puissant qui gardoit la fureur du<text:line-break/><text:span text:style-name="pb">[n.p.]</text:span><text:line-break/>pere excepte des parolles noisiues<text:line-break/>qui furent si grandes que les voi<text:line-break/>sins si assemblerent en dem(a1)dant<text:line-break/>la cause de la discention. Mais le<text:line-break/>pere ne la femme pour lhonneur<text:line-break/>de la maison ne loserent dire (sol) fors<text:line-break/>(q1) le filz estoit mauluais ce disoyt<text:line-break/>le pere et auoit tort. Le filza lopo<text:line-break/>site disoit que non Si que finable<text:line-break/>ment par les parolles iniurieuses<text:line-break/>que le pere proferoit le filz c(o1)men<text:line-break/>ca a dire deuant tous C(o1)me suis<text:line-break/>ie coupable voicy mon pere (q2) c(o1)(-)<text:line-break/>me indiscret et a la congnoiss(a1)ce<text:line-break/>de chascun a mille fois sangle le<text:line-break/>bas a ma mere sans que ie luy en<text:line-break/>disse aucune chose Et mainten(a1)t<text:line-break/>se iay faict vng plaisir a sa f(e1)me<text:line-break/>le plus secrettem(e1)t que iay peu et<text:line-break/>dont ie me taisoye (sol) il sen tempeste<text:line-break/>et demene t(a1)t que il semble que le<text:line-break/>ciel ensoit tout r(e1)ply des clame<text:span text:style-name="T244">r</text:span>s<text:line-break/>et crie comme vng enraige Lors<text:line-break/>le pere mesme n(o1)obstant sondueil<text:line-break/>(et) to(us) les assistens commencerent<text:line-break/>a rire de la<text:s/>ioyeuse resp(o1)ce du filz<text:line-break/>(et) c(o1)solerent le pere au mieulx (q2)lz<text:line-break/>le peurent consoler. En ceste face(-)<text:line-break/>cie nya pas grant sens figuratif<text:line-break/>mais y est monstre vng grant vi<text:line-break/>ce d(a1)t en plusieurs escriptures est<text:line-break/>faicte mencion daucunes faulces<text:line-break/>nouerques<text:s/>qui sont tant inconti(-)<text:line-break/>nentes et impudicques que mes(-)<text:line-break/>mes auecques les enfans de leurs<text:line-break/>maris veulent c(o1)municquer ain<text:line-break/><text:soft-page-break/>si que celle dont est faicte icy des(-)<text:line-break/>sus mention.</text:p>
      <text:h text:style-name="Titre1" text:outline-level="1">(ipdm) Du ieune sot qui ne<text:line-break/>sceut trouuer le lieupo<text:span text:style-name="T245">r</text:span><text:line-break/>habiter sa femme la pre(-)<text:line-break/>miere nuyt. Et commen<text:line-break/>ce Adolescens bononien(-)<text:line-break/>sis et cetera.</text:h>
      <text:p text:style-name="figure">&lt;ATTimage&gt;</text:p>
      <text:p text:style-name="P246"><text:span text:style-name="T247">U</text:span>Ne ieune adolesc(e1)t si(-)<text:line-break/>ple de sens fut aboul(a1)<text:line-break/>gne au(q1)l ses par(e1)s (et) a<text:line-break/>mys firent espouser vne tresbelle<text:line-break/>ieune iouuencelle qui estoit beau(-)<text:line-break/>coup plus subtille et aduyses que<text:line-break/>son mary qui moult estoit lourd<text:line-break/>et sot a(i1)si c(o1)me bi(e1) le m(o1)stra (sol) car<text:line-break/>duant vint la premiere nuyt des<text:line-break/>nopces et que lespoux (et) lespousee<text:line-break/>furent couchez ensemble le poure<text:line-break/>sotouart ignare (et) incongnoiss(a1)t<text:line-break/>be ce (q2)l failloit<text:s/>faire entour vne<text:line-break/>f(e1)me (sol) car iamais nauoit c(o1)gneu<text:line-break/>femme ne consomma po(i1)t le ma(-)<text:line-break/>riage pour celle nuyt dont la fille<text:line-break/>qui peut estre congnoissoit bien le<text:line-break/>cas fut fort mal contente et vou<text:line-break/>l(e1)tiers luy eust monstre ce que il<text:line-break/>deuoit faire si ce<text:s/>neust este h(o1)te<text:line-break/><text:span text:style-name="pb">[n.p.]</text:span><text:line-break/>fe(-)minalle qui la tenoit Ainsi se pas(-)<text:line-break/>sa celle nuyt sans riens faire. Et<text:line-break/>quant vint au matin s(u1)g des c(o1)(-)<text:line-break/>paignons au marie luy demanda<text:line-break/>comme tout estoit porte Et le po(-)<text:line-break/>ure sot tout courrouce respondit<text:line-break/>que mal (et)<text:s/>(q2)l nauoit sceu touuer<text:line-break/>le lieu pour embourer le bas a sa<text:line-break/>femme et que a son aduis elle nen<text:line-break/>auoit point. O dist le c(o1)paignon<text:line-break/>voyant sa sortie. Mon amy gar(-)<text:line-break/>be ta h(o1)te (sol) si les gens scauoyent (q2)<text:line-break/>tu ne luy eusses tr(e1)sfait tu serois<text:line-break/>beshonnore Oultre peult estre (q2)l<text:line-break/>le na pas encores le lieu ppre a ce<text:line-break/>faite mais pour ie faire plaisir ie<text:line-break/><text:soft-page-break/>scay mieulx (q1) cest de telles choses<text:line-break/>(q1) toy si tu me veulx mettre a cou<text:line-break/>cher secrettement auecques elle di<text:line-break/>cy a huyt iours ie ty feray si b(o1)ne<text:line-break/>entree en son logis que tu trouue<text:line-break/>ras bi(e1) le chemin pour y entrer. Il<text:line-break/>ce faire se c(o1)descendit et accorda le<text:line-break/>mesch(a1)t sot (q2) seccettem(e1)t (e1)ferma<text:line-break/>s(o1) c(o1)paignon en sa ch(a1)bre et puis<text:line-break/>apres (q2) tout fut couche se leua b(e1)<text:line-break/>pres sa femme et fist aller coucher<text:line-break/>son compaign(o1) a sa place qui ne<text:line-break/>biffera po(i1)t a besongner a ses pie(-)<text:line-break/>ces auecques sa ieune fille (q2) bien<text:line-break/>entendit la sotie de s(o1) mary et bi(e1)<text:line-break/>endura que ainsi fust encores tou<text:line-break/>te ioyeuse. Et se pendant le poure<text:line-break/>sot estoit couche dessus vne cou(-)<text:line-break/>chette Ainsi fut pr(i1)se la c(o1)clusion<text:line-break/>entre le compaignon (et) la fille que<text:line-break/>iusques a huit iours il seroit lieu<text:line-break/>ten(a1)t de son mary pour faire vne<text:line-break/>voye au c(o1)nin Et de fuict en ceste<text:line-break/>fac(o1) (et) maniere passerent les huit<text:line-break/>iours lesquelz passez le poure nyez<text:line-break/>sen alla coucher auecques sa fem(-)<text:line-break/>me qui moult luy loua louurage<text:line-break/>de son compaignon disant qui a(-)<text:line-break/>uoit en moult gr(a1)t peine et m(o1)lt<text:line-break/>fort sue a percer le vaisseau dessus<text:line-break/>dit Et pourtant luy en rendit le &lt;ATTcaractere&gt;<text:line-break/>mary graces (et) lui paya se vi tres<text:line-break/>bien a son soupper. En ceste face(-)<text:line-break/>cie nya point de sens moral mais<text:line-break/>seullem(e1)t y est m(o1)stree vne beni(-)<text:line-break/>uolence de vng homme. Cest des(-)<text:line-break/>tre si simple que bailler sa femme<text:line-break/>a percer (sol) laquelle chose ne firoy(e1)t<text:line-break/>pas beaucoup de gens tesmoingz<text:line-break/>qui cecy verront.</text:p>
      <text:h text:style-name="Titre1" text:outline-level="1">(ipdm) Du montenoys qui res<text:line-break/>fusoit vne fille pource quelle es(-)<text:line-break/>toit trop ieune. Et commence au<text:line-break/>latin. Cupiebat ex. (et)c.</text:h>
      <text:p text:style-name="P248"><text:span text:style-name="T249">A</text:span>Vx montaignes de sa<text:line-break/>uoie ya vng chasteau<text:line-break/>ou a este autreffois (et)<text:line-break/><text:soft-page-break/>que on<text:s/>appelloit Bulla Duquel<text:line-break/>vng sot homme montenois vou<text:line-break/>fut auoir la fille de vng autre h(o1)<text:line-break/>me qui demouroit a vng vilage<text:line-break/>pres de la pource quon auoit dict<text:line-break/>a cestuy Homme montenois que<text:line-break/>celle fille auoit molt beau maria<text:line-break/>ge. Pource lalla il demander et<text:line-break/>veoir (sol) mais quant il la vit pour<text:line-break/>ce quelle luy sembla trop ieune il<text:line-break/>fut remis (et) fist difficulte comme<text:line-break/>de ne la vouloir auoir. Adonc(q1)s<text:line-break/>le pere de la fille luy dem(a1)da quil<text:line-break/>vouloit dire (et) quelle difficulte il<text:line-break/>faisoit. Le montenoys respondit<text:line-break/>que il ne faisoit difficulte baultre<text:line-break/>chose sin(o1) quelle estoit trop ieune<text:line-break/><text:span text:style-name="pb">[n.p.]</text:span><text:line-break/>et tendre pour marier Quoy deist<text:line-break/>le pere craignez vo(us) cela (sol) ne le crai<text:line-break/>gnez point (sol) car saichez quelle nest<text:line-break/>pas si ieune ne si tendre (q2) le clerc &lt;ATTcaractere&gt;<text:line-break/>nostre<text:s/>prestre ne lui ait fait troys<text:line-break/>eufans que a euz. Lors fut ledict<text:line-break/>montenois plus descouraige que<text:line-break/>iamais car le pere luy allegoit vn<text:line-break/>accident en sa fille qui nestoit pas<text:line-break/>bonpour aider a faire le marche.<text:line-break/>Pourt(a1)t s(e1)reto &lt;ATTcaractere&gt;na s(a1)smarch(a1)(-)<text:line-break/>der En ceste facecie est m(o1)stre vne<text:line-break/>des decepti(o1)s de mariaige (sol) car au<text:line-break/>cuneffois tel cuide pr(e1)dre sa fem(-)<text:line-break/>me pucelle qui bien la prent autre<text:line-break/>Ce qui ne feroit pas quant on luy<text:line-break/>diroit a(i1)si que fist le pere de sa fil(-)<text:line-break/>le qui dist au montenoys quelle a<text:line-break/>uoit eu trois enf(a1)s du clerc au cu<text:line-break/>re de la ville. Ce que beaucoup de<text:line-break/>gens ne diroyent pas de leur fille<text:line-break/>et en eust elle eu demye douzaine.</text:p>
      <text:h text:style-name="Titre1" text:outline-level="1">(ipdm) De celuy qui fist manger au<text:line-break/>(p1)stre la disme des estr(o1)s de sa f(e1)(-)<text:line-break/>me et commence<text:s/>au latin Prugis<text:line-break/>ea nobilis. (et)c.</text:h>
      <text:p text:style-name="P250"><text:span text:style-name="T251">P</text:span>Ruge est vne moult no<text:line-break/>ble cite es (p3)ties dorient<text:line-break/>en laquelle fut vne tres<text:line-break/><text:soft-page-break/>belle ieune f(e1)me n(o1)pas des plus<text:line-break/>malicieuses (q2) fust au pays (sol) la(q1)l(-)<text:line-break/>le senalla confesser au cure ou au<text:line-break/>chappellain de la paroisse (q2) estoit<text:line-break/>vng fin et vng peu bas deuant.<text:line-break/>Et ledict prestre voyant la sim(-)<text:line-break/>plesse de ceste ieune femme entre<text:line-break/>les autres pechez lui dem(a1)da se el<text:line-break/>le auoit paye la disme de tous ses<text:line-break/>scuictz semences et operations a<text:line-break/>dieu. Speciallement selle auoyt<text:line-break/>paye la disme de autant de foys(q1)l<text:line-break/>le auoit este auecques son mary.<text:line-break/>Ceste poure femme resp(o1)dit que<text:line-break/>non. O deist le cure (sol) mamye cest<text:line-break/>sur peine de dampnation (sol) il fault<text:line-break/>que vo(us) me le payez (sol) mais ie vo(us)<text:line-break/>feray bon marche des arreraiges<text:line-break/>vous viendrez mainten(a1)t enma<text:line-break/>chambre et par vng marche que<text:line-break/>nous ferons vous et moyie vo(us)<text:line-break/>en quitteray (sol) Puis doresnauant<text:line-break/>vous prendrez garde au compte<text:line-break/>et si viendrez payer tout ce (q1) vo(us)<text:line-break/>deburez. Ceste poure simple sotte<text:line-break/>creut ce que son cure<text:s/>luy disoyt e(-)<text:line-break/>stre vray (sol) alla sa chambre (et) paya<text:line-break/>pour les arreraiges ce que le cure<text:line-break/>en voullut (sol) tant sans retourner<text:line-break/>en sa maison dont son mary fut<text:line-break/>bien esbahy qui ne scauoyt que ce<text:line-break/>ste femme estoit deuenue laquelle<text:line-break/>en fin reuint et si luy demanda s(o1)<text:line-break/>mary qui t(a1)t lauoit tenue Et cel<text:line-break/>le qui ny pensoit que la bonne foy<text:line-break/>luy respondit Monamy ie viens<text:line-break/>de confesser et payer noz dismes.<text:line-break/>Nostre cure ma demande se ie a(-)<text:line-break/>uoye point paye la disme de tant<text:line-break/>de foys (q1) vo(us) auez tousche a moy<text:line-break/>ie luy ay respondu que non. Et il<text:line-break/>ma dit (q2)l failloit que ie la paiasse<text:line-break/>sur peine de dampnation (sol) ainsi ie<text:line-break/>luy suy alle payer. O dist le ma(-)<text:line-break/>ry quibi(e1) ent(e1)dit la deception ma<text:line-break/>mye cest bienfait (et) puisque nous<text:line-break/>sommes quittes a luy du temps<text:line-break/>passe<text:s/>il le nous fault auoir a sou<text:line-break/>per mais ie vueil que auiourdhuy<text:line-break/>quant vous yres au retraict vo(us)<text:line-break/><text:soft-page-break/>facez vostre aisement dedans vne<text:line-break/><text:span text:style-name="pb">[n.p.]</text:span><text:line-break/>latte auec le mien (et) bien dist la po<text:line-break/>ure femme (q1) ainsi le fist sans pen<text:line-break/>ser a nul mal Apres le mary sans<text:line-break/>faire aulcun semblant sen alla de<text:line-break/>uers ledit cure (et) le sem(o1)nit pour<text:line-break/>soupper auec(q1)s luy en sa maison<text:line-break/>Le cure qui ne cuidoit pas que la<text:line-break/>femme eust este si forte &lt;ATTcaractere&gt; auoir dit<text:line-break/>ce cas a son mary y alla soupper.<text:line-break/>Et tantost quilz fur(e1)t assis a ta<text:line-break/>ble le mary comm(e1)ca a parler de<text:line-break/>ces payemens de disme et remerci<text:line-break/>er le cure en disant Monsieur m(o1)<text:line-break/>cure pource que ma f(e1)me ma dit<text:line-break/>que vous deuez auoir disme de ce<text:line-break/>que nous faisons (et) que vo(us) auez<text:line-break/>prins la disme des fois que ie lay<text:line-break/>habitee. Aussi veulx ie que de noz<text:line-break/>estrons vous ayez la disme Et a<text:line-break/>lors le mary (q2) auoit le vaisseau<text:line-break/>ou luy (et) sa f(e1)me auoi(e1)t fait leur<text:line-break/>aisem(e1)t print a fort le cure et luy<text:line-break/>fist m(a1)ger et boire ce qui estoit de<text:line-break/>dans pour sa dis me En ceste face(-)<text:line-break/>cie peult estre note la mauuaistie<text:line-break/>dung mauuais c(o1)seillier (q2) soubz<text:line-break/>vmbre de verite d(o1)ne a (e1)t(e1)dre au<text:line-break/>cune faulcete (sol) comme le cure que<text:line-break/>soubzvmbre de c(o1)fessi(o1) : et de pay<text:line-break/>er et acquitter le decime deceut la<text:line-break/>poure simple femme qui adioux(-)<text:line-break/>ta foy a ses ditz</text:p>
      <text:h text:style-name="Titre1" text:outline-level="1">(ipdm) Dung florent(i1) (q2) deuoit espou<text:line-break/>ser la fille dune veufue (sol) et c(o1)men<text:line-break/>ce. Florentinus qui. (et)c.</text:h>
      <text:p text:style-name="P252"><text:span text:style-name="T253">A</text:span>Flor(e1)ce fut vng h(o1)(-)<text:line-break/>me c(o1)gnoiss(a1)t en lart<text:line-break/>damourettes le(q1)l fian<text:line-break/>ca sa fille dune b(o1)ne femme veuf<text:line-break/>ue dont il fut fort amoureux Ad(-)<text:line-break/>uint que ce fiance desir(a1)t tressort<text:line-break/>paruenir le iour des nopces et em<text:line-break/>prunter vng pas dessus le temps<text:line-break/>aduenir espia vng coup (q1) la mere<text:line-break/>de la fiancee nestoit poit en la mai<text:line-break/><text:soft-page-break/>son Si sen alla deuers elle : et feist<text:line-break/>tant quelle se c(o1)sentit estre ferree.<text:line-break/>Laquelle chose faicte le poure fi(a1)<text:line-break/>ce sen retourna deuant que la me(-)<text:line-break/>re venist (sol) la(q1)lle arriua tantost : et<text:line-break/>comme finne femme aperceut bi(e1)<text:line-break/>au visaige de la fille quil y auoit<text:line-break/>eu hutin Si luy demanda que ce<text:line-break/>stoit (et) la fille n(o1) cuydante auoyr<text:line-break/>offence luy dist. Ma mere ce a este<text:line-break/>mon fi(a1)ce qui est icy venu et ma<text:line-break/>faict ce quil luy a pleu. O deist la<text:line-break/>mere chienne matine la tu faict<text:line-break/>tu as deshonnore nostre maison.<text:line-break/>Je ture dieu que iamais le maria<text:line-break/>ge ne me sera plaisant ne aggrea(-)<text:line-break/>ble (sol) mais en tant comme ie pour(-)<text:line-break/>ray me efforceray de le destourber<text:line-break/>et corrompre Aduint par aulcuns<text:line-break/>iours apres que cestuy fiance re(-)<text:line-break/>tourna veoir sa fiancee (sol) laquelle<text:line-break/>trouua m(o1)lt triste : (et) courroucee<text:line-break/>Si luy demanda que elle auoyt (et)<text:line-break/>elle luy dist Le a este ma mere qui<text:line-break/>a iure que nostre mariage ne se c(o1)<text:line-break/>sommera point en despit de ce que<text:line-break/>ie luy c(o1)fessay des hier que vous<text:line-break/>me aduiez fait cela (sol) (et) dit resolutoi<text:line-break/>rem(e1)t que iamais vous ne me es<text:line-break/>pouseres O dist ledict fiance Ma<text:line-break/>doulce amye ie ne vueil pas deba(-)<text:line-break/>tre sa voulente (sol) mais vng aultre<text:line-break/>ne vous pourroit espouser si no(us)<text:line-break/>ne deffesions ce que nous deux a(-)<text:line-break/>uons fait (sol) parquoy pour le deffai<text:line-break/><text:span text:style-name="pb">[n.p.]</text:span><text:line-break/>re a lautre foys vous fustes des(-)<text:line-break/>soubz a ceste foys fault que vous<text:line-break/>soyez dessus. Affin que par fait c(o1)<text:line-break/>traire la dissolution du mariaige<text:line-break/>soit faicte Et a ce consentit la ieu<text:line-break/>ne fille et par ce fut le mariage de<text:line-break/>party Apres se print lh(o1)me a vne<text:line-break/>aultre fille et la fille a vng autre<text:line-break/>mary (sol) si que aux nopees de lhom(-)<text:line-break/>me fut ceste fille (sol) (et) ainsi (q2)lz estoy(-)<text:line-break/>ent a table en se entre regardant (p3)<text:line-break/>souuen(a1)ce des faitz du temps pas(-)<text:line-break/>se ne se peurent tenir de soubz rire<text:line-break/>lung a lautre ce que bien aperceut<text:line-break/><text:soft-page-break/>lespousee du iour<text:s/>qui en eut mal a<text:line-break/>sa teste (et) ne oublia pas que quant<text:line-break/>vint au soir elle ne demandast a<text:line-break/>son espouse pourquoy cestoit quil<text:line-break/>rioit a la fille que autreffoys il a(-)<text:line-break/>uoit fiancee et le contraignit tel(-)<text:line-break/>lement (q1) il fut content de luy nar<text:line-break/>rer le cas (sol)<text:s/>(et) luy deist mamye il est<text:line-break/>vray (q1) du temps que iestoye son<text:line-break/>fiance ie lalay veoir vne foys ce<text:line-break/>pendant que sa mere estoit a l(e1)gli(-)<text:line-break/>se (et) de fait ie luy feiz cela mais la<text:line-break/>meschante sotte quelle estoit ne le<text:line-break/>sceut oncques celler a sa mere qui<text:line-break/>tant fut despitee que nostre mari(-)<text:line-break/>age en a este deffait O dist lespou<text:line-break/>see (sol) dieu la mauldie comme a elle<text:line-break/>este si desmente et si sotte dauoir<text:line-break/>fait notoire a sa mere ce cas pour<text:line-break/>vne seulle foys. Quelle necessite<text:line-break/>estoit il que la folle allast dire a sa<text:line-break/>mere<text:s/>se vne foys luy auiez fait (sol) (et)<text:line-break/>par dieu nostre varlet me la faict<text:line-break/>pl(us) de cent foys (sol) mais iamais en<text:line-break/>ma vie a ma mere ie nen dis rien<text:line-break/>Alors se teut le mary voyant que<text:line-break/>semblable loyer de la seconde fem(-)<text:line-break/>me il auoit comme de la premiere<text:line-break/>En ceste facecie est monstre com(-)<text:line-break/>me en mariage ne scaroit iamais<text:line-break/>auoir deception n(o1) plus (q1) en mar<text:line-break/>che de cheuaulx. Car tel cuide a(-)<text:line-break/>uoir vng b(o1) cheual qui en a vng<text:line-break/>poulcif. Et aussi tel cuyde auoir<text:line-break/>vne b(o1)ne preude femme (q2) la bien<text:line-break/>aultre sans<text:s/>riens nommer.</text:p>
      <text:h text:style-name="Titre1" text:outline-level="1">(ipdm) Facecie de celluy qui vou(-)<text:line-break/>lut estre deuin. Et commence. Al(-)<text:line-break/>teri quoqz.</text:h>
      <text:p text:style-name="P254"><text:span text:style-name="T255">U</text:span>Ne fois y eut a romme<text:line-break/>vng gall(a1)t (q2) estoit fin<text:line-break/>h(o1)e (et) c(o1)trefaisoit du de<text:line-break/>uin d(o1)n(a1)t a entendre (q2)l deuinoyt<text:line-break/>des choses incongneues<text:s/>tellem(e1)t<text:line-break/>que entre les simples gens a qui il<text:line-break/>apparoissoit en aulc(u1)es choses ce<text:line-break/>gallant acquist bruyt de deuiner.<text:line-break/><text:soft-page-break/>Aduint quil y en eust vng aultre<text:line-break/>sot oultrecuyde disant (q2)l luy don<text:line-break/>neroit vng bon pot de vin sil luy<text:line-break/>scauoit apprendre celle science de<text:line-break/>deuiner. Vrayem(e1)t dist le deuin (q2)<text:line-break/>bien apperceut la follie de lautre (sol)<text:line-break/>ouy (sol) mais que tu me donnes bon<text:line-break/>pris dargent et que tu mangeues<text:line-break/>ce que ie te bailleray (sol) car deuant (q1)<text:line-break/>vng homme puisse auoir lent(e1)de<text:line-break/>ment assez cler (et) ouuert pour deui<text:line-break/>ner il est requis (q1) il soit clarifie ce<text:line-break/>qui se fait en pren(a1)t dune forte de<text:line-break/>pillules c(o1)fitres de toutes choses<text:line-break/>re(q2)ses a ce cas (sol) le poure sotouart<text:line-break/>resp(o1)dict (q2)l donneroit argent sur<text:line-break/>le champ (et) quil m(a1)geroit tout ce<text:line-break/>quon luy bailleroit et de faict tira<text:line-break/>son argent et le bailla. Ainsi ledit<text:line-break/><text:span text:style-name="pb">[n.p.]</text:span><text:line-break/>deuin sen alla prendre vng peu de<text:line-break/>grosse vrine cestassauoir merde (et)<text:line-break/>en feist vne pillule grosse comme<text:line-break/>vne auelaine (sol) (et) la vint apporter<text:line-break/>a son appreneiz en disant (sol)<text:s/>tien oeu<text:line-break/>ure la bouche pour mangier ceste<text:line-break/>pillule (et) ie te prometz que inconti<text:line-break/>nent tu deuineras aussi vray que<text:line-break/>leuangille (et) sera vray le premier<text:line-break/>mot que tu diras. Lors ouurit le(-)<text:line-break/>dit sot la bouche (et) luy mist lautre<text:line-break/>ceste pillule dedans Et si tost que<text:line-break/>le mesch(a1)t sentit loudeur il com(-)<text:line-break/>menca a vomir et a dire. O mon<text:line-break/>dieu quest ce que tu mas baille ie<text:line-break/>suis (p3) du. Lautre luy dist (sol) or deui(-)<text:line-break/>ne quoy dist le sot cest merde. Par<text:line-break/>le s(a1)g bieu dist le deuin tu as deui(-)<text:line-break/>ne aussi vray que<text:s/>la patenostre tu<text:line-break/>es desia vng maistre deuin Ainsi<text:line-break/>fut ce meschant malheureux tr(o1)(-)<text:line-break/>pe (et) (p3)dit s(o1) arg(e1)t En ceste facecie<text:line-break/>nya point de sens moral : Mais y<text:line-break/>est monstre seullem(e1)t la folle cre(-)<text:line-break/>dence dung sot homme qui creoyt<text:line-break/>que vng aultre<text:s/>luy peust appren(-)<text:line-break/>dre vne chose impossible (q1) lautre<text:line-break/>mesme ne scauoit pas.</text:p>
      <text:soft-page-break/>
      <text:h text:style-name="Titre1" text:outline-level="1">(ipdm) Du Moyne qui meist<text:line-break/>son membre au pertuis dune ta(-)<text:line-break/>ble et commence In pisceno est op<text:line-break/>pidum esis nomine. (et)c.</text:h>
      <text:p text:style-name="P256"><text:span text:style-name="T257">A</text:span>V pays de Piscene a<text:line-break/>vng chasteau nomme<text:line-break/>esis (sol)<text:s/>au(q1)l estoyt vng<text:line-break/>moine n(o1)me le lieu (q2) aymoit vne<text:line-break/>belle ieune pucelle fille de lung de<text:line-break/>ses voisis (sol) mais il ne pouoit ioyr<text:line-break/>belle touteffoys finablement par<text:line-break/>c(o1)tinuaci(o1) &lt;ATTcaractere&gt; prieres &lt;ATTcaractere&gt;messes d(o1)s<text:line-break/>et belles (p3) suasions fist tant quel(-)<text:line-break/>le se consentit quil fist sa voulen(-)<text:line-break/>te Mais vng point y auoit quelle<text:line-break/>estoit fort honteuse (et) si craignoyt<text:line-break/>fort a attendre le coup de la lance<text:line-break/>pource quelle estoit encore entiere<text:line-break/>et ne scauoit encore que ce estoyt (sol)<text:line-break/>pourtant reculoyt elle tant quelle<text:line-break/>pouoyt et disoit a son moyne (q2)l a<text:line-break/>uoit trop gros bois (et) quelle ne le<text:line-break/>scauoit porter Ad(o1)c le moyne po<text:span text:style-name="T258">r</text:span><text:line-break/>la rec(o1)forter luy dist mamie nay(-)<text:line-break/>ez point de paour affin (q1) ie ne vo(us)<text:line-break/>blesse ie prendray vne table percee<text:line-break/>que<text:s/>ie mettray entre vous et moy<text:line-break/>Et ne prendres du boys que ce qui<text:line-break/>passera par le pertuys de la table<text:line-break/>qui nest pas grant (sol) aquoy vous<text:line-break/>pouez bi(e1) c(o1)gnoistre (q1) mon boys<text:line-break/>nest pas trop gros. A ce consentit<text:line-break/>la fillette (et) sen alla le moyne que(-)<text:line-break/>rir<text:s/>vne table percee ou pertuys de<text:line-break/>la(q1)lle il mist son instrument qui<text:line-break/>nestoit point encore en paix ius(q1)s<text:line-break/>(et) ce quil vint a baiser la basse pie<text:line-break/>ce du harnois de la fille au contre<text:line-break/>de la(q1)lle il se enfla et deuint gros<text:line-break/>tellement que le pertuys de la ta(-)<text:line-break/>ble fut trop petit (et) fut si estrainct<text:line-break/>la dedans que le Moyne ne leust<text:line-break/>sceu retirer. Mais luy faisoyt sy<text:line-break/>grant mal (q2)l luy s(e1)bloit (q1) on luy<text:line-break/>coupast t(a1)t il auoit de douleur (sol) et<text:line-break/>la fille qui le cuydoyt reconforter<text:line-break/>le baisoit (et) saprochoit de luy tant<text:line-break/>quelle pouoit. Et de ce sa douleur<text:line-break/>augmentoit il luy dist quelle prit<text:line-break/><text:soft-page-break/>de leaue pour tremper ce bois qui<text:line-break/>estoit tant enfle ce quelle fist et en(-)<text:line-break/>cores a peine en sortit (et) si fut tout<text:line-break/><text:span text:style-name="pb">[n.p.]</text:span><text:line-break/>escorche. Et croy que si a tous en<text:line-break/>prenoit ainsi il seroit plus de cha(-)<text:line-break/>stes religieux quil nest et (q2) viue<text:line-break/>royent pl(us) c(o1)tinuellem(e1)t. En ce(-)<text:line-break/>ste facecie est monstre lincontin(e1)(-)<text:line-break/>ce dung religieux qui na point de<text:line-break/>crainte de defflorer vne vierge et<text:line-break/>aussi il en fut pugny (et) ne permist<text:line-break/>pas dieu que de la chose fortist ef(-)<text:line-break/>fect ainsi que la faulse (et) mauuai(-)<text:line-break/>se voulente du moyne le desiroit.</text:p>
      <text:h text:style-name="Titre1" text:outline-level="1">(ipdm) De celuy (q2) desira estre p(o1)(-)<text:line-break/>p(o1) affin que on luy fleurist le<text:line-break/>cul et c(o1)mence. Erant c(o1)plu(-)<text:line-break/>res florentie. (et)c.</text:h>
      <text:p text:style-name="P259"><text:span text:style-name="T260">D</text:span>E<text:s/>coustume les floren<text:line-break/>tins aux iours de feste<text:line-break/>sassemblent a confabu<text:line-break/>ler et dire entre eulx aulcune cho(-)<text:line-break/>se creatiue. Si adu(i1)t vne fois (q2)lz<text:line-break/>furent assemblez plusieurs et c(o1)(-)<text:line-break/>mencerent a faire diuers souhaitz<text:line-break/>si (q1) lung desiroit estre roy (sol)<text:s/>lautre<text:line-break/>pape (sol) et ainsi des autres. En la fi<text:line-break/>vit vng ieune garson assez inge(-)<text:line-break/>nieux (et) plaisant en parolle (q2) com<text:line-break/>menca a faire son souhait et dist<text:line-break/>quil vouldroit estre pompon. Et<text:line-break/>quant les aultres ouyrent ce ieu(-)<text:line-break/>ne garson faire son souhait ilz<text:s/>fu<text:line-break/>r(e1)t to(us) esbahys (et) luy dem(a1)derent<text:line-break/>pourquoy il souhaitoit estre pom<text:line-break/>pon. Il respondit affin que chas(-)<text:line-break/>cun luy allast sentir le cul Car la<text:line-break/>coustume des lombars est quant<text:line-break/>ilz leur sent(e1)t le cul pour scauoit<text:line-break/>silz sont bons. Adonc commence(-)<text:line-break/>rent a rire les assistens voyans le<text:line-break/>ioyeulx souhayt du garson pour(-)<text:line-break/>tant quil procedoit de bon esperit<text:line-break/>En ceste facecie s(o1)t raillez les sou<text:line-break/>haicteurs (q2) souhaictent (et) desir(e1)t<text:line-break/>ce (q2)lz ne peuent ne doiuent auoir<text:line-break/><text:soft-page-break/>dont le garson se farca qui oyant<text:line-break/>leurs inutiles re(q1)stes et souhaitz<text:line-break/>requist estre pomp(o1) affin (q1) tous<text:line-break/>luy allassent sentir le cul.</text:p>
      <text:h text:style-name="Titre1" text:outline-level="1">(ipdm) Du marchant qui se van<text:line-break/>ta que iamais sa femme nauoyt<text:line-break/>fait pet au lict Et comm(e1)ce Mer<text:line-break/>cator quidam. (et)c.</text:h>
      <text:p text:style-name="P261"><text:span text:style-name="T262">L</text:span>A facecie (e1)suiu(a1)te fait<text:line-break/>m(e1)ci(o1) dung march(a1)t<text:line-break/>le(q1)l vne fois en la pre(-)<text:line-break/>sence d(u1)g seigneur a qui il estoyt<text:line-break/>subgect se trouua. Et ainsi (q1) sei(-)<text:line-break/>gneurs a leurs plaisir dyent sou(-)<text:line-break/>uene motz ioyeulx (et) (p3)olles pour<text:line-break/>rire. Adu(i1)t que ce seigneur se iou(-)<text:line-break/>ant a sa femme dist que elle auoit<text:line-break/>faict la nuyt vng pet en son lict.<text:line-break/>Et lors le marchant qui ce ouyt<text:line-break/>reputant chose infame deist que a<text:line-break/>grant peine croyt il que vne da(-)<text:line-break/>moiselle fist vng pet et dit vraye<text:line-break/>ment sa f(e1)me qui nestoit pas da(-)<text:line-break/>moiselle nen auoit iamais faict<text:line-break/>Quant ce seigneur ouyt ce mar(-)<text:line-break/>chant ainsi collauder sa femme et<text:line-break/>soustenir que iamais nauoit fait<text:line-break/>pet il luy dist vien ca marchant (sol)<text:line-break/>tu dis (q1) ta femme iamais ne feist<text:line-break/>pet. Je voye faire gageure a toy<text:line-break/>pour vng bon soupper que si tu<text:line-break/>ne luy en as autreffoys ouy faire<text:line-break/>tu luy en ortas faire deuant que il<text:line-break/>soit troys moys et vrayem(e1)t dit<text:line-break/>le march(a1)t ie gaigeray po<text:span text:style-name="T263">r</text:span><text:s/>le sou<text:line-break/>per ainsi fut la gageure faicte. A<text:line-break/>pres ce seigneur qui estoit vng fi<text:line-break/><text:span text:style-name="pb">[n.p.]</text:span><text:line-break/>homme vint a ce march(a1)t et luy<text:line-break/>pria instantement (q2)l luy prestast<text:line-break/>cinqu(a1)te escus ce que le march(a1)t<text:line-break/>ne osa reffuser (sol) par ainsi (q1) le sei(-)<text:line-break/>gneur les luy &lt;ATTcaractere&gt;mettoit rendre de<text:line-break/>dans vng moys le(q1)l moys pas(-)<text:line-break/>se le Marchant vint a demander<text:line-break/>sa pec(u1)e (sol) mais<text:s/>il nestoit pas prest<text:line-break/>de lauoir (sol) ains le supplya le &lt;ATTcaractere&gt; sei(-)<text:line-break/><text:soft-page-break/>gneur de rechief (sol) tellement que il<text:line-break/>fut contrainct de luy en prester en<text:line-break/>cores cinqu(a1)te combien que mal<text:line-break/>luy fist (et) ne luy pleust pas (sol) mais<text:line-break/>pour estre paye des premiers pre(-)<text:line-break/>ste il presta les aultres (sol) par ainsi<text:line-break/>que le seigneur les luy promist r(e1)<text:line-break/>bre tous ensemble en vng aultre<text:line-break/>moys apres. Touteffoys le po(-)<text:line-break/>ure marchant en estoit en si grant<text:line-break/>fantasie et malaise que il ne dor(-)<text:line-break/>moit nuyt ne iour. Si aduint<text:s/>en<text:line-break/>vne nuyt quil estoit a(i1)si moleste<text:line-break/>sa femme estoit couchee aupres de<text:line-break/>luy qui bien dormoit (et) auoit fort<text:line-break/>soupe au soir et de faict elle lascha<text:line-break/>vng gros pet d(o1)t le poure mary<text:line-break/>fut fort estably (et) congneut quil a<text:line-break/>uoit perdu la gageure quil auoyt<text:line-break/>faicte contre son seigneur. Ainsi<text:line-break/>quant le terme de la gaigeure fut<text:line-break/>venu le seigneur qui bien scauoit<text:line-break/>quil auoit d(o1)ne beaucoup de sou(-)<text:line-break/>cy au poure marchant qui luy a(-)<text:line-break/>uoit preste son argent sappella et<text:line-break/>luy demanda par foy et par Ser(-)<text:line-break/>ment se il auoit po(i1)t ouy peter sa<text:line-break/>femme depuis la gaigeure qui a(-)<text:line-break/>uoit este entre eulx faicte. Adonc<text:line-break/>le marchant qui estoit homme de<text:line-break/>bonne foy respondit que ouy (et) c(o1)<text:line-break/>fessa auoir perdu le souper du pet<text:line-break/>Duquel soupperent luy (et) les sei(-)<text:line-break/>gneurs (sol) mais le<text:s/>march(a1)t en beut<text:line-break/>le premier. Apres celluy rendit le<text:line-break/>seigneur son argent et luy dist la<text:line-break/>cause et rais(o1) pourquoy il lauoyt<text:line-break/>fait. En ceste facecie sont reprins<text:line-break/>les paresseux et non diligens qui<text:line-break/>n(o1)t po(i1)t de sollicitude en leur mes<text:line-break/>nage (sol) et entour leur famille. Car<text:line-break/>vng bon mesnagier doibt auoir<text:line-break/>tant de soing et de sollicitude a l(e1)(-)<text:line-break/>tour de ses negoces quon ne deue(-)<text:line-break/>roit ri(e1) faire en sa maison (sol) pas sa<text:line-break/>femme vng pet que il ne le sceust.<text:line-break/>Mais ainsi nestoit pas ledit mar<text:line-break/>ch(a1)t qui gagea que sa femme na(-)<text:line-break/>uoit iamais fait pet (sol) et le cuidoyt<text:line-break/>pourtant quil nen auoit ri(e1) ouy.<text:line-break/><text:soft-page-break/>Car incontinent (q2)l estoit couche<text:line-break/>il sendormoit sans auoir aulcun<text:line-break/>soucy. Et pource luy empr(u1)ta le<text:line-break/>g(e1)til homme son argent affin de<text:line-break/>luy donner soing<text:s/>dont il perdit le<text:line-break/>dormir (sol) Et veilla tant (q2)l ouyt le<text:line-break/>pet de sa f(e1)me d(o1)t il perdit le sou(-)<text:line-break/>per (sol) mais il en beut sa part.</text:p>
      <text:h text:style-name="Titre1" text:outline-level="1">(ipdm) Joyeuse maniere de chas<text:line-break/>ser les pouces de vng hos(-)<text:line-break/>pital. Et comm(e1)ce. Cardi(-)<text:line-break/>nalis barensis. (et)c.</text:h>
      <text:p text:style-name="P264"><text:span text:style-name="T265">E</text:span>N la cite de romme fut<text:line-break/>vng des Cardinaulx<text:line-break/>nomme le Cardinal de<text:line-break/>bar (sol) Natif de Napples (sol) lequel a(-)<text:line-break/>uoit vng Hospital ce parties de<text:line-break/>fr(a1)ce. Duquel hospital le reuenu<text:line-break/>ne luy estoit pas grant pour les<text:line-break/>grans despens (q2)l y failloit faire<text:line-break/>a loccasion des malades qui<text:line-break/><text:span text:style-name="pb">[n.p.]</text:span><text:line-break/>chas(-)cun tout y affluoyent d(o1)t moult<text:line-break/>luy desplaisoit et de ce se complai<text:line-break/>gnit a vng si(e1) familier lequel lui<text:line-break/>dist que tresbien y mettroit reme(-)<text:line-break/>de et chasseroit tous les mallades<text:line-break/>sit vouloit. Alors le cardinal res(-)<text:line-break/>pondit que bien le vouloit Et d(o1)(-)<text:line-break/>na commission a son famillier (sol) et<text:line-break/>luy bailla vng vicariat pour al<text:line-break/>ler disposer de tout ainsi que bon<text:line-break/>luy sembleroit ainsi quant ce vi(-)<text:line-break/>cariat et c(o1)mis fut venu a cest hos<text:line-break/>pital il fut m(o1)lt esbahy de veoir<text:line-break/>tant<text:s/>de malades quil y auoit. Sy<text:line-break/>print vne robe comme dung me(-)<text:line-break/>bec(i1) (sol) et les alla visiter (sol) saignant<text:line-break/>estre venu pour les guarir (p3) quoy<text:line-break/>chascun lapelloit pour luy mon(-)<text:line-break/>strer sa playe (sol) et de fait les visita<text:line-break/>to(us). Apres ce leur dist mes amys<text:line-break/>iay regarde toutes voz maladies<text:line-break/>mais il est impossible que puyssez<text:line-break/>estre guarissans auoir de la gres(-)<text:line-break/>se d(u1)g h(o1)me pour faire de loygne<text:line-break/>ment (p3)quoy ayez pati(e1)ce (sol) il fault<text:line-break/><text:soft-page-break/>que l(u1)g de vous soit mys a mort<text:line-break/>pour ce faire. Ainsi getteray<text:s/>ceste<text:line-break/>nuyct mon fort pour scauoyr le(-)<text:line-break/>quel ce sera que ie deueray prendre<text:line-break/>po&lt;ATTcaractere&gt; le faire bien rostir et en auoyr<text:line-break/>la gresse dont ie feray loignem(e1)t<text:line-break/>pour les autres. Et ce dit m(o1) me<text:line-break/>decin part du lieu et demourerent<text:line-break/>to(us) les poures malades estonnes<text:line-break/>cuidans (q1) ce quil disoit fut vray.<text:line-break/>Si ny eust oncques celuy t(a1)t fust<text:line-break/>malade (q2) ne sen fouist craignant<text:line-break/>ce fort veoir sur luy. Et demoura<text:line-break/>lhospital vuide de toutes gens<text:line-break/>fors des seruiteurs et familiers ò<text:line-break/>son hastel En ceste facecie nia<text:s/>yo(i1)t<text:line-break/>de sens moral mais est seullem(e1)t<text:line-break/>la ioyeuse subtillite que trouua ce<text:line-break/>vicaire pour faire vuider les po(-)<text:line-break/>ares malades ne de lhospital qui<text:line-break/>a si grant habond(a1)ce y venoi(e1)t (q2)<text:line-break/>le reuenu bu&lt;ATTcaractere&gt; hospital ne prouffi<text:line-break/>toit en auclle chose au maistre di(-)<text:line-break/>celuy mais depuis proffita.</text:p>
      <text:h text:style-name="Titre1" text:outline-level="1">(ipdm) Dung prebicateur qui pres<text:line-break/>choit le iour de sainct christofle : et<text:line-break/>commence au lati. Predicator ad<text:line-break/>populum in festo. (et)c.</text:h>
      <text:p text:style-name="P266"><text:span text:style-name="T267">L</text:span>E iour de la feste m(o1)sei(-)<text:line-break/>gneur sait christofle vne<text:line-break/>fois preschoit vng<text:s/>(p1)bica<text:line-break/>teur deuant le peuple exaltant les<text:line-break/>merittes du sainct par parolles<text:line-break/>tant quil pouoit. Et entre les au<text:line-break/>tre preuileges et dons de grace (q2)l<text:line-break/>attribuoit a m(o1)seigne<text:span text:style-name="T268">r</text:span><text:s/>saint cri(-)<text:line-break/>stofle cestoit (q2)l auoit porte le crea<text:line-break/>teur de tout le monde. Et pour<text:line-break/>plus fort collauder et exalter le&lt;ATTcaractere&gt;<text:line-break/>sainct disoit en exclamant par ad<text:line-break/>mirati(o1) et disant qui estoyt celuy<text:line-break/>qui a porte vng si pesant fardeau<text:line-break/>que sainct christofle qui a porte le<text:line-break/>filz de dieu Ou est celuy ou est ce(-)<text:line-break/>luy Et tant de fois fist ceste excla<text:line-break/>mation quil enuoya a vng ioy(-)<text:line-break/>eulx h(o1)me qui la estoit et respon(-)<text:line-break/><text:soft-page-break/>dit Ce fut lasne qui porta le filz (et)<text:line-break/>la mere quant la benoiste vierge<text:line-break/>marie senfouit en egipte de paour<text:line-break/>de herobe qui faisoit occire les in(-)<text:line-break/>nocenselle estoit montee<text:s/>sur vng<text:line-break/>asne et portoit son filz en son gir(o1)<text:line-break/>Parquoy lasne porta plus grant<text:line-break/>fardeau que monseigneur fa(i1)t cet<text:line-break/><text:span text:style-name="pb">[n.p.]</text:span><text:line-break/>stophe qui porta le filz seullement<text:line-break/>En ceste facecie ny a point de s(e1)s<text:line-break/>moral (sol) Mais seullement y est re(-)<text:line-break/>prouuee la vaine (et) su(p3)ticieuse ma<text:line-break/>niere daucuns predicateurs trop<text:line-break/>continuans en vain propos.</text:p>
      <text:h text:style-name="Titre1" text:outline-level="1">(ipdm) De celuy quil deist (q2)l portoyt<text:line-break/>vne teste de vache en ces armes. Et comm(e1)ce au latin. Inuensis<text:line-break/>honerarie nauis. (et)c :</text:h>
      <text:p text:style-name="P269"><text:span text:style-name="T270">I</text:span>L y eut a g(e1)nes vng pa<text:line-break/>tr(o1) de gallee<text:s/>qui pour s(e1)<text:line-break/>aller s(us) mer fist charger<text:line-break/>sa nauire (et) garnir de toutes cho(-)<text:line-break/>ses necessaires. Auec(q1)s ce fist fai(-)<text:line-break/>re certains estandars : et banieres<text:line-break/>pour y mettre aus(q2)lz estoit pour(-)<text:line-break/>traicte vne ceste beuf ainsi quant<text:line-break/>ledit patron eut fait toutes ses ap<text:line-break/>prestes il feist mettre sa nauire a<text:line-break/>vacguer et feirent tant que ilz vi<text:line-break/>drent arriuer aux parties de gaul<text:line-break/>le combien que il fust enuoye po&lt;ATTcaractere&gt;<text:line-break/>combattre aux anglois (sol) Mais la<text:line-break/>fort(u1)e et le v(e1)t les fist retourner<text:line-break/>autre part<text:s/>(et) arriuer(e1)t a vng port<text:line-break/>ta ou il auoit vng moult gr(a1)t sei<text:line-break/>gneur (q2) en ses armes portoit vne<text:line-break/>teste de beuf Et aussi voyant que<text:line-break/>cestuy patron la portoit s(e1)blable<text:line-break/>m(e1)t fut indigne (et) prouoque faire<text:line-break/>Pour ce voulut mouuoir guerre<text:line-break/>auec(q1)s le<text:s/>patron g(e1)neuois (sol) et de<text:line-break/>fait luy enuoya vng paige de ba(-)<text:line-break/>taille lequel receut le patron cuy(-)<text:line-break/>dant (q1) ce ne fussent que iouxtes a<text:line-break/>plaisance Touteffois qu(a1)t ilz fu<text:line-break/>rent en champ et quil veit le&lt;ATTcaractere&gt;gau<text:line-break/>lois en point comme vng roland<text:line-break/><text:soft-page-break/>tout delibere de iouster a oultran<text:line-break/>ce il fust esbahy et dem(a1)da treues<text:line-break/>pour parlementer (et) scauoir pour<text:line-break/>(q1)lle cause il vouloit auoir guer(-)<text:line-break/>re auecques luy. Ainsi furent as(-)<text:line-break/>semblez et demanda les g(e1)neuois<text:line-break/>au gaulois pourquoy il vouloit<text:line-break/>auoir noise a luy (et) po<text:span text:style-name="T271">r</text:span><text:s/>quoy il la<text:line-break/>uoit offense le gaulois respondit<text:line-break/>pource que celuy genneuois por(-)<text:line-break/>toit ses armes dont il luy desplai<text:line-break/>soit. Adoncques demanda le gen(-)<text:line-break/>neuois. Seig(n1)r (q1)lles armes por<text:line-break/>rez vous Respond ledict gaulois<text:line-break/>vne teste de beuf Ha vrayement<text:line-break/>dist le genneuois nous ne beuons<text:line-break/>point auoir noise ensemble Car ie<text:line-break/>porte vne teste de vache : et a(i1)si ne<text:line-break/>s(o1)t ce point voz armee (sol) parquoy<text:line-break/>lappointement fut tout soubdain<text:line-break/>fait (et) ne combatirent point ens(e1)(-)<text:line-break/>ble. En ceste facecie<text:s/>nya point de<text:line-break/>sens moral (sol) mais seullem(e1)t y est<text:line-break/>la ioyeuse excuse que print le gen<text:line-break/>neuois de dire quil ne portoit pas<text:line-break/>la teste de vng beuf en ses armes<text:line-break/>mais portoit la teste &lt;ATTcaractere&gt; une vache</text:p>
      <text:h text:style-name="Titre1" text:outline-level="1">(ipdm) De celuy qui estoit marry<text:line-break/>pource (q2)l estoit en debee (et) com<text:line-break/>mence au latin. Perambulla<text:line-break/>bat perusinus. (et)c.</text:h>
      <text:p text:style-name="P272"><text:span text:style-name="T273">D</text:span>Ed(a1)s la cite de peruse<text:line-break/>estoit vn tresb(o1) c(o1)pai(-)<text:line-break/>gn(o1) le(q1)l auoit trouue<text:line-break/>bon moyen de si tresbien conduire<text:line-break/>march(a1)dise que ses debtes excedol<text:line-break/>ant tout son vaill(a1)t sans<text:s/>compa<text:line-break/>raison et de fait auoit tout vendu<text:line-break/>pour enrichir tant quil ne auoyt<text:line-break/>pas a moitie dequoy satiffaires<text:line-break/>ses crediteurs dont il estoit en tres<text:line-break/><text:span text:style-name="pb">[n.p.]</text:span><text:line-break/>gr(a1)t soucy et souuente esfoys tour<text:line-break/>noit par la ville (sol) triste (sol) pensif (sol) Et<text:line-break/>mel(e1)colieux. Si aduint vne fois<text:line-break/>que en ceste cogitaci(o1) et pensee ou<text:line-break/>il estoit vng de ses congnoyssans<text:line-break/><text:soft-page-break/>le trouua qui luy demanda pour(-)<text:line-break/>quoy il estoit si triste (et) en si gran(-)<text:line-break/>be cogitacion Lautre respondict (q1)<text:line-break/>cestoit pourtant quil deuoit beau<text:line-break/>coup (et) a<text:s/>plusieurs gens ausquelz<text:line-break/>il nauoit dequoy payer (sol) o dist lau<text:line-break/>tre ne te soucye leisse les cogitati<text:line-break/>ons (et) le soucy de cela a ceulx qui<text:line-break/>tu dois car ilz ont assez gr(a1)t pao<text:span text:style-name="T274">r</text:span><text:line-break/>que tu ne les puisse payer po<text:span text:style-name="T275">r</text:span><text:s/>t(a1)t<text:line-break/>es tu bien fol de ten soucier. Ainsi<text:line-break/>fut<text:s/>rec(o1)forte ledict poure debteur<text:line-break/>qui trop grandement se soulcioit<text:line-break/>et esbahissoit de ce quil debuoit : et<text:line-break/>laissa le soulcy de ses debces a ses<text:line-break/>crediteurs En ceste facecie est m(o1)(-)<text:line-break/>stre pour sens moral que le soulcy<text:line-break/>des choses impossibles ou diffici<text:line-break/>les a nous est vain (sol) comme qu(a1)t<text:line-break/>vng b(o1) marchant qui a plusie<text:span text:style-name="T276">r</text:span>s<text:line-break/>crediteurs Touteffois par fortu<text:line-break/>ne ou inconuenient il pert ce dont<text:line-break/>il espere leur satiffaire Cest follye<text:line-break/>a lui de trop se melencolier quant<text:line-break/>il nya point de remede. Non pas<text:line-break/>aussi (q1) il ne doiue estre si neglig(e1)t<text:line-break/>que de tous pointz ne luy en chail<text:line-break/>le. Ainsi que au perusien deuandit<text:line-break/>que lautre plusconfortoit (p3) far(-)<text:line-break/>serie (q1) aultrem(e1)t quant il luy di(-)<text:line-break/>soit (q2)l laissast le soucy de ses detes<text:line-break/>a ceulx a qui il deuoit (et) (q2)lz estoi(e1)t<text:line-break/>assez souciez comme il les paieroit</text:p>
      <text:h text:style-name="Titre1" text:outline-level="1">(ipdm) Des grecz qui eur(e1)t<text:line-break/>la barbe du visaige raize<text:line-break/>et aussi les genneuois cel<text:line-break/>le du cul (sol) et c(o1)m(e1)ce Oui<text:line-break/>dem iannancis. (et)c.</text:h>
      <text:p text:style-name="P277"><text:span text:style-name="T278">P</text:span>Our mieulx entendre<text:line-break/>la presente facecie il est<text:line-break/>a noter que les grecz de<text:line-break/>leur coustume portent l(o1)gue bar<text:line-break/>be : et est le plus grant desplaisir<text:line-break/>quon leur scauroyt faire que leur<text:line-break/>oster leur barbe Aduit vne foys (q1)<text:line-break/>auc(u1)s genneuois demourans en<text:line-break/>vne petite cite de la &lt;ATTcaractere&gt;re de g(e1)nes (q1)<text:line-break/><text:soft-page-break/>on appelle pere (sol) se tr(a1)sporterent a<text:line-break/>constantinoble d(o1)t ilz sont assez<text:line-break/>procha(i1)s vois(i1)s po<text:span text:style-name="T279">r</text:span><text:s/>estre en vne<text:line-break/>foire qui la estoit la ou ilz trouue<text:line-break/>rent plusieurs marchans de la ter<text:line-break/>re de grece qui pareillement estoy<text:line-break/>ent la venus pour leur negocia(-)<text:line-break/>ti(o1)s et<text:s/>affaires. Or fut ainsi que<text:line-break/>par aucune cause sourdit debat (e1)(-)<text:line-break/>tre les genneuois (et) les grecz (sol) sy (q1)<text:line-break/>il y eut meurdre daucuns des gen<text:line-break/>neuois qui farent occis (et) po<text:span text:style-name="T280">r</text:span><text:s/>t(a1)t<text:line-break/>sen aller(e1)t ilz plaindre à limpera(-)<text:line-break/>teur demandant iustice des grecz<text:line-break/>qui auoyent meurdry aulcuns de<text:line-break/>leurs gens. Quant limperateur<text:line-break/>fut aduerty de ceste chose il m(a1)da<text:line-break/>au (p1)uost que incontinent il en fist<text:line-break/>iustice. Pour laquelle chose faire<text:line-break/>le preuost si feist prendre les grecz<text:line-break/>et congnoiss(a1)t comme dit est que<text:line-break/>mieulx ne le scauroit pugnir que<text:line-break/>(p3) leur faire oster leur barbe ord(o1)(-)<text:line-break/>na quilz furent tous rez (sol) Ce (q2) fut<text:line-break/>fait dont les grecz furent t(a1)t co<text:span text:style-name="T281">r</text:span><text:line-break/>roucez que pl(us) nen pouoyent (sol) car<text:line-break/>non pas seullement ceulx (q2) auoi<text:line-break/>ent fait le mal fur(e1)t ainsi pugnir<text:line-break/><text:span text:style-name="pb">[n.p.]</text:span><text:line-break/>mais tous ceulx (q1) luj peut trou(-)<text:line-break/>uer (sol) (et) pource les gregoys sent(a1)s<text:line-break/>qu(o1) les auoit trop vigoreusement<text:line-break/>pugnis (et) (q1) les g(e1)neuois auoyent<text:line-break/>aussi bien este cause du mal c(o1)me<text:line-break/>eulx ilz senallerent a limperateur<text:line-break/>faire<text:s/>c(o1)plaicte de son preuost qui<text:line-break/>t(a1)t ignominieusement les auoyt<text:line-break/>pagnis veu que le malefice ne ve<text:line-break/>noit pas tout de leur part et auec<text:line-break/>ce donnerent aucuns bons a lim(-)<text:line-break/>perateur Parquoy il m(a1)da a s(o1)(o1)<text:line-break/>(p1)uost quil punist les genneuoys<text:line-break/>aussi bien quil auoit les grecz af(-)<text:line-break/>fin que chascun soit content. Ain(-)<text:line-break/>siquant le preuost eut receu le m(a1)<text:line-break/>dement de limperateur il fist pren<text:line-break/>dre tous les g(e1)neuois qui auoi(e1)t<text:line-break/>eu debat aux grecz (et) feist faire ds<text:line-break/>eschauffaux comme se onles vou<text:line-break/>sist decappiter (sol) Et puis feist crier<text:line-break/><text:soft-page-break/>publicquement (q2) tout le m(o1)de al<text:line-break/>last veoir la iustice Lors les pub<text:line-break/>stres et religieux de la cite desir(a1)s<text:line-break/>auoit les corps des iugez a mettre<text:line-break/>en leurs eglises allerent en habitz<text:line-break/>sacerdotaux iusques au lieu de la<text:line-break/>iustice<text:s/>portans croix.et banieres<text:line-break/>pour recepuoir les corps de ceulx<text:line-break/>quilz cuidoyent estre executez (sol) pa<text:line-break/>reillement se assembla tout le peu<text:line-break/>ple (et) les gregois mesme tous ioy<text:line-break/>eulx destre vengez de leur extorci<text:line-break/>on Ainsi quant tout fut assemble<text:line-break/>le (p1)uost fist<text:s/>aporter de grans bas(-)<text:line-break/>sins a barbiers plains beaue (sol) (et) fist<text:line-break/>Venir barbiers tous a poste auec<text:line-break/>rasouers affilez puis fist amener<text:line-break/>tous les malfaicteurs le cul des(-)<text:line-break/>couuert et c(o1)d(a1)pna pour leur pu<text:line-break/>gnition (q2)lz auroyent to(us) les bar(-)<text:line-break/>be<text:s/>du cul raise (sol) a(i1)si que les grecz<text:line-break/>auoi(e1)t eu celle du visaige disant<text:line-break/>que cestoit barbe pour barbe Lors<text:line-break/>eur(e1)t les&lt;ATTillisible&gt; g(e1)neuois les culz rez : (et)<text:line-break/>en furent donnees leurs barbes<text:line-break/>aux (p1)stres et iacobins qui ia att(e1)<text:line-break/>boient les obseques. En ceste face<text:line-break/>cie nya aucuns sens moral (sol) mais<text:line-break/>y est seullement monstre la ioyeu<text:line-break/>se recompense que les grecz eu r(e1)t<text:line-break/>des g(e1)neuois par le preuost (q2) dist<text:line-break/>que les grecz portent barbe au vi<text:line-break/>sage (et) les g(e1)nenois la portent en(-)<text:line-break/>tre les<text:s/>fesses (sol) et pourt(a1)t leur feist<text:line-break/>il taire le cul</text:p>
      <text:h text:style-name="Titre1" text:outline-level="1">(ipdm) De la vieille qui se<text:line-break/>voullut remarier et ref(-)<text:line-break/>fusa vng homme (p3) faul<text:line-break/>te de oustil. Et c(o1)mence<text:line-break/>au lati Mulier vidua. (et)c</text:h>
      <text:p text:style-name="P282"><text:span text:style-name="T283">V</text:span>Nne vi(-)<text:line-break/>eille f(e1)me<text:line-break/>fut qui a(-)<text:line-break/>uoyt este<text:line-break/>autrefois<text:line-break/>marier : et<text:line-break/>les condi(-)<text:line-break/><text:soft-page-break/>tions veu<text:line-break/>es que elle auoyt en vieillesse est<text:line-break/>assez aise a congnoistre que dur(a1)t<text:line-break/>la grande challeur de ieunesse elle<text:line-break/>auoyt trop ayme le deduit damo<text:span text:style-name="T284">r</text:span><text:line-break/>Car apres le trespas de son pre(-)<text:line-break/>mier mary combien que desia fort<text:line-break/>veille elle feust<text:s/>(sol) vint a vne &lt;ATTcaractere&gt; ses<text:line-break/>bonnes voisines : et luy deist ma<text:line-break/>chere commere mamie vo(us) scauez<text:line-break/>bien que cest de mon estat (sol) Jay<text:line-break/>grant regret a m(o1) mary non pas<text:line-break/><text:span text:style-name="pb">[n.p.]</text:span><text:line-break/>que de compaignie de homme me<text:line-break/>chaille (sol) car ie suis vieille femme<text:line-break/><text:s/>et<text:s/>ne me chault si iamais homme<text:line-break/>ne me c(o1)gnoist Mais touteffois<text:line-break/>vne f(e1)me seulle nest ri(e1) (sol) et voul(-)<text:line-break/>droye bien quil pleust a dieu que ie<text:line-break/>eusse troune quelque bon homme<text:line-break/>simple &lt;ATTcaractere&gt; ma sorte qui me ti(e1)droit<text:line-break/>c(o1)paignie pour passer t(e1)ps lung<text:line-break/>auec(q1)s lautre (sol) plus en p(e1)sant au<text:line-break/>salut de nostre ame (q1) du corps ai<text:line-break/>si que gens de bien doibuent faire<text:line-break/>Qu(a1)t ceste commere ouyt ce que<text:line-break/>sa voisine luy disoit cuydant que<text:line-break/>ses parolles de la bouche feussent<text:line-break/>semblables a la voul(e1)te dist que<text:line-break/>elle trouueroit bien h(o1)me tel que<text:line-break/>elle dem(a1)doit. Si sen alla et le len<text:line-break/>demain retourna et luy dist. Ma<text:line-break/>c(o1)mere no<text:span text:style-name="T285">9</text:span><text:s/>parlasmes hier vous<text:line-break/>et moy de telle chose (sol) Jay trouue<text:line-break/>vng bonhomme (sol) saige (sol) paisible (sol)<text:line-break/>et tout tel que vous le demandez<text:line-break/>Et pr(i1)cipalem(e1)t pource (q1) vous<text:line-break/>dictes que pl<text:span text:style-name="T286">9</text:span><text:s/>ne vous en chault<text:line-break/>de compaignie dhomme aussi ne<text:line-break/>faict il a luy de femme (sol) Car il est<text:line-break/>chastre. Ho ho dist la faulce vieil(-)<text:line-break/>le ma commere me voulez vous<text:line-break/>bailler vng tel h(o1)me (q1)<text:s/>na poit de<text:line-break/>genitoires (sol) ostez ostez ie n(e1) vueil<text:line-break/>en aulcune maniere (sol) car vous sca<text:line-break/>uez (q2) est licite (q1) vne femme vi(-)<text:line-break/>ue en paix auecques vng h(o1)me (sol)<text:line-break/>et si dauenture noise ou discord se<text:line-break/>mouuoit entre nous deux (sol) qui se(-)<text:line-break/>roit le<text:s/>mediateur sice membre la<text:line-break/><text:soft-page-break/>deffailloit (q2) est le membre princi(-)<text:line-break/>pal pour bouter la paix entre lh(o1)<text:line-break/>me et la f(e1)me. En ceste facecie est<text:line-break/>m(o1)stre c(o1)me les parolles ne sont<text:line-break/>pas tousiours la vraye vrine du<text:line-break/>cueur (et) c(o1)me elles s(o1)t c(o1)traires a<text:line-break/>la pensee A(i1)si (q2) de la vieille qui di<text:line-break/>soit quelle ne vouloit plus auoir<text:line-break/>compaignie dhomme (sol) touteffois<text:line-break/>quant on luy en offroit vng cha(-)<text:line-break/>stre elle le refusa disant que le m(e1)<text:line-break/>bre genital est pr(i1)cipal mediateur<text:line-break/>pour mettre paix entre lhomme (et)<text:line-break/>la femme.</text:p>
      <text:h text:style-name="Titre1" text:outline-level="1">(ipdm) Dung frere religieulx<text:line-break/>qui engrossa vne abbesse (sol) et<text:line-break/>commence Abbatissem cer(-)<text:line-break/>ti monasterii.</text:h>
      <text:p text:style-name="P287"><text:span text:style-name="T288">P</text:span>Oge dit quil c(o1)gneut<text:line-break/>autreffoys vng certa(i1)<text:line-break/>monastere auquel es(-)<text:line-break/>toit vne moult belle abbesse de la<text:line-break/>quelle vng maistre frere frapart<text:line-break/>cordelier qui en estoit merueilleu(-)<text:line-break/>sement amoureux et luy deman(-)<text:line-break/>doit souuent a coucher auecques<text:line-break/>elle (sol) mais elle luy denyoit pour<text:line-break/>la honte de monialite. Et princi(-)<text:line-break/>pallem(e1)t de paour que elle ne con<text:line-break/>ceust. Au c(o1)traire dequoy le beau<text:line-break/>pere (q2) vng fin homme estoit luy<text:line-break/>promist de len garder et preseruer<text:line-break/>et (q2)l scauoit aulcuns motz les(q1)lz<text:line-break/>escriptz en vng escripteau pendus<text:line-break/>au colde vne femme preseruoy(e1)t<text:line-break/>quelle ne conceust. Combien que<text:line-break/>celle f(e1)me couchast auec(q1)s quel(-)<text:line-break/>que homme quelle vouldroit. Ce<text:line-break/>ste dame qui desiroit ceste chose es(-)<text:line-break/>tre produicte a effect c(o1)bien quel(-)<text:line-break/>le craignist fort (et) creut a ce quelle<text:line-break/><text:span text:style-name="pb">[n.p.]</text:span><text:line-break/>beau pere luy donna a entendre et<text:line-break/>coucha auec(q1)s luy et en fist a son<text:line-break/>plaisir tellement et tant<text:s/>(q1) la non(-)<text:line-break/>nain enceint a au bout des troys<text:line-break/>moys n(o1)obst(a1)t le breuet (sol) et alors<text:line-break/><text:soft-page-break/>le maistre cordelier qui bi(e1) apper(-)<text:line-break/>ceut ceste impregnati(o1) part et sen<text:line-break/>va sans plus retourner vets lab<text:line-break/>besse qui auoit le breuet pendu au<text:line-break/>col Lequel iamais nauoit leu (sol) car<text:line-break/>il estoit clos Mais quant elle vit<text:line-break/>que le fripponnier fut party elle se<text:line-break/>aperceut bien de la fraulde de luy<text:line-break/>Si ouutil le breuet auquel estoyt<text:line-break/>escript ou langaige du pays Asca<text:line-break/>imbatasca. Cest a dire en l(a1)gaige<text:line-break/>francoys ne te fais point habitter<text:line-break/>et tu ne (e1)grossiras po(i1)t qui est la<text:line-break/>souueraine inc(a1)tation pour gar(-)<text:line-break/>der la fecundite des femmes. En<text:line-break/>ceste facecie nest touche (sol) sinon la<text:line-break/>legierte de croire qui fut en la da(-)<text:line-break/>me croyant (q1) vng breuet la peust<text:line-break/>garder de c(o1)ceuoir mais est a sup<text:line-break/>poser que la bonne voulente quel<text:line-break/>le auoit au sa(i1)ct luy faisoit faire<text:line-break/>le pellerinaige Et quelque excuse<text:line-break/>(q1)lle fist nestoit que par couuertu(-)<text:line-break/>re daucune honte quelle auoit.</text:p>
      <text:h text:style-name="Titre1" text:outline-level="1">(ipdm) Vne ioyeuse respon(-)<text:line-break/>ce dung saige enfant a<text:line-break/>vng<text:s/>fol cardinal. Et c(o1)<text:line-break/>mence au latin. Angelo<text:line-break/>cardinali romano. (et)c.</text:h>
      <text:p text:style-name="P289"><text:span text:style-name="T290">N</text:span>Ous auons plusieurs<text:line-break/>foys parle au chapitre<text:line-break/>deuant dung cardinal<text:line-break/>rommain nomme an(-)<text:line-break/>gelot qui fut homme saige et pru<text:line-break/>dent (sol) mais en ce passaige nous en<text:line-break/>voulons parler dung autre ain(-)<text:line-break/>si nomme qui fut tout a lopposi(-)<text:line-break/>te (sol) cestassauoir : presumptueux et<text:line-break/>oultrecuide Assez estoit prompt a<text:line-break/>dire parolles irritatiues de (i1)iure.<text:line-break/>Aduent que au temps que le pape<text:line-break/>Eugene estoit a florence ac(o1)pai(-)<text:line-break/>gne de cestuy fol Cardinal pour<text:line-break/>veoir aulcune chose nouuelle fut<text:line-break/>amene vng ieune enfant de laage<text:line-break/>de dix ans lequelauoit plusieurs<text:line-break/>dons du sainct esperit singuliers<text:line-break/><text:soft-page-break/>entre les autres Premier il auoit<text:line-break/>belle facondite vsoit de pou de pa<text:line-break/>rolles (sol) estoit luculent en oraison<text:line-break/>tant (q1) tous ceulx (q2) loyoyent sen<text:line-break/>esbahissoyent. Speciallement an<text:line-break/>gelot (q2) de plusieurs choses inter(-)<text:line-break/>roga celuy enfant. Ausquelles il<text:line-break/>respondit tant bien et si saigem(e1)t<text:line-break/>que ce fut admiration Lors auge<text:line-break/>lot (q2) tousiours c(o1)me dit est mor(-)<text:line-break/>doit et deprimoit auc(u1) en son lan<text:line-break/>gaige voul(a1)t deprimer la beaulte<text:line-break/>de lentendement a cest Enfant se<text:line-break/>tourna deuers les assistens (et) dist<text:line-break/>Il est vray que cest enfant a vng<text:line-break/>bel esperit (sol) mais communement<text:line-break/>enfans qui sont tant spirituelz en<text:line-break/>ieunesse (et) tant bien<text:s/>aprins quant<text:line-break/>vient quilz croissent en aage leur<text:line-break/>sci(e1)ce descroist (et) sont voulentiers<text:line-break/>parfaitz folz al a fin. Adoncques<text:line-break/>l(e1)fant incontin(e1)t respondit (et) dist<text:line-break/>Seigneur angelot par vostre dit<text:line-break/>ie considere que en voz tendres et<text:line-break/>ieunes ans vous auez<text:s/>este tressai<text:line-break/>ge Car depuis que vo<text:span text:style-name="T291">9</text:span><text:s/>estes creu<text:line-break/>vostre sct(e1)ce a descreu (et) estes par<text:line-break/><text:span text:style-name="pb">[n.p.]</text:span><text:line-break/>fait fol (sol) et lors fut le cardinal bi(e1)<text:line-break/>esbahy qui deuant tous se veit re(-)<text:line-break/>prins de sa follie (p3) vng ieune en(-)<text:line-break/>fant (q2) tout soubdain et dessus le<text:line-break/>champ luy respondit. En ceste fa(-)<text:line-break/>cecie sont repr(i1)s les folz et oultre<text:line-break/>cuydez qui tant presument de leur<text:line-break/>personne que il leur est aduis que<text:line-break/>autre ne les vaille (sol) et quelque bel<text:line-break/>le vertu ou don de grace (q1) aultre<text:line-break/>ayt pl<text:span text:style-name="T292">9</text:span><text:s/>que eulx si le veullent ilz<text:line-break/>deprimer par vne villaine mord(a1)<text:line-break/>ce de l(a1)gaige quilz ont entre eulx</text:p>
      <text:soft-page-break/>
      <text:h text:style-name="Titre1" text:outline-level="1">(ipdm) De la ieune femme mariee<text:line-break/>qui fist troys petz affin (q1) son<text:line-break/>mary labitast. Et commence<text:line-break/>au latin. Rupta adolescentu(-)<text:line-break/>la et cetera.</text:h>
      <text:p text:style-name="P293"><text:span text:style-name="T294">I</text:span>L y eut vng ieune gal(-)<text:line-break/>lant dung village de l(o1)<text:line-break/>bardie (q2) se maria auec<text:line-break/>la fille de vng laboureur de vng<text:line-break/>autre villaige assez prochain. Ad<text:line-break/>uint qu(a1)t ces deux mariez eurent<text:line-break/>este aulcune espace de t(e1)ps ensem(-)<text:line-break/>ble le ieune femme desira de aller<text:line-break/>veoir ses parens (sol) Laquelle chose<text:line-break/>luy consentit le mary (sol) et luy mes(-)<text:line-break/>mes se accorda de luy mener. Aisi<text:line-break/>vint le iour que ilz se bouter(e1)t en<text:line-break/>chemin. Or estoit entre les deux<text:line-break/>villaiges vne petite forest par la<text:line-break/>quelle il leur conuenoit passer Et<text:line-break/>t(a1)tost quilz furent entrez la fil(-)<text:line-break/>le qui autour delle regardoit veit<text:line-break/>des brebis et des mout(o1)s (q2) mon(-)<text:line-break/>toy(e1)t les vngs dessus les autres<text:line-break/>et y auoit de telz moutons qui ay<text:line-break/>moyent plus monter dessus lune<text:line-break/>des brebris (q1) dessus lautre (sol) et si de<text:line-break/>manda la ieune femme a son ma(-)<text:line-break/>ry pourquoy cestoit (q1) vng mou(-)<text:line-break/>ton alloit pl<text:span text:style-name="T295">9</text:span><text:s/>tost a vne brebis (q1)<text:line-break/>a lautre et le mary luy respondit<text:line-break/>que celles a (q2) les moutons alloy<text:line-break/>ent ainsi souuent estoy(e1)t celles (q2)<text:line-break/>auoyent fait vng pet. Voire dist<text:line-break/>la ieune femme mon mary (sol) et les<text:line-break/>hommes sont ilz poit de ceste con<text:line-break/>dition de m(o1)ter dessus leurs fem(-)<text:line-break/>mes qu(a1)t elles f(o1)t vng pet (sol) fa(i1)ct<text:line-break/>iehan dest le mary ouy. Et lors la<text:line-break/>dicte mign(o1)ne qui ne desiroit que<text:line-break/>de estre sanglee hautjal a iambe et<text:line-break/>fait vng pet. Si la pr(i1)t son mary<text:line-break/>et pour acc(o1)plir ce quil luy auoit<text:line-break/>d(o1)ne entendre luy rembourra son<text:line-break/>bas. Apres ce prindr(e1)t a cheminer<text:line-break/>vng petit (sol) mais qu(a1)t vint enui(-)<text:line-break/>ron le meillieu de la forest la mi(-)<text:line-break/><text:soft-page-break/>gnonne (q2) nestoit pas encore saou<text:line-break/>le fist de rechief encores vng pet.</text:p>
      <text:p text:style-name="p">Et fut c(o1)trainct son mary dentre<text:line-break/>tenir s(o1) l(a1)gaige et luy aller de re(-)<text:line-break/>chief m(o1)ter sur la cropiere. Fina(-)<text:line-break/>blem(e1)t a lisser de la forest elle sist<text:line-break/>le tiers pet cuydant que son mary<text:line-break/>voulsist (e1)cores rouciner (sol) mais il<text:line-break/>en<text:s/>estoit las (et) dist (sol) ma f(e1)me cloez<text:line-break/>vostre cul si vous voulez (sol) car si<text:line-break/>vo<text:span text:style-name="T296">9</text:span><text:s/>y deuiez chier le eueur de vo(-)<text:line-break/>stre ventre si ne vo toucheray ie<text:line-break/>a nuyct (sol) car ie suis las de le vous<text:line-break/>faire (sol) et auecques ce de cheminer.<text:line-break/>Ainsi perdit la ieune f(e1)me sa pei(-)<text:line-break/>ne de faire le tiers pet. En ceste fa<text:line-break/>cecye il nya ri(e1)s moral (sol) cest toute<text:line-break/>matiere salle sinon en tant que la<text:line-break/>f(e1)me print en sa f(a1)tasie la simili(-)<text:line-break/>tude (q1) sonmary luy bailla disant<text:line-break/><text:span text:style-name="pb">[n.p.]</text:span><text:line-break/>que les mout(o1)s habitoy(e1)t les bre<text:line-break/>bis quant ilz les oyoy(e1)t peter. Et<text:line-break/>pourt(a1)t petoit la ieune fille affin<text:line-break/>que son mary luy fist ainsi.</text:p>
      <text:h text:style-name="Titre1" text:outline-level="1">(ipdm) De legiptien qui dist (q2)l ny<text:line-break/>auoit po(i1)t de charite en la mes<text:line-break/>se. Et commence au latin Hor<text:line-break/>tatus est x(p1)ianus.</text:h>
      <text:p text:style-name="P297"><text:span text:style-name="T298">D</text:span>E la (p3)tie degipte ou<text:line-break/>ilz ne sont point creste<text:line-break/>ens vint vng egipti(e1)<text:line-break/>entre ceulx de la crestiente la ou a<text:line-break/>uoit vng crestien qui moult lay(-)<text:line-break/>moit souu(e1)teffoys ladm(o1)nestoit<text:line-break/>de se c(o1)uertir a la foy : et luy rem(o1)<text:line-break/>stroit par plusieurs raisons com<text:line-break/>me la foy catholic(q1) estoit bienpl<text:span text:style-name="T299">9</text:span><text:line-break/>iuste (q1) autre touteffois legiptien<text:line-break/>ne se vouloit c(o1)uertir. Si aduint<text:line-break/>vne fois (q1) ces deux (sol) cestassauoir<text:line-break/>le cresti(e1) et le iuif allerent en mar<text:line-break/>ch(a1)dise en ytallie. Et a(i1)si (q2)lz pas(-)<text:line-break/>soyent par vng villaige du(q1)l la<text:line-break/>feste estoit pour lh(o1)neur de la mes<text:line-break/>se solempnelle le Crestien sarresta<text:line-break/><text:s/>et pria au iuif que il voulsist al(-)<text:line-break/><text:soft-page-break/>ler a la messe pour veoir les seri(-)<text:line-break/>monies (sol) a quoy se c(o1)sentif le iuif<text:line-break/>et illec fut tant (q1) len dist la messe<text:line-break/>Apres la(q1)lle dicte son c(o1)paignon<text:line-break/>luy dem(a1)da (q2)l luy sembloit de la<text:line-break/>messe aux cresti(e1)s (et) de leurs seri(-)<text:line-break/>monies. Respondit le iuif (sol) toutes<text:line-break/>choses y sont bien faictes (et) de bon<text:line-break/>ordre (sol) mais il nia point de charite<text:line-break/>car de tous ceulx qui ont este a la<text:line-break/>messe quelque fain quilz eussent il<text:line-break/>nya oncques eu (q1) vng (q2) ait beu<text:line-break/>ne mange qui nest pas bien garde<text:line-break/>charite. Car qu(a1)t vng homme a<text:line-break/>a boire ou a menger et il voyt les<text:line-break/>aultres (q2) ont fain selon charite il<text:line-break/>leur en doit d(o1)ner et eslargir<text:s/>aul(-)<text:line-break/>cune portion. En ceste resp(o1)ce est<text:line-break/>touche vng grant argum(e1)t et ob<text:line-break/>probre que les iuifz ont contre les<text:line-break/>crestiens (sol) cestassauoir que charite<text:line-break/>qui est le principal c(o1)mandement<text:line-break/>de la foy est failie entreulx (et) pour<text:line-break/>tant ilz ne veull(e1)t croire a la loy<text:line-break/>des crestiens bonne.</text:p>
      <text:h text:style-name="Titre1" text:outline-level="1">(ipdm) De leuesque espaignol qui<text:line-break/>m(e1)gea des perdris a vng iour<text:line-break/>de v(e1)dredy. Et commence au<text:line-break/>latin. Episcopus hyspan<text:span text:style-name="T300">9</text:span>. (et)c.</text:h>
      <text:p text:style-name="P301"><text:span text:style-name="T302">I</text:span>L y eut vne foys vng<text:line-break/>euesque despaigne assez<text:line-break/>gros crestien selon la na<text:line-break/>ture du pays. Aduint vne foys (q1)<text:line-break/>cestuy euesque aloit par le pays a<text:line-break/>vng iour de v(e1)dredy. Et a(i1)si (q2)lz<text:line-break/>vindr(e1)t arriuer a vne hostellerie<text:line-break/>ne trouuerent que m(a1)ger Si en(-)<text:line-break/>noya ieues(q1) son maistre dhostel a<text:line-break/>la ville pour veoir sil trouueroit<text:line-break/>du poiss(o1) mais<text:s/>il n(e1) trouua po(i1)t<text:line-break/>trop bien trouua deux perdrix sil<text:line-break/>eust este iour de m(e1)ger chair. Ain<text:line-break/>si sen reuint le maistre dhostel. Et<text:line-break/>dist a son seigneur leuesque que il<text:line-break/>nauoit rien trouue que deux per(-)<text:line-break/>drix les(q1)lles estoyent au marche.<text:line-break/>Drist leues(q1)<text:s/>quon les voise que<text:line-break/><text:soft-page-break/>rir et quilz soyent soubdainem(e1)t<text:line-break/>cuyttes. Et ainsi le fist le maistre<text:line-break/>dhostel qui ne osa c(o1)tredire a son<text:line-break/>seigneur nonobstant quil fut bien<text:line-break/>esbahy de ce (q2)l vouloir faire. Ain<text:line-break/>si qu(a1)t elles furent cuyttes on les<text:line-break/><text:span text:style-name="pb">[n.p.]</text:span><text:line-break/>apporta<text:s/>sus la table pour m(a1)ger<text:line-break/>Mais touteffois au deu(a1)t que le<text:line-break/>seigneur en m(a1)geast le seruiteur<text:line-break/>luy deist seig(n1)r il est auiourdhuy<text:line-break/>vendredy voulez vous mangier<text:line-break/>de la chair. Et bien ca dist leues(q1)<text:line-break/>lequel est plus grant cas (sol) et plus<text:line-break/>merueilleux<text:s/>de faire de vne forme<text:line-break/>de pa(i1) le corps de che sachrist ou de<text:line-break/>faire de perdris poisson. Ne scays<text:line-break/>tu pas bienque iay ceste puissance<text:line-break/>et suis prestre. Et adonc leuesque<text:line-break/>fait le signe de la croix sus les per<text:line-break/>dris et leur commanda quelles se<text:line-break/>conuertissent en<text:s/>poissons (sol) puisen<text:line-break/>mangea et nen fist point de diffi(-)<text:line-break/>culte. En ceste facecie nya que lex<text:line-break/>cuse de leuesque (q2) dist quil pouoyt<text:line-break/>par parolles faire de chair poyss(o1)<text:line-break/>aussi bien comme il faisoit de pain<text:line-break/>le corps de iesucrist</text:p>
      <text:h text:style-name="Titre1" text:outline-level="1">(ipdm) Du fol qui deist<text:line-break/>que larcheuesque a(-)<text:line-break/>uoit quatre piedz.et<text:line-break/>commence au latin<text:line-break/>Airchepiscopus col<text:line-break/>lonienjis. (et)c.</text:h>
      <text:p text:style-name="P303"><text:span text:style-name="T304">U</text:span>Ng arceuesque de cou<text:line-break/>longne fut (sol) qui estoyt<text:line-break/>moult fort mondain (et)<text:line-break/>plus humain que spirituel Cestuy<text:line-break/>Seigneur auoyt vng de ses folz<text:line-break/>recreatifz que voullentiers ont<text:line-break/>les grans seigneurs. Et pource<text:line-break/>que celluy foi estoyt plaisant en<text:line-break/>l(a1)gaige le (p1)lat laymoyt tellem(e1)t<text:line-break/>que de nuit il le faisoit coucher au<text:line-break/>piedz de son lict et la luy faisoit le<text:line-break/>folz vng tas de belles ioyeusetez<text:line-break/><text:soft-page-break/>(et) de passe temps. Comme<text:s/>luy cha<text:line-break/>touillier les piedz ou aultre chose<text:line-break/>Si adu(i1)t vne fois que cestuy ar(-)<text:line-break/>cheuesque eut vne monialle acou<text:line-break/>cher auec(q1)s luy (et) ne fist aulcune<text:line-break/>difficulte pour tant quil cuydoyt<text:line-break/>que son fol estoit endormy Lequel<text:line-break/>a la coustume de tousiours par<text:line-break/>les<text:s/>piedz du lict boutta la main (et)<text:line-break/>print lung des piedz du prelat. Et<text:line-break/>demanda a qui est ce pie. Larche(-)<text:line-break/>uesque respondit que cestoit a luy<text:line-break/>Apres le fol toucha a lautre (et) de(-)<text:line-break/>manda semblablement Larceues(-)<text:line-break/>que respondit que cestoit a luy Fi<text:line-break/>nablem(e1)t toucha le fol aux deux<text:line-break/>piedz de la n(o1)nainet dem(a1)da a qui<text:line-break/>ilz estoy(e1)t (et) larceue s(q1) respondit a<text:line-break/>luy. Lors le fol se lieue de son lit (et)<text:line-break/>s(e1) va a la fenestre crier a treshaul<text:line-break/>te voix venez venez veoir le mon<text:line-break/>stre nouueau de nostre arceues(q1) (q2)<text:line-break/>a maiten(a1)t quattre piedz A(i1)si fut<text:line-break/>larcheuesque moult esbahy quant<text:line-break/>il ouyt son estat dinulgue. En ce<text:line-break/>ste facecie est monstre par epperi(e1)<text:line-break/>ce (q2)l est bi(e1) fol : et tresinfame qui<text:line-break/>se delecte a vng fol car vn fol ne<text:line-break/>scait qu(a1)t il doit parle : et sou u(e1)t<text:line-break/>accuse ce quil doit celer</text:p>
      <text:h text:style-name="Titre1" text:outline-level="1">(ipdm) Lexcusation dune fil(-)<text:line-break/>le qui ne pouoit concep(-)<text:line-break/>uoit enfans Et comm(e1)<text:line-break/>ce au latin. Dominicu(-)<text:line-break/>iusdam. (et)c.</text:h>
      <text:p text:style-name="P305"><text:span text:style-name="T306">I</text:span>L y auoit vng g(e1)til h(o1)(-)<text:line-break/>me (q2) estoit marie a la fil<text:line-break/>le d(u1)g autre seig(n1)t belle<text:line-break/><text:span text:style-name="pb">[n.p.]</text:span><text:line-break/>femme genie et habille (sol) Mais el(-)<text:line-break/>le luy desplaisoit pourtant que de<text:line-break/>elle nen pouoit auoir enfans. Et<text:line-break/>de ce aussi estoyt le pere delle mal<text:line-break/>c(o1)tent que quant elle alloit a sa<text:line-break/>maison la t(e1)coit et luy disoit que<text:line-break/>il tenoit a elle<text:s/>quelle ne conceuoit<text:line-break/>aussi bi(e1) des enfans que ses cousi(-)<text:line-break/><text:soft-page-break/>nes seurs (et) voisines Quant cel(-)<text:line-break/>le fille veit (q1) s(o1) pere lincrepoit de<text:line-break/>n(o1) auoir lignee elle luy dist Mon<text:line-break/>pere vo<text:span text:style-name="T307">9</text:span><text:s/>me tansez que ie nay des<text:line-break/>(e1)fans (sol) mais saichez quil nya au(-)<text:line-break/>cune faulte ou coulpe de ceste cho<text:line-break/>se en moy car iay experimente a(-)<text:line-break/>uecques to<text:span text:style-name="T308">9</text:span><text:s/>les domistic(q1)s de no<text:line-break/>stre maison (et) mesmes auec(q1)s les<text:line-break/>gardes des estables po<text:span text:style-name="T309">r</text:span><text:s/>scauoir se<text:line-break/>ie pourroye bien concepuoir Mais<text:line-break/>lusage de aulcuns deulx ne me a<text:line-break/>peu en rien<text:s/>proffiter Parquoy pe(-)<text:line-break/>re vous pouez c(o1)gnoistre quil ne<text:line-break/>tient pas a moy que ie naye desen<text:line-break/>sans et (q1) cest la voullente de dieu<text:line-break/>que ie nen aye pas (sol) car quantaux<text:line-break/>euures de nature ie menac(q2)te suf<text:line-break/>fisantement et tout le mieulx que<text:line-break/>ie puis Lors fut le pere moult do(-)<text:line-break/>l(e1)t de la fortune de la fille (q2) si bi(e1)<text:line-break/>se excusoit de la coulpe de sterilite<text:line-break/>(ipdm) En ceste facecie est monstre vn<text:line-break/>inc(o1)utnient qui peut souuent ad(-)<text:line-break/>uenir en mariaige si ce nest de la<text:line-break/>grace des femmes Cest de engen(-)<text:line-break/>drer vng mauuais heritier. Car<text:line-break/>pourroit estre de telles f(e1)mes que<text:line-break/>quant elles vetroyent que leurs<text:line-break/>maris ne leur feroyent des enf(a1)s<text:line-break/>essaieroi(e1)t a en faire par aultruy<text:line-break/>ainsi que la damoiselle deuant di<text:line-break/>cte qui se excusoit desterilite pora<text:line-break/>uoir essaie<text:s/>a dautres qua s(o1) mary</text:p>
      <text:h text:style-name="Titre1" text:outline-level="1">(ipdm) Du frere mineur qui<text:line-break/>fist le nez a vng enfant.<text:line-break/>Et c(o1)mence au latin Ro<text:line-break/>man<text:span text:style-name="T310">9</text:span><text:s/>vit facecissim<text:span text:style-name="T311">9</text:span>. (et)c</text:h>
      <text:p text:style-name="P312"><text:span text:style-name="T313">D</text:span>Jl poge que vng hom<text:line-break/>me rommain tresface(-)<text:line-break/>cieux corfabul(a1)t auec<text:line-break/>ques moy en vne compagnie me<text:line-break/>rac(o1)pta vne histoire plaine de ris<text:line-break/>(q2) estoit aduenue a vne sienne voy<text:line-break/>sine. Et dist que vng frere de lor(-)<text:line-break/>dre saint francois auoit gette les<text:line-break/>yeulx sur vne belle (sol) et gracieuse a<text:line-break/><text:soft-page-break/>dolescente mariee a vng sien voy<text:line-break/>sin duquel il dist le nom. Et pour<text:line-break/>mieulx venir a ses attaintes sup(-)<text:line-break/>plia ce mascre cordelier au&lt;ATTcaractere&gt; hom<text:line-break/>me quil feust son compere du pre(-)<text:line-break/>mier enfant que sa femme auroyt<text:line-break/>Et ce requeroit ledit cordelier qui<text:line-break/>se doubioit et bien apperceuoir cel<text:line-break/>le adolescente estre ia enceinte. Et<text:line-break/>comme deui (sol) et vaticinateur des<text:line-break/>choses futures en la presence du<text:line-break/>mary apella ladicte femme (et) luy<text:line-break/>dist Mamie vous estes graueret<text:line-break/>enceinte et si suis seur que vo<text:span text:style-name="T314">9</text:span><text:s/>en<text:line-break/>fanterez aucune chose qui vo<text:span text:style-name="T315">9</text:span><text:s/>ap<text:line-break/>portèra moult detristesse. Adonc(-)<text:line-break/>ques la femme suspicante que ce<text:line-break/>fust<text:s/>vne fille dit quelle auoit espe<text:line-break/>r(a1)ce que ce fust vne belle fille gra<text:line-break/>cieuse (et) amiable. Toutesfoys le<text:line-break/>frere cordelier tenoyt vng visage<text:line-break/>fort triste (et) monstrant signe scru<text:line-break/>puleux de aucune mauuaise<text:line-break/><text:span text:style-name="pb">[n.p.]</text:span><text:line-break/>for(-)tune et tousiours gettoit vng tri<text:line-break/>ste<text:s/>regard sur la femme. Laquel(-)<text:line-break/>le sen espouenta et eut grant pao<text:span text:style-name="T316">r</text:span><text:line-break/>voyant ce triste regard. Elle luy<text:line-break/>pria moult affectueusement quil<text:line-break/>luy pleust luy dire que ce pouoyt<text:line-break/>estre dequoy elle estoyt enceinte (sol) et<text:line-break/>quelle fortune elle pourroit auoir<text:line-break/>Mais le traistre et cauteleux moi<text:line-break/>ne disoit quil ne luy diroit point (et)<text:line-break/>(q1) cestoit vne chose trop horrible (et)<text:line-break/>merueilleuse. Le nonobstant la<text:line-break/>femme desirante et enuieuse &lt;ATTcaractere&gt; sca<text:line-break/>uoir son mal continua et persista<text:line-break/>Et en derriere de son mary trou(-)<text:line-break/>ua le moyen de (p3)ler aud moyne (sol) (et)<text:line-break/>par belles requestes fist tant quil<text:line-break/>se consentist a luy dire le cassi dist<text:line-break/>Mamie il fault donc que la chose<text:line-break/>soit tenue secrette mais soyez seu<text:line-break/>re que vo(us) enf(a1)terez vng filz qui<text:line-break/>naura point de nez laquelle chose<text:line-break/>est la pl(us) villaine qui puisse adue<text:line-break/>nir en face dhomme. Lors fut la<text:line-break/>poure f(e1)me toute espouentee que<text:line-break/>c(o1)m(e1)ca a dire helas sire na il po(i1)t<text:line-break/><text:soft-page-break/>de remede a cecy est il force que len<text:line-break/>sant vienne sur terre sans nez ce<text:line-break/>seroit vng cruel desconfort. Lai<text:line-break/>sez vous dist le cordelier. Mamye<text:line-break/>pour lamour de ce que ie doisestre<text:line-break/>vostre compere il ya vng seul re<text:line-break/>mede (q1) ie vo(us) y feray mais il fault<text:line-break/>(q1) ce soit a certain iour (et) heure (q1) le<text:line-break/>temps soit bien dispose (sol) Car aul(-)<text:line-break/>trement ny feroit on rien. Auec(q1)s<text:line-break/>ce fauldra il que ie couche auec(q1)s<text:line-break/>vous poursuplier la faulte de vo<text:line-break/>stre mary et adiouster vng nezau<text:line-break/>visaige de vostre enfant ceste cho<text:line-break/>se sembla dure a la poure femme.<text:line-break/>Touteffois affi (q1) lenfant ne nas<text:line-break/>(q2)st ainsi defforme (sol) et m(o1)strueux<text:line-break/>elle se accorda de aller a vng cer(-)<text:line-break/>rai iour en la chambre du maistre<text:line-break/>moyne ce quelle fist et obtint a la<text:line-break/>voulente de luy ainsi quil luy c(o1)<text:line-break/>m(a1)da Et pourtant que le ribault<text:line-break/>moyne trouua bon harnoys (e1)co(-)<text:line-break/>elle il luy dist que du premier<text:s/>iour<text:line-break/>ne pouoit pas estre le nez bi(e1) faict<text:line-break/>Et mesmes qu(a1)t ceste fille qui e(-)<text:line-break/>stoit h(o1)teuse destre soubz ledit moi<text:line-break/>ne ne se remuoit Il luy disoit (q1)l(-)<text:line-break/>le se remuast affin que par la con(-)<text:line-break/>focation le nez herdist mieulx au<text:line-break/>visaige et tenist plus fermement<text:line-break/>En fi ce filz nasquit auecques vn<text:line-break/>tresbeau nez (et) grant dont la f(e1)me<text:line-break/>sesiouissoit et desoit au frere frap(-)<text:line-break/>part quelle estoit grandement te(-)<text:line-break/>nue a luy partant quil auoit mis<text:line-break/>grant peine a faire vng tresbeau<text:line-break/>nez a son enfant Le pere aussi qui<text:line-break/>tout espouente de celle adu(e1)ture (et)<text:line-break/>doubtant auoir engendre chose sy<text:line-break/>abhominable (sol) (et) qui deust venir de<text:line-break/>son fait vng enfant sans nez po<text:span text:style-name="T317">r</text:span><text:line-break/>tant ne desprisa il po(i1)t laide de s(o1)<text:line-break/>c(o1)pere (sol) mais le remercia tresfort<text:line-break/>du grant soing quil en auoit pr(i1)s<text:line-break/>En ceste facecie est m(o1)stre notoy(-)<text:line-break/>tement (q2)l est plus de comperes (q1)<text:line-break/>de amis que et de grant aliance d<text:line-break/>amitie qui se fait soubz vmbre de<text:line-break/>quelque comperage est aulcunes(-)<text:line-break/><text:soft-page-break/>fois est cause et couuerture de plu<text:line-break/>sieurs gr(a1)s<text:s/>maulx. Ainsi (q1) le fre<text:line-break/>re mineur qui soubz vmbre de b(o1)(-)<text:line-break/>ne foy deceut la femme et<text:line-break/><text:span text:style-name="pb">[n.p.]</text:span><text:line-break/>deman(-)dant estre compere du poure hom<text:line-break/>me puisse so ubz ceste &lt;ATTcaractere&gt;fid(e1)ce trou<text:line-break/>ua moyen de violet sa femme.</text:p>
      <text:h text:style-name="Titre1" text:outline-level="1">(ipdm) Du prestre qui en pres<text:line-break/>chant print cinq c(e1)s po<text:span text:style-name="T318">r</text:span><text:line-break/>cinq mille (sol) et commence<text:line-break/>In cand(e1) sentenciam sa<text:line-break/>cerdos. (et)c.</text:h>
      <text:p text:style-name="P319"><text:span text:style-name="T320">A</text:span>Insi quentre les aul(-)<text:line-break/>tres hommes il estoyt<text:line-break/>de bons compagnons<text:line-break/>prebsites vng fut qui a son peu(-)<text:line-break/>ple preschoit ce qui est contenu en<text:line-break/>leuangille cest de cinq pains<text:s/>dieu<text:line-break/>rassasia cinq mille h(o1)mes (sol) mais<text:line-break/>en lexposant le prestre faillit (et) en<text:line-break/>lieu de cinq mille print cinq cens<text:line-break/>Lors son clerc qui (p1)s estoit vint<text:line-break/>a luy (et) dist m(o1) maistre ce fut cinq<text:line-break/>mille vo(us) auez failly. Testoy de<text:line-break/>(p3) le diable fol que tu es a gr(a1)t pai<text:line-break/>ne croir(o1)t il (e1)cores ce que iay dict<text:line-break/>(et) que si peu de pain dieu ait peu re<text:line-break/>paistre tant de gens. En ceste face<text:line-break/>cie nya sinon la ioyeuse excuse du<text:line-break/>dit prestre qui se trouua repris et<text:line-break/>dist quil se doubtoit que a peine le<text:line-break/>vouldroit on croire.</text:p>
      <text:h text:style-name="Titre1" text:outline-level="1">(ipdm) Dung predicateur c(o1)<text:line-break/>pare a vng asne pource<text:line-break/>quil crioit vng peu trop<text:line-break/>hault enpreschent (sol) (et) com<text:line-break/>mence D(u1) religiosus. (et)c</text:h>
      <text:p text:style-name="P321"><text:span text:style-name="T322">C</text:span>Omme commu(-)<text:line-break/>nement len voyt<text:line-break/>ilz sont des pres(-)<text:line-break/>cheure qui en le<text:span text:style-name="T323">r</text:span><text:s/>s<text:line-break/>sermons ont fac(o1)<text:line-break/><text:soft-page-break/>de trop<text:s/>hault crier<text:line-break/>c(o1)me le religieux dont poge flor(e1)<text:line-break/>tin (p3)le et dit (q1) vng religieux vne<text:line-break/>fois estoit en vng certa(i1)lieu (et) pla<text:line-break/>ce (q1) (p1)schoit le lraresme (q2) auoit ce(-)<text:line-break/>ste coustume de si hault crier que<text:line-break/>plusieurs (p1)schoi(e1)r son fait Or<text:s/>ao<text:line-break/>u(i1)t que fust par farserie ou aultre<text:line-break/>ment vne bonne femme qui conti<text:line-break/>nuellement alloit a s(o1) serm(o1) (sol) tou<text:line-break/>tes les fois quelle le oyoit ainsi es<text:line-break/>crier elle se commencoit a plourer<text:line-break/>ce (q1) ledict religieux aperceut qui<text:line-break/>cuida (q1) ce fust pour les<text:s/>parolles pi<text:line-break/>toiables que il preschoit de la passi<text:line-break/>on. Et pource par tant que ladite<text:line-break/>femme ne cessoit point son pleur<text:line-break/>deuant luy il luy demanda pour(-)<text:line-break/>quoy elle plouroit ainsi a son ser(-)<text:line-break/>mon. Helas dist la bonne femme<text:line-break/>beau pere il est vray que ie auoye<text:line-break/>vng tant bonasne qui me seruoit<text:line-break/>a porter (sol) bois le(q1)l est mort (sol) mais<text:line-break/>toutes les foys que ie vous oy a(i1)<text:line-break/>si a haulte voix crier en presch(a1)t<text:line-break/>il mest aduis que ie oy mon asne (sol)<text:line-break/>car il crioit tout aisi comme vo(us).<text:line-break/>Lors congneut le beau pere (q2)l a(-)<text:line-break/>uoit tort et que sa maniere de fai(-)<text:line-break/>re nestoit point plaisante a chasc(u1)<text:line-break/>En ceste facecie est monstre lhom<text:line-break/>me les inutiles manieres des h(o1)(-)<text:line-break/>mes quonne ose pas appertement<text:line-break/>reprendre sont reprinses par aul(-)<text:line-break/>cuns termes iocat ilz (et)<text:s/>facecieulx<text:line-break/>Ainsi que la trop haulte maniere<text:line-break/>de crier au religieux fut repr(i1)se (p3)<text:line-break/>le comparer au cry de lasne que la<text:line-break/>bonne femme auoit perdu</text:p>
      <text:soft-page-break/>
      <text:h text:style-name="Titre1" text:outline-level="1">(ipdm) D(u1)e ieune femme qui ref(-)<text:line-break/>fusa s(o1) mary la premiere nuit<text:line-break/>et sen repentir apres Et c(o1)men<text:line-break/><text:span text:style-name="pb">[n.p.]</text:span><text:line-break/>ce au latin. Florentin<text:line-break/>iam senex. (et)c.</text:h>
      <text:p text:style-name="P324"><text:span text:style-name="T325">U</text:span>Ng vieil et anci(e1) flo(-)<text:line-break/>r(e1)t(i1) fut (q2) espousa vne<text:line-break/>belle fille et ne voulut<text:line-break/>point auoir de vieille pource quil<text:line-break/>auoit este toute sa vie bon c(o1)pai(-)<text:line-break/>gn(o1) assez bas deu(a1)t (sol) et puis il di(-)<text:line-break/>soit (q1) il ne vouloit auoir aupres<text:line-break/>de luy chose (q2) luy refroidist son e(-)<text:line-break/>stomac. Quant vint le iour des<text:line-break/>nopces &lt;ATTcaractere&gt; cestuy routier (et) de la ieu<text:line-break/>ne fille qui peult estre auoit lasche<text:line-break/>lesguillette affin (q2)l ne sen a(p3)ceust<text:line-break/>la mere (sol) et les f(e1)mes (q2) la estoyent<text:line-break/>luy disrent (q1) pour la (p1)miere nuit<text:line-break/>elle fist bien de la serree sans lais(-)<text:line-break/>ser monter le mary sus le tas et (q1)<text:line-break/>par ce il cuy deroit (q1)lle fust pucel(-)<text:line-break/>le. En ceste fac(o1) le fist la ieune fil(-)<text:line-break/>le (sol) si que qu(a1)t le mary vint pour<text:line-break/>aprocher il sembloit (q1) ce fust vng<text:line-break/>ieune cheual a qui on voulsist ap<text:line-break/>prendre a porter selle (sol) et si pria in(-)<text:line-break/>stamm(e1)t a son&lt;ATTcaractere&gt; mary (q2)l la lais(-)<text:line-break/>sast en paix et quelle auoit mal a<text:line-break/>la teste. or estoit ce mary vn mau<text:line-break/>uais chat a manier s(a1)s moufles<text:line-break/>qui bien ent(e1)dit la ruse de sa fem(-)<text:line-break/>me (sol) et delle en apres se recula et ne<text:line-break/>luy dem(a1)da pl(us) ri(e1)s ymaginant<text:line-break/>la maniere comme il luy m(o1)stre(-)<text:line-break/>roit sa follie Si la laissa la ius(q1)s<text:line-break/>au matin<text:s/>d(o1)t la fille fut bienmar<text:line-break/>rie dauoir creu le conseil des fem(-)<text:line-break/>mes (sol) et mieulx eust voulu auoir<text:line-break/>laisse faire son mary a son plaisir<text:line-break/>car elle eust eu la moitie de la ioye<text:line-break/>Si ymagina de faire son appoin<text:line-break/>et em(e1)t (sol) excita s(o1) mary et luy dist<text:line-break/>M(o1) amy esueillez vo(us) ie nay pl(us)<text:line-break/>de mal a la teste. Par sainct iech(a1)<text:line-break/>dist le mary (sol) ie ay mal a la queue<text:line-break/>Lors fut la pucelle toute h(o1)teuse<text:line-break/><text:soft-page-break/>qui demoura en cest estat (sol) et pour<text:line-break/>tant est ce bon conseil de prendre<text:line-break/>vne chose prouffitable a<text:s/>lheure<text:line-break/>quon la veult donner (sol) car la vou<text:line-break/>lente peult changer. En ceste face(-)<text:line-break/>cie est monstre morallement ce (q1)<text:line-break/>dit et racompte chaton a son filz.<text:line-break/>Lest quil ne doit point reffuser la<text:line-break/>premiere occasion de prendre vne<text:line-break/>tresbonne chose (sol) car aulcuneffois<text:line-break/>a grant priere onrequiert apres ce<text:line-break/>quon a deuant reffuse.</text:p>
      <text:h text:style-name="Titre1" text:outline-level="1">(ipdm) Des relic(q1)s desbray(-)<text:line-break/>es sainct francoys. Et<text:line-break/>commence au latin. Res<text:line-break/>digna risu. (et)c</text:h>
      <text:p text:style-name="P326"><text:span text:style-name="T327">I</text:span>Cy est chose digne de ris (et)<text:line-break/>destre inseree auecques les<text:line-break/>facecies et presentes con(-)<text:line-break/>fabulations icy mises et recitees<text:line-break/>Poge nous dit et racompte dung<text:line-break/>ieune cordelier qui fut amoureux<text:line-break/>de la f(e1)me dung march(a1)t (sol) Mais<text:line-break/>il ne pouoit trouuer facon ne ma<text:line-break/>niere de hanter auecques elle sin(o1)<text:line-break/>quilz aduiserent eulx deux ensem<text:line-break/>ble quelle feroit<text:s/>de la malade et de<text:line-break/>manderoit auoir celluy cordellier<text:line-break/>pour son c(o1)fesseur (sol) et a(i1)si fut fait<text:line-break/>La femme faignit sa maladie (sol) le<text:line-break/>cordelier fut m(a1)de (et) fut mis seul<text:line-break/>auec elle pour la confesser ainsi (q1)<text:line-break/>luy et elle lauoyent en pensee. Et<text:line-break/>pour mieulx luy donner<text:line-break/><text:span text:style-name="pb">[n.p.]</text:span><text:line-break/>labsolu(-)tion deschaussa le frere Cordelier<text:line-break/>ses brayes (et) les mist sus le cheuet<text:line-break/>du lict. Or aduint (q2)l ennuya au<text:line-break/>mary qui par aduenture se doub(-)<text:line-break/>ta de la faulce mesure pourtant (q1)<text:line-break/>sa f(e1)me mettoit tant a se c(o1)fesser<text:line-break/>Et soubdainement ouurit lhuys<text:line-break/>Lors fut le cordelier t(a1)t est(o1)ne (q2)l<text:line-break/>perdit le souuenir de ses brayesn(o1)<text:line-break/>obstant quil ne fut pas prins sur<text:line-break/>le fait (sol) mais fist s(e1)blant de luy a(-)<text:line-break/>cheuer de rem(o1)strer son cas (sol) puis<text:line-break/><text:soft-page-break/>pr(i1)t c(o1)ge (et) sen alla s(a1)s ses brayes<text:line-break/>lesquelles le mary trouua qui fut<text:line-break/>tant courrouce (q1) a peu (q2)l ne tua<text:line-break/>tout (sol) et print les brayes (et) alla au<text:line-break/>conuent des cordeliers deu(a1)t le pe<text:line-break/>re gardi(e1) au(q1)l il fist vne merueil<text:line-break/>leuse compla(i1)cte de son religieux<text:line-break/>qui soubz vmbre de c(o1)fession luy<text:line-break/>auoit violle sa f(e1)me resmo(i1)g ses<text:line-break/>brayes quil auoit laissees sus son<text:line-break/>lit. Qu(a1)i le gardien ouyt ce cas<text:line-break/>il fut fort du courrouce et dist au<text:line-break/>mary (q2)l en feroit pugnition. Si<text:line-break/>aduisa le gardi(e1) qui estoit ancien<text:line-break/>h(o1)me c(o1)me il pourroit refraindre<text:line-break/>lyre de ce mary (et) couurit le crime<text:line-break/>villain (sol) (et) faignit de appeller to(us)<text:line-break/>ses religieux en chapitre puis v(i1)t<text:line-break/>au march(a1)t (et) luy dist. Monamy<text:line-break/>vo(us) auez gr(a1)t tort (sol) car les braies<text:line-break/>que vous auez trouuees ne sont<text:line-break/>pas telles que vo(us) dictes (sol) ce sont<text:line-break/>les brayes de nostre b(o1) pere sainct<text:line-break/>francoys : la pl(us) digne relique qui<text:line-break/>soit point en nostre maison (sol) et la<text:line-break/>uoit portee le beau pere pour deli(-)<text:line-break/>urer vostre f(e1)me de sa maladie<text:s/>(p3)<text:line-break/>quoy re(q1)rez merey a dieu du mal<text:line-break/>que p(e1)se y auez Auecques ce pour<text:line-break/>mieux faire le cas mena ledit gar<text:line-break/>bien ses aultres religieux auec(q1)s<text:line-break/>la croix et la b(a1)niere pour rauoir<text:line-break/>ses brayes publicquem(e1)t comme<text:line-break/>vng tressainct ioyau. Ad(o1)c fut le<text:line-break/>mary content (et) la femme aussi (q2)<text:line-break/>afferma auoir este garie (p3) la ver<text:line-break/>tu des brayes. Et lors pr(i1)dr(e1)t les<text:line-break/>religieux celles brayes (et) les fir(e1)t<text:line-break/>baiser au mary et a tous les assi(-)<text:line-break/>st(a1)s c(o1)me silz eussent este dignes<text:line-break/>et precieux ioyaulx<text:s/>de corps &lt;ATTillisible&gt;<text:line-break/>Et (p3) ce fut couuert le deshonneur<text:line-break/>de la femme qui auoit este descou<text:line-break/>uert. Et puis allerent plusieurs<text:line-break/>aultres femmes au conuent fai(-)<text:line-break/>re honneur aux brayes de sainct<text:line-break/>francois (q2) iamais ne les auoy(e1)t<text:line-break/>veues En ceste facecie nya riens<text:line-break/>moral (sol) mais tant seullem(e1)t y est<text:line-break/>monstree la grande subtillite qui<text:line-break/><text:soft-page-break/>se treuue pour paillardise tant en<text:line-break/>ce que la femme faignit estre bien<text:line-break/>malade pour faire s(o1) plaisir auec<text:line-break/>le cordelier (sol) comme de couurir (p3)<text:line-break/>les cordeliers lh(o1)neur<text:s/>(sol) disant que<text:line-break/>les brayes du cordelier estoy(e1)t les<text:line-break/>brayes sainct francoys a double<text:line-break/>fons de toille neufue.</text:p>
      <text:h text:style-name="Titre1" text:outline-level="1">(ipdm) Le debat de deux femmes (q2)<text:line-break/>se vantoyent dauoir amys : (et)<text:line-break/>c(o1)m(e1)ce. Qued(a1) in vrbe. (et)c.</text:h>
      <text:p text:style-name="P328"><text:span text:style-name="T329">P</text:span>Oge dict en ceste face(-)<text:line-break/>cie que vne femme fut<text:line-break/>en la cite de Romme La<text:line-break/>quelle pourchassoyt sa<text:line-break/>vie par les maisons Touteffois<text:line-break/>elle auoit vne moult belle ieune<text:line-break/>fille et gracieuse (sol) la(q1)lle qu(a1)t elle<text:line-break/><text:span text:style-name="pb">[n.p.]</text:span><text:line-break/>fut en aage se mist a iouer du bas<text:line-break/>mestier po<text:span text:style-name="T330">r</text:span><text:s/>aider a gaigner la vie<text:line-break/>delle et<text:s/>de sa mere. Et pource (q1)lle<text:line-break/>estoit ieune et belle elle eut grande<text:line-break/>presse (et) gaigna de largent tant (q2)l<text:line-break/>ne fut pl(us) de beso(i1)g a sa mere dal(-)<text:line-break/>ler demander brebis (sol) mais vou(-)<text:line-break/>lut tenir terme de bourgoise. Or<text:line-break/>auoit elle aupres de sa mais(o1) vne<text:line-break/>voysine assez femme de bien et h(o1)<text:line-break/>norable qui aulcuneffois ne pou(-)<text:line-break/>oit souffrir les l(a1)gaiges presum<text:line-break/>ptueux de ceste vieille mac(q1)relle.<text:line-break/>Aduint vne foys (q2)lz eur(e1)t noise<text:line-break/>ensemble (sol) et ainsi (q2)lz iniurioyent<text:line-break/>l(u1)e a lautre la voisine (q2) se s(e1)toit<text:line-break/>la plus f(e1)me de bi(e1) dist va vieil(-)<text:line-break/>le macquerelle iay de bons amys<text:line-break/>en ceste ville que ten feroit bien re<text:line-break/>pentir. Ad(o1)cques la macquerelle<text:line-break/>ayant sa fille aupres delle luy va<text:line-break/>mettre la ma(i1) sus la cuysse (et) dist<text:line-break/>Va a to(us) tes amys (sol) car il ne men<text:line-break/>chault Regarde les cuysses de ma<text:line-break/>fille (sol) dieu me les faulue et gard el<text:line-break/>les me acquerront pl(us) de amis en<text:line-break/>vng iour cinqu(a1)te foys (q1) tu nen<text:line-break/>as. Et pource ie ne cra(i1)s ri(e1)s tes<text:line-break/><text:soft-page-break/>menasses. Lors commencerent a<text:line-break/>tire<text:s/>tous les auditeurs (et) dire que<text:line-break/>elle auoit confidence en vng beau<text:line-break/>patrocene (et) ou plusieurs se delec(-)<text:line-break/>toyent. En ceste facecie est m(o1)stre<text:line-break/>linfame et orde condition de plu(-)<text:line-break/>sieurs (q2) se glorisient et ont confi(-)<text:line-break/>dence de leurs malefices. Ainsi<text:s/>(q1)<text:line-break/>la vieille qui estoyt macquerelle<text:line-break/>de sa fille se confidoit en laide des<text:line-break/>ribaulx quelle pouoit atraire Et<text:line-break/>en signe de ce monstroit les cuys(-)<text:line-break/>ses de sa fille disant (q1)lles luy va(-)<text:line-break/>loyent bien vng heritaige.</text:p>
      <text:h text:style-name="Titre1" text:outline-level="1">(ipdm) Dang foullon dangle(-)<text:line-break/>terre qui<text:s/>fist cheuaucher sa<text:line-break/>femme a son varlet. Et<text:line-break/>commence. Cum essent in<text:line-break/>anglia. (et)c.</text:h>
      <text:p text:style-name="P331"><text:span text:style-name="T332">P</text:span>Oze dit en ceste facecie<text:line-break/>que autreffois il fut en<text:line-break/>angleterre (sol) et (q1) du t(e1)ps<text:line-break/>que il y estoit aduint a vng fou(-)<text:line-break/>lon vne chose digne de estre recitee<text:line-break/>pour rire entre les aultres confa(-)<text:line-break/>bulations de cestuy liure. Com(-)<text:line-break/>me ainsi fut que vng foullon de<text:line-break/>angleterre fust marie a vne assez<text:line-break/>belle f(e1)me (sol) touteffois (q1) on se en(-)<text:line-break/>nuye de vng pain manger. Il est<text:line-break/>ainsi que cedit foullon ayant plu<text:line-break/>sieurs g(e1)s et seruiteurs soubz luy<text:line-break/>en lart de drapperie : Il getta les<text:line-break/>yeulx sus vne belle ieune fille qui<text:line-break/>estoit sa chamberiere. Et par plu(-)<text:line-break/>sie<text:span text:style-name="T333">r</text:span>s foys la suplia damours (sol) tel<text:line-break/>lem(e1)t que la fille le dist a sa mai(-)<text:line-break/>stresse et ordonner(e1)t entre elles de<text:line-break/>donner<text:s/>iour au foullon (et) de le tr(o1)<text:line-break/>per ce (q2) fut fait (sol) et bailla la cham<text:line-break/>beriere heure et lieu pour se trou(-)<text:line-break/>uer secrettem(e1)t (sol) la ou le foull(o1) c(o1)<text:line-break/>parut (sol) Mais il ne trouua pas ce<text:line-break/>(q2)l queroit (sol) car au lieu de la ch(a1)be(-)<text:line-break/>riere se trouua la maistresse (q1) le<text:line-break/>maistre print et luy fist les beson(-)<text:line-break/>gnes vng b(o1)coup. Apres ce yssit<text:line-break/><text:soft-page-break/>du lieu et fist entrer vng sien ser(-)<text:line-break/>uiteur a qui il sestoit descouuert<text:line-break/>et luy dist quil allast habiter iadi(-)<text:line-break/>cte chamberiere ainsi (q2)l auoit (sol) le<text:line-break/>seruiteur croy(a1) : c(o1)me le maistre<text:line-break/><text:span text:style-name="pb">[n.p.]</text:span><text:line-break/>de la maistresse (q2) ce fust la cham(-)<text:line-break/>beriere la femme aussi que ce fust<text:line-break/>son mary luy feist cela sans mot<text:line-break/>dite. De rechief y fut (e1)uoye vng<text:line-break/>aultre varlet qui semblablem(e1)t<text:line-break/>scauoit le cas (et)<text:s/>habita la maistres<text:line-break/>se pour la tierce foys s(a1)s dire mot<text:line-break/>Car il cuydoit que ce fust la ch(a1)(-)<text:line-break/>beriere que le maistre tr(o1)past (sol) La<text:line-break/>femme aussi cuydoit (q2) ce fust son<text:line-break/>mary qui fust ainsi ardant sur sa<text:line-break/>ch(a1)beriere de luy faire t(a1)t de foys<text:line-break/>Le fait le maistre (et) les deux var<text:line-break/>leiz s(e1) aller(e1)t cuydans auoir tres<text:line-break/>bien bes(o1)gne. La maistresse daul(-)<text:line-break/>tre part cuid(a1)t auoir bien secoux<text:line-break/>son mary et (q2) troys fois luy eust<text:line-break/>fait. Ainsi quant vint la nuyt (q2)<text:line-break/>le foullon et la femme fur(e1)t cou(-)<text:line-break/>chez ensemble elle luy c(o1)menca a<text:line-break/>dire pont ce quil ne se dem(e1)toit de<text:line-break/>riens. Ha sire vous auez ennuyt<text:line-break/>tant fait les nopces a vostre ch(a1)(-)<text:line-break/>beriere que vous ne me les scauez<text:line-break/>faire. Aumoins se vo(us) ne les luy<text:line-break/>eussies faictes que vne fois il me<text:line-break/>suffisist (sol) Mais vo(us) les luy auez<text:line-break/>faictes trois foys. Ad(o1)c c(o1)gneut<text:line-break/>le foulon (q2)l y auoit de la trompe(-)<text:line-break/>rie. Si trouua le moyen de taire<text:line-break/>la chose sans reueller a aultruy le<text:line-break/>deshonneur (q2) par luy estoit adue(-)<text:line-break/>nu. En ceste facecie est monstre (q2)<text:line-break/>les maris sont aucuneffoys cau(-)<text:line-break/>ses du mal que leurs femmes f(o1)t<text:line-break/>ainsi (q2) le foulon qui par voulen<text:line-break/>te de corrompre sa ch(a1)beriere feist<text:line-break/>violer sa f(e1)me a ses deux varlerz</text:p>
      <text:soft-page-break/>
      <text:h text:style-name="Titre1" text:outline-level="1">(ipdm) Dung florentin qui se<text:line-break/>farsa des genneuoye (sol) et de<text:line-break/>leurs femmes et commen<text:line-break/>ce au larm. Franciscus.</text:h>
      <text:p text:style-name="P334"><text:span text:style-name="T335">P</text:span>Our mieulx entendre<text:line-break/>la presente facecie il est<text:line-break/>a notrer que gennes est<text:line-break/>vne cire assise sur mer (et)<text:line-break/>la plus (p3)t des habit(a1)s de la ville<text:line-break/>sont march(a1)s viu(a1)s sur mer Or<text:line-break/>est ainsi (q2) vng nomme francois<text:line-break/>quar(a1)tense march(a1)t florentin sen<text:line-break/>alla demourer en cest ville de gen<text:line-break/>nes (et) mena sa f(e1)me et ses enfans<text:line-break/>et tout son mesnaige Et estoit h(o1)<text:line-break/>me gresle hault et mesgre sa fem(-)<text:line-break/>me et ses enfans aussi tous peti(-)<text:line-break/>tement charnus (sol) et tout<text:s/>au con(-)<text:line-break/>traire estoyent les enfans desdictz<text:line-break/>genneuoys (sol) Car la region est pl(us)<text:line-break/>froide a gennes que a florence et y<text:line-break/>viu(e1)t les gens de pl(us) gros nour(-)<text:line-break/>rissem(e1)t et sont pl(us) replerz et char<text:line-break/>nus. Ainsi donc les enfans du flo<text:line-break/>rent in nestoy(e1)t point si bien nour<text:line-break/>ris (q2) les aultres (sol) et de ce sesbahys(-)<text:line-break/>soyent. Pourt(a1)t vindr(e1) caul ils<text:line-break/>g(e1)neuoys audict florentin (et) luy<text:line-break/>dem(a1)der(e1)t dont procedoit que ses<text:line-break/>enf(a1)s estoy(e1)t si gresses et auoy(e1)t<text:line-break/>si peu de chair. O resp(o1)dict le flo<text:line-break/>rentin (sol) messeigneurs ie vous en<text:line-break/>diray la raison. Il est verite que<text:line-break/>pour engendrer mes enfans il ny<text:line-break/>a eu que moy (q2) y ayt besongue (sol) ne<text:line-break/>esp(a1)du son sang entour ma fem(-)<text:line-break/>me (sol) parquoy mes enfans sont a(i1)<text:line-break/>si maigres (sol) mais<text:s/>vous a engen(-)<text:line-break/>drer les vostres vo(us) auez eu oy(-)<text:line-break/>de de plusieurs qui ont mis et res(-)<text:line-break/>p(a1)du de leur sang. Alors c(o1)mence<text:line-break/>rent a rire ceulx qui congnoissoy<text:line-break/><text:span text:style-name="pb">[n.p.]</text:span><text:line-break/>ent la coustume des genneuoys<text:line-break/>tout aussi tost que ilz sont mariez<text:line-break/>montent sur met et laissent leurs<text:line-break/>femmes toutes seullettes qui par<text:line-break/>despoir fault que ilz emprantent<text:line-break/>a leurs voisins et pourt(a1)t ont les<text:line-break/><text:soft-page-break/>bitz genneuois aide a faire leurs<text:line-break/>enfans. En ceste facecie est seulle(-)<text:line-break/>ment m(o1)stre comme ioieusement<text:line-break/>le florentin se farsa des des(o1) genne<text:line-break/>uoys qui demandoient pourquoy<text:line-break/>ses enfans estoyent si maigres.</text:p>
      <text:h text:style-name="Titre1" text:outline-level="1">(ipdm) Du vieil homme que<text:line-break/>se efforcoit de habitter sa<text:line-break/>femme de paour quon ne<text:line-break/>luy habitast. Et comm(e1)<text:line-break/>ce au latin. Adiecit et al(-)<text:line-break/>ter. (et) c.</text:h>
      <text:p text:style-name="P336"><text:span text:style-name="T337">A</text:span>Pres la facecie deu(a1)t dicte<text:line-break/>dicte vng autre flor(e1)tin dit<text:line-break/>(q2)l auoit vng voisi (a1)cien homme<text:line-break/>du(q2)l la facecie estoit bonne Et fut<text:line-break/>le cas tel (q2) cestuy vieil h(o1)e espou(-)<text:line-break/>sa vne irune f(e1)me la(q2)lle de plusi(-)<text:line-break/>eurs estoit couuoitee non pas po<text:span text:style-name="T338">r</text:span><text:line-break/>espouser (sol) mais pour prester le har<text:line-break/>noys Si aduint que quant cestuy<text:line-break/>anci(e1) h(o1)e eut espouse ceste f(e1)me le<text:line-break/>filz dung riche marchant florent(i1)<text:line-break/>la voulant tirer a son amour me<text:line-break/>noit chasc(u1) vespre et au mat(i1) des<text:line-break/>chantres et menestriers deuant la<text:line-break/>maison delle pour luy donner res<text:line-break/>ueilz or estoit le vieillart vng fin<text:line-break/>routier (q2) toute sa vie auoit fre(-)<text:line-break/>qu(e1)te le mestier (et) c(o1)gnoissoit ben<text:line-break/>po&lt;ATTcaractere&gt;quoy telles aubades se faisoi(-)<text:line-break/>ent pourl(a1)t a lheure (q2)lles se fay(-)<text:line-break/>soi(e1)t affi (q2) sa st(e1)me ny (p1)nist plai<text:line-break/>sir il montoit dessus : (et) faisoit du<text:line-break/>mieux (q2)l pouoit esper(a1)t (q2) ce quil<text:line-break/>luy faisoit la c(o1)t (e1) teroit (et) de fait<text:line-break/>luy fist t(a1)t de fois (q2) le poure hom<text:line-break/>me se lassa (et) vit bi(e1) que la vertu<text:line-break/>naturelle deffailloit si sen alla au<text:line-break/>pere du ieune filz et luy deist. Sire<text:line-break/>ie vo(us) prie quil vo(us) plaise me don<text:line-break/>ner saulue garde de vostre filz qui<text:line-break/>me veult tuer ie ne scay(q2) ie luy ay<text:line-break/>fait mais touteffois par chaseuu<text:line-break/>iour il pour chasse ma mort (sol) et c(o1)<text:line-break/>m(e1)r dist le pere se dem(e1)t il de vo(us)<text:line-break/><text:soft-page-break/>batre ou frapper R(e1)ny dist le bon<text:line-break/>homme mais il est amoureux de<text:line-break/>ma f(e1)me : (et) pour tirer a lauoir il<text:line-break/>vient chascun iour faire au soir (et)<text:line-break/>au mari resueilz et aubades deu(a1)t<text:line-break/>ma maison affin quelle les oye (sol) (et)<text:line-break/>(q2) (p3) ce elle est eschauffee en amour<text:line-break/>Lors pour le garder ie me prensa<text:line-break/>elle (et) luy faictz plus que puiss(a1)ce<text:line-break/>et de fait ie scay bien (q2) vostre filz<text:line-break/>ne delaisse a faire ces resueilz il se(-)<text:line-break/>ra t(a1)t que ie me tueray pour satis<text:line-break/>faire a ma f(e1)e affi (q2)lle ne voise en<text:line-break/>d(o1)mage po<text:span text:style-name="T339">r</text:span>t(a1)t sire &lt;ATTcaractere&gt; rechet vo(us)<text:line-break/>prie que luy deffendez ceste manie<text:line-break/>re &lt;ATTcaractere&gt; faire Lors c(o1)m(e1)ca le march(a1)t<text:line-break/>a rire qu(a1)t il (e1)t(e1)dit la bonne fan(-)<text:line-break/>tasie du vieillart. En ceste facecie<text:line-break/>nia point<text:s/>(q2) vng b(o1)mot (sol) cest (q2) le<text:line-break/>vieillart accuse lautre de le vou(-)<text:line-break/>loir tuer par t(a1)t (q2) a lapetit de ses<text:line-break/>resueilz il luy faict faire plus (q2) sa<text:line-break/>puissance (et) d(o1)t il se passeroit bien.</text:p>
      <text:h text:style-name="Titre1" text:outline-level="1">(ipdm) De deux iouuencelles qui<text:line-break/>conseillerent a vng<text:s/>prince la(-)<text:line-break/>ner sa teste en pissat de pucelle.<text:line-break/>Et commence au latin. Juu(e1)<text:line-break/>cule c(u1) essent. (et)c.</text:h>
      <text:p text:style-name="p"><text:span text:style-name="pb">[n.p.]</text:span></text:p>
      <text:p text:style-name="P340"><text:span text:style-name="T341">I</text:span>L fut autresfois vng prin(-)<text:line-break/>ce lequel en sa force (sol) et ieunes<text:line-break/>se fut fort adonne au peche de lu(-)<text:line-break/>xure (et) delectoit sur tout a defflo(-)<text:line-break/>rer filles. Si que en vieillesse mes<text:line-break/>me que sa nature ne pouoit plus<text:line-break/>rien faire encores prenoit il fellici<text:line-break/>te a tenir ieunes filles en son gir(o1)<text:line-break/>et les baiser : manier les tetins (sol) et<text:line-break/>leur faire plusieurs amoureux at<text:line-break/>touchemens. Il auoit en sa court<text:line-break/>plusieurs ieunes damoiselles a (q2)<text:line-break/>il passoit ainsi son temps sans fai<text:line-break/>re autre chose car il neust peu. Le<text:line-break/>qui ne plaisoit pas aux iouuencel<text:line-break/>les a(i1)s eussent mieulx ayme quel<text:line-break/>que gentil compaignon ieune qui<text:line-break/>leur eust faict autre chose (sol) pource<text:line-break/><text:soft-page-break/>aulcunes les plus hardies delibe(-)<text:line-break/>rer(e1)t de sexcuser et ne souffrir pl(us)<text:line-break/>que le vieil prince les maniast Si<text:line-break/>aduint vng iour que apres disner<text:line-break/>il vouloit faire comme il auoit a<text:line-break/>coustume. Adonc dist lune Sire il<text:line-break/>nous est aduis que cest simplesse<text:line-break/>a vng vieil<text:s/>homme de plus vou<text:line-break/>loir approcher des ieunes filles et<text:line-break/>pourquoy y dist le pr(i1)ce ay ie la bar<text:line-break/>be grise sil ne tient que a cela ie la<text:line-break/>feray faire Renny dist la fille. Et<text:line-break/>quoy donc dist le prince A ce que ie<text:line-break/>ay la ceste pelee par deuant Saint<text:line-break/>ien voire dit<text:s/>la fille. Et vraye(-)<text:line-break/>ment dist il belle dame sil me deb(-)<text:line-break/>uoit couster mille escus si la feray<text:line-break/>ie reuenir (q2)lle aura des cheueulx.<text:line-break/>Alors enuoya aux medecins par<text:line-break/>tout mois n(e1) pouoit trouuer qui<text:line-break/>luy peussent ce faire part(a1)t se rail<text:line-break/>loyent les filles et disoyent de luy<text:line-break/>Enderriere. Nous luy auons bi(e1)<text:line-break/>baille a bouter mais qui me croy<text:line-break/>ra dist lune nous le tromper(o1)sen<text:line-break/>core mieulx (et) luy donnerons a en<text:line-break/>tendre que sil veult lauer sa teste<text:line-break/>deux ou troys foys de pissat de pu<text:line-break/>celle les cheueulx y reuiendr(o1)t cer<text:line-break/>tainement dit(e1)t toutes les autres<text:line-break/>cest bien aduise soit faict. Ainsi la<text:line-break/>premiere foys que le prince retour<text:line-break/>na iouer auecques elles (sol) lune luy<text:line-break/>dist Or ca monseigneur vous a(-)<text:line-break/>uez beaucoup prins de peine pour<text:line-break/>trouuer medecin qui vous face re<text:line-break/>uenir les cheueulx a la teste (sol) mais<text:line-break/>sachez que iamais ne reuiendront<text:line-break/>si vo(us) ne lauez vostre teste en pis<text:line-break/>sat de pucelle Et comment dist le<text:line-break/>prince vostre c(o1)seil nest pas vray<text:line-break/>ie le vous monstreray (p3) experien<text:line-break/>ce. Lors il tira de sa brayette vng<text:line-break/>grant chouart et leur monstre en<text:line-break/>disant Tenez quel c(o1)paignon ve(-)<text:line-break/>la qui a la teste pelee il la lauee au<text:line-break/>pissat de plus de cent pucelle que<text:line-break/>ie ay despucellees et est alle querir<text:line-break/>leur pissat iusques a la propre so<text:span text:style-name="T342">r</text:span><text:line-break/>ce dont il vient (sol) mais il<text:s/>ne eut ia<text:line-break/><text:soft-page-break/>mais poil en teste Et pourt(a1)t vo<text:line-break/>stre conseil nest pas bon ad ce cas<text:line-break/>Ainsi furent les ieunes filles con(-)<text:line-break/>fondues (et) ne sceurent plus que di<text:line-break/>re En ceste facecie est monstre que<text:line-break/>tous conseilz ne sont pas a croire<text:line-break/>Car il en est d(o1)t on voit par expe<text:line-break/>rience que le contraire est vray</text:p>
      <text:h text:style-name="Titre1" text:outline-level="1">(ipdm) De celluy qui se cuy(-)<text:line-break/>doit taille du confesseur<text:line-break/>et le c(o1)fesseur se tailla de<text:line-break/>luy (sol) (et) commence au lati</text:h>
      <text:h text:style-name="Titre1" text:outline-level="1"><text:span text:style-name="pb">[n.p.]</text:span><text:line-break/>(ipdm) Quidam seo ferio. (et)c.</text:h>
      <text:p text:style-name="P343"><text:span text:style-name="T344">U</text:span>Ne foys il y eut a romme<text:line-break/>vng fin garcon adonne a<text:line-break/>plusieurs malices et finesses qui<text:line-break/>au temps de lraresme (q2) tous b(o1)s<text:line-break/>crestiens v(o1)t a c(o1)fesse fust a bon<text:line-break/>sens ou pour se farcer du prestre y<text:line-break/>alla. Et quant il fut deuant luy<text:line-break/>apres la benedicti(o1) receue c(o1)men(-)<text:line-break/>ca a c(o1)pter ses faictz et dire. Jay<text:line-break/>(e1)ble t(a1)t a m(o1) voisin (sol) mais il ma<text:line-break/>uoit la moytie pl(us) emble. Et bien<text:line-break/>dist le prestre (q2) bien apperceut (q2) le<text:line-break/>paillard se vouloit far cet de luy.<text:line-break/>Apres dist le c(o1)fident (sol) ie baty vne<text:line-break/>foys tel (sol) mais aussi fist il moy (sol) et<text:line-break/>bi(e1) deist le prestre (sol) voise l(u1)g pour<text:line-break/>lautre vo(us) estes (p3)ilz en fait. Be<text:line-break/>nerallement de to(us) les maulx que<text:line-break/>cestuy confessoit auoir faitz tous<text:line-break/>iours alleguoit il aussi grant ou<text:line-break/>pl(us) luy auoir este faitz fors a vng<text:line-break/>(q2) au dernier nosoit pas c(o1)fesser et<text:line-break/>differoit (sol) mais le prestre luy d(o1)na<text:line-break/>couraige de le confesser et descou(-)<text:line-break/>urit (et) dist (sol) sire ne vo(us) vueille des(-)<text:line-break/>plaire (sol) iay autreffoys cheuauche<text:line-break/>vostre seur pl(us) de quatre foys (sol) et<text:line-break/>vrayem(e1)t dist le<text:s/>prestre (sol) aussi ay<text:line-break/>ie ta mere plus de cinqu(a1)te. Par(-)<text:line-break/>quoy ie suis c(o1)tant que lune voy<text:line-break/>se pour lautre. En ceste facecie est<text:line-break/><text:soft-page-break/>m(o1)stre premier c(o1)me aucuns fol(-)<text:line-break/>lem(e1)t se c(o1)fess(e1)t (q2) en disant leurs<text:line-break/>pechez allegu(e1)t ceulx de leurs voi<text:line-break/>sins par maniere dexcuse qui rien<text:line-break/>ne vault. Pareillement est mon(-)<text:line-break/>stre comme on ne se doibt iamais<text:line-break/>railler daultruy (sol) car il nya celluy<text:line-break/>qui saiche (q2)l nya a railler en soy.</text:p>
      <text:h text:style-name="Titre1" text:outline-level="1">(ipdm) Dung monnier qui fut<text:line-break/>deceu de sa femme par luy<text:line-break/>mesmes.</text:h>
      <text:p text:style-name="P345"><text:span text:style-name="T346">P</text:span>Oge<text:s/>dit que aux confabu(-)<text:line-break/>lations quil a deuant my(-)<text:line-break/>ses en veult cy adiouster vne de<text:line-break/>vng monnier qui demouroit a<text:line-break/>mantue gardoyt vng moullin<text:line-break/>pres de la cite. Aduint que vng<text:line-break/>soit au temps deste par deu(a1)t luy<text:line-break/>passa vne fille assez daage qui s(e1)<text:line-break/>bloit esgares (sol) et ne scauoit ou al(-)<text:line-break/>ler. Quant ce monnier vit ceste<text:line-break/>fille ainsi esgaree il luy deist. Ma<text:line-break/>fille ie voy bi(e1) que vo(us) ne scauez<text:line-break/>ou aller. Et pourt(a1)t allez vo(us) en<text:line-break/>a ma maison auec ma femme elle<text:line-break/>vo(us) d(o1)nera a souper (et) vous cou(-)<text:line-break/>chera pour meshuy. A ce faire se a<text:line-break/>corda la ieune fille (et) la fist le mon<text:line-break/>nier mener a sa maison (p3) son var<text:line-break/>let (sol) et c(o1)manda quon la traictast<text:line-break/>bien. Ad(o1)c qu(a1)t elle vit a la mai<text:line-break/>son et (q2) la f(e1)me du m(o1)nier la vit<text:line-break/>elle sceut bi(e1)<text:s/>inc(o1)tin(e1)t (q2) s(o1) mary<text:line-break/>y auoit gelte les yeulx (et) luy vou<text:line-break/>loit faire tr(o1)perie mais n(o1)obst(a1)t<text:line-break/>elle nen fist c(o1)pte deuant le varlet<text:line-break/>combien (q2) sa p(e1)see fust de iouer a<text:line-break/>son mary de vng tour d(o1)t il ne se<text:line-break/>d(o1)noit pas garde (sol)<text:s/>et aussi fist elle<text:line-break/>car apres (q2) la fille eut soupe la f(e1)(-)<text:line-break/>me la fist coucher en son lit quelle<text:line-break/>prepara soudain (et) au lit ou le m(o1)<text:line-break/>nier cuidoit quelle fust couchee se<text:line-break/>coucha sa femme Or le monnier<text:line-break/>estoit si cauteleux (q2)l se tenoit a s(o1)<text:line-break/><text:span text:style-name="pb">[n.p</text:span><text:span text:style-name="pb">.]</text:span><text:line-break/>moulin pl(us) tart beaucoup quil na<text:line-break/><text:soft-page-break/>uoit acoust(u1)e et le faisoit affin de<text:line-break/>trouuer sa femme qui fust endor(-)<text:line-break/>mie (et) se aller coucher auecques la<text:line-break/>ieune fille. Auec(q2)s ce il dist le cas<text:line-break/>a s(o1) varlet (et) luy promist (q2) si tost<text:line-break/>(q2)l en auroit fait vng coup ou. ii.<text:line-break/>il se leueroit et luy bonneroit lieu<text:line-break/>A(i1)si v(i1)t le m(o1)nier en sa maison (et)<text:line-break/>tout secrettem(e1)t senalla au lit ou<text:line-break/>cuydoit la ieune fille (et) trouua sa<text:line-break/>f(e1)me ce luy fist deux foys. A(p1)s se<text:line-break/>leua et feist venir son varlet qui<text:line-break/>tresbi(e1) la laboura (p3).iii.foys. Et<text:line-break/>ce p(e1)dant le monnier sen retour(-)<text:line-break/>ne au moulin sans faire sembl(a1)t<text:line-break/>be ri(e1) beliberer de dire a sa femme<text:line-break/>quil auoit este tant empeche pour<text:line-break/>mouldre tout du l(o1)g de celle nuit<text:line-break/>selle luy bem(a1)doit ou il auoit<text:s/>cou<text:line-break/>che. Ainsi quant le varlet eut bi(e1)<text:line-break/>faict son cas il sen alla a son mai(-)<text:line-break/>stre le(q2)l ne retourna a sa maison<text:line-break/>iusques a disner. La femme aussi<text:line-break/>de paour bestre c(o1)gneue ne parla<text:line-break/>point toute la nuyt (sol) mais se lais(-)<text:line-break/>sa faire tout ce (q2) on voulut cuy(-)<text:line-break/>dant que se fust son mary (q2) si bien<text:line-break/>leust galoper par toute celle nuyt<text:line-break/>b(o1)t en estoit toute ioyeuse car l(o1)g<text:line-break/>temps y auoit quil nen auoit t(a1)t<text:line-break/>faict. Et a(i1)si se leua la f(e1)me tou(-)<text:line-break/>te labouree (sol) et c(o1)m(e1)ca a faire son<text:line-break/>mesnage (et) a disner. Et pourtant<text:line-break/>affin quelle luy descouurist la fa(-)<text:line-break/>con (sol) a lheure quelle sceut quil de(-)<text:line-break/>uoit venir disner elle luy mist au<text:line-break/>feu c(i1)q oeufz frais quelle luy pre(-)<text:line-break/>senta au c(o1)mencement de son dis(-)<text:line-break/>ner en soubzt i(a1)t et disant. Tenez<text:line-break/>mon amy (sol) tenez voicy qui est b(o1)<text:line-break/>pour vous rechauffer (sol) car vous<text:line-break/>auez eu grant peine ceste nuyt da(-)<text:line-break/>uoir cheuauche c(i1)q lieues sans de(-)<text:line-break/>brider Lors congneur le monnier<text:line-break/>que il estoit trompe en deux ma(-)<text:line-break/>nieres. Lune en t(a1)t quil auoit eu<text:line-break/>sa femme cuydant que ce fust la<text:line-break/>ieune fille Lautre par t(a1)t quil a(-)<text:line-break/>uoit enuoye son varlet qui par sa<text:line-break/>confession mesme luy auoit faict<text:line-break/><text:soft-page-break/>troys fois. N(o1)obstant pour lors<text:line-break/>n(e1) fist le mary c(o1)pte (sol) mais affin<text:line-break/>que la femme ne congneust<text:s/>pas<text:line-break/>(q2) autre que luy y eust este manga<text:line-break/>tous les cinq oeufz comme se luy<text:line-break/>seul eust fait les c(i1)q foys : et puis<text:line-break/>apres disner inc(o1)tinent paya son<text:line-break/>varlet et luy d(o1)na conge sans en<text:line-break/>faire a sa femme aulcune menti(-)<text:line-break/>on (ipdm) En ceste facecie est monstre<text:line-break/>comme souuent les Trompeurs<text:line-break/>cheent au laiz de tromperie (sol) au(q2)l<text:line-break/>ilz cuydent mettre aultruy com(-)<text:line-break/>me de raison est.</text:p>
      <text:h text:style-name="Titre1" text:outline-level="1">(ipdm) La ioyeuse responce de vne<text:line-break/>femme a son mary et comm(e1)<text:line-break/>ce. Narrauit michi. (et)c.</text:h>
      <text:p text:style-name="P347"><text:span text:style-name="T348">P</text:span>Oge dit (q2) vng sien fa<text:line-break/>milier lui rac(o1)pta vng<text:line-break/>dit villain dune fime<text:line-break/>le(q2)l luy sembla digne destre inse(-)<text:line-break/>re auec les presentes confabulari<text:line-break/>ons. Le fut dung vieil homme as<text:line-break/>sez aaze lequel espousa vne veuf<text:line-break/>ue la(q2)lle au paraduant pour bi(e1)<text:line-break/>congnoistre le cas auoit moult<text:line-break/>ayme le deduyt de mariage (sol) auec<text:line-break/>ques ce quelle auoit eu partie s(e1)(-)<text:line-break/>blable et le plus beau mary pour<text:line-break/><text:span text:style-name="pb">[n.p.]</text:span><text:line-break/>vng homme Etant et fourny de<text:line-break/>membres qui fut en toute la ville<text:line-break/>Aduint que la premiere nuict des<text:line-break/>noyces de ce vieil homme (et) de ce(-)<text:line-break/>ste veufue nonobstant leur vieil<text:line-break/>aage pour la nouuellete du cas si<text:line-break/>prendrent ilz apetit lung a lautre<text:line-break/>et de faict monta le poure homme<text:line-break/>sus le tas pour faire le mieulx (q2)l<text:line-break/>po<text:span text:style-name="T349">r</text:span>roit mais il trouua trop gr(a1)t<text:line-break/>place et pourtant dist ma femme<text:line-break/>ceste court est plus grande la moi(-)<text:line-break/>tie (q2)l ne fault po<text:span text:style-name="T350">r</text:span><text:s/>mettre tout m(o1)<text:line-break/>bestail D dist la femme qui estoit<text:line-break/>assez congnoissant : et prompie a<text:line-break/>respondre (sol) m(o1) mary quest ce que<text:line-break/>vous dictes (sol) si ma court est trop<text:line-break/><text:soft-page-break/>grande pour vostre bestail ce nest<text:line-break/>pas ma faulte. Dieu ait mercy<text:line-break/>de m(o1) feu mary ce luy face pard(o1)<text:line-break/>a lame (sol) mais il lemplissoit si fort<text:line-break/>quil c(o1)uenoit que vne partie de(-)<text:line-break/>mourast dehors. En ceste facecie<text:line-break/>nya riens moral (sol) mais y est vne<text:line-break/>responce orde qui monstre que la<text:line-break/>petit esse du bestial aux h(o1)es faict<text:line-break/>les grandes estables aux femmes<text:line-break/>E a(i1)si nul ne doit blasmer fem(-)<text:line-break/>me sil treuue grant logis mais il<text:line-break/>doit considerer que ses pieces sont<text:line-break/>trop petites pour le remplir.</text:p>
      <text:h text:style-name="Titre1" text:outline-level="1">(ipdm) Lepensation de poye<text:line-break/>florentin et fin de son li(-)<text:line-break/>ure (sol) (et) commence Visum<text:line-break/>est michi. (et)c.</text:h>
      <text:p text:style-name="P351"><text:span text:style-name="T352">D</text:span>Il poye florentin. Il<text:line-break/>me s(e1)ble que il est t(e1)ps<text:line-break/>de donner fin (sol) et lieu a<text:line-break/>noz (p1)sentes confabulations (et) les</text:p>
      <text:p text:style-name="figure">&lt;ATTimage&gt;</text:p>
      <text:p text:style-name="p">terminer nostre passe t(e1)psou par<text:line-break/>ma maniere de ieu no(us) nous som<text:line-break/>mes esbat(us) s(a1)s y<text:s/>es(p3)yner pers(o1)ne<text:line-break/>pas le Pape seullement se on sca(-)<text:line-break/>uoit aucune chose a dire sur luy (q1)<text:line-break/>il ne fust dit Auecques ce de la ve(-)<text:line-break/>rite des faitz rac(o1)ptez en celles fa<text:line-break/>cecies nous nen auons point quis<text:line-break/>de pbation mais nous suffisoyt<text:line-break/>(q2)lles fuss(e1)t recreatiues (sol) parquoy<text:line-break/>les lecteurs dicelles n(e1)doiu(e1)t pl(us)<text:line-break/>enquerir autre foy (q1) no(us) mais su<text:line-break/>porter les faultes se aulcunes en<text:line-break/>ya (et) pr(e1)dre ce (q2) bon leur semblera (sol)<text:line-break/>et fur(e1)t faictes au temps du pape<text:line-break/>martin (p3) les secretaires si n(o1)mez<text:line-break/>Razellus de boulongne Anthoine<text:line-break/>le louche (sol) Luicius le r(o1)main. Et<text:line-break/>moy poye florentin priant dieu (q1)<text:line-break/>moy (et) mes c(o1)paignon si a decedez<text:line-break/>puissons auoir gloire eternelle.</text:p>
      <text:p text:style-name="P353">Amen<text:tab/>Explicie</text:p>
      <text:soft-page-break/>
      <text:h text:style-name="Titre1" text:outline-level="1">(ipdm) Senfuit la table de ce pres(e1)t li(-)<text:line-break/>ure intitule les facecies de Poye<text:line-break/>florentin<text:tab/>(ipdm) Et (p1)mierem(e1)t</text:h>
      <text:p text:style-name="p"><text:span text:style-name="pb">[n.p.]</text:span></text:p>
      <text:p text:style-name="P354"><text:span text:style-name="T355">D</text:span>Vng poure peche<text:span text:style-name="T356">r</text:span><text:s/>qui<text:line-break/>loua (et) despita dieutout<text:line-break/>en vne heure</text:p>
      <text:p text:style-name="p">Dung medecin qui guerissoit les<text:line-break/>folz demoniacles et enragez</text:p>
      <text:p text:style-name="p">Dung sol escollier paresseux</text:p>
      <text:p text:style-name="p">Dung iuif qui se fist<text:s/>crestienner<text:line-break/>reportation daucuns crestiens</text:p>
      <text:p text:style-name="p">Dung fol homme qui cuida (q1) sa<text:line-break/>femme eut deux secretz de nature</text:p>
      <text:p text:style-name="p">D(u1)e veufue (q2) fut amoureuse de<text:line-break/>vng poure homme</text:p>
      <text:p text:style-name="p">D(u1)g ieune cheualier (q2) se far sa de<text:line-break/>vng euesque</text:p>
      <text:p text:style-name="p">Vng dit ioyeulx (q2) poge rac(o1)pta<text:line-break/>b(u1)g<text:s/>si(e1) compaign(o1) n(o1)me zucar(us)</text:p>
      <text:p text:style-name="p">D(u1)g (p1)uost (q2) fut reprins de trop<text:line-break/>se louer</text:p>
      <text:p text:style-name="p">Dune femme adultere (q2) fist cou<text:line-break/>cher s(o1) mary a vng coul(o1)bier tan<text:line-break/>dis (q2)lle estoit auecques son amy.</text:p>
      <text:p text:style-name="p">Du sot (p1)stre (q2) ignoroit le dimen<text:line-break/>che de pasques flories</text:p>
      <text:p text:style-name="p">Des paysans qui demanderent le<text:line-break/>crucifix vif.</text:p>
      <text:p text:style-name="p">Des ioyeuses responces du cuysi<text:line-break/>nier du duc de millan</text:p>
      <text:p text:style-name="p">Autre ioyeux dit du cuisinier</text:p>
      <text:p text:style-name="p">Dem(a1)de ioieuse du cuisinier a s(o1)<text:line-break/>maistre.</text:p>
      <text:p text:style-name="p">Des lettres presentees par raille<text:line-break/>rie a vng viconte nomme ianot.</text:p>
      <text:p text:style-name="p">Facecie<text:s/>et simillitude s(e1)btable de<text:line-break/>vng cousturier a vng viconte.</text:p>
      <text:p text:style-name="p">La complainte dung poure h(o1)me<text:line-break/>a vng capitaines de gensdarmes</text:p>
      <text:p text:style-name="p">Lexortati(o1) dung cardinal&lt;ATTcaractere&gt; guer<text:line-break/>re aux tombatans</text:p>
      <text:p text:style-name="p">Du (p1)stre qui porta les chappons<text:line-break/>cuuz a leuesque</text:p>
      <text:p text:style-name="p">D(u1)g gros abbe<text:s/>qui par vne res(-)<text:line-break/>ponce a deux (e1)t(e1)tes fut taille &lt;ATTcaractere&gt; e(-)<text:line-break/>stre si gras.</text:p>
      <text:soft-page-break/>
      <text:p text:style-name="p">Des m(o1)stres et probiges qui ap(-)<text:line-break/>parurent sur terre au temps que<text:line-break/>stuy liure fut fait</text:p>
      <text:p text:style-name="p">Du chat m(o1)strueux (q2) auoit.ii.<text:line-break/>testes</text:p>
      <text:p text:style-name="p">D(u1)g veau monstrueux (q2) auoit<text:line-break/>deux testes et vng seul corps</text:p>
      <text:p text:style-name="p">Dung monstre mari terrible de(-)<text:line-break/>my homme et demy poisson.</text:p>
      <text:p text:style-name="p">Dung prestre (q2) enterra son chien<text:line-break/>en terre benoiste</text:p>
      <text:p text:style-name="p">Dung tirant prince qui imposa<text:line-break/>crime capital a vng de ses sugetz<text:line-break/>pour auoir sonargent</text:p>
      <text:p text:style-name="p">D(u1)g frere religieux (q2)<text:s/>fist le l(o1)g<text:line-break/>sermon</text:p>
      <text:p text:style-name="p">Vng facecieux et ioyeulx conseil<text:line-break/>d(o1)ne a vng rustic(q2) (q2) sestoyt rom<text:line-break/>pu les costes</text:p>
      <text:p text:style-name="p">De lhomme qui demanda pard(o1)<text:line-break/>a sa femme quant elle se mourut</text:p>
      <text:p text:style-name="p">De la belle fille qui cuidoit (q2) son<text:line-break/>mary deust auoir la marguet aus<text:line-break/>si grande que celle dung asne.</text:p>
      <text:p text:style-name="p">Du (p1)dicateur (q2) dist en preschant<text:line-break/>quil aimeroit mieulx despuceller<text:line-break/>dix vierges que auoir vne femme<text:line-break/>mariee</text:p>
      <text:p text:style-name="p">D(u1)g c(o1)fesseur qui bailla son hou<text:line-break/>stil en la ma(i1) d(u1)e fille qui c(o1)fessoit</text:p>
      <text:p text:style-name="p">Joyeuse resp(o1)ce d(u1)e f(e1)me a vng<text:line-break/>homme touschant le bas mestier.</text:p>
      <text:p text:style-name="p">Dung medecin qui ioyeusement<text:line-break/>esc(o1)dit vng poure qui luy deman<text:line-break/>doit laumosne</text:p>
      <text:p text:style-name="p">De lhomme qui menassa sa fem<text:line-break/>me &lt;ATTcaractere&gt; luy faire sa mais(o1) toute plei<text:line-break/><text:span text:style-name="pb">[n.p.]</text:span><text:line-break/>ne den fans</text:p>
      <text:p text:style-name="p">Du cardinal qui racompta la fa<text:line-break/>cecie pour se<text:s/>farcer du pape</text:p>
      <text:p text:style-name="p">Vne fable d(u1)g lourdault qui que<text:line-break/>roit lasne surquoy il estoit monte</text:p>
      <text:p text:style-name="p">Comme rodolphe se farsa &lt;ATTcaractere&gt; ceulx<text:line-break/>de florence qui lauoient fait pain<text:line-break/>dre en leur cite comme prodicteur</text:p>
      <text:p text:style-name="p">De celuy qui monta sur son asne<text:line-break/>sa charrue a son col</text:p>
      <text:p text:style-name="p">Vne<text:s/>eleg(a1)te responce dung poete<text:line-break/>florentin nomme dantes</text:p>
      <text:soft-page-break/>
      <text:p text:style-name="p">Aultre ioyeuse responce dudit d(a1)<text:line-break/>tes poete florentin</text:p>
      <text:p text:style-name="p">De la femme obstinee qui appel(-)<text:line-break/>la son mary pouilleux</text:p>
      <text:p text:style-name="p">De celuy qui auoit gettee sa fem<text:line-break/>me en leaue (et) lalloit querir am(o1)t<text:line-break/>leaue</text:p>
      <text:p text:style-name="p">Du<text:s/>rustic(q2) (q2) se voulut en noblir</text:p>
      <text:p text:style-name="p">De celuy qui fist accroire a sa f(e1)(-)<text:line-break/>me que il auoit deux oustilz vng<text:line-break/>grant et vng petit</text:p>
      <text:p text:style-name="p">Le bit d(u1)e malrosne (q2) vit les ve<text:line-break/>stem(e1)s d(u1)e metrice aux fenestres</text:p>
      <text:p text:style-name="p">La description dune folle requeste</text:p>
      <text:p text:style-name="p">Ledit dung pecusien a sa femme.</text:p>
      <text:p text:style-name="p">Du duc d(a1)giers qui m(o1)stra vne<text:line-break/>couuerture de lit toute couuette &lt;ATTcaractere&gt;<text:line-break/>pierrerie</text:p>
      <text:p text:style-name="p">Lexcusation dung perusien a qui<text:line-break/>on demanda du vin</text:p>
      <text:p text:style-name="p">Le debat des deux folles femmes<text:line-break/>pour vne piece de toille</text:p>
      <text:p text:style-name="p">La fable du coq et du regnart</text:p>
      <text:p text:style-name="p">Dung cheualier flor(e1)tin qui cuy<text:line-break/>doit tenir sa ch(a1)berriere (et) il tenoit<text:line-break/>sa femme</text:p>
      <text:p text:style-name="p">De celuy qui contrefaisoit le me<text:line-break/>decin (et) donnoit des pillules pour<text:line-break/>trouuer les asnes perdues.</text:p>
      <text:p text:style-name="p">Dung medecin qui redressa la i(a1)<text:line-break/>be a vne belle ieune fille.</text:p>
      <text:p text:style-name="p">De celluy (q2)<text:s/>ne scauoit rec(o1)gnoy<text:line-break/>stre son cheual.</text:p>
      <text:p text:style-name="p">Dune metrice (a1)cienne m(e1)diante</text:p>
      <text:p text:style-name="p">L(o1)e vn docteur legat soubz le pa<text:line-break/>pe mart(i1) fut reprins de ignorance<text:line-break/>Le dit de leuesque de lactense.</text:p>
      <text:p text:style-name="p">D(u1)g fol medecin (q2) iugea (q2) vng<text:line-break/>mallade auoit mange vng asne.</text:p>
      <text:p text:style-name="p">Dung iuge (q2) dist que les deux (p3)<text:line-break/>ties auoyent gaigne</text:p>
      <text:p text:style-name="p">D(u1)g fol medecin (q2) iugea (q2) vne<text:line-break/>f(e1)me malade auoit besoing pour<text:line-break/>sa sante de compaignie dhomme.</text:p>
      <text:p text:style-name="p">Vng aultre cas semblable adue(-)<text:line-break/>nu au chasteau de valence.</text:p>
      <text:p text:style-name="p">De la mettrice qui se plaignit du<text:line-break/>barbier qui lauoit couppee</text:p>
      <text:p text:style-name="p">Du religieux qui confessa vne<text:line-break/>femme veufue.</text:p>
      <text:soft-page-break/>
      <text:p text:style-name="p">Dune ieune fille de boulongne (q2)<text:line-break/>ne scauoit complaire a son mary</text:p>
      <text:p text:style-name="p">La responce dung confesseur au<text:line-break/>duc de millan.</text:p>
      <text:p text:style-name="p">De celluy (q2) dem(a1)da se sa femme<text:line-break/>porteroit bi(e1) vng (e1)f(a1)t.xii.moys<text:line-break/>La vision de fr(a1)coys philelphe ia<text:line-break/>loux de sa femme.</text:p>
      <text:p text:style-name="p">Vne folle demande que fist vng<text:line-break/>prestre en vng sermon<text:line-break/>de celuy (q2) se rep(e1)rit dauoir d(o1)ne a<text:line-break/>sa f(e1)me vne robe &lt;ATTcaractere&gt; trop gr(a1)t pris</text:p>
      <text:p text:style-name="p">De celuy qui fut deceu en escrip(-)<text:line-break/>uant a sa femme.</text:p>
      <text:p text:style-name="p">Dung b(o1) homme qui ne voulut<text:line-break/>point estre gary de la soef.</text:p>
      <text:p text:style-name="p">Du cardinal (q2) fut esuente du cul</text:p>
      <text:p text:style-name="p">Le testament dung ancien h(o1)me<text:line-break/><text:span text:style-name="pb">[n.p.]</text:span><text:line-break/>fait a sa femme</text:p>
      <text:p text:style-name="p">De la femmme qui se conseilla a<text:line-break/>s(o1) c(o1)fesseur pour auoir des enf(a1)s</text:p>
      <text:p text:style-name="p">De lhermite (q2)<text:s/>c(o1)gneut plusieurs<text:line-break/>femmes soubz vmbre de confessi(o1)</text:p>
      <text:p text:style-name="p">Du ieune florentin qui congneut<text:line-break/>la femme de son pere.Dung folquine sceut trouuer le<text:line-break/>lieu pour habiter a sa femme</text:p>
      <text:p text:style-name="p">D(u1)g mantenois (q2) reffusoit vne<text:line-break/>fille pource (q2)lle estoit tropienne.</text:p>
      <text:p text:style-name="p">De celuy qui<text:s/>fistmenger au (p1)stre<text:line-break/>la disme des estrons a sa femme.</text:p>
      <text:p text:style-name="p">Dung flor(e1)tin qui deuoit espou(-)<text:line-break/>ser la fille dune veufue</text:p>
      <text:p text:style-name="p">De celuy qui voullut istre deuin</text:p>
      <text:p text:style-name="p">Dung moyne qui mist son mem<text:line-break/>bre au pertuis dune table</text:p>
      <text:p text:style-name="p">De celuy qui desira estre pompon<text:line-break/>affin quon luy sentit le cul</text:p>
      <text:p text:style-name="p">D(u1)g march(a1)t (q2) se v(a1)ta (q2) sa f(e1)s<text:line-break/>iamais nauoit fait per au rit</text:p>
      <text:p text:style-name="p">Joyeuse maniere de rechasser les<text:line-break/>poures dung hospital</text:p>
      <text:p text:style-name="p">D(u1)g predicateur qui preschoyt le<text:line-break/>iour sainct cristofle.</text:p>
      <text:p text:style-name="p">De celuy (q2) dist qui portoyt vne<text:line-break/>teste de vache en<text:s/>ses armes</text:p>
      <text:p text:style-name="p">De celui qui estoit marry pource<text:line-break/>quil estoit en debte</text:p>
      <text:soft-page-break/>
      <text:p text:style-name="p">Des grecz qui eurent la barbe du<text:line-break/>visaige reze (sol) et les genneuois cel<text:line-break/>le du cul</text:p>
      <text:p text:style-name="p">De la vieille (q2) se voulloit rema(-)<text:line-break/>rier (et) reffusa vng homme (p3) faul<text:line-break/>te doustil</text:p>
      <text:p text:style-name="p">Dung frere religieux<text:s/>qui engros<text:line-break/>sa vne abbesse</text:p>
      <text:p text:style-name="p">Vne ioyeuse responce dung saige<text:line-break/>enfant a vng ieune cardinal</text:p>
      <text:p text:style-name="p">De la ieune femme qui fist troys<text:line-break/>petz affin que son mary lhabitast</text:p>
      <text:p text:style-name="p">Dung egiptien qui dist quil ny a<text:line-break/>uoit point de charite en la messe.</text:p>
      <text:p text:style-name="p">Du fol qui dist que larcheuesque<text:line-break/>auoit quatre piedz.</text:p>
      <text:p text:style-name="p">Du frere mineur qui fist le nez a<text:line-break/>vng enfant</text:p>
      <text:p text:style-name="p">Du prestre qui en preschant pr(i1)t<text:line-break/>cinq cens pour cinq mille.</text:p>
      <text:p text:style-name="p">D(u1)g predicateur opare a vng as<text:line-break/>ne pource quil crioyt trop hault<text:line-break/>en preschant.</text:p>
      <text:p text:style-name="p">De la ieune fille qui reffusa son<text:line-break/>mary la premiere nuyt et sen rep(e1)<text:line-break/>tit apres.</text:p>
      <text:p text:style-name="p">Des relicques des brayes sainct<text:line-break/>francoys.</text:p>
      <text:p text:style-name="p">Le debat des deux femmes qui se<text:line-break/>vantoyent dauoir amys.</text:p>
      <text:p text:style-name="p">Du foulon dangleterre (q1) fist che<text:line-break/>uaucher sa femme a son varlet.</text:p>
      <text:p text:style-name="p">De vng florentin (q2) se farsa des<text:line-break/>genneuois et de leurs<text:s/>enfans</text:p>
      <text:p text:style-name="p">De vng vieil homme qui seffor<text:line-break/>coit de habiter sa femme affinque<text:line-break/>vng autre ne lhabitast</text:p>
      <text:p text:style-name="p">Des deux iouuencelles qui con(-)<text:line-break/>seillerent a vng prince lauer sa te<text:line-break/>ste en pissat du pucelle</text:p>
      <text:p text:style-name="p">De celluy (q2) se cuidoyt railler du<text:line-break/>c(o1)fesseur et le confesseur se railla<text:line-break/>de luy</text:p>
      <text:p text:style-name="p">Du meusnier qui fut deceu de sa<text:line-break/>femme par luy mesmes</text:p>
      <text:p text:style-name="p">La ioyeuse responce dune femme</text:p>
      <text:p text:style-name="p">Lexcusation de poge florentin : et<text:line-break/>fin de son liure</text:p>
      <text:p text:style-name="trailer">(ipdm) Cy fine la table.</text:p>
      <text:soft-page-break/>
      <text:p text:style-name="trailer"><text:span text:style-name="pb">[n.p.]</text:span><text:line-break/>(ipdm) Cy finissent les faccei<text:line-break/>es de poge florentin Nouuellement impri(-)<text:line-break/>mees a Paris par la veufue feu Jeh(a1)trep(-)<text:line-break/>perel Demourant en la rue neufue nostre<text:line-break/>Dame a lenseigne de lescu de France.</text:p>
      <text:p text:style-name="figure">&lt;ATTimage&gt;</text:p>
      <text:p text:style-name="p"><text:span text:style-name="pb">[n.p.]</text:span></text:p>
      <text:p text:style-name="figure">&lt;ATTimage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style:style style:name="Sansinterligne" style:display-name="Sans interligne" style:family="paragraph">
      <style:paragraph-properties style:text-autospace="none" style:vertical-align="auto" fo:margin-bottom="0in" fo:line-height="100%"/>
      <style:text-properties style:font-name="Times New Roman" fo:font-size="10pt" style:font-size-asian="10pt" style:font-size-complex="10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tilisateur Windows</dc:creator>
    <meta:creation-date>2019-02-11T12:34:00Z</meta:creation-date>
    <dc:date>2019-04-29T14:04:00Z</dc:date>
    <meta:template xlink:href="Normal.dotm" xlink:type="simple"/>
    <meta:editing-cycles>1524</meta:editing-cycles>
    <meta:editing-duration>PT12060S</meta:editing-duration>
    <meta:document-statistic meta:page-count="184" meta:paragraph-count="535" meta:word-count="54434" meta:character-count="306423" meta:row-count="8848" meta:non-whitespace-character-count="252512"/>
  </office:meta>
</office:document-meta>
</file>